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2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fo:background-color="#ffff00"/>
    </style:style>
    <style:style style:name="ce3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ne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iesiac</text:p>
          </table:table-cell>
          <table:table-cell office:value-type="string" calcext:value-type="string">
            <text:p>n zajace</text:p>
          </table:table-cell>
          <table:table-cell office:value-type="string" calcext:value-type="string">
            <text:p>n wilki</text:p>
          </table:table-cell>
          <table:table-cell table:number-columns-repeated="9"/>
          <table:table-cell office:value-type="string" calcext:value-type="string">
            <text:p>przyrost zajecy</text:p>
          </table:table-cell>
          <table:table-cell office:value-type="string" calcext:value-type="string">
            <text:p>umieranie zajecy</text:p>
          </table:table-cell>
          <table:table-cell office:value-type="string" calcext:value-type="string">
            <text:p>umierani wilko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,00</text:p>
          </table:table-cell>
          <table:table-cell office:value-type="float" office:value="30" calcext:value-type="float">
            <text:p>30,00</text:p>
          </table:table-cell>
          <table:table-cell table:number-columns-repeated="9"/>
          <table:table-cell office:value-type="float" office:value="0.02" calcext:value-type="float">
            <text:p>0,0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+[.$M$2]*[.B2]-[.$N$2]*[.B2]*[.C2]" office:value-type="float" office:value="100.5" calcext:value-type="float">
            <text:p>100,50</text:p>
          </table:table-cell>
          <table:table-cell table:formula="of:=[.C2]+[.$N$2]*[.B2]*[.C2]-[.$O$2]*[.C2]" office:value-type="float" office:value="30" calcext:value-type="float">
            <text:p>30,00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+[.$M$2]*[.B3]-[.$N$2]*[.B3]*[.C3]" office:value-type="float" office:value="101.0025" calcext:value-type="float">
            <text:p>101,00</text:p>
          </table:table-cell>
          <table:table-cell table:formula="of:=[.C3]+[.$N$2]*[.B3]*[.C3]-[.$O$2]*[.C3]" office:value-type="float" office:value="30.0075" calcext:value-type="float">
            <text:p>30,01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+[.$M$2]*[.B4]-[.$N$2]*[.B4]*[.C4]" office:value-type="float" office:value="101.507133740625" calcext:value-type="float">
            <text:p>101,51</text:p>
          </table:table-cell>
          <table:table-cell table:formula="of:=[.C4]+[.$N$2]*[.B4]*[.C4]-[.$O$2]*[.C4]" office:value-type="float" office:value="30.022541259375" calcext:value-type="float">
            <text:p>30,02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+[.$M$2]*[.B5]-[.$N$2]*[.B5]*[.C5]" office:value-type="float" office:value="102.013525360013" calcext:value-type="float">
            <text:p>102,01</text:p>
          </table:table-cell>
          <table:table-cell table:formula="of:=[.C5]+[.$N$2]*[.B5]*[.C5]-[.$O$2]*[.C5]" office:value-type="float" office:value="30.0451652518307" calcext:value-type="float">
            <text:p>30,0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+[.$M$2]*[.B6]-[.$N$2]*[.B6]*[.C6]" office:value-type="float" office:value="102.521289253532" calcext:value-type="float">
            <text:p>102,52</text:p>
          </table:table-cell>
          <table:table-cell table:formula="of:=[.C6]+[.$N$2]*[.B6]*[.C6]-[.$O$2]*[.C6]" office:value-type="float" office:value="30.0754136029208" calcext:value-type="float">
            <text:p>30,08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+[.$M$2]*[.B7]-[.$N$2]*[.B7]*[.C7]" office:value-type="float" office:value="103.0300299499" calcext:value-type="float">
            <text:p>103,03</text:p>
          </table:table-cell>
          <table:table-cell table:formula="of:=[.C7]+[.$N$2]*[.B7]*[.C7]-[.$O$2]*[.C7]" office:value-type="float" office:value="30.1133280114771" calcext:value-type="float">
            <text:p>30,11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+[.$M$2]*[.B8]-[.$N$2]*[.B8]*[.C8]" office:value-type="float" office:value="103.539342005441" calcext:value-type="float">
            <text:p>103,54</text:p>
          </table:table-cell>
          <table:table-cell table:formula="of:=[.C8]+[.$N$2]*[.B8]*[.C8]-[.$O$2]*[.C8]" office:value-type="float" office:value="30.1589501543601" calcext:value-type="float">
            <text:p>30,16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+[.$M$2]*[.B9]-[.$N$2]*[.B9]*[.C9]" office:value-type="float" office:value="104.048809918271" calcext:value-type="float">
            <text:p>104,05</text:p>
          </table:table-cell>
          <table:table-cell table:formula="of:=[.C9]+[.$N$2]*[.B9]*[.C9]-[.$O$2]*[.C9]" office:value-type="float" office:value="30.2123215739207" calcext:value-type="float">
            <text:p>30,21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+[.$M$2]*[.B10]-[.$N$2]*[.B10]*[.C10]" office:value-type="float" office:value="104.558008064319" calcext:value-type="float">
            <text:p>104,56</text:p>
          </table:table-cell>
          <table:table-cell table:formula="of:=[.C10]+[.$N$2]*[.B10]*[.C10]-[.$O$2]*[.C10]" office:value-type="float" office:value="30.273483547542" calcext:value-type="float">
            <text:p>30,27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+[.$M$2]*[.B11]-[.$N$2]*[.B11]*[.C11]" office:value-type="float" office:value="105.066500657156" calcext:value-type="float">
            <text:p>105,07</text:p>
          </table:table-cell>
          <table:table-cell table:formula="of:=[.C11]+[.$N$2]*[.B11]*[.C11]-[.$O$2]*[.C11]" office:value-type="float" office:value="30.3424769386144" calcext:value-type="float">
            <text:p>30,34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+[.$M$2]*[.B12]-[.$N$2]*[.B12]*[.C12]" office:value-type="float" office:value="105.573841733694" calcext:value-type="float">
            <text:p>105,57</text:p>
          </table:table-cell>
          <table:table-cell table:formula="of:=[.C12]+[.$N$2]*[.B12]*[.C12]-[.$O$2]*[.C12]" office:value-type="float" office:value="30.419342028289" calcext:value-type="float">
            <text:p>30,42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+[.$M$2]*[.B13]-[.$N$2]*[.B13]*[.C13]" office:value-type="float" office:value="106.079575167899" calcext:value-type="float">
            <text:p>106,08</text:p>
          </table:table-cell>
          <table:table-cell table:formula="of:=[.C13]+[.$N$2]*[.B13]*[.C13]-[.$O$2]*[.C13]" office:value-type="float" office:value="30.5041183273434" calcext:value-type="float">
            <text:p>30,50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+[.$M$2]*[.B14]-[.$N$2]*[.B14]*[.C14]" office:value-type="float" office:value="106.583234714739" calcext:value-type="float">
            <text:p>106,58</text:p>
          </table:table-cell>
          <table:table-cell table:formula="of:=[.C14]+[.$N$2]*[.B14]*[.C14]-[.$O$2]*[.C14]" office:value-type="float" office:value="30.5968443674942" calcext:value-type="float">
            <text:p>30,60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+[.$M$2]*[.B15]-[.$N$2]*[.B15]*[.C15]" office:value-type="float" office:value="107.084344086658" calcext:value-type="float">
            <text:p>107,08</text:p>
          </table:table-cell>
          <table:table-cell table:formula="of:=[.C15]+[.$N$2]*[.B15]*[.C15]-[.$O$2]*[.C15]" office:value-type="float" office:value="30.6975574714949" calcext:value-type="float">
            <text:p>30,70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+[.$M$2]*[.B16]-[.$N$2]*[.B16]*[.C16]" office:value-type="float" office:value="107.582417064943" calcext:value-type="float">
            <text:p>107,58</text:p>
          </table:table-cell>
          <table:table-cell table:formula="of:=[.C16]+[.$N$2]*[.B16]*[.C16]-[.$O$2]*[.C16]" office:value-type="float" office:value="30.806293501369" calcext:value-type="float">
            <text:p>30,81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+[.$M$2]*[.B17]-[.$N$2]*[.B17]*[.C17]" office:value-type="float" office:value="108.076957648397" calcext:value-type="float">
            <text:p>108,08</text:p>
          </table:table-cell>
          <table:table-cell table:formula="of:=[.C17]+[.$N$2]*[.B17]*[.C17]-[.$O$2]*[.C17]" office:value-type="float" office:value="30.9230865841452" calcext:value-type="float">
            <text:p>30,92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+[.$M$2]*[.B18]-[.$N$2]*[.B18]*[.C18]" office:value-type="float" office:value="108.567460241809" calcext:value-type="float">
            <text:p>108,57</text:p>
          </table:table-cell>
          <table:table-cell table:formula="of:=[.C18]+[.$N$2]*[.B18]*[.C18]-[.$O$2]*[.C18]" office:value-type="float" office:value="31.0479688144941" calcext:value-type="float">
            <text:p>31,05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+[.$M$2]*[.B19]-[.$N$2]*[.B19]*[.C19]" office:value-type="float" office:value="109.053409886717" calcext:value-type="float">
            <text:p>109,05</text:p>
          </table:table-cell>
          <table:table-cell table:formula="of:=[.C19]+[.$N$2]*[.B19]*[.C19]-[.$O$2]*[.C19]" office:value-type="float" office:value="31.1809699336977" calcext:value-type="float">
            <text:p>31,18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+[.$M$2]*[.B20]-[.$N$2]*[.B20]*[.C20]" office:value-type="float" office:value="109.534282537029" calcext:value-type="float">
            <text:p>109,53</text:p>
          </table:table-cell>
          <table:table-cell table:formula="of:=[.C20]+[.$N$2]*[.B20]*[.C20]-[.$O$2]*[.C20]" office:value-type="float" office:value="31.3221169844352" calcext:value-type="float">
            <text:p>31,32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+[.$M$2]*[.B21]-[.$N$2]*[.B21]*[.C21]" office:value-type="float" office:value="110.009545382054" calcext:value-type="float">
            <text:p>110,01</text:p>
          </table:table-cell>
          <table:table-cell table:formula="of:=[.C21]+[.$N$2]*[.B21]*[.C21]-[.$O$2]*[.C21]" office:value-type="float" office:value="31.471433940929" calcext:value-type="float">
            <text:p>31,47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2]+[.$M$2]*[.B22]-[.$N$2]*[.B22]*[.C22]" office:value-type="float" office:value="110.478657219513" calcext:value-type="float">
            <text:p>110,48</text:p>
          </table:table-cell>
          <table:table-cell table:formula="of:=[.C22]+[.$N$2]*[.B22]*[.C22]-[.$O$2]*[.C22]" office:value-type="float" office:value="31.628941314064" calcext:value-type="float">
            <text:p>31,63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3]+[.$M$2]*[.B23]-[.$N$2]*[.B23]*[.C23]" office:value-type="float" office:value="110.941068881077" calcext:value-type="float">
            <text:p>110,94</text:p>
          </table:table-cell>
          <table:table-cell table:formula="of:=[.C23]+[.$N$2]*[.B23]*[.C23]-[.$O$2]*[.C23]" office:value-type="float" office:value="31.7946557311871" calcext:value-type="float">
            <text:p>31,79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4]+[.$M$2]*[.B24]-[.$N$2]*[.B24]*[.C24]" office:value-type="float" office:value="111.396223712937" calcext:value-type="float">
            <text:p>111,40</text:p>
          </table:table-cell>
          <table:table-cell table:formula="of:=[.C24]+[.$N$2]*[.B24]*[.C24]-[.$O$2]*[.C24]" office:value-type="float" office:value="31.9685894903896" calcext:value-type="float">
            <text:p>31,97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5]+[.$M$2]*[.B25]-[.$N$2]*[.B25]*[.C25]" office:value-type="float" office:value="111.843558113866" calcext:value-type="float">
            <text:p>111,84</text:p>
          </table:table-cell>
          <table:table-cell table:formula="of:=[.C25]+[.$N$2]*[.B25]*[.C25]-[.$O$2]*[.C25]" office:value-type="float" office:value="32.1507500891994" calcext:value-type="float">
            <text:p>32,15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6]+[.$M$2]*[.B26]-[.$N$2]*[.B26]*[.C26]" office:value-type="float" office:value="112.282502133141" calcext:value-type="float">
            <text:p>112,28</text:p>
          </table:table-cell>
          <table:table-cell table:formula="of:=[.C26]+[.$N$2]*[.B26]*[.C26]-[.$O$2]*[.C26]" office:value-type="float" office:value="32.3411397277423" calcext:value-type="float">
            <text:p>32,34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7]+[.$M$2]*[.B27]-[.$N$2]*[.B27]*[.C27]" office:value-type="float" office:value="112.71248013057" calcext:value-type="float">
            <text:p>112,71</text:p>
          </table:table-cell>
          <table:table-cell table:formula="of:=[.C27]+[.$N$2]*[.B27]*[.C27]-[.$O$2]*[.C27]" office:value-type="float" office:value="32.5397547865894" calcext:value-type="float">
            <text:p>32,54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8]+[.$M$2]*[.B28]-[.$N$2]*[.B28]*[.C28]" office:value-type="float" office:value="113.132911500762" calcext:value-type="float">
            <text:p>113,13</text:p>
          </table:table-cell>
          <table:table-cell table:formula="of:=[.C28]+[.$N$2]*[.B28]*[.C28]-[.$O$2]*[.C28]" office:value-type="float" office:value="32.7465852796784" calcext:value-type="float">
            <text:p>32,75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9]+[.$M$2]*[.B29]-[.$N$2]*[.B29]*[.C29]" office:value-type="float" office:value="113.543211463579" calcext:value-type="float">
            <text:p>113,54</text:p>
          </table:table-cell>
          <table:table-cell table:formula="of:=[.C29]+[.$N$2]*[.B29]*[.C29]-[.$O$2]*[.C29]" office:value-type="float" office:value="32.9616142828935" calcext:value-type="float">
            <text:p>32,96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0]+[.$M$2]*[.B30]-[.$N$2]*[.B30]*[.C30]" office:value-type="float" office:value="113.942791922498" calcext:value-type="float">
            <text:p>113,94</text:p>
          </table:table-cell>
          <table:table-cell table:formula="of:=[.C30]+[.$N$2]*[.B30]*[.C30]-[.$O$2]*[.C30]" office:value-type="float" office:value="33.1848173391006" calcext:value-type="float">
            <text:p>33,18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1]+[.$M$2]*[.B31]-[.$N$2]*[.B31]*[.C31]" office:value-type="float" office:value="114.331062392421" calcext:value-type="float">
            <text:p>114,33</text:p>
          </table:table-cell>
          <table:table-cell table:formula="of:=[.C31]+[.$N$2]*[.B31]*[.C31]-[.$O$2]*[.C31]" office:value-type="float" office:value="33.4161618406732" calcext:value-type="float">
            <text:p>33,42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2]+[.$M$2]*[.B32]-[.$N$2]*[.B32]*[.C32]" office:value-type="float" office:value="114.707430998109" calcext:value-type="float">
            <text:p>114,71</text:p>
          </table:table-cell>
          <table:table-cell table:formula="of:=[.C32]+[.$N$2]*[.B32]*[.C32]-[.$O$2]*[.C32]" office:value-type="float" office:value="33.6556063908002" calcext:value-type="float">
            <text:p>33,66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3]+[.$M$2]*[.B33]-[.$N$2]*[.B33]*[.C33]" office:value-type="float" office:value="115.071305544185" calcext:value-type="float">
            <text:p>115,07</text:p>
          </table:table-cell>
          <table:table-cell table:formula="of:=[.C33]+[.$N$2]*[.B33]*[.C33]-[.$O$2]*[.C33]" office:value-type="float" office:value="33.9031001451463" calcext:value-type="float">
            <text:p>33,90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]+[.$M$2]*[.B34]-[.$N$2]*[.B34]*[.C34]" office:value-type="float" office:value="115.42209465722" calcext:value-type="float">
            <text:p>115,42</text:p>
          </table:table-cell>
          <table:table-cell table:formula="of:=[.C34]+[.$N$2]*[.B34]*[.C34]-[.$O$2]*[.C34]" office:value-type="float" office:value="34.1585821357376" calcext:value-type="float">
            <text:p>34,16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5]+[.$M$2]*[.B35]-[.$N$2]*[.B35]*[.C35]" office:value-type="float" office:value="115.75920900005" calcext:value-type="float">
            <text:p>115,76</text:p>
          </table:table-cell>
          <table:table-cell table:formula="of:=[.C35]+[.$N$2]*[.B35]*[.C35]-[.$O$2]*[.C35]" office:value-type="float" office:value="34.4219805792644" calcext:value-type="float">
            <text:p>34,42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6]+[.$M$2]*[.B36]-[.$N$2]*[.B36]*[.C36]" office:value-type="float" office:value="116.082062558016" calcext:value-type="float">
            <text:p>116,08</text:p>
          </table:table-cell>
          <table:table-cell table:formula="of:=[.C36]+[.$N$2]*[.B36]*[.C36]-[.$O$2]*[.C36]" office:value-type="float" office:value="34.6932121723366" calcext:value-type="float">
            <text:p>34,69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7]+[.$M$2]*[.B37]-[.$N$2]*[.B37]*[.C37]" office:value-type="float" office:value="116.390073996312" calcext:value-type="float">
            <text:p>116,39</text:p>
          </table:table-cell>
          <table:table-cell table:formula="of:=[.C37]+[.$N$2]*[.B37]*[.C37]-[.$O$2]*[.C37]" office:value-type="float" office:value="34.9721813765836" calcext:value-type="float">
            <text:p>34,97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8]+[.$M$2]*[.B38]-[.$N$2]*[.B38]*[.C38]" office:value-type="float" office:value="116.682668087122" calcext:value-type="float">
            <text:p>116,68</text:p>
          </table:table-cell>
          <table:table-cell table:formula="of:=[.C38]+[.$N$2]*[.B38]*[.C38]-[.$O$2]*[.C38]" office:value-type="float" office:value="35.2587796968709" calcext:value-type="float">
            <text:p>35,26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9]+[.$M$2]*[.B39]-[.$N$2]*[.B39]*[.C39]" office:value-type="float" office:value="116.959277204601" calcext:value-type="float">
            <text:p>116,96</text:p>
          </table:table-cell>
          <table:table-cell table:formula="of:=[.C39]+[.$N$2]*[.B39]*[.C39]-[.$O$2]*[.C39]" office:value-type="float" office:value="35.5528849562909" calcext:value-type="float">
            <text:p>35,55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40]+[.$M$2]*[.B40]-[.$N$2]*[.B40]*[.C40]" office:value-type="float" office:value="117.21934288518" calcext:value-type="float">
            <text:p>117,22</text:p>
          </table:table-cell>
          <table:table-cell table:formula="of:=[.C40]+[.$N$2]*[.B40]*[.C40]-[.$O$2]*[.C40]" office:value-type="float" office:value="35.8543605719894" calcext:value-type="float">
            <text:p>35,85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1]+[.$M$2]*[.B41]-[.$N$2]*[.B41]*[.C41]" office:value-type="float" office:value="117.462317449975" calcext:value-type="float">
            <text:p>117,46</text:p>
          </table:table-cell>
          <table:table-cell table:formula="of:=[.C41]+[.$N$2]*[.B41]*[.C41]-[.$O$2]*[.C41]" office:value-type="float" office:value="36.1630548362984" calcext:value-type="float">
            <text:p>36,16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2]+[.$M$2]*[.B42]-[.$N$2]*[.B42]*[.C42]" office:value-type="float" office:value="117.687665685404" calcext:value-type="float">
            <text:p>117,69</text:p>
          </table:table-cell>
          <table:table-cell table:formula="of:=[.C42]+[.$N$2]*[.B42]*[.C42]-[.$O$2]*[.C42]" office:value-type="float" office:value="36.4788002080545" calcext:value-type="float">
            <text:p>36,48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3]+[.$M$2]*[.B43]-[.$N$2]*[.B43]*[.C43]" office:value-type="float" office:value="117.894866577367" calcext:value-type="float">
            <text:p>117,89</text:p>
          </table:table-cell>
          <table:table-cell table:formula="of:=[.C43]+[.$N$2]*[.B43]*[.C43]-[.$O$2]*[.C43]" office:value-type="float" office:value="36.8014126193969" calcext:value-type="float">
            <text:p>36,80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4]+[.$M$2]*[.B44]-[.$N$2]*[.B44]*[.C44]" office:value-type="float" office:value="118.083415093603" calcext:value-type="float">
            <text:p>118,08</text:p>
          </table:table-cell>
          <table:table-cell table:formula="of:=[.C44]+[.$N$2]*[.B44]*[.C44]-[.$O$2]*[.C44]" office:value-type="float" office:value="37.1306908037382" calcext:value-type="float">
            <text:p>37,13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5]+[.$M$2]*[.B45]-[.$N$2]*[.B45]*[.C45]" office:value-type="float" office:value="118.25282400803" calcext:value-type="float">
            <text:p>118,25</text:p>
          </table:table-cell>
          <table:table-cell table:formula="of:=[.C45]+[.$N$2]*[.B45]*[.C45]-[.$O$2]*[.C45]" office:value-type="float" office:value="37.4664156509964" calcext:value-type="float">
            <text:p>37,47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6]+[.$M$2]*[.B46]-[.$N$2]*[.B46]*[.C46]" office:value-type="float" office:value="118.402625760096" calcext:value-type="float">
            <text:p>118,40</text:p>
          </table:table-cell>
          <table:table-cell table:formula="of:=[.C46]+[.$N$2]*[.B46]*[.C46]-[.$O$2]*[.C46]" office:value-type="float" office:value="37.808349596541" calcext:value-type="float">
            <text:p>37,81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7]+[.$M$2]*[.B47]-[.$N$2]*[.B47]*[.C47]" office:value-type="float" office:value="118.532374341355" calcext:value-type="float">
            <text:p>118,53</text:p>
          </table:table-cell>
          <table:table-cell table:formula="of:=[.C47]+[.$N$2]*[.B47]*[.C47]-[.$O$2]*[.C47]" office:value-type="float" office:value="38.156236050657" calcext:value-type="float">
            <text:p>38,16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8]+[.$M$2]*[.B48]-[.$N$2]*[.B48]*[.C48]" office:value-type="float" office:value="118.641647200675" calcext:value-type="float">
            <text:p>118,64</text:p>
          </table:table-cell>
          <table:table-cell table:formula="of:=[.C48]+[.$N$2]*[.B48]*[.C48]-[.$O$2]*[.C48]" office:value-type="float" office:value="38.509798875631" calcext:value-type="float">
            <text:p>38,51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49]+[.$M$2]*[.B49]-[.$N$2]*[.B49]*[.C49]" office:value-type="float" office:value="118.730047158703" calcext:value-type="float">
            <text:p>118,73</text:p>
          </table:table-cell>
          <table:table-cell table:formula="of:=[.C49]+[.$N$2]*[.B49]*[.C49]-[.$O$2]*[.C49]" office:value-type="float" office:value="38.8687419178352" calcext:value-type="float">
            <text:p>38,87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50]+[.$M$2]*[.B50]-[.$N$2]*[.B50]*[.C50]" office:value-type="float" office:value="118.797204321425" calcext:value-type="float">
            <text:p>118,80</text:p>
          </table:table-cell>
          <table:table-cell table:formula="of:=[.C50]+[.$N$2]*[.B50]*[.C50]-[.$O$2]*[.C50]" office:value-type="float" office:value="39.2327486023954" calcext:value-type="float">
            <text:p>39,23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51]+[.$M$2]*[.B51]-[.$N$2]*[.B51]*[.C51]" office:value-type="float" office:value="118.842777981949" calcext:value-type="float">
            <text:p>118,84</text:p>
          </table:table-cell>
          <table:table-cell table:formula="of:=[.C51]+[.$N$2]*[.B51]*[.C51]-[.$O$2]*[.C51]" office:value-type="float" office:value="39.6014815981806" calcext:value-type="float">
            <text:p>39,60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2]+[.$M$2]*[.B52]-[.$N$2]*[.B52]*[.C52]" office:value-type="float" office:value="118.866458498923" calcext:value-type="float">
            <text:p>118,87</text:p>
          </table:table-cell>
          <table:table-cell table:formula="of:=[.C52]+[.$N$2]*[.B52]*[.C52]-[.$O$2]*[.C52]" office:value-type="float" office:value="39.974582560936" calcext:value-type="float">
            <text:p>39,97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3]+[.$M$2]*[.B53]-[.$N$2]*[.B53]*[.C53]" office:value-type="float" office:value="118.867969139406" calcext:value-type="float">
            <text:p>118,87</text:p>
          </table:table-cell>
          <table:table-cell table:formula="of:=[.C53]+[.$N$2]*[.B53]*[.C53]-[.$O$2]*[.C53]" office:value-type="float" office:value="40.3516719623848" calcext:value-type="float">
            <text:p>40,35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4]+[.$M$2]*[.B54]-[.$N$2]*[.B54]*[.C54]" office:value-type="float" office:value="118.84706787342" calcext:value-type="float">
            <text:p>118,85</text:p>
          </table:table-cell>
          <table:table-cell table:formula="of:=[.C54]+[.$N$2]*[.B54]*[.C54]-[.$O$2]*[.C54]" office:value-type="float" office:value="40.7323490130397" calcext:value-type="float">
            <text:p>40,73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5]+[.$M$2]*[.B55]-[.$N$2]*[.B55]*[.C55]" office:value-type="float" office:value="118.80354910699" calcext:value-type="float">
            <text:p>118,80</text:p>
          </table:table-cell>
          <table:table-cell table:formula="of:=[.C55]+[.$N$2]*[.B55]*[.C55]-[.$O$2]*[.C55]" office:value-type="float" office:value="41.116191686286" calcext:value-type="float">
            <text:p>41,12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6]+[.$M$2]*[.B56]-[.$N$2]*[.B56]*[.C56]" office:value-type="float" office:value="118.737245340083" calcext:value-type="float">
            <text:p>118,74</text:p>
          </table:table-cell>
          <table:table-cell table:formula="of:=[.C56]+[.$N$2]*[.B56]*[.C56]-[.$O$2]*[.C56]" office:value-type="float" office:value="41.5027568510187" calcext:value-type="float">
            <text:p>41,50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7]+[.$M$2]*[.B57]-[.$N$2]*[.B57]*[.C57]" office:value-type="float" office:value="118.64802873563" calcext:value-type="float">
            <text:p>118,65</text:p>
          </table:table-cell>
          <table:table-cell table:formula="of:=[.C57]+[.$N$2]*[.B57]*[.C57]-[.$O$2]*[.C57]" office:value-type="float" office:value="41.8915805197224" calcext:value-type="float">
            <text:p>41,89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8]+[.$M$2]*[.B58]-[.$N$2]*[.B58]*[.C58]" office:value-type="float" office:value="118.5358125857" calcext:value-type="float">
            <text:p>118,54</text:p>
          </table:table-cell>
          <table:table-cell table:formula="of:=[.C58]+[.$N$2]*[.B58]*[.C58]-[.$O$2]*[.C58]" office:value-type="float" office:value="42.2821782183788" calcext:value-type="float">
            <text:p>42,28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9]+[.$M$2]*[.B59]-[.$N$2]*[.B59]*[.C59]" office:value-type="float" office:value="118.400552660909" calcext:value-type="float">
            <text:p>118,40</text:p>
          </table:table-cell>
          <table:table-cell table:formula="of:=[.C59]+[.$N$2]*[.B59]*[.C59]-[.$O$2]*[.C59]" office:value-type="float" office:value="42.6740454839643" calcext:value-type="float">
            <text:p>42,67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60]+[.$M$2]*[.B60]-[.$N$2]*[.B60]*[.C60]" office:value-type="float" office:value="118.242248429339" calcext:value-type="float">
            <text:p>118,24</text:p>
          </table:table-cell>
          <table:table-cell table:formula="of:=[.C60]+[.$N$2]*[.B60]*[.C60]-[.$O$2]*[.C60]" office:value-type="float" office:value="43.0666584945551" calcext:value-type="float">
            <text:p>43,07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61]+[.$M$2]*[.B61]-[.$N$2]*[.B61]*[.C61]" office:value-type="float" office:value="118.060944131558" calcext:value-type="float">
            <text:p>118,06</text:p>
          </table:table-cell>
          <table:table-cell table:formula="of:=[.C61]+[.$N$2]*[.B61]*[.C61]-[.$O$2]*[.C61]" office:value-type="float" office:value="43.4594748361947" calcext:value-type="float">
            <text:p>43,46</text:p>
          </table:table-cell>
          <table:table-cell table:number-columns-repeated="12"/>
        </table:table-row>
        <table:table-row table:style-name="ro1" table:number-rows-repeated="104851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z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iesiac</text:p>
          </table:table-cell>
          <table:table-cell office:value-type="string" calcext:value-type="string">
            <text:p>n zajace</text:p>
          </table:table-cell>
          <table:table-cell office:value-type="string" calcext:value-type="string">
            <text:p>n wilki</text:p>
          </table:table-cell>
          <table:table-cell table:number-columns-repeated="9"/>
          <table:table-cell office:value-type="string" calcext:value-type="string">
            <text:p>przyrost zajecy</text:p>
          </table:table-cell>
          <table:table-cell office:value-type="string" calcext:value-type="string">
            <text:p>umieranie zajecy</text:p>
          </table:table-cell>
          <table:table-cell office:value-type="string" calcext:value-type="string">
            <text:p>umierani wilkow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,00</text:p>
          </table:table-cell>
          <table:table-cell office:value-type="float" office:value="30" calcext:value-type="float">
            <text:p>30,00</text:p>
          </table:table-cell>
          <table:table-cell table:number-columns-repeated="9"/>
          <table:table-cell office:value-type="float" office:value="0.02" calcext:value-type="float">
            <text:p>0,0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formula="of:=[.B2]+[.$M$2]*[.B2]-[.$N$2]*[.B2]*[.C2]" office:value-type="float" office:value="100.5" calcext:value-type="float">
            <text:p>100,50</text:p>
          </table:table-cell>
          <table:table-cell table:formula="of:=[.C2]+[.$N$2]*[.B2]*[.C2]-[.$O$2]*[.C2]" office:value-type="float" office:value="30" calcext:value-type="float">
            <text:p>30,00</text:p>
          </table:table-cell>
          <table:table-cell table:number-columns-repeated="1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table:formula="of:=[.B3]+[.$M$2]*[.B3]-[.$N$2]*[.B3]*[.C3]" office:value-type="float" office:value="101.0025" calcext:value-type="float">
            <text:p>101,00</text:p>
          </table:table-cell>
          <table:table-cell table:formula="of:=[.C3]+[.$N$2]*[.B3]*[.C3]-[.$O$2]*[.C3]" office:value-type="float" office:value="30.0075" calcext:value-type="float">
            <text:p>30,01</text:p>
          </table:table-cell>
          <table:table-cell table:number-columns-repeated="1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table:formula="of:=[.B4]+[.$M$2]*[.B4]-[.$N$2]*[.B4]*[.C4]" office:value-type="float" office:value="101.507133740625" calcext:value-type="float">
            <text:p>101,51</text:p>
          </table:table-cell>
          <table:table-cell table:formula="of:=[.C4]+[.$N$2]*[.B4]*[.C4]-[.$O$2]*[.C4]" office:value-type="float" office:value="30.022541259375" calcext:value-type="float">
            <text:p>30,02</text:p>
          </table:table-cell>
          <table:table-cell table:number-columns-repeated="12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formula="of:=[.B5]+[.$M$2]*[.B5]-[.$N$2]*[.B5]*[.C5]" office:value-type="float" office:value="102.013525360013" calcext:value-type="float">
            <text:p>102,01</text:p>
          </table:table-cell>
          <table:table-cell table:formula="of:=[.C5]+[.$N$2]*[.B5]*[.C5]-[.$O$2]*[.C5]" office:value-type="float" office:value="30.0451652518307" calcext:value-type="float">
            <text:p>30,05</text:p>
          </table:table-cell>
          <table:table-cell table:number-columns-repeated="1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formula="of:=[.B6]+[.$M$2]*[.B6]-[.$N$2]*[.B6]*[.C6]" office:value-type="float" office:value="102.521289253532" calcext:value-type="float">
            <text:p>102,52</text:p>
          </table:table-cell>
          <table:table-cell table:formula="of:=[.C6]+[.$N$2]*[.B6]*[.C6]-[.$O$2]*[.C6]" office:value-type="float" office:value="30.0754136029208" calcext:value-type="float">
            <text:p>30,08</text:p>
          </table:table-cell>
          <table:table-cell table:number-columns-repeated="12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table:formula="of:=[.B7]+[.$M$2]*[.B7]-[.$N$2]*[.B7]*[.C7]" office:value-type="float" office:value="103.0300299499" calcext:value-type="float">
            <text:p>103,03</text:p>
          </table:table-cell>
          <table:table-cell table:formula="of:=[.C7]+[.$N$2]*[.B7]*[.C7]-[.$O$2]*[.C7]" office:value-type="float" office:value="30.1133280114771" calcext:value-type="float">
            <text:p>30,11</text:p>
          </table:table-cell>
          <table:table-cell table:number-columns-repeated="12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table:formula="of:=[.B8]+[.$M$2]*[.B8]-[.$N$2]*[.B8]*[.C8]" office:value-type="float" office:value="103.539342005441" calcext:value-type="float">
            <text:p>103,54</text:p>
          </table:table-cell>
          <table:table-cell table:formula="of:=[.C8]+[.$N$2]*[.B8]*[.C8]-[.$O$2]*[.C8]" office:value-type="float" office:value="30.1589501543601" calcext:value-type="float">
            <text:p>30,16</text:p>
          </table:table-cell>
          <table:table-cell table:number-columns-repeated="12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table:formula="of:=[.B9]+[.$M$2]*[.B9]-[.$N$2]*[.B9]*[.C9]" office:value-type="float" office:value="104.048809918271" calcext:value-type="float">
            <text:p>104,05</text:p>
          </table:table-cell>
          <table:table-cell table:formula="of:=[.C9]+[.$N$2]*[.B9]*[.C9]-[.$O$2]*[.C9]" office:value-type="float" office:value="30.2123215739207" calcext:value-type="float">
            <text:p>30,21</text:p>
          </table:table-cell>
          <table:table-cell table:number-columns-repeated="12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table:formula="of:=[.B10]+[.$M$2]*[.B10]-[.$N$2]*[.B10]*[.C10]" office:value-type="float" office:value="104.558008064319" calcext:value-type="float">
            <text:p>104,56</text:p>
          </table:table-cell>
          <table:table-cell table:formula="of:=[.C10]+[.$N$2]*[.B10]*[.C10]-[.$O$2]*[.C10]" office:value-type="float" office:value="30.273483547542" calcext:value-type="float">
            <text:p>30,27</text:p>
          </table:table-cell>
          <table:table-cell table:number-columns-repeated="1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table:formula="of:=[.B11]+[.$M$2]*[.B11]-[.$N$2]*[.B11]*[.C11]" office:value-type="float" office:value="105.066500657156" calcext:value-type="float">
            <text:p>105,07</text:p>
          </table:table-cell>
          <table:table-cell table:formula="of:=[.C11]+[.$N$2]*[.B11]*[.C11]-[.$O$2]*[.C11]" office:value-type="float" office:value="30.3424769386144" calcext:value-type="float">
            <text:p>30,34</text:p>
          </table:table-cell>
          <table:table-cell table:number-columns-repeated="12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table:formula="of:=[.B12]+[.$M$2]*[.B12]-[.$N$2]*[.B12]*[.C12]" office:value-type="float" office:value="105.573841733694" calcext:value-type="float">
            <text:p>105,57</text:p>
          </table:table-cell>
          <table:table-cell table:formula="of:=[.C12]+[.$N$2]*[.B12]*[.C12]-[.$O$2]*[.C12]" office:value-type="float" office:value="30.419342028289" calcext:value-type="float">
            <text:p>30,42</text:p>
          </table:table-cell>
          <table:table-cell table:number-columns-repeated="12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table:formula="of:=[.B13]+[.$M$2]*[.B13]-[.$N$2]*[.B13]*[.C13]" office:value-type="float" office:value="106.079575167899" calcext:value-type="float">
            <text:p>106,08</text:p>
          </table:table-cell>
          <table:table-cell table:formula="of:=[.C13]+[.$N$2]*[.B13]*[.C13]-[.$O$2]*[.C13]" office:value-type="float" office:value="30.5041183273434" calcext:value-type="float">
            <text:p>30,50</text:p>
          </table:table-cell>
          <table:table-cell table:number-columns-repeated="12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table:formula="of:=[.B14]+[.$M$2]*[.B14]-[.$N$2]*[.B14]*[.C14]" office:value-type="float" office:value="106.583234714739" calcext:value-type="float">
            <text:p>106,58</text:p>
          </table:table-cell>
          <table:table-cell table:formula="of:=[.C14]+[.$N$2]*[.B14]*[.C14]-[.$O$2]*[.C14]" office:value-type="float" office:value="30.5968443674942" calcext:value-type="float">
            <text:p>30,60</text:p>
          </table:table-cell>
          <table:table-cell table:number-columns-repeated="12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table:formula="of:=[.B15]+[.$M$2]*[.B15]-[.$N$2]*[.B15]*[.C15]" office:value-type="float" office:value="107.084344086658" calcext:value-type="float">
            <text:p>107,08</text:p>
          </table:table-cell>
          <table:table-cell table:formula="of:=[.C15]+[.$N$2]*[.B15]*[.C15]-[.$O$2]*[.C15]" office:value-type="float" office:value="30.6975574714949" calcext:value-type="float">
            <text:p>30,70</text:p>
          </table:table-cell>
          <table:table-cell table:number-columns-repeated="12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table:formula="of:=[.B16]+[.$M$2]*[.B16]-[.$N$2]*[.B16]*[.C16]" office:value-type="float" office:value="107.582417064943" calcext:value-type="float">
            <text:p>107,58</text:p>
          </table:table-cell>
          <table:table-cell table:formula="of:=[.C16]+[.$N$2]*[.B16]*[.C16]-[.$O$2]*[.C16]" office:value-type="float" office:value="30.806293501369" calcext:value-type="float">
            <text:p>30,81</text:p>
          </table:table-cell>
          <table:table-cell table:number-columns-repeated="12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table:formula="of:=[.B17]+[.$M$2]*[.B17]-[.$N$2]*[.B17]*[.C17]" office:value-type="float" office:value="108.076957648397" calcext:value-type="float">
            <text:p>108,08</text:p>
          </table:table-cell>
          <table:table-cell table:formula="of:=[.C17]+[.$N$2]*[.B17]*[.C17]-[.$O$2]*[.C17]" office:value-type="float" office:value="30.9230865841452" calcext:value-type="float">
            <text:p>30,92</text:p>
          </table:table-cell>
          <table:table-cell table:number-columns-repeated="12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table:formula="of:=[.B18]+[.$M$2]*[.B18]-[.$N$2]*[.B18]*[.C18]" office:value-type="float" office:value="108.567460241809" calcext:value-type="float">
            <text:p>108,57</text:p>
          </table:table-cell>
          <table:table-cell table:formula="of:=[.C18]+[.$N$2]*[.B18]*[.C18]-[.$O$2]*[.C18]" office:value-type="float" office:value="31.0479688144941" calcext:value-type="float">
            <text:p>31,05</text:p>
          </table:table-cell>
          <table:table-cell table:number-columns-repeated="12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table:formula="of:=[.B19]+[.$M$2]*[.B19]-[.$N$2]*[.B19]*[.C19]" office:value-type="float" office:value="109.053409886717" calcext:value-type="float">
            <text:p>109,05</text:p>
          </table:table-cell>
          <table:table-cell table:formula="of:=[.C19]+[.$N$2]*[.B19]*[.C19]-[.$O$2]*[.C19]" office:value-type="float" office:value="31.1809699336977" calcext:value-type="float">
            <text:p>31,18</text:p>
          </table:table-cell>
          <table:table-cell table:number-columns-repeated="12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table:formula="of:=[.B20]+[.$M$2]*[.B20]-[.$N$2]*[.B20]*[.C20]" office:value-type="float" office:value="109.534282537029" calcext:value-type="float">
            <text:p>109,53</text:p>
          </table:table-cell>
          <table:table-cell table:formula="of:=[.C20]+[.$N$2]*[.B20]*[.C20]-[.$O$2]*[.C20]" office:value-type="float" office:value="31.3221169844352" calcext:value-type="float">
            <text:p>31,32</text:p>
          </table:table-cell>
          <table:table-cell table:number-columns-repeated="12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table:formula="of:=[.B21]+[.$M$2]*[.B21]-[.$N$2]*[.B21]*[.C21]" office:value-type="float" office:value="110.009545382054" calcext:value-type="float">
            <text:p>110,01</text:p>
          </table:table-cell>
          <table:table-cell table:formula="of:=[.C21]+[.$N$2]*[.B21]*[.C21]-[.$O$2]*[.C21]" office:value-type="float" office:value="31.471433940929" calcext:value-type="float">
            <text:p>31,47</text:p>
          </table:table-cell>
          <table:table-cell table:number-columns-repeated="12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table:formula="of:=[.B22]+[.$M$2]*[.B22]-[.$N$2]*[.B22]*[.C22]" office:value-type="float" office:value="110.478657219513" calcext:value-type="float">
            <text:p>110,48</text:p>
          </table:table-cell>
          <table:table-cell table:formula="of:=[.C22]+[.$N$2]*[.B22]*[.C22]-[.$O$2]*[.C22]" office:value-type="float" office:value="31.628941314064" calcext:value-type="float">
            <text:p>31,63</text:p>
          </table:table-cell>
          <table:table-cell table:number-columns-repeated="1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formula="of:=[.B23]+[.$M$2]*[.B23]-[.$N$2]*[.B23]*[.C23]" office:value-type="float" office:value="110.941068881077" calcext:value-type="float">
            <text:p>110,94</text:p>
          </table:table-cell>
          <table:table-cell table:formula="of:=[.C23]+[.$N$2]*[.B23]*[.C23]-[.$O$2]*[.C23]" office:value-type="float" office:value="31.7946557311871" calcext:value-type="float">
            <text:p>31,79</text:p>
          </table:table-cell>
          <table:table-cell table:number-columns-repeated="12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table:formula="of:=[.B24]+[.$M$2]*[.B24]-[.$N$2]*[.B24]*[.C24]" office:value-type="float" office:value="111.396223712937" calcext:value-type="float">
            <text:p>111,40</text:p>
          </table:table-cell>
          <table:table-cell table:formula="of:=[.C24]+[.$N$2]*[.B24]*[.C24]-[.$O$2]*[.C24]" office:value-type="float" office:value="31.9685894903896" calcext:value-type="float">
            <text:p>31,97</text:p>
          </table:table-cell>
          <table:table-cell table:number-columns-repeated="12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table:formula="of:=[.B25]+[.$M$2]*[.B25]-[.$N$2]*[.B25]*[.C25]" office:value-type="float" office:value="111.843558113866" calcext:value-type="float">
            <text:p>111,84</text:p>
          </table:table-cell>
          <table:table-cell table:formula="of:=[.C25]+[.$N$2]*[.B25]*[.C25]-[.$O$2]*[.C25]" office:value-type="float" office:value="32.1507500891994" calcext:value-type="float">
            <text:p>32,15</text:p>
          </table:table-cell>
          <table:table-cell table:number-columns-repeated="12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table:formula="of:=[.B26]+[.$M$2]*[.B26]-[.$N$2]*[.B26]*[.C26]" office:value-type="float" office:value="112.282502133141" calcext:value-type="float">
            <text:p>112,28</text:p>
          </table:table-cell>
          <table:table-cell table:formula="of:=[.C26]+[.$N$2]*[.B26]*[.C26]-[.$O$2]*[.C26]" office:value-type="float" office:value="32.3411397277423" calcext:value-type="float">
            <text:p>32,34</text:p>
          </table:table-cell>
          <table:table-cell table:number-columns-repeated="12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formula="of:=[.B27]+[.$M$2]*[.B27]-[.$N$2]*[.B27]*[.C27]" office:value-type="float" office:value="112.71248013057" calcext:value-type="float">
            <text:p>112,71</text:p>
          </table:table-cell>
          <table:table-cell table:formula="of:=[.C27]+[.$N$2]*[.B27]*[.C27]-[.$O$2]*[.C27]" office:value-type="float" office:value="32.5397547865894" calcext:value-type="float">
            <text:p>32,54</text:p>
          </table:table-cell>
          <table:table-cell table:number-columns-repeated="12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table:formula="of:=[.B28]+[.$M$2]*[.B28]-[.$N$2]*[.B28]*[.C28]" office:value-type="float" office:value="113.132911500762" calcext:value-type="float">
            <text:p>113,13</text:p>
          </table:table-cell>
          <table:table-cell table:formula="of:=[.C28]+[.$N$2]*[.B28]*[.C28]-[.$O$2]*[.C28]" office:value-type="float" office:value="32.7465852796784" calcext:value-type="float">
            <text:p>32,75</text:p>
          </table:table-cell>
          <table:table-cell table:number-columns-repeated="12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table:formula="of:=[.B29]+[.$M$2]*[.B29]-[.$N$2]*[.B29]*[.C29]" office:value-type="float" office:value="113.543211463579" calcext:value-type="float">
            <text:p>113,54</text:p>
          </table:table-cell>
          <table:table-cell table:formula="of:=[.C29]+[.$N$2]*[.B29]*[.C29]-[.$O$2]*[.C29]" office:value-type="float" office:value="32.9616142828935" calcext:value-type="float">
            <text:p>32,96</text:p>
          </table:table-cell>
          <table:table-cell table:number-columns-repeated="12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formula="of:=[.B30]+[.$M$2]*[.B30]-[.$N$2]*[.B30]*[.C30]" office:value-type="float" office:value="113.942791922498" calcext:value-type="float">
            <text:p>113,94</text:p>
          </table:table-cell>
          <table:table-cell table:formula="of:=[.C30]+[.$N$2]*[.B30]*[.C30]-[.$O$2]*[.C30]" office:value-type="float" office:value="33.1848173391006" calcext:value-type="float">
            <text:p>33,18</text:p>
          </table:table-cell>
          <table:table-cell table:number-columns-repeated="12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table:formula="of:=[.B31]+[.$M$2]*[.B31]-[.$N$2]*[.B31]*[.C31]" office:value-type="float" office:value="114.331062392421" calcext:value-type="float">
            <text:p>114,33</text:p>
          </table:table-cell>
          <table:table-cell table:formula="of:=[.C31]+[.$N$2]*[.B31]*[.C31]-[.$O$2]*[.C31]" office:value-type="float" office:value="33.4161618406732" calcext:value-type="float">
            <text:p>33,42</text:p>
          </table:table-cell>
          <table:table-cell table:number-columns-repeated="12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table:formula="of:=[.B32]+[.$M$2]*[.B32]-[.$N$2]*[.B32]*[.C32]" office:value-type="float" office:value="114.707430998109" calcext:value-type="float">
            <text:p>114,71</text:p>
          </table:table-cell>
          <table:table-cell table:formula="of:=[.C32]+[.$N$2]*[.B32]*[.C32]-[.$O$2]*[.C32]" office:value-type="float" office:value="33.6556063908002" calcext:value-type="float">
            <text:p>33,66</text:p>
          </table:table-cell>
          <table:table-cell table:number-columns-repeated="12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table:formula="of:=[.B33]+[.$M$2]*[.B33]-[.$N$2]*[.B33]*[.C33]" office:value-type="float" office:value="115.071305544185" calcext:value-type="float">
            <text:p>115,07</text:p>
          </table:table-cell>
          <table:table-cell table:formula="of:=[.C33]+[.$N$2]*[.B33]*[.C33]-[.$O$2]*[.C33]" office:value-type="float" office:value="33.9031001451463" calcext:value-type="float">
            <text:p>33,90</text:p>
          </table:table-cell>
          <table:table-cell table:number-columns-repeated="12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table:formula="of:=[.B34]+[.$M$2]*[.B34]-[.$N$2]*[.B34]*[.C34]" office:value-type="float" office:value="115.42209465722" calcext:value-type="float">
            <text:p>115,42</text:p>
          </table:table-cell>
          <table:table-cell table:formula="of:=[.C34]+[.$N$2]*[.B34]*[.C34]-[.$O$2]*[.C34]" office:value-type="float" office:value="34.1585821357376" calcext:value-type="float">
            <text:p>34,16</text:p>
          </table:table-cell>
          <table:table-cell table:number-columns-repeated="12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table:formula="of:=[.B35]+[.$M$2]*[.B35]-[.$N$2]*[.B35]*[.C35]" office:value-type="float" office:value="115.75920900005" calcext:value-type="float">
            <text:p>115,76</text:p>
          </table:table-cell>
          <table:table-cell table:formula="of:=[.C35]+[.$N$2]*[.B35]*[.C35]-[.$O$2]*[.C35]" office:value-type="float" office:value="34.4219805792644" calcext:value-type="float">
            <text:p>34,42</text:p>
          </table:table-cell>
          <table:table-cell table:number-columns-repeated="12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table:formula="of:=[.B36]+[.$M$2]*[.B36]-[.$N$2]*[.B36]*[.C36]" office:value-type="float" office:value="116.082062558016" calcext:value-type="float">
            <text:p>116,08</text:p>
          </table:table-cell>
          <table:table-cell table:formula="of:=[.C36]+[.$N$2]*[.B36]*[.C36]-[.$O$2]*[.C36]" office:value-type="float" office:value="34.6932121723366" calcext:value-type="float">
            <text:p>34,69</text:p>
          </table:table-cell>
          <table:table-cell table:number-columns-repeated="12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table:formula="of:=[.B37]+[.$M$2]*[.B37]-[.$N$2]*[.B37]*[.C37]" office:value-type="float" office:value="116.390073996312" calcext:value-type="float">
            <text:p>116,39</text:p>
          </table:table-cell>
          <table:table-cell table:formula="of:=[.C37]+[.$N$2]*[.B37]*[.C37]-[.$O$2]*[.C37]" office:value-type="float" office:value="34.9721813765836" calcext:value-type="float">
            <text:p>34,97</text:p>
          </table:table-cell>
          <table:table-cell table:number-columns-repeated="12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table:formula="of:=[.B38]+[.$M$2]*[.B38]-[.$N$2]*[.B38]*[.C38]" office:value-type="float" office:value="116.682668087122" calcext:value-type="float">
            <text:p>116,68</text:p>
          </table:table-cell>
          <table:table-cell table:formula="of:=[.C38]+[.$N$2]*[.B38]*[.C38]-[.$O$2]*[.C38]" office:value-type="float" office:value="35.2587796968709" calcext:value-type="float">
            <text:p>35,26</text:p>
          </table:table-cell>
          <table:table-cell table:number-columns-repeated="12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table:formula="of:=[.B39]+[.$M$2]*[.B39]-[.$N$2]*[.B39]*[.C39]" office:value-type="float" office:value="116.959277204601" calcext:value-type="float">
            <text:p>116,96</text:p>
          </table:table-cell>
          <table:table-cell table:formula="of:=[.C39]+[.$N$2]*[.B39]*[.C39]-[.$O$2]*[.C39]" office:value-type="float" office:value="35.5528849562909" calcext:value-type="float">
            <text:p>35,55</text:p>
          </table:table-cell>
          <table:table-cell table:number-columns-repeated="12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table:formula="of:=[.B40]+[.$M$2]*[.B40]-[.$N$2]*[.B40]*[.C40]" office:value-type="float" office:value="117.21934288518" calcext:value-type="float">
            <text:p>117,22</text:p>
          </table:table-cell>
          <table:table-cell table:formula="of:=[.C40]+[.$N$2]*[.B40]*[.C40]-[.$O$2]*[.C40]" office:value-type="float" office:value="35.8543605719894" calcext:value-type="float">
            <text:p>35,85</text:p>
          </table:table-cell>
          <table:table-cell table:number-columns-repeated="12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table:formula="of:=[.B41]+[.$M$2]*[.B41]-[.$N$2]*[.B41]*[.C41]" office:value-type="float" office:value="117.462317449975" calcext:value-type="float">
            <text:p>117,46</text:p>
          </table:table-cell>
          <table:table-cell table:formula="of:=[.C41]+[.$N$2]*[.B41]*[.C41]-[.$O$2]*[.C41]" office:value-type="float" office:value="36.1630548362984" calcext:value-type="float">
            <text:p>36,16</text:p>
          </table:table-cell>
          <table:table-cell table:number-columns-repeated="12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table:formula="of:=[.B42]+[.$M$2]*[.B42]-[.$N$2]*[.B42]*[.C42]" office:value-type="float" office:value="117.687665685404" calcext:value-type="float">
            <text:p>117,69</text:p>
          </table:table-cell>
          <table:table-cell table:formula="of:=[.C42]+[.$N$2]*[.B42]*[.C42]-[.$O$2]*[.C42]" office:value-type="float" office:value="36.4788002080545" calcext:value-type="float">
            <text:p>36,48</text:p>
          </table:table-cell>
          <table:table-cell table:number-columns-repeated="12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table:formula="of:=[.B43]+[.$M$2]*[.B43]-[.$N$2]*[.B43]*[.C43]" office:value-type="float" office:value="117.894866577367" calcext:value-type="float">
            <text:p>117,89</text:p>
          </table:table-cell>
          <table:table-cell table:formula="of:=[.C43]+[.$N$2]*[.B43]*[.C43]-[.$O$2]*[.C43]" office:value-type="float" office:value="36.8014126193969" calcext:value-type="float">
            <text:p>36,80</text:p>
          </table:table-cell>
          <table:table-cell table:number-columns-repeated="12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table:formula="of:=[.B44]+[.$M$2]*[.B44]-[.$N$2]*[.B44]*[.C44]" office:value-type="float" office:value="118.083415093603" calcext:value-type="float">
            <text:p>118,08</text:p>
          </table:table-cell>
          <table:table-cell table:formula="of:=[.C44]+[.$N$2]*[.B44]*[.C44]-[.$O$2]*[.C44]" office:value-type="float" office:value="37.1306908037382" calcext:value-type="float">
            <text:p>37,13</text:p>
          </table:table-cell>
          <table:table-cell table:number-columns-repeated="12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table:formula="of:=[.B45]+[.$M$2]*[.B45]-[.$N$2]*[.B45]*[.C45]" office:value-type="float" office:value="118.25282400803" calcext:value-type="float">
            <text:p>118,25</text:p>
          </table:table-cell>
          <table:table-cell table:formula="of:=[.C45]+[.$N$2]*[.B45]*[.C45]-[.$O$2]*[.C45]" office:value-type="float" office:value="37.4664156509964" calcext:value-type="float">
            <text:p>37,47</text:p>
          </table:table-cell>
          <table:table-cell table:number-columns-repeated="12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table:formula="of:=[.B46]+[.$M$2]*[.B46]-[.$N$2]*[.B46]*[.C46]" office:value-type="float" office:value="118.402625760096" calcext:value-type="float">
            <text:p>118,40</text:p>
          </table:table-cell>
          <table:table-cell table:formula="of:=[.C46]+[.$N$2]*[.B46]*[.C46]-[.$O$2]*[.C46]" office:value-type="float" office:value="37.808349596541" calcext:value-type="float">
            <text:p>37,81</text:p>
          </table:table-cell>
          <table:table-cell table:number-columns-repeated="12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table:formula="of:=[.B47]+[.$M$2]*[.B47]-[.$N$2]*[.B47]*[.C47]" office:value-type="float" office:value="118.532374341355" calcext:value-type="float">
            <text:p>118,53</text:p>
          </table:table-cell>
          <table:table-cell table:formula="of:=[.C47]+[.$N$2]*[.B47]*[.C47]-[.$O$2]*[.C47]" office:value-type="float" office:value="38.156236050657" calcext:value-type="float">
            <text:p>38,16</text:p>
          </table:table-cell>
          <table:table-cell table:number-columns-repeated="12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table:formula="of:=[.B48]+[.$M$2]*[.B48]-[.$N$2]*[.B48]*[.C48]" office:value-type="float" office:value="118.641647200675" calcext:value-type="float">
            <text:p>118,64</text:p>
          </table:table-cell>
          <table:table-cell table:formula="of:=[.C48]+[.$N$2]*[.B48]*[.C48]-[.$O$2]*[.C48]" office:value-type="float" office:value="38.509798875631" calcext:value-type="float">
            <text:p>38,51</text:p>
          </table:table-cell>
          <table:table-cell table:number-columns-repeated="12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table:formula="of:=[.B49]+[.$M$2]*[.B49]-[.$N$2]*[.B49]*[.C49]" office:value-type="float" office:value="118.730047158703" calcext:value-type="float">
            <text:p>118,73</text:p>
          </table:table-cell>
          <table:table-cell table:formula="of:=[.C49]+[.$N$2]*[.B49]*[.C49]-[.$O$2]*[.C49]" office:value-type="float" office:value="38.8687419178352" calcext:value-type="float">
            <text:p>38,87</text:p>
          </table:table-cell>
          <table:table-cell table:number-columns-repeated="12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table:formula="of:=[.B50]+[.$M$2]*[.B50]-[.$N$2]*[.B50]*[.C50]" office:value-type="float" office:value="118.797204321425" calcext:value-type="float">
            <text:p>118,80</text:p>
          </table:table-cell>
          <table:table-cell table:formula="of:=[.C50]+[.$N$2]*[.B50]*[.C50]-[.$O$2]*[.C50]" office:value-type="float" office:value="39.2327486023954" calcext:value-type="float">
            <text:p>39,23</text:p>
          </table:table-cell>
          <table:table-cell table:number-columns-repeated="12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table:formula="of:=[.B51]+[.$M$2]*[.B51]-[.$N$2]*[.B51]*[.C51]" office:value-type="float" office:value="118.842777981949" calcext:value-type="float">
            <text:p>118,84</text:p>
          </table:table-cell>
          <table:table-cell table:formula="of:=[.C51]+[.$N$2]*[.B51]*[.C51]-[.$O$2]*[.C51]" office:value-type="float" office:value="39.6014815981806" calcext:value-type="float">
            <text:p>39,60</text:p>
          </table:table-cell>
          <table:table-cell table:number-columns-repeated="12"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table:formula="of:=[.B52]+[.$M$2]*[.B52]-[.$N$2]*[.B52]*[.C52]" office:value-type="float" office:value="118.866458498923" calcext:value-type="float">
            <text:p>118,87</text:p>
          </table:table-cell>
          <table:table-cell table:formula="of:=[.C52]+[.$N$2]*[.B52]*[.C52]-[.$O$2]*[.C52]" office:value-type="float" office:value="39.974582560936" calcext:value-type="float">
            <text:p>39,97</text:p>
          </table:table-cell>
          <table:table-cell table:number-columns-repeated="12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table:formula="of:=[.B53]+[.$M$2]*[.B53]-[.$N$2]*[.B53]*[.C53]" office:value-type="float" office:value="118.867969139406" calcext:value-type="float">
            <text:p>118,87</text:p>
          </table:table-cell>
          <table:table-cell table:formula="of:=[.C53]+[.$N$2]*[.B53]*[.C53]-[.$O$2]*[.C53]" office:value-type="float" office:value="40.3516719623848" calcext:value-type="float">
            <text:p>40,35</text:p>
          </table:table-cell>
          <table:table-cell table:number-columns-repeated="12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table:formula="of:=[.B54]+[.$M$2]*[.B54]-[.$N$2]*[.B54]*[.C54]" office:value-type="float" office:value="118.84706787342" calcext:value-type="float">
            <text:p>118,85</text:p>
          </table:table-cell>
          <table:table-cell table:formula="of:=[.C54]+[.$N$2]*[.B54]*[.C54]-[.$O$2]*[.C54]" office:value-type="float" office:value="40.7323490130397" calcext:value-type="float">
            <text:p>40,73</text:p>
          </table:table-cell>
          <table:table-cell table:number-columns-repeated="12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table:formula="of:=[.B55]+[.$M$2]*[.B55]-[.$N$2]*[.B55]*[.C55]" office:value-type="float" office:value="118.80354910699" calcext:value-type="float">
            <text:p>118,80</text:p>
          </table:table-cell>
          <table:table-cell table:formula="of:=[.C55]+[.$N$2]*[.B55]*[.C55]-[.$O$2]*[.C55]" office:value-type="float" office:value="41.116191686286" calcext:value-type="float">
            <text:p>41,12</text:p>
          </table:table-cell>
          <table:table-cell table:number-columns-repeated="12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table:formula="of:=[.B56]+[.$M$2]*[.B56]-[.$N$2]*[.B56]*[.C56]" office:value-type="float" office:value="118.737245340083" calcext:value-type="float">
            <text:p>118,74</text:p>
          </table:table-cell>
          <table:table-cell table:formula="of:=[.C56]+[.$N$2]*[.B56]*[.C56]-[.$O$2]*[.C56]" office:value-type="float" office:value="41.5027568510187" calcext:value-type="float">
            <text:p>41,50</text:p>
          </table:table-cell>
          <table:table-cell table:number-columns-repeated="12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table:formula="of:=[.B57]+[.$M$2]*[.B57]-[.$N$2]*[.B57]*[.C57]" office:value-type="float" office:value="118.64802873563" calcext:value-type="float">
            <text:p>118,65</text:p>
          </table:table-cell>
          <table:table-cell table:formula="of:=[.C57]+[.$N$2]*[.B57]*[.C57]-[.$O$2]*[.C57]" office:value-type="float" office:value="41.8915805197224" calcext:value-type="float">
            <text:p>41,89</text:p>
          </table:table-cell>
          <table:table-cell table:number-columns-repeated="12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formula="of:=[.B58]+[.$M$2]*[.B58]-[.$N$2]*[.B58]*[.C58]" office:value-type="float" office:value="118.5358125857" calcext:value-type="float">
            <text:p>118,54</text:p>
          </table:table-cell>
          <table:table-cell table:formula="of:=[.C58]+[.$N$2]*[.B58]*[.C58]-[.$O$2]*[.C58]" office:value-type="float" office:value="42.2821782183788" calcext:value-type="float">
            <text:p>42,28</text:p>
          </table:table-cell>
          <table:table-cell table:number-columns-repeated="12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formula="of:=[.B59]+[.$M$2]*[.B59]-[.$N$2]*[.B59]*[.C59]" office:value-type="float" office:value="118.400552660909" calcext:value-type="float">
            <text:p>118,40</text:p>
          </table:table-cell>
          <table:table-cell table:formula="of:=[.C59]+[.$N$2]*[.B59]*[.C59]-[.$O$2]*[.C59]" office:value-type="float" office:value="42.6740454839643" calcext:value-type="float">
            <text:p>42,67</text:p>
          </table:table-cell>
          <table:table-cell table:number-columns-repeated="12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formula="of:=[.B60]+[.$M$2]*[.B60]-[.$N$2]*[.B60]*[.C60]" office:value-type="float" office:value="118.242248429339" calcext:value-type="float">
            <text:p>118,24</text:p>
          </table:table-cell>
          <table:table-cell table:formula="of:=[.C60]+[.$N$2]*[.B60]*[.C60]-[.$O$2]*[.C60]" office:value-type="float" office:value="43.0666584945551" calcext:value-type="float">
            <text:p>43,07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table:formula="of:=[.B61]+[.$M$2]*[.B61]-[.$N$2]*[.B61]*[.C61]" office:value-type="float" office:value="118.060944131558" calcext:value-type="float">
            <text:p>118,06</text:p>
          </table:table-cell>
          <table:table-cell table:style-name="ce2" table:formula="of:=[.C61]+[.$N$2]*[.B61]*[.C61]-[.$O$2]*[.C61]" office:value-type="float" office:value="43.4594748361947" calcext:value-type="float">
            <text:p>43,46</text:p>
          </table:table-cell>
          <table:table-cell table:number-columns-repeated="12"/>
        </table:table-row>
        <table:table-row table:style-name="ro1" table:number-rows-repeated="104851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z2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iesiac</text:p>
          </table:table-cell>
          <table:table-cell office:value-type="string" calcext:value-type="string">
            <text:p>n zajace</text:p>
          </table:table-cell>
          <table:table-cell office:value-type="string" calcext:value-type="string">
            <text:p>n wilki</text:p>
          </table:table-cell>
          <table:table-cell table:number-columns-repeated="9"/>
          <table:table-cell office:value-type="string" calcext:value-type="string">
            <text:p>przyrost zajecy</text:p>
          </table:table-cell>
          <table:table-cell office:value-type="string" calcext:value-type="string">
            <text:p>umieranie zajecy</text:p>
          </table:table-cell>
          <table:table-cell office:value-type="string" calcext:value-type="string">
            <text:p>umierani wilko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,00</text:p>
          </table:table-cell>
          <table:table-cell office:value-type="float" office:value="30" calcext:value-type="float">
            <text:p>30,00</text:p>
          </table:table-cell>
          <table:table-cell table:number-columns-repeated="9"/>
          <table:table-cell office:value-type="float" office:value="0.02" calcext:value-type="float">
            <text:p>0,0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+[.$M$2]*[.B2]-[.$N$2]*[.B2]*[.C2]" office:value-type="float" office:value="100.5" calcext:value-type="float">
            <text:p>100,50</text:p>
          </table:table-cell>
          <table:table-cell table:formula="of:=[.C2]+[.$N$2]*[.B2]*[.C2]-[.$O$2]*[.C2]" office:value-type="float" office:value="30" calcext:value-type="float">
            <text:p>30,00</text:p>
          </table:table-cell>
          <table:table-cell table:formula="of:=IF([.B2]&lt;[.B3];0;1)" office:value-type="float" office:value="0" calcext:value-type="float">
            <text:p>0</text:p>
          </table:table-cell>
          <table:table-cell table:formula="of:=IF([.C2]&lt;[.C3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+[.$M$2]*[.B3]-[.$N$2]*[.B3]*[.C3]" office:value-type="float" office:value="101.0025" calcext:value-type="float">
            <text:p>101,00</text:p>
          </table:table-cell>
          <table:table-cell table:formula="of:=[.C3]+[.$N$2]*[.B3]*[.C3]-[.$O$2]*[.C3]" office:value-type="float" office:value="30.0075" calcext:value-type="float">
            <text:p>30,01</text:p>
          </table:table-cell>
          <table:table-cell table:formula="of:=IF([.B3]&lt;[.B4];0;1)" office:value-type="float" office:value="0" calcext:value-type="float">
            <text:p>0</text:p>
          </table:table-cell>
          <table:table-cell table:formula="of:=IF([.C3]&lt;[.C4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+[.$M$2]*[.B4]-[.$N$2]*[.B4]*[.C4]" office:value-type="float" office:value="101.507133740625" calcext:value-type="float">
            <text:p>101,51</text:p>
          </table:table-cell>
          <table:table-cell table:formula="of:=[.C4]+[.$N$2]*[.B4]*[.C4]-[.$O$2]*[.C4]" office:value-type="float" office:value="30.022541259375" calcext:value-type="float">
            <text:p>30,02</text:p>
          </table:table-cell>
          <table:table-cell table:formula="of:=IF([.B4]&lt;[.B5];0;1)" office:value-type="float" office:value="0" calcext:value-type="float">
            <text:p>0</text:p>
          </table:table-cell>
          <table:table-cell table:formula="of:=IF([.C4]&lt;[.C5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+[.$M$2]*[.B5]-[.$N$2]*[.B5]*[.C5]" office:value-type="float" office:value="102.013525360013" calcext:value-type="float">
            <text:p>102,01</text:p>
          </table:table-cell>
          <table:table-cell table:formula="of:=[.C5]+[.$N$2]*[.B5]*[.C5]-[.$O$2]*[.C5]" office:value-type="float" office:value="30.0451652518307" calcext:value-type="float">
            <text:p>30,05</text:p>
          </table:table-cell>
          <table:table-cell table:formula="of:=IF([.B5]&lt;[.B6];0;1)" office:value-type="float" office:value="0" calcext:value-type="float">
            <text:p>0</text:p>
          </table:table-cell>
          <table:table-cell table:formula="of:=IF([.C5]&lt;[.C6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+[.$M$2]*[.B6]-[.$N$2]*[.B6]*[.C6]" office:value-type="float" office:value="102.521289253532" calcext:value-type="float">
            <text:p>102,52</text:p>
          </table:table-cell>
          <table:table-cell table:formula="of:=[.C6]+[.$N$2]*[.B6]*[.C6]-[.$O$2]*[.C6]" office:value-type="float" office:value="30.0754136029208" calcext:value-type="float">
            <text:p>30,08</text:p>
          </table:table-cell>
          <table:table-cell table:formula="of:=IF([.B6]&lt;[.B7];0;1)" office:value-type="float" office:value="0" calcext:value-type="float">
            <text:p>0</text:p>
          </table:table-cell>
          <table:table-cell table:formula="of:=IF([.C6]&lt;[.C7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+[.$M$2]*[.B7]-[.$N$2]*[.B7]*[.C7]" office:value-type="float" office:value="103.0300299499" calcext:value-type="float">
            <text:p>103,03</text:p>
          </table:table-cell>
          <table:table-cell table:formula="of:=[.C7]+[.$N$2]*[.B7]*[.C7]-[.$O$2]*[.C7]" office:value-type="float" office:value="30.1133280114771" calcext:value-type="float">
            <text:p>30,11</text:p>
          </table:table-cell>
          <table:table-cell table:formula="of:=IF([.B7]&lt;[.B8];0;1)" office:value-type="float" office:value="0" calcext:value-type="float">
            <text:p>0</text:p>
          </table:table-cell>
          <table:table-cell table:formula="of:=IF([.C7]&lt;[.C8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+[.$M$2]*[.B8]-[.$N$2]*[.B8]*[.C8]" office:value-type="float" office:value="103.539342005441" calcext:value-type="float">
            <text:p>103,54</text:p>
          </table:table-cell>
          <table:table-cell table:formula="of:=[.C8]+[.$N$2]*[.B8]*[.C8]-[.$O$2]*[.C8]" office:value-type="float" office:value="30.1589501543601" calcext:value-type="float">
            <text:p>30,16</text:p>
          </table:table-cell>
          <table:table-cell table:formula="of:=IF([.B8]&lt;[.B9];0;1)" office:value-type="float" office:value="0" calcext:value-type="float">
            <text:p>0</text:p>
          </table:table-cell>
          <table:table-cell table:formula="of:=IF([.C8]&lt;[.C9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+[.$M$2]*[.B9]-[.$N$2]*[.B9]*[.C9]" office:value-type="float" office:value="104.048809918271" calcext:value-type="float">
            <text:p>104,05</text:p>
          </table:table-cell>
          <table:table-cell table:formula="of:=[.C9]+[.$N$2]*[.B9]*[.C9]-[.$O$2]*[.C9]" office:value-type="float" office:value="30.2123215739207" calcext:value-type="float">
            <text:p>30,21</text:p>
          </table:table-cell>
          <table:table-cell table:formula="of:=IF([.B9]&lt;[.B10];0;1)" office:value-type="float" office:value="0" calcext:value-type="float">
            <text:p>0</text:p>
          </table:table-cell>
          <table:table-cell table:formula="of:=IF([.C9]&lt;[.C10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+[.$M$2]*[.B10]-[.$N$2]*[.B10]*[.C10]" office:value-type="float" office:value="104.558008064319" calcext:value-type="float">
            <text:p>104,56</text:p>
          </table:table-cell>
          <table:table-cell table:formula="of:=[.C10]+[.$N$2]*[.B10]*[.C10]-[.$O$2]*[.C10]" office:value-type="float" office:value="30.273483547542" calcext:value-type="float">
            <text:p>30,27</text:p>
          </table:table-cell>
          <table:table-cell table:formula="of:=IF([.B10]&lt;[.B11];0;1)" office:value-type="float" office:value="0" calcext:value-type="float">
            <text:p>0</text:p>
          </table:table-cell>
          <table:table-cell table:formula="of:=IF([.C10]&lt;[.C11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+[.$M$2]*[.B11]-[.$N$2]*[.B11]*[.C11]" office:value-type="float" office:value="105.066500657156" calcext:value-type="float">
            <text:p>105,07</text:p>
          </table:table-cell>
          <table:table-cell table:formula="of:=[.C11]+[.$N$2]*[.B11]*[.C11]-[.$O$2]*[.C11]" office:value-type="float" office:value="30.3424769386144" calcext:value-type="float">
            <text:p>30,34</text:p>
          </table:table-cell>
          <table:table-cell table:formula="of:=IF([.B11]&lt;[.B12];0;1)" office:value-type="float" office:value="0" calcext:value-type="float">
            <text:p>0</text:p>
          </table:table-cell>
          <table:table-cell table:formula="of:=IF([.C11]&lt;[.C12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+[.$M$2]*[.B12]-[.$N$2]*[.B12]*[.C12]" office:value-type="float" office:value="105.573841733694" calcext:value-type="float">
            <text:p>105,57</text:p>
          </table:table-cell>
          <table:table-cell table:formula="of:=[.C12]+[.$N$2]*[.B12]*[.C12]-[.$O$2]*[.C12]" office:value-type="float" office:value="30.419342028289" calcext:value-type="float">
            <text:p>30,42</text:p>
          </table:table-cell>
          <table:table-cell table:formula="of:=IF([.B12]&lt;[.B13];0;1)" office:value-type="float" office:value="0" calcext:value-type="float">
            <text:p>0</text:p>
          </table:table-cell>
          <table:table-cell table:formula="of:=IF([.C12]&lt;[.C13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+[.$M$2]*[.B13]-[.$N$2]*[.B13]*[.C13]" office:value-type="float" office:value="106.079575167899" calcext:value-type="float">
            <text:p>106,08</text:p>
          </table:table-cell>
          <table:table-cell table:formula="of:=[.C13]+[.$N$2]*[.B13]*[.C13]-[.$O$2]*[.C13]" office:value-type="float" office:value="30.5041183273434" calcext:value-type="float">
            <text:p>30,50</text:p>
          </table:table-cell>
          <table:table-cell table:formula="of:=IF([.B13]&lt;[.B14];0;1)" office:value-type="float" office:value="0" calcext:value-type="float">
            <text:p>0</text:p>
          </table:table-cell>
          <table:table-cell table:formula="of:=IF([.C13]&lt;[.C14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+[.$M$2]*[.B14]-[.$N$2]*[.B14]*[.C14]" office:value-type="float" office:value="106.583234714739" calcext:value-type="float">
            <text:p>106,58</text:p>
          </table:table-cell>
          <table:table-cell table:formula="of:=[.C14]+[.$N$2]*[.B14]*[.C14]-[.$O$2]*[.C14]" office:value-type="float" office:value="30.5968443674942" calcext:value-type="float">
            <text:p>30,60</text:p>
          </table:table-cell>
          <table:table-cell table:formula="of:=IF([.B14]&lt;[.B15];0;1)" office:value-type="float" office:value="0" calcext:value-type="float">
            <text:p>0</text:p>
          </table:table-cell>
          <table:table-cell table:formula="of:=IF([.C14]&lt;[.C15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+[.$M$2]*[.B15]-[.$N$2]*[.B15]*[.C15]" office:value-type="float" office:value="107.084344086658" calcext:value-type="float">
            <text:p>107,08</text:p>
          </table:table-cell>
          <table:table-cell table:formula="of:=[.C15]+[.$N$2]*[.B15]*[.C15]-[.$O$2]*[.C15]" office:value-type="float" office:value="30.6975574714949" calcext:value-type="float">
            <text:p>30,70</text:p>
          </table:table-cell>
          <table:table-cell table:formula="of:=IF([.B15]&lt;[.B16];0;1)" office:value-type="float" office:value="0" calcext:value-type="float">
            <text:p>0</text:p>
          </table:table-cell>
          <table:table-cell table:formula="of:=IF([.C15]&lt;[.C16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+[.$M$2]*[.B16]-[.$N$2]*[.B16]*[.C16]" office:value-type="float" office:value="107.582417064943" calcext:value-type="float">
            <text:p>107,58</text:p>
          </table:table-cell>
          <table:table-cell table:formula="of:=[.C16]+[.$N$2]*[.B16]*[.C16]-[.$O$2]*[.C16]" office:value-type="float" office:value="30.806293501369" calcext:value-type="float">
            <text:p>30,81</text:p>
          </table:table-cell>
          <table:table-cell table:formula="of:=IF([.B16]&lt;[.B17];0;1)" office:value-type="float" office:value="0" calcext:value-type="float">
            <text:p>0</text:p>
          </table:table-cell>
          <table:table-cell table:formula="of:=IF([.C16]&lt;[.C17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+[.$M$2]*[.B17]-[.$N$2]*[.B17]*[.C17]" office:value-type="float" office:value="108.076957648397" calcext:value-type="float">
            <text:p>108,08</text:p>
          </table:table-cell>
          <table:table-cell table:formula="of:=[.C17]+[.$N$2]*[.B17]*[.C17]-[.$O$2]*[.C17]" office:value-type="float" office:value="30.9230865841452" calcext:value-type="float">
            <text:p>30,92</text:p>
          </table:table-cell>
          <table:table-cell table:formula="of:=IF([.B17]&lt;[.B18];0;1)" office:value-type="float" office:value="0" calcext:value-type="float">
            <text:p>0</text:p>
          </table:table-cell>
          <table:table-cell table:formula="of:=IF([.C17]&lt;[.C18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+[.$M$2]*[.B18]-[.$N$2]*[.B18]*[.C18]" office:value-type="float" office:value="108.567460241809" calcext:value-type="float">
            <text:p>108,57</text:p>
          </table:table-cell>
          <table:table-cell table:formula="of:=[.C18]+[.$N$2]*[.B18]*[.C18]-[.$O$2]*[.C18]" office:value-type="float" office:value="31.0479688144941" calcext:value-type="float">
            <text:p>31,05</text:p>
          </table:table-cell>
          <table:table-cell table:formula="of:=IF([.B18]&lt;[.B19];0;1)" office:value-type="float" office:value="0" calcext:value-type="float">
            <text:p>0</text:p>
          </table:table-cell>
          <table:table-cell table:formula="of:=IF([.C18]&lt;[.C19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+[.$M$2]*[.B19]-[.$N$2]*[.B19]*[.C19]" office:value-type="float" office:value="109.053409886717" calcext:value-type="float">
            <text:p>109,05</text:p>
          </table:table-cell>
          <table:table-cell table:formula="of:=[.C19]+[.$N$2]*[.B19]*[.C19]-[.$O$2]*[.C19]" office:value-type="float" office:value="31.1809699336977" calcext:value-type="float">
            <text:p>31,18</text:p>
          </table:table-cell>
          <table:table-cell table:formula="of:=IF([.B19]&lt;[.B20];0;1)" office:value-type="float" office:value="0" calcext:value-type="float">
            <text:p>0</text:p>
          </table:table-cell>
          <table:table-cell table:formula="of:=IF([.C19]&lt;[.C20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+[.$M$2]*[.B20]-[.$N$2]*[.B20]*[.C20]" office:value-type="float" office:value="109.534282537029" calcext:value-type="float">
            <text:p>109,53</text:p>
          </table:table-cell>
          <table:table-cell table:formula="of:=[.C20]+[.$N$2]*[.B20]*[.C20]-[.$O$2]*[.C20]" office:value-type="float" office:value="31.3221169844352" calcext:value-type="float">
            <text:p>31,32</text:p>
          </table:table-cell>
          <table:table-cell table:formula="of:=IF([.B20]&lt;[.B21];0;1)" office:value-type="float" office:value="0" calcext:value-type="float">
            <text:p>0</text:p>
          </table:table-cell>
          <table:table-cell table:formula="of:=IF([.C20]&lt;[.C21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+[.$M$2]*[.B21]-[.$N$2]*[.B21]*[.C21]" office:value-type="float" office:value="110.009545382054" calcext:value-type="float">
            <text:p>110,01</text:p>
          </table:table-cell>
          <table:table-cell table:formula="of:=[.C21]+[.$N$2]*[.B21]*[.C21]-[.$O$2]*[.C21]" office:value-type="float" office:value="31.471433940929" calcext:value-type="float">
            <text:p>31,47</text:p>
          </table:table-cell>
          <table:table-cell table:formula="of:=IF([.B21]&lt;[.B22];0;1)" office:value-type="float" office:value="0" calcext:value-type="float">
            <text:p>0</text:p>
          </table:table-cell>
          <table:table-cell table:formula="of:=IF([.C21]&lt;[.C22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2]+[.$M$2]*[.B22]-[.$N$2]*[.B22]*[.C22]" office:value-type="float" office:value="110.478657219513" calcext:value-type="float">
            <text:p>110,48</text:p>
          </table:table-cell>
          <table:table-cell table:formula="of:=[.C22]+[.$N$2]*[.B22]*[.C22]-[.$O$2]*[.C22]" office:value-type="float" office:value="31.628941314064" calcext:value-type="float">
            <text:p>31,63</text:p>
          </table:table-cell>
          <table:table-cell table:formula="of:=IF([.B22]&lt;[.B23];0;1)" office:value-type="float" office:value="0" calcext:value-type="float">
            <text:p>0</text:p>
          </table:table-cell>
          <table:table-cell table:formula="of:=IF([.C22]&lt;[.C23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3]+[.$M$2]*[.B23]-[.$N$2]*[.B23]*[.C23]" office:value-type="float" office:value="110.941068881077" calcext:value-type="float">
            <text:p>110,94</text:p>
          </table:table-cell>
          <table:table-cell table:formula="of:=[.C23]+[.$N$2]*[.B23]*[.C23]-[.$O$2]*[.C23]" office:value-type="float" office:value="31.7946557311871" calcext:value-type="float">
            <text:p>31,79</text:p>
          </table:table-cell>
          <table:table-cell table:formula="of:=IF([.B23]&lt;[.B24];0;1)" office:value-type="float" office:value="0" calcext:value-type="float">
            <text:p>0</text:p>
          </table:table-cell>
          <table:table-cell table:formula="of:=IF([.C23]&lt;[.C24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4]+[.$M$2]*[.B24]-[.$N$2]*[.B24]*[.C24]" office:value-type="float" office:value="111.396223712937" calcext:value-type="float">
            <text:p>111,40</text:p>
          </table:table-cell>
          <table:table-cell table:formula="of:=[.C24]+[.$N$2]*[.B24]*[.C24]-[.$O$2]*[.C24]" office:value-type="float" office:value="31.9685894903896" calcext:value-type="float">
            <text:p>31,97</text:p>
          </table:table-cell>
          <table:table-cell table:formula="of:=IF([.B24]&lt;[.B25];0;1)" office:value-type="float" office:value="0" calcext:value-type="float">
            <text:p>0</text:p>
          </table:table-cell>
          <table:table-cell table:formula="of:=IF([.C24]&lt;[.C25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5]+[.$M$2]*[.B25]-[.$N$2]*[.B25]*[.C25]" office:value-type="float" office:value="111.843558113866" calcext:value-type="float">
            <text:p>111,84</text:p>
          </table:table-cell>
          <table:table-cell table:formula="of:=[.C25]+[.$N$2]*[.B25]*[.C25]-[.$O$2]*[.C25]" office:value-type="float" office:value="32.1507500891994" calcext:value-type="float">
            <text:p>32,15</text:p>
          </table:table-cell>
          <table:table-cell table:formula="of:=IF([.B25]&lt;[.B26];0;1)" office:value-type="float" office:value="0" calcext:value-type="float">
            <text:p>0</text:p>
          </table:table-cell>
          <table:table-cell table:formula="of:=IF([.C25]&lt;[.C26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6]+[.$M$2]*[.B26]-[.$N$2]*[.B26]*[.C26]" office:value-type="float" office:value="112.282502133141" calcext:value-type="float">
            <text:p>112,28</text:p>
          </table:table-cell>
          <table:table-cell table:formula="of:=[.C26]+[.$N$2]*[.B26]*[.C26]-[.$O$2]*[.C26]" office:value-type="float" office:value="32.3411397277423" calcext:value-type="float">
            <text:p>32,34</text:p>
          </table:table-cell>
          <table:table-cell table:formula="of:=IF([.B26]&lt;[.B27];0;1)" office:value-type="float" office:value="0" calcext:value-type="float">
            <text:p>0</text:p>
          </table:table-cell>
          <table:table-cell table:formula="of:=IF([.C26]&lt;[.C27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7]+[.$M$2]*[.B27]-[.$N$2]*[.B27]*[.C27]" office:value-type="float" office:value="112.71248013057" calcext:value-type="float">
            <text:p>112,71</text:p>
          </table:table-cell>
          <table:table-cell table:formula="of:=[.C27]+[.$N$2]*[.B27]*[.C27]-[.$O$2]*[.C27]" office:value-type="float" office:value="32.5397547865894" calcext:value-type="float">
            <text:p>32,54</text:p>
          </table:table-cell>
          <table:table-cell table:formula="of:=IF([.B27]&lt;[.B28];0;1)" office:value-type="float" office:value="0" calcext:value-type="float">
            <text:p>0</text:p>
          </table:table-cell>
          <table:table-cell table:formula="of:=IF([.C27]&lt;[.C28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8]+[.$M$2]*[.B28]-[.$N$2]*[.B28]*[.C28]" office:value-type="float" office:value="113.132911500762" calcext:value-type="float">
            <text:p>113,13</text:p>
          </table:table-cell>
          <table:table-cell table:formula="of:=[.C28]+[.$N$2]*[.B28]*[.C28]-[.$O$2]*[.C28]" office:value-type="float" office:value="32.7465852796784" calcext:value-type="float">
            <text:p>32,75</text:p>
          </table:table-cell>
          <table:table-cell table:formula="of:=IF([.B28]&lt;[.B29];0;1)" office:value-type="float" office:value="0" calcext:value-type="float">
            <text:p>0</text:p>
          </table:table-cell>
          <table:table-cell table:formula="of:=IF([.C28]&lt;[.C29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9]+[.$M$2]*[.B29]-[.$N$2]*[.B29]*[.C29]" office:value-type="float" office:value="113.543211463579" calcext:value-type="float">
            <text:p>113,54</text:p>
          </table:table-cell>
          <table:table-cell table:formula="of:=[.C29]+[.$N$2]*[.B29]*[.C29]-[.$O$2]*[.C29]" office:value-type="float" office:value="32.9616142828935" calcext:value-type="float">
            <text:p>32,96</text:p>
          </table:table-cell>
          <table:table-cell table:formula="of:=IF([.B29]&lt;[.B30];0;1)" office:value-type="float" office:value="0" calcext:value-type="float">
            <text:p>0</text:p>
          </table:table-cell>
          <table:table-cell table:formula="of:=IF([.C29]&lt;[.C30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0]+[.$M$2]*[.B30]-[.$N$2]*[.B30]*[.C30]" office:value-type="float" office:value="113.942791922498" calcext:value-type="float">
            <text:p>113,94</text:p>
          </table:table-cell>
          <table:table-cell table:formula="of:=[.C30]+[.$N$2]*[.B30]*[.C30]-[.$O$2]*[.C30]" office:value-type="float" office:value="33.1848173391006" calcext:value-type="float">
            <text:p>33,18</text:p>
          </table:table-cell>
          <table:table-cell table:formula="of:=IF([.B30]&lt;[.B31];0;1)" office:value-type="float" office:value="0" calcext:value-type="float">
            <text:p>0</text:p>
          </table:table-cell>
          <table:table-cell table:formula="of:=IF([.C30]&lt;[.C31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1]+[.$M$2]*[.B31]-[.$N$2]*[.B31]*[.C31]" office:value-type="float" office:value="114.331062392421" calcext:value-type="float">
            <text:p>114,33</text:p>
          </table:table-cell>
          <table:table-cell table:formula="of:=[.C31]+[.$N$2]*[.B31]*[.C31]-[.$O$2]*[.C31]" office:value-type="float" office:value="33.4161618406732" calcext:value-type="float">
            <text:p>33,42</text:p>
          </table:table-cell>
          <table:table-cell table:formula="of:=IF([.B31]&lt;[.B32];0;1)" office:value-type="float" office:value="0" calcext:value-type="float">
            <text:p>0</text:p>
          </table:table-cell>
          <table:table-cell table:formula="of:=IF([.C31]&lt;[.C32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2]+[.$M$2]*[.B32]-[.$N$2]*[.B32]*[.C32]" office:value-type="float" office:value="114.707430998109" calcext:value-type="float">
            <text:p>114,71</text:p>
          </table:table-cell>
          <table:table-cell table:formula="of:=[.C32]+[.$N$2]*[.B32]*[.C32]-[.$O$2]*[.C32]" office:value-type="float" office:value="33.6556063908002" calcext:value-type="float">
            <text:p>33,66</text:p>
          </table:table-cell>
          <table:table-cell table:formula="of:=IF([.B32]&lt;[.B33];0;1)" office:value-type="float" office:value="0" calcext:value-type="float">
            <text:p>0</text:p>
          </table:table-cell>
          <table:table-cell table:formula="of:=IF([.C32]&lt;[.C33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3]+[.$M$2]*[.B33]-[.$N$2]*[.B33]*[.C33]" office:value-type="float" office:value="115.071305544185" calcext:value-type="float">
            <text:p>115,07</text:p>
          </table:table-cell>
          <table:table-cell table:formula="of:=[.C33]+[.$N$2]*[.B33]*[.C33]-[.$O$2]*[.C33]" office:value-type="float" office:value="33.9031001451463" calcext:value-type="float">
            <text:p>33,90</text:p>
          </table:table-cell>
          <table:table-cell table:formula="of:=IF([.B33]&lt;[.B34];0;1)" office:value-type="float" office:value="0" calcext:value-type="float">
            <text:p>0</text:p>
          </table:table-cell>
          <table:table-cell table:formula="of:=IF([.C33]&lt;[.C34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]+[.$M$2]*[.B34]-[.$N$2]*[.B34]*[.C34]" office:value-type="float" office:value="115.42209465722" calcext:value-type="float">
            <text:p>115,42</text:p>
          </table:table-cell>
          <table:table-cell table:formula="of:=[.C34]+[.$N$2]*[.B34]*[.C34]-[.$O$2]*[.C34]" office:value-type="float" office:value="34.1585821357376" calcext:value-type="float">
            <text:p>34,16</text:p>
          </table:table-cell>
          <table:table-cell table:formula="of:=IF([.B34]&lt;[.B35];0;1)" office:value-type="float" office:value="0" calcext:value-type="float">
            <text:p>0</text:p>
          </table:table-cell>
          <table:table-cell table:formula="of:=IF([.C34]&lt;[.C35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5]+[.$M$2]*[.B35]-[.$N$2]*[.B35]*[.C35]" office:value-type="float" office:value="115.75920900005" calcext:value-type="float">
            <text:p>115,76</text:p>
          </table:table-cell>
          <table:table-cell table:formula="of:=[.C35]+[.$N$2]*[.B35]*[.C35]-[.$O$2]*[.C35]" office:value-type="float" office:value="34.4219805792644" calcext:value-type="float">
            <text:p>34,42</text:p>
          </table:table-cell>
          <table:table-cell table:formula="of:=IF([.B35]&lt;[.B36];0;1)" office:value-type="float" office:value="0" calcext:value-type="float">
            <text:p>0</text:p>
          </table:table-cell>
          <table:table-cell table:formula="of:=IF([.C35]&lt;[.C36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6]+[.$M$2]*[.B36]-[.$N$2]*[.B36]*[.C36]" office:value-type="float" office:value="116.082062558016" calcext:value-type="float">
            <text:p>116,08</text:p>
          </table:table-cell>
          <table:table-cell table:formula="of:=[.C36]+[.$N$2]*[.B36]*[.C36]-[.$O$2]*[.C36]" office:value-type="float" office:value="34.6932121723366" calcext:value-type="float">
            <text:p>34,69</text:p>
          </table:table-cell>
          <table:table-cell table:formula="of:=IF([.B36]&lt;[.B37];0;1)" office:value-type="float" office:value="0" calcext:value-type="float">
            <text:p>0</text:p>
          </table:table-cell>
          <table:table-cell table:formula="of:=IF([.C36]&lt;[.C37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7]+[.$M$2]*[.B37]-[.$N$2]*[.B37]*[.C37]" office:value-type="float" office:value="116.390073996312" calcext:value-type="float">
            <text:p>116,39</text:p>
          </table:table-cell>
          <table:table-cell table:formula="of:=[.C37]+[.$N$2]*[.B37]*[.C37]-[.$O$2]*[.C37]" office:value-type="float" office:value="34.9721813765836" calcext:value-type="float">
            <text:p>34,97</text:p>
          </table:table-cell>
          <table:table-cell table:formula="of:=IF([.B37]&lt;[.B38];0;1)" office:value-type="float" office:value="0" calcext:value-type="float">
            <text:p>0</text:p>
          </table:table-cell>
          <table:table-cell table:formula="of:=IF([.C37]&lt;[.C38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8]+[.$M$2]*[.B38]-[.$N$2]*[.B38]*[.C38]" office:value-type="float" office:value="116.682668087122" calcext:value-type="float">
            <text:p>116,68</text:p>
          </table:table-cell>
          <table:table-cell table:formula="of:=[.C38]+[.$N$2]*[.B38]*[.C38]-[.$O$2]*[.C38]" office:value-type="float" office:value="35.2587796968709" calcext:value-type="float">
            <text:p>35,26</text:p>
          </table:table-cell>
          <table:table-cell table:formula="of:=IF([.B38]&lt;[.B39];0;1)" office:value-type="float" office:value="0" calcext:value-type="float">
            <text:p>0</text:p>
          </table:table-cell>
          <table:table-cell table:formula="of:=IF([.C38]&lt;[.C39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9]+[.$M$2]*[.B39]-[.$N$2]*[.B39]*[.C39]" office:value-type="float" office:value="116.959277204601" calcext:value-type="float">
            <text:p>116,96</text:p>
          </table:table-cell>
          <table:table-cell table:formula="of:=[.C39]+[.$N$2]*[.B39]*[.C39]-[.$O$2]*[.C39]" office:value-type="float" office:value="35.5528849562909" calcext:value-type="float">
            <text:p>35,55</text:p>
          </table:table-cell>
          <table:table-cell table:formula="of:=IF([.B39]&lt;[.B40];0;1)" office:value-type="float" office:value="0" calcext:value-type="float">
            <text:p>0</text:p>
          </table:table-cell>
          <table:table-cell table:formula="of:=IF([.C39]&lt;[.C40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40]+[.$M$2]*[.B40]-[.$N$2]*[.B40]*[.C40]" office:value-type="float" office:value="117.21934288518" calcext:value-type="float">
            <text:p>117,22</text:p>
          </table:table-cell>
          <table:table-cell table:formula="of:=[.C40]+[.$N$2]*[.B40]*[.C40]-[.$O$2]*[.C40]" office:value-type="float" office:value="35.8543605719894" calcext:value-type="float">
            <text:p>35,85</text:p>
          </table:table-cell>
          <table:table-cell table:formula="of:=IF([.B40]&lt;[.B41];0;1)" office:value-type="float" office:value="0" calcext:value-type="float">
            <text:p>0</text:p>
          </table:table-cell>
          <table:table-cell table:formula="of:=IF([.C40]&lt;[.C41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1]+[.$M$2]*[.B41]-[.$N$2]*[.B41]*[.C41]" office:value-type="float" office:value="117.462317449975" calcext:value-type="float">
            <text:p>117,46</text:p>
          </table:table-cell>
          <table:table-cell table:formula="of:=[.C41]+[.$N$2]*[.B41]*[.C41]-[.$O$2]*[.C41]" office:value-type="float" office:value="36.1630548362984" calcext:value-type="float">
            <text:p>36,16</text:p>
          </table:table-cell>
          <table:table-cell table:formula="of:=IF([.B41]&lt;[.B42];0;1)" office:value-type="float" office:value="0" calcext:value-type="float">
            <text:p>0</text:p>
          </table:table-cell>
          <table:table-cell table:formula="of:=IF([.C41]&lt;[.C42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2]+[.$M$2]*[.B42]-[.$N$2]*[.B42]*[.C42]" office:value-type="float" office:value="117.687665685404" calcext:value-type="float">
            <text:p>117,69</text:p>
          </table:table-cell>
          <table:table-cell table:formula="of:=[.C42]+[.$N$2]*[.B42]*[.C42]-[.$O$2]*[.C42]" office:value-type="float" office:value="36.4788002080545" calcext:value-type="float">
            <text:p>36,48</text:p>
          </table:table-cell>
          <table:table-cell table:formula="of:=IF([.B42]&lt;[.B43];0;1)" office:value-type="float" office:value="0" calcext:value-type="float">
            <text:p>0</text:p>
          </table:table-cell>
          <table:table-cell table:formula="of:=IF([.C42]&lt;[.C43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3]+[.$M$2]*[.B43]-[.$N$2]*[.B43]*[.C43]" office:value-type="float" office:value="117.894866577367" calcext:value-type="float">
            <text:p>117,89</text:p>
          </table:table-cell>
          <table:table-cell table:formula="of:=[.C43]+[.$N$2]*[.B43]*[.C43]-[.$O$2]*[.C43]" office:value-type="float" office:value="36.8014126193969" calcext:value-type="float">
            <text:p>36,80</text:p>
          </table:table-cell>
          <table:table-cell table:formula="of:=IF([.B43]&lt;[.B44];0;1)" office:value-type="float" office:value="0" calcext:value-type="float">
            <text:p>0</text:p>
          </table:table-cell>
          <table:table-cell table:formula="of:=IF([.C43]&lt;[.C44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4]+[.$M$2]*[.B44]-[.$N$2]*[.B44]*[.C44]" office:value-type="float" office:value="118.083415093603" calcext:value-type="float">
            <text:p>118,08</text:p>
          </table:table-cell>
          <table:table-cell table:formula="of:=[.C44]+[.$N$2]*[.B44]*[.C44]-[.$O$2]*[.C44]" office:value-type="float" office:value="37.1306908037382" calcext:value-type="float">
            <text:p>37,13</text:p>
          </table:table-cell>
          <table:table-cell table:formula="of:=IF([.B44]&lt;[.B45];0;1)" office:value-type="float" office:value="0" calcext:value-type="float">
            <text:p>0</text:p>
          </table:table-cell>
          <table:table-cell table:formula="of:=IF([.C44]&lt;[.C45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5]+[.$M$2]*[.B45]-[.$N$2]*[.B45]*[.C45]" office:value-type="float" office:value="118.25282400803" calcext:value-type="float">
            <text:p>118,25</text:p>
          </table:table-cell>
          <table:table-cell table:formula="of:=[.C45]+[.$N$2]*[.B45]*[.C45]-[.$O$2]*[.C45]" office:value-type="float" office:value="37.4664156509964" calcext:value-type="float">
            <text:p>37,47</text:p>
          </table:table-cell>
          <table:table-cell table:formula="of:=IF([.B45]&lt;[.B46];0;1)" office:value-type="float" office:value="0" calcext:value-type="float">
            <text:p>0</text:p>
          </table:table-cell>
          <table:table-cell table:formula="of:=IF([.C45]&lt;[.C46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6]+[.$M$2]*[.B46]-[.$N$2]*[.B46]*[.C46]" office:value-type="float" office:value="118.402625760096" calcext:value-type="float">
            <text:p>118,40</text:p>
          </table:table-cell>
          <table:table-cell table:formula="of:=[.C46]+[.$N$2]*[.B46]*[.C46]-[.$O$2]*[.C46]" office:value-type="float" office:value="37.808349596541" calcext:value-type="float">
            <text:p>37,81</text:p>
          </table:table-cell>
          <table:table-cell table:formula="of:=IF([.B46]&lt;[.B47];0;1)" office:value-type="float" office:value="0" calcext:value-type="float">
            <text:p>0</text:p>
          </table:table-cell>
          <table:table-cell table:formula="of:=IF([.C46]&lt;[.C47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7]+[.$M$2]*[.B47]-[.$N$2]*[.B47]*[.C47]" office:value-type="float" office:value="118.532374341355" calcext:value-type="float">
            <text:p>118,53</text:p>
          </table:table-cell>
          <table:table-cell table:formula="of:=[.C47]+[.$N$2]*[.B47]*[.C47]-[.$O$2]*[.C47]" office:value-type="float" office:value="38.156236050657" calcext:value-type="float">
            <text:p>38,16</text:p>
          </table:table-cell>
          <table:table-cell table:formula="of:=IF([.B47]&lt;[.B48];0;1)" office:value-type="float" office:value="0" calcext:value-type="float">
            <text:p>0</text:p>
          </table:table-cell>
          <table:table-cell table:formula="of:=IF([.C47]&lt;[.C48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8]+[.$M$2]*[.B48]-[.$N$2]*[.B48]*[.C48]" office:value-type="float" office:value="118.641647200675" calcext:value-type="float">
            <text:p>118,64</text:p>
          </table:table-cell>
          <table:table-cell table:formula="of:=[.C48]+[.$N$2]*[.B48]*[.C48]-[.$O$2]*[.C48]" office:value-type="float" office:value="38.509798875631" calcext:value-type="float">
            <text:p>38,51</text:p>
          </table:table-cell>
          <table:table-cell table:formula="of:=IF([.B48]&lt;[.B49];0;1)" office:value-type="float" office:value="0" calcext:value-type="float">
            <text:p>0</text:p>
          </table:table-cell>
          <table:table-cell table:formula="of:=IF([.C48]&lt;[.C49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49]+[.$M$2]*[.B49]-[.$N$2]*[.B49]*[.C49]" office:value-type="float" office:value="118.730047158703" calcext:value-type="float">
            <text:p>118,73</text:p>
          </table:table-cell>
          <table:table-cell table:formula="of:=[.C49]+[.$N$2]*[.B49]*[.C49]-[.$O$2]*[.C49]" office:value-type="float" office:value="38.8687419178352" calcext:value-type="float">
            <text:p>38,87</text:p>
          </table:table-cell>
          <table:table-cell table:formula="of:=IF([.B49]&lt;[.B50];0;1)" office:value-type="float" office:value="0" calcext:value-type="float">
            <text:p>0</text:p>
          </table:table-cell>
          <table:table-cell table:formula="of:=IF([.C49]&lt;[.C50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50]+[.$M$2]*[.B50]-[.$N$2]*[.B50]*[.C50]" office:value-type="float" office:value="118.797204321425" calcext:value-type="float">
            <text:p>118,80</text:p>
          </table:table-cell>
          <table:table-cell table:formula="of:=[.C50]+[.$N$2]*[.B50]*[.C50]-[.$O$2]*[.C50]" office:value-type="float" office:value="39.2327486023954" calcext:value-type="float">
            <text:p>39,23</text:p>
          </table:table-cell>
          <table:table-cell table:formula="of:=IF([.B50]&lt;[.B51];0;1)" office:value-type="float" office:value="0" calcext:value-type="float">
            <text:p>0</text:p>
          </table:table-cell>
          <table:table-cell table:formula="of:=IF([.C50]&lt;[.C51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51]+[.$M$2]*[.B51]-[.$N$2]*[.B51]*[.C51]" office:value-type="float" office:value="118.842777981949" calcext:value-type="float">
            <text:p>118,84</text:p>
          </table:table-cell>
          <table:table-cell table:formula="of:=[.C51]+[.$N$2]*[.B51]*[.C51]-[.$O$2]*[.C51]" office:value-type="float" office:value="39.6014815981806" calcext:value-type="float">
            <text:p>39,60</text:p>
          </table:table-cell>
          <table:table-cell table:formula="of:=IF([.B51]&lt;[.B52];0;1)" office:value-type="float" office:value="0" calcext:value-type="float">
            <text:p>0</text:p>
          </table:table-cell>
          <table:table-cell table:formula="of:=IF([.C51]&lt;[.C52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2]+[.$M$2]*[.B52]-[.$N$2]*[.B52]*[.C52]" office:value-type="float" office:value="118.866458498923" calcext:value-type="float">
            <text:p>118,87</text:p>
          </table:table-cell>
          <table:table-cell table:formula="of:=[.C52]+[.$N$2]*[.B52]*[.C52]-[.$O$2]*[.C52]" office:value-type="float" office:value="39.974582560936" calcext:value-type="float">
            <text:p>39,97</text:p>
          </table:table-cell>
          <table:table-cell table:formula="of:=IF([.B52]&lt;[.B53];0;1)" office:value-type="float" office:value="0" calcext:value-type="float">
            <text:p>0</text:p>
          </table:table-cell>
          <table:table-cell table:formula="of:=IF([.C52]&lt;[.C53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3]+[.$M$2]*[.B53]-[.$N$2]*[.B53]*[.C53]" office:value-type="float" office:value="118.867969139406" calcext:value-type="float">
            <text:p>118,87</text:p>
          </table:table-cell>
          <table:table-cell table:formula="of:=[.C53]+[.$N$2]*[.B53]*[.C53]-[.$O$2]*[.C53]" office:value-type="float" office:value="40.3516719623848" calcext:value-type="float">
            <text:p>40,35</text:p>
          </table:table-cell>
          <table:table-cell table:formula="of:=IF([.B53]&lt;[.B54];0;1)" office:value-type="float" office:value="0" calcext:value-type="float">
            <text:p>0</text:p>
          </table:table-cell>
          <table:table-cell table:formula="of:=IF([.C53]&lt;[.C54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2" table:formula="of:=[.B54]+[.$M$2]*[.B54]-[.$N$2]*[.B54]*[.C54]" office:value-type="float" office:value="118.84706787342" calcext:value-type="float">
            <text:p>118,85</text:p>
          </table:table-cell>
          <table:table-cell table:formula="of:=[.C54]+[.$N$2]*[.B54]*[.C54]-[.$O$2]*[.C54]" office:value-type="float" office:value="40.7323490130397" calcext:value-type="float">
            <text:p>40,73</text:p>
          </table:table-cell>
          <table:table-cell table:formula="of:=IF([.B54]&lt;[.B55];0;1)" office:value-type="float" office:value="1" calcext:value-type="float">
            <text:p>1</text:p>
          </table:table-cell>
          <table:table-cell table:formula="of:=IF([.C54]&lt;[.C55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5]+[.$M$2]*[.B55]-[.$N$2]*[.B55]*[.C55]" office:value-type="float" office:value="118.80354910699" calcext:value-type="float">
            <text:p>118,80</text:p>
          </table:table-cell>
          <table:table-cell table:formula="of:=[.C55]+[.$N$2]*[.B55]*[.C55]-[.$O$2]*[.C55]" office:value-type="float" office:value="41.116191686286" calcext:value-type="float">
            <text:p>41,12</text:p>
          </table:table-cell>
          <table:table-cell table:formula="of:=IF([.B55]&lt;[.B56];0;1)" office:value-type="float" office:value="1" calcext:value-type="float">
            <text:p>1</text:p>
          </table:table-cell>
          <table:table-cell table:formula="of:=IF([.C55]&lt;[.C56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6]+[.$M$2]*[.B56]-[.$N$2]*[.B56]*[.C56]" office:value-type="float" office:value="118.737245340083" calcext:value-type="float">
            <text:p>118,74</text:p>
          </table:table-cell>
          <table:table-cell table:formula="of:=[.C56]+[.$N$2]*[.B56]*[.C56]-[.$O$2]*[.C56]" office:value-type="float" office:value="41.5027568510187" calcext:value-type="float">
            <text:p>41,50</text:p>
          </table:table-cell>
          <table:table-cell table:formula="of:=IF([.B56]&lt;[.B57];0;1)" office:value-type="float" office:value="1" calcext:value-type="float">
            <text:p>1</text:p>
          </table:table-cell>
          <table:table-cell table:formula="of:=IF([.C56]&lt;[.C57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7]+[.$M$2]*[.B57]-[.$N$2]*[.B57]*[.C57]" office:value-type="float" office:value="118.64802873563" calcext:value-type="float">
            <text:p>118,65</text:p>
          </table:table-cell>
          <table:table-cell table:formula="of:=[.C57]+[.$N$2]*[.B57]*[.C57]-[.$O$2]*[.C57]" office:value-type="float" office:value="41.8915805197224" calcext:value-type="float">
            <text:p>41,89</text:p>
          </table:table-cell>
          <table:table-cell table:formula="of:=IF([.B57]&lt;[.B58];0;1)" office:value-type="float" office:value="1" calcext:value-type="float">
            <text:p>1</text:p>
          </table:table-cell>
          <table:table-cell table:formula="of:=IF([.C57]&lt;[.C58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8]+[.$M$2]*[.B58]-[.$N$2]*[.B58]*[.C58]" office:value-type="float" office:value="118.5358125857" calcext:value-type="float">
            <text:p>118,54</text:p>
          </table:table-cell>
          <table:table-cell table:formula="of:=[.C58]+[.$N$2]*[.B58]*[.C58]-[.$O$2]*[.C58]" office:value-type="float" office:value="42.2821782183788" calcext:value-type="float">
            <text:p>42,28</text:p>
          </table:table-cell>
          <table:table-cell table:formula="of:=IF([.B58]&lt;[.B59];0;1)" office:value-type="float" office:value="1" calcext:value-type="float">
            <text:p>1</text:p>
          </table:table-cell>
          <table:table-cell table:formula="of:=IF([.C58]&lt;[.C59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9]+[.$M$2]*[.B59]-[.$N$2]*[.B59]*[.C59]" office:value-type="float" office:value="118.400552660909" calcext:value-type="float">
            <text:p>118,40</text:p>
          </table:table-cell>
          <table:table-cell table:formula="of:=[.C59]+[.$N$2]*[.B59]*[.C59]-[.$O$2]*[.C59]" office:value-type="float" office:value="42.6740454839643" calcext:value-type="float">
            <text:p>42,67</text:p>
          </table:table-cell>
          <table:table-cell table:formula="of:=IF([.B59]&lt;[.B60];0;1)" office:value-type="float" office:value="1" calcext:value-type="float">
            <text:p>1</text:p>
          </table:table-cell>
          <table:table-cell table:formula="of:=IF([.C59]&lt;[.C60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60]+[.$M$2]*[.B60]-[.$N$2]*[.B60]*[.C60]" office:value-type="float" office:value="118.242248429339" calcext:value-type="float">
            <text:p>118,24</text:p>
          </table:table-cell>
          <table:table-cell table:formula="of:=[.C60]+[.$N$2]*[.B60]*[.C60]-[.$O$2]*[.C60]" office:value-type="float" office:value="43.0666584945551" calcext:value-type="float">
            <text:p>43,07</text:p>
          </table:table-cell>
          <table:table-cell table:formula="of:=IF([.B60]&lt;[.B61];0;1)" office:value-type="float" office:value="1" calcext:value-type="float">
            <text:p>1</text:p>
          </table:table-cell>
          <table:table-cell table:formula="of:=IF([.C60]&lt;[.C61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61]+[.$M$2]*[.B61]-[.$N$2]*[.B61]*[.C61]" office:value-type="float" office:value="118.060944131558" calcext:value-type="float">
            <text:p>118,06</text:p>
          </table:table-cell>
          <table:table-cell table:formula="of:=[.C61]+[.$N$2]*[.B61]*[.C61]-[.$O$2]*[.C61]" office:value-type="float" office:value="43.4594748361947" calcext:value-type="float">
            <text:p>43,46</text:p>
          </table:table-cell>
          <table:table-cell table:formula="of:=IF([.B61]&lt;[.B62];0;1)" office:value-type="float" office:value="1" calcext:value-type="float">
            <text:p>1</text:p>
          </table:table-cell>
          <table:table-cell table:formula="of:=IF([.C61]&lt;[.C62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2]+[.$M$2]*[.B62]-[.$N$2]*[.B62]*[.C62]" office:value-type="float" office:value="117.856729698878" calcext:value-type="float">
            <text:p>117,86</text:p>
          </table:table-cell>
          <table:table-cell table:formula="of:=[.C62]+[.$N$2]*[.B62]*[.C62]-[.$O$2]*[.C62]" office:value-type="float" office:value="43.8519344096964" calcext:value-type="float">
            <text:p>43,85</text:p>
          </table:table-cell>
          <table:table-cell table:formula="of:=IF([.B62]&lt;[.B63];0;1)" office:value-type="float" office:value="1" calcext:value-type="float">
            <text:p>1</text:p>
          </table:table-cell>
          <table:table-cell table:formula="of:=IF([.C62]&lt;[.C63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3]+[.$M$2]*[.B63]-[.$N$2]*[.B63]*[.C63]" office:value-type="float" office:value="117.629741502607" calcext:value-type="float">
            <text:p>117,63</text:p>
          </table:table-cell>
          <table:table-cell table:formula="of:=[.C63]+[.$N$2]*[.B63]*[.C63]-[.$O$2]*[.C63]" office:value-type="float" office:value="44.2434604794598" calcext:value-type="float">
            <text:p>44,24</text:p>
          </table:table-cell>
          <table:table-cell table:formula="of:=IF([.B63]&lt;[.B64];0;1)" office:value-type="float" office:value="1" calcext:value-type="float">
            <text:p>1</text:p>
          </table:table-cell>
          <table:table-cell table:formula="of:=IF([.C63]&lt;[.C64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4]+[.$M$2]*[.B64]-[.$N$2]*[.B64]*[.C64]" office:value-type="float" office:value="117.380162922969" calcext:value-type="float">
            <text:p>117,38</text:p>
          </table:table-cell>
          <table:table-cell table:formula="of:=[.C64]+[.$N$2]*[.B64]*[.C64]-[.$O$2]*[.C64]" office:value-type="float" office:value="44.6334608651767" calcext:value-type="float">
            <text:p>44,63</text:p>
          </table:table-cell>
          <table:table-cell table:formula="of:=IF([.B64]&lt;[.B65];0;1)" office:value-type="float" office:value="1" calcext:value-type="float">
            <text:p>1</text:p>
          </table:table-cell>
          <table:table-cell table:formula="of:=IF([.C64]&lt;[.C65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5]+[.$M$2]*[.B65]-[.$N$2]*[.B65]*[.C65]" office:value-type="float" office:value="117.108224727344" calcext:value-type="float">
            <text:p>117,11</text:p>
          </table:table-cell>
          <table:table-cell table:formula="of:=[.C65]+[.$N$2]*[.B65]*[.C65]-[.$O$2]*[.C65]" office:value-type="float" office:value="45.021329276003" calcext:value-type="float">
            <text:p>45,02</text:p>
          </table:table-cell>
          <table:table-cell table:formula="of:=IF([.B65]&lt;[.B66];0;1)" office:value-type="float" office:value="1" calcext:value-type="float">
            <text:p>1</text:p>
          </table:table-cell>
          <table:table-cell table:formula="of:=IF([.C65]&lt;[.C66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6]+[.$M$2]*[.B66]-[.$N$2]*[.B66]*[.C66]" office:value-type="float" office:value="116.814205248701" calcext:value-type="float">
            <text:p>116,81</text:p>
          </table:table-cell>
          <table:table-cell table:formula="of:=[.C66]+[.$N$2]*[.B66]*[.C66]-[.$O$2]*[.C66]" office:value-type="float" office:value="45.4064467853918" calcext:value-type="float">
            <text:p>45,41</text:p>
          </table:table-cell>
          <table:table-cell table:formula="of:=IF([.B66]&lt;[.B67];0;1)" office:value-type="float" office:value="1" calcext:value-type="float">
            <text:p>1</text:p>
          </table:table-cell>
          <table:table-cell table:formula="of:=IF([.C66]&lt;[.C67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7]+[.$M$2]*[.B67]-[.$N$2]*[.B67]*[.C67]" office:value-type="float" office:value="116.498430356474" calcext:value-type="float">
            <text:p>116,50</text:p>
          </table:table-cell>
          <table:table-cell table:formula="of:=[.C67]+[.$N$2]*[.B67]*[.C67]-[.$O$2]*[.C67]" office:value-type="float" office:value="45.7881834433238" calcext:value-type="float">
            <text:p>45,79</text:p>
          </table:table-cell>
          <table:table-cell table:formula="of:=IF([.B67]&lt;[.B68];0;1)" office:value-type="float" office:value="1" calcext:value-type="float">
            <text:p>1</text:p>
          </table:table-cell>
          <table:table-cell table:formula="of:=IF([.C67]&lt;[.C68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8]+[.$M$2]*[.B68]-[.$N$2]*[.B68]*[.C68]" office:value-type="float" office:value="116.161273213593" calcext:value-type="float">
            <text:p>116,16</text:p>
          </table:table-cell>
          <table:table-cell table:formula="of:=[.C68]+[.$N$2]*[.B68]*[.C68]-[.$O$2]*[.C68]" office:value-type="float" office:value="46.1659000211683" calcext:value-type="float">
            <text:p>46,17</text:p>
          </table:table-cell>
          <table:table-cell table:formula="of:=IF([.B68]&lt;[.B69];0;1)" office:value-type="float" office:value="1" calcext:value-type="float">
            <text:p>1</text:p>
          </table:table-cell>
          <table:table-cell table:formula="of:=IF([.C68]&lt;[.C69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69]+[.$M$2]*[.B69]-[.$N$2]*[.B69]*[.C69]" office:value-type="float" office:value="115.803153815109" calcext:value-type="float">
            <text:p>115,80</text:p>
          </table:table-cell>
          <table:table-cell table:formula="of:=[.C69]+[.$N$2]*[.B69]*[.C69]-[.$O$2]*[.C69]" office:value-type="float" office:value="46.5389498828651" calcext:value-type="float">
            <text:p>46,54</text:p>
          </table:table-cell>
          <table:table-cell table:formula="of:=IF([.B69]&lt;[.B70];0;1)" office:value-type="float" office:value="1" calcext:value-type="float">
            <text:p>1</text:p>
          </table:table-cell>
          <table:table-cell table:formula="of:=IF([.C69]&lt;[.C70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70]+[.$M$2]*[.B70]-[.$N$2]*[.B70]*[.C70]" office:value-type="float" office:value="115.424538305572" calcext:value-type="float">
            <text:p>115,42</text:p>
          </table:table-cell>
          <table:table-cell table:formula="of:=[.C70]+[.$N$2]*[.B70]*[.C70]-[.$O$2]*[.C70]" office:value-type="float" office:value="46.9066809745614" calcext:value-type="float">
            <text:p>46,91</text:p>
          </table:table-cell>
          <table:table-cell table:formula="of:=IF([.B70]&lt;[.B71];0;1)" office:value-type="float" office:value="1" calcext:value-type="float">
            <text:p>1</text:p>
          </table:table-cell>
          <table:table-cell table:formula="of:=IF([.C70]&lt;[.C71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71]+[.$M$2]*[.B71]-[.$N$2]*[.B71]*[.C71]" office:value-type="float" office:value="115.025938074216" calcext:value-type="float">
            <text:p>115,03</text:p>
          </table:table-cell>
          <table:table-cell table:formula="of:=[.C71]+[.$N$2]*[.B71]*[.C71]-[.$O$2]*[.C71]" office:value-type="float" office:value="47.268437923301" calcext:value-type="float">
            <text:p>47,27</text:p>
          </table:table-cell>
          <table:table-cell table:formula="of:=IF([.B71]&lt;[.B72];0;1)" office:value-type="float" office:value="1" calcext:value-type="float">
            <text:p>1</text:p>
          </table:table-cell>
          <table:table-cell table:formula="of:=IF([.C71]&lt;[.C72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2]+[.$M$2]*[.B72]-[.$N$2]*[.B72]*[.C72]" office:value-type="float" office:value="114.607908628985" calcext:value-type="float">
            <text:p>114,61</text:p>
          </table:table-cell>
          <table:table-cell table:formula="of:=[.C72]+[.$N$2]*[.B72]*[.C72]-[.$O$2]*[.C72]" office:value-type="float" office:value="47.6235642338513" calcext:value-type="float">
            <text:p>47,62</text:p>
          </table:table-cell>
          <table:table-cell table:formula="of:=IF([.B72]&lt;[.B73];0;1)" office:value-type="float" office:value="1" calcext:value-type="float">
            <text:p>1</text:p>
          </table:table-cell>
          <table:table-cell table:formula="of:=IF([.C72]&lt;[.C73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3]+[.$M$2]*[.B73]-[.$N$2]*[.B73]*[.C73]" office:value-type="float" office:value="114.171048252415" calcext:value-type="float">
            <text:p>114,17</text:p>
          </table:table-cell>
          <table:table-cell table:formula="of:=[.C73]+[.$N$2]*[.B73]*[.C73]-[.$O$2]*[.C73]" office:value-type="float" office:value="47.9714045713086" calcext:value-type="float">
            <text:p>47,97</text:p>
          </table:table-cell>
          <table:table-cell table:formula="of:=IF([.B73]&lt;[.B74];0;1)" office:value-type="float" office:value="1" calcext:value-type="float">
            <text:p>1</text:p>
          </table:table-cell>
          <table:table-cell table:formula="of:=IF([.C73]&lt;[.C74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4]+[.$M$2]*[.B74]-[.$N$2]*[.B74]*[.C74]" office:value-type="float" office:value="113.715996444439" calcext:value-type="float">
            <text:p>113,72</text:p>
          </table:table-cell>
          <table:table-cell table:formula="of:=[.C74]+[.$N$2]*[.B74]*[.C74]-[.$O$2]*[.C74]" office:value-type="float" office:value="48.3113071157667" calcext:value-type="float">
            <text:p>48,31</text:p>
          </table:table-cell>
          <table:table-cell table:formula="of:=IF([.B74]&lt;[.B75];0;1)" office:value-type="float" office:value="1" calcext:value-type="float">
            <text:p>1</text:p>
          </table:table-cell>
          <table:table-cell table:formula="of:=IF([.C74]&lt;[.C75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5]+[.$M$2]*[.B75]-[.$N$2]*[.B75]*[.C75]" office:value-type="float" office:value="113.243432159227" calcext:value-type="float">
            <text:p>113,24</text:p>
          </table:table-cell>
          <table:table-cell table:formula="of:=[.C75]+[.$N$2]*[.B75]*[.C75]-[.$O$2]*[.C75]" office:value-type="float" office:value="48.6426259740797" calcext:value-type="float">
            <text:p>48,64</text:p>
          </table:table-cell>
          <table:table-cell table:formula="of:=IF([.B75]&lt;[.B76];0;1)" office:value-type="float" office:value="1" calcext:value-type="float">
            <text:p>1</text:p>
          </table:table-cell>
          <table:table-cell table:formula="of:=IF([.C75]&lt;[.C76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6]+[.$M$2]*[.B76]-[.$N$2]*[.B76]*[.C76]" office:value-type="float" office:value="112.75407184514" calcext:value-type="float">
            <text:p>112,75</text:p>
          </table:table-cell>
          <table:table-cell table:formula="of:=[.C76]+[.$N$2]*[.B76]*[.C76]-[.$O$2]*[.C76]" office:value-type="float" office:value="48.9647236326469" calcext:value-type="float">
            <text:p>48,96</text:p>
          </table:table-cell>
          <table:table-cell table:formula="of:=IF([.B76]&lt;[.B77];0;1)" office:value-type="float" office:value="1" calcext:value-type="float">
            <text:p>1</text:p>
          </table:table-cell>
          <table:table-cell table:formula="of:=IF([.C76]&lt;[.C77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7]+[.$M$2]*[.B77]-[.$N$2]*[.B77]*[.C77]" office:value-type="float" office:value="112.248667298866" calcext:value-type="float">
            <text:p>112,25</text:p>
          </table:table-cell>
          <table:table-cell table:formula="of:=[.C77]+[.$N$2]*[.B77]*[.C77]-[.$O$2]*[.C77]" office:value-type="float" office:value="49.276973434191" calcext:value-type="float">
            <text:p>49,28</text:p>
          </table:table-cell>
          <table:table-cell table:formula="of:=IF([.B77]&lt;[.B78];0;1)" office:value-type="float" office:value="1" calcext:value-type="float">
            <text:p>1</text:p>
          </table:table-cell>
          <table:table-cell table:formula="of:=IF([.C77]&lt;[.C78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78]+[.$M$2]*[.B78]-[.$N$2]*[.B78]*[.C78]" office:value-type="float" office:value="111.728003346589" calcext:value-type="float">
            <text:p>111,73</text:p>
          </table:table-cell>
          <table:table-cell table:formula="of:=[.C78]+[.$N$2]*[.B78]*[.C78]-[.$O$2]*[.C78]" office:value-type="float" office:value="49.5787620607362" calcext:value-type="float">
            <text:p>49,58</text:p>
          </table:table-cell>
          <table:table-cell table:formula="of:=IF([.B78]&lt;[.B79];0;1)" office:value-type="float" office:value="1" calcext:value-type="float">
            <text:p>1</text:p>
          </table:table-cell>
          <table:table-cell table:formula="of:=IF([.C78]&lt;[.C79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79]+[.$M$2]*[.B79]-[.$N$2]*[.B79]*[.C79]" office:value-type="float" office:value="111.1928953668" calcext:value-type="float">
            <text:p>111,19</text:p>
          </table:table-cell>
          <table:table-cell table:formula="of:=[.C79]+[.$N$2]*[.B79]*[.C79]-[.$O$2]*[.C79]" office:value-type="float" office:value="49.8694920044203" calcext:value-type="float">
            <text:p>49,87</text:p>
          </table:table-cell>
          <table:table-cell table:formula="of:=IF([.B79]&lt;[.B80];0;1)" office:value-type="float" office:value="1" calcext:value-type="float">
            <text:p>1</text:p>
          </table:table-cell>
          <table:table-cell table:formula="of:=IF([.C79]&lt;[.C80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80]+[.$M$2]*[.B80]-[.$N$2]*[.B80]*[.C80]" office:value-type="float" office:value="110.644186670914" calcext:value-type="float">
            <text:p>110,64</text:p>
          </table:table-cell>
          <table:table-cell table:formula="of:=[.C80]+[.$N$2]*[.B80]*[.C80]-[.$O$2]*[.C80]" office:value-type="float" office:value="50.1485840074207" calcext:value-type="float">
            <text:p>50,15</text:p>
          </table:table-cell>
          <table:table-cell table:formula="of:=IF([.B80]&lt;[.B81];0;1)" office:value-type="float" office:value="1" calcext:value-type="float">
            <text:p>1</text:p>
          </table:table-cell>
          <table:table-cell table:formula="of:=IF([.C80]&lt;[.C81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81]+[.$M$2]*[.B81]-[.$N$2]*[.B81]*[.C81]" office:value-type="float" office:value="110.082745759233" calcext:value-type="float">
            <text:p>110,08</text:p>
          </table:table-cell>
          <table:table-cell table:formula="of:=[.C81]+[.$N$2]*[.B81]*[.C81]-[.$O$2]*[.C81]" office:value-type="float" office:value="50.4154794521492" calcext:value-type="float">
            <text:p>50,42</text:p>
          </table:table-cell>
          <table:table-cell table:formula="of:=IF([.B81]&lt;[.B82];0;1)" office:value-type="float" office:value="1" calcext:value-type="float">
            <text:p>1</text:p>
          </table:table-cell>
          <table:table-cell table:formula="of:=IF([.C81]&lt;[.C82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2]+[.$M$2]*[.B82]-[.$N$2]*[.B82]*[.C82]" office:value-type="float" office:value="109.509463470987" calcext:value-type="float">
            <text:p>109,51</text:p>
          </table:table-cell>
          <table:table-cell table:formula="of:=[.C82]+[.$N$2]*[.B82]*[.C82]-[.$O$2]*[.C82]" office:value-type="float" office:value="50.6696426829722" calcext:value-type="float">
            <text:p>50,67</text:p>
          </table:table-cell>
          <table:table-cell table:formula="of:=IF([.B82]&lt;[.B83];0;1)" office:value-type="float" office:value="1" calcext:value-type="float">
            <text:p>1</text:p>
          </table:table-cell>
          <table:table-cell table:formula="of:=IF([.C82]&lt;[.C83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3]+[.$M$2]*[.B83]-[.$N$2]*[.B83]*[.C83]" office:value-type="float" office:value="108.925250048168" calcext:value-type="float">
            <text:p>108,93</text:p>
          </table:table-cell>
          <table:table-cell table:formula="of:=[.C83]+[.$N$2]*[.B83]*[.C83]-[.$O$2]*[.C83]" office:value-type="float" office:value="50.910563241063" calcext:value-type="float">
            <text:p>50,91</text:p>
          </table:table-cell>
          <table:table-cell table:formula="of:=IF([.B83]&lt;[.B84];0;1)" office:value-type="float" office:value="1" calcext:value-type="float">
            <text:p>1</text:p>
          </table:table-cell>
          <table:table-cell table:formula="of:=IF([.C83]&lt;[.C84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4]+[.$M$2]*[.B84]-[.$N$2]*[.B84]*[.C84]" office:value-type="float" office:value="108.331032133568" calcext:value-type="float">
            <text:p>108,33</text:p>
          </table:table-cell>
          <table:table-cell table:formula="of:=[.C84]+[.$N$2]*[.B84]*[.C84]-[.$O$2]*[.C84]" office:value-type="float" office:value="51.1377579945728" calcext:value-type="float">
            <text:p>51,14</text:p>
          </table:table-cell>
          <table:table-cell table:formula="of:=IF([.B84]&lt;[.B85];0;1)" office:value-type="float" office:value="1" calcext:value-type="float">
            <text:p>1</text:p>
          </table:table-cell>
          <table:table-cell table:formula="of:=IF([.C84]&lt;[.C85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5]+[.$M$2]*[.B85]-[.$N$2]*[.B85]*[.C85]" office:value-type="float" office:value="107.727749723965" calcext:value-type="float">
            <text:p>107,73</text:p>
          </table:table-cell>
          <table:table-cell table:formula="of:=[.C85]+[.$N$2]*[.B85]*[.C85]-[.$O$2]*[.C85]" office:value-type="float" office:value="51.3507731471185" calcext:value-type="float">
            <text:p>51,35</text:p>
          </table:table-cell>
          <table:table-cell table:formula="of:=IF([.B85]&lt;[.B86];0;1)" office:value-type="float" office:value="1" calcext:value-type="float">
            <text:p>1</text:p>
          </table:table-cell>
          <table:table-cell table:formula="of:=IF([.C85]&lt;[.C86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6]+[.$M$2]*[.B86]-[.$N$2]*[.B86]*[.C86]" office:value-type="float" office:value="107.116353099582" calcext:value-type="float">
            <text:p>107,12</text:p>
          </table:table-cell>
          <table:table-cell table:formula="of:=[.C86]+[.$N$2]*[.B86]*[.C86]-[.$O$2]*[.C86]" office:value-type="float" office:value="51.549186108625" calcext:value-type="float">
            <text:p>51,55</text:p>
          </table:table-cell>
          <table:table-cell table:formula="of:=IF([.B86]&lt;[.B87];0;1)" office:value-type="float" office:value="1" calcext:value-type="float">
            <text:p>1</text:p>
          </table:table-cell>
          <table:table-cell table:formula="of:=IF([.C86]&lt;[.C87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7]+[.$M$2]*[.B87]-[.$N$2]*[.B87]*[.C87]" office:value-type="float" office:value="106.49779975097" calcext:value-type="float">
            <text:p>106,50</text:p>
          </table:table-cell>
          <table:table-cell table:formula="of:=[.C87]+[.$N$2]*[.B87]*[.C87]-[.$O$2]*[.C87]" office:value-type="float" office:value="51.7326072137976" calcext:value-type="float">
            <text:p>51,73</text:p>
          </table:table-cell>
          <table:table-cell table:formula="of:=IF([.B87]&lt;[.B88];0;1)" office:value-type="float" office:value="1" calcext:value-type="float">
            <text:p>1</text:p>
          </table:table-cell>
          <table:table-cell table:formula="of:=IF([.C87]&lt;[.C88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88]+[.$M$2]*[.B88]-[.$N$2]*[.B88]*[.C88]" office:value-type="float" office:value="105.873051324164" calcext:value-type="float">
            <text:p>105,87</text:p>
          </table:table-cell>
          <table:table-cell table:formula="of:=[.C88]+[.$N$2]*[.B88]*[.C88]-[.$O$2]*[.C88]" office:value-type="float" office:value="51.900681274933" calcext:value-type="float">
            <text:p>51,90</text:p>
          </table:table-cell>
          <table:table-cell table:formula="of:=IF([.B88]&lt;[.B89];0;1)" office:value-type="float" office:value="1" calcext:value-type="float">
            <text:p>1</text:p>
          </table:table-cell>
          <table:table-cell table:formula="of:=IF([.C88]&lt;[.C89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89]+[.$M$2]*[.B89]-[.$N$2]*[.B89]*[.C89]" office:value-type="float" office:value="105.243070604457" calcext:value-type="float">
            <text:p>105,24</text:p>
          </table:table-cell>
          <table:table-cell table:formula="of:=[.C89]+[.$N$2]*[.B89]*[.C89]-[.$O$2]*[.C89]" office:value-type="float" office:value="52.0530889573764" calcext:value-type="float">
            <text:p>52,05</text:p>
          </table:table-cell>
          <table:table-cell table:formula="of:=IF([.B89]&lt;[.B90];0;1)" office:value-type="float" office:value="1" calcext:value-type="float">
            <text:p>1</text:p>
          </table:table-cell>
          <table:table-cell table:formula="of:=IF([.C89]&lt;[.C90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90]+[.$M$2]*[.B90]-[.$N$2]*[.B90]*[.C90]" office:value-type="float" office:value="104.608818558386" calcext:value-type="float">
            <text:p>104,61</text:p>
          </table:table-cell>
          <table:table-cell table:formula="of:=[.C90]+[.$N$2]*[.B90]*[.C90]-[.$O$2]*[.C90]" office:value-type="float" office:value="52.1895479676682" calcext:value-type="float">
            <text:p>52,19</text:p>
          </table:table-cell>
          <table:table-cell table:formula="of:=IF([.B90]&lt;[.B91];0;1)" office:value-type="float" office:value="1" calcext:value-type="float">
            <text:p>1</text:p>
          </table:table-cell>
          <table:table-cell table:formula="of:=IF([.C90]&lt;[.C91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91]+[.$M$2]*[.B91]-[.$N$2]*[.B91]*[.C91]" office:value-type="float" office:value="103.971251452557" calcext:value-type="float">
            <text:p>103,97</text:p>
          </table:table-cell>
          <table:table-cell table:formula="of:=[.C91]+[.$N$2]*[.B91]*[.C91]-[.$O$2]*[.C91]" office:value-type="float" office:value="52.3098140462817" calcext:value-type="float">
            <text:p>52,31</text:p>
          </table:table-cell>
          <table:table-cell table:formula="of:=IF([.B91]&lt;[.B92];0;1)" office:value-type="float" office:value="1" calcext:value-type="float">
            <text:p>1</text:p>
          </table:table-cell>
          <table:table-cell table:formula="of:=IF([.C91]&lt;[.C92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2]+[.$M$2]*[.B92]-[.$N$2]*[.B92]*[.C92]" office:value-type="float" office:value="103.331318066786" calcext:value-type="float">
            <text:p>103,33</text:p>
          </table:table-cell>
          <table:table-cell table:formula="of:=[.C92]+[.$N$2]*[.B92]*[.C92]-[.$O$2]*[.C92]" office:value-type="float" office:value="52.4136817587889" calcext:value-type="float">
            <text:p>52,41</text:p>
          </table:table-cell>
          <table:table-cell table:formula="of:=IF([.B92]&lt;[.B93];0;1)" office:value-type="float" office:value="1" calcext:value-type="float">
            <text:p>1</text:p>
          </table:table-cell>
          <table:table-cell table:formula="of:=IF([.C92]&lt;[.C93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3]+[.$M$2]*[.B93]-[.$N$2]*[.B93]*[.C93]" office:value-type="float" office:value="102.689957017688" calcext:value-type="float">
            <text:p>102,69</text:p>
          </table:table-cell>
          <table:table-cell table:formula="of:=[.C93]+[.$N$2]*[.B93]*[.C93]-[.$O$2]*[.C93]" office:value-type="float" office:value="52.5009850812838" calcext:value-type="float">
            <text:p>52,50</text:p>
          </table:table-cell>
          <table:table-cell table:formula="of:=IF([.B93]&lt;[.B94];0;1)" office:value-type="float" office:value="1" calcext:value-type="float">
            <text:p>1</text:p>
          </table:table-cell>
          <table:table-cell table:formula="of:=IF([.C93]&lt;[.C94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4]+[.$M$2]*[.B94]-[.$N$2]*[.B94]*[.C94]" office:value-type="float" office:value="102.04809420735" calcext:value-type="float">
            <text:p>102,05</text:p>
          </table:table-cell>
          <table:table-cell table:formula="of:=[.C94]+[.$N$2]*[.B94]*[.C94]-[.$O$2]*[.C94]" office:value-type="float" office:value="52.5715977779113" calcext:value-type="float">
            <text:p>52,57</text:p>
          </table:table-cell>
          <table:table-cell table:formula="of:=IF([.B94]&lt;[.B95];0;1)" office:value-type="float" office:value="1" calcext:value-type="float">
            <text:p>1</text:p>
          </table:table-cell>
          <table:table-cell table:formula="of:=IF([.C94]&lt;[.C95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5]+[.$M$2]*[.B95]-[.$N$2]*[.B95]*[.C95]" office:value-type="float" office:value="101.406640410161" calcext:value-type="float">
            <text:p>101,41</text:p>
          </table:table-cell>
          <table:table-cell table:formula="of:=[.C95]+[.$N$2]*[.B95]*[.C95]-[.$O$2]*[.C95]" office:value-type="float" office:value="52.6254335703513" calcext:value-type="float">
            <text:p>52,63</text:p>
          </table:table-cell>
          <table:table-cell table:formula="of:=IF([.B95]&lt;[.B96];0;1)" office:value-type="float" office:value="1" calcext:value-type="float">
            <text:p>1</text:p>
          </table:table-cell>
          <table:table-cell table:formula="of:=IF([.C95]&lt;[.C96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6]+[.$M$2]*[.B96]-[.$N$2]*[.B96]*[.C96]" office:value-type="float" office:value="100.766489009116" calcext:value-type="float">
            <text:p>100,77</text:p>
          </table:table-cell>
          <table:table-cell table:formula="of:=[.C96]+[.$N$2]*[.B96]*[.C96]-[.$O$2]*[.C96]" office:value-type="float" office:value="52.6624461010824" calcext:value-type="float">
            <text:p>52,66</text:p>
          </table:table-cell>
          <table:table-cell table:formula="of:=IF([.B96]&lt;[.B97];0;1)" office:value-type="float" office:value="1" calcext:value-type="float">
            <text:p>1</text:p>
          </table:table-cell>
          <table:table-cell table:formula="of:=IF([.C96]&lt;[.C97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97]+[.$M$2]*[.B97]-[.$N$2]*[.B97]*[.C97]" office:value-type="float" office:value="100.128513891179" calcext:value-type="float">
            <text:p>100,13</text:p>
          </table:table-cell>
          <table:table-cell table:formula="of:=[.C97]+[.$N$2]*[.B97]*[.C97]-[.$O$2]*[.C97]" office:value-type="float" office:value="52.6826286941473" calcext:value-type="float">
            <text:p>52,68</text:p>
          </table:table-cell>
          <table:table-cell table:formula="of:=IF([.B97]&lt;[.B98];0;1)" office:value-type="float" office:value="1" calcext:value-type="float">
            <text:p>1</text:p>
          </table:table-cell>
          <table:table-cell table:formula="of:=IF([.C97]&lt;[.C98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98]+[.$M$2]*[.B98]-[.$N$2]*[.B98]*[.C98]" office:value-type="float" office:value="99.4935675094899" calcext:value-type="float">
            <text:p>99,49</text:p>
          </table:table-cell>
          <table:table-cell table:formula="of:=[.C98]+[.$N$2]*[.B98]*[.C98]-[.$O$2]*[.C98]" office:value-type="float" office:value="52.6860139189528" calcext:value-type="float">
            <text:p>52,69</text:p>
          </table:table-cell>
          <table:table-cell table:formula="of:=IF([.B98]&lt;[.B99];0;1)" office:value-type="float" office:value="1" calcext:value-type="float">
            <text:p>1</text:p>
          </table:table-cell>
          <table:table-cell table:formula="of:=IF([.C98]&lt;[.C99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formula="of:=[.B99]+[.$M$2]*[.B99]-[.$N$2]*[.B99]*[.C99]" office:value-type="float" office:value="98.8624791183541" calcext:value-type="float">
            <text:p>98,86</text:p>
          </table:table-cell>
          <table:table-cell table:style-name="ce2" table:formula="of:=[.C99]+[.$N$2]*[.B99]*[.C99]-[.$O$2]*[.C99]" office:value-type="float" office:value="52.6726729643308" calcext:value-type="float">
            <text:p>52,67</text:p>
          </table:table-cell>
          <table:table-cell table:formula="of:=IF([.B99]&lt;[.B100];0;1)" office:value-type="float" office:value="1" calcext:value-type="float">
            <text:p>1</text:p>
          </table:table-cell>
          <table:table-cell table:formula="of:=IF([.C99]&lt;[.C100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100]+[.$M$2]*[.B100]-[.$N$2]*[.B100]*[.C100]" office:value-type="float" office:value="98.2360531851991" calcext:value-type="float">
            <text:p>98,24</text:p>
          </table:table-cell>
          <table:table-cell table:formula="of:=[.C100]+[.$N$2]*[.B100]*[.C100]-[.$O$2]*[.C100]" office:value-type="float" office:value="52.6427148316363" calcext:value-type="float">
            <text:p>52,64</text:p>
          </table:table-cell>
          <table:table-cell table:formula="of:=IF([.B100]&lt;[.B101];0;1)" office:value-type="float" office:value="1" calcext:value-type="float">
            <text:p>1</text:p>
          </table:table-cell>
          <table:table-cell table:formula="of:=IF([.C100]&lt;[.C101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01]+[.$M$2]*[.B101]-[.$N$2]*[.B101]*[.C101]" office:value-type="float" office:value="97.6150679818962" calcext:value-type="float">
            <text:p>97,62</text:p>
          </table:table-cell>
          <table:table-cell table:formula="of:=[.C101]+[.$N$2]*[.B101]*[.C101]-[.$O$2]*[.C101]" office:value-type="float" office:value="52.5962853570614" calcext:value-type="float">
            <text:p>52,60</text:p>
          </table:table-cell>
          <table:table-cell table:formula="of:=IF([.B101]&lt;[.B102];0;1)" office:value-type="float" office:value="1" calcext:value-type="float">
            <text:p>1</text:p>
          </table:table-cell>
          <table:table-cell table:formula="of:=IF([.C101]&lt;[.C102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02]+[.$M$2]*[.B102]-[.$N$2]*[.B102]*[.C102]" office:value-type="float" office:value="97.0002743561717" calcext:value-type="float">
            <text:p>97,00</text:p>
          </table:table-cell>
          <table:table-cell table:formula="of:=[.C102]+[.$N$2]*[.B102]*[.C102]-[.$O$2]*[.C102]" office:value-type="float" office:value="52.5335660745707" calcext:value-type="float">
            <text:p>52,53</text:p>
          </table:table-cell>
          <table:table-cell table:formula="of:=IF([.B102]&lt;[.B103];0;1)" office:value-type="float" office:value="1" calcext:value-type="float">
            <text:p>1</text:p>
          </table:table-cell>
          <table:table-cell table:formula="of:=IF([.C102]&lt;[.C103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03]+[.$M$2]*[.B103]-[.$N$2]*[.B103]*[.C103]" office:value-type="float" office:value="96.3923946822244" calcext:value-type="float">
            <text:p>96,39</text:p>
          </table:table-cell>
          <table:table-cell table:formula="of:=[.C103]+[.$N$2]*[.B103]*[.C103]-[.$O$2]*[.C103]" office:value-type="float" office:value="52.4547729319129" calcext:value-type="float">
            <text:p>52,45</text:p>
          </table:table-cell>
          <table:table-cell table:formula="of:=IF([.B103]&lt;[.B104];0;1)" office:value-type="float" office:value="1" calcext:value-type="float">
            <text:p>1</text:p>
          </table:table-cell>
          <table:table-cell table:formula="of:=IF([.C103]&lt;[.C104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04]+[.$M$2]*[.B104]-[.$N$2]*[.B104]*[.C104]" office:value-type="float" office:value="95.7921219881592" calcext:value-type="float">
            <text:p>95,79</text:p>
          </table:table-cell>
          <table:table-cell table:formula="of:=[.C104]+[.$N$2]*[.B104]*[.C104]-[.$O$2]*[.C104]" office:value-type="float" office:value="52.360154873027" calcext:value-type="float">
            <text:p>52,36</text:p>
          </table:table-cell>
          <table:table-cell table:formula="of:=IF([.B104]&lt;[.B105];0;1)" office:value-type="float" office:value="1" calcext:value-type="float">
            <text:p>1</text:p>
          </table:table-cell>
          <table:table-cell table:formula="of:=IF([.C104]&lt;[.C105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05]+[.$M$2]*[.B105]-[.$N$2]*[.B105]*[.C105]" office:value-type="float" office:value="95.2001192564644" calcext:value-type="float">
            <text:p>95,20</text:p>
          </table:table-cell>
          <table:table-cell table:formula="of:=[.C105]+[.$N$2]*[.B105]*[.C105]-[.$O$2]*[.C105]" office:value-type="float" office:value="52.2499923008336" calcext:value-type="float">
            <text:p>52,25</text:p>
          </table:table-cell>
          <table:table-cell table:formula="of:=IF([.B105]&lt;[.B106];0;1)" office:value-type="float" office:value="1" calcext:value-type="float">
            <text:p>1</text:p>
          </table:table-cell>
          <table:table-cell table:formula="of:=IF([.C105]&lt;[.C106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06]+[.$M$2]*[.B106]-[.$N$2]*[.B106]*[.C106]" office:value-type="float" office:value="94.6170188924994" calcext:value-type="float">
            <text:p>94,62</text:p>
          </table:table-cell>
          <table:table-cell table:formula="of:=[.C106]+[.$N$2]*[.B106]*[.C106]-[.$O$2]*[.C106]" office:value-type="float" office:value="52.1245954348862" calcext:value-type="float">
            <text:p>52,12</text:p>
          </table:table-cell>
          <table:table-cell table:formula="of:=IF([.B106]&lt;[.B107];0;1)" office:value-type="float" office:value="1" calcext:value-type="float">
            <text:p>1</text:p>
          </table:table-cell>
          <table:table-cell table:formula="of:=IF([.C106]&lt;[.C107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07]+[.$M$2]*[.B107]-[.$N$2]*[.B107]*[.C107]" office:value-type="float" office:value="94.0434223548361" calcext:value-type="float">
            <text:p>94,04</text:p>
          </table:table-cell>
          <table:table-cell table:formula="of:=[.C107]+[.$N$2]*[.B107]*[.C107]-[.$O$2]*[.C107]" office:value-type="float" office:value="51.9843025786552" calcext:value-type="float">
            <text:p>51,98</text:p>
          </table:table-cell>
          <table:table-cell table:formula="of:=IF([.B107]&lt;[.B108];0;1)" office:value-type="float" office:value="1" calcext:value-type="float">
            <text:p>1</text:p>
          </table:table-cell>
          <table:table-cell table:formula="of:=IF([.C107]&lt;[.C108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08]+[.$M$2]*[.B108]-[.$N$2]*[.B108]*[.C108]" office:value-type="float" office:value="93.4798999403198" calcext:value-type="float">
            <text:p>93,48</text:p>
          </table:table-cell>
          <table:table-cell table:formula="of:=[.C108]+[.$N$2]*[.B108]*[.C108]-[.$O$2]*[.C108]" office:value-type="float" office:value="51.8294783113354" calcext:value-type="float">
            <text:p>51,83</text:p>
          </table:table-cell>
          <table:table-cell table:formula="of:=IF([.B108]&lt;[.B109];0;1)" office:value-type="float" office:value="1" calcext:value-type="float">
            <text:p>1</text:p>
          </table:table-cell>
          <table:table-cell table:formula="of:=IF([.C108]&lt;[.C109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09]+[.$M$2]*[.B109]-[.$N$2]*[.B109]*[.C109]" office:value-type="float" office:value="92.9269907158749" calcext:value-type="float">
            <text:p>92,93</text:p>
          </table:table-cell>
          <table:table-cell table:formula="of:=[.C109]+[.$N$2]*[.B109]*[.C109]-[.$O$2]*[.C109]" office:value-type="float" office:value="51.66051161902" calcext:value-type="float">
            <text:p>51,66</text:p>
          </table:table-cell>
          <table:table-cell table:formula="of:=IF([.B109]&lt;[.B110];0;1)" office:value-type="float" office:value="1" calcext:value-type="float">
            <text:p>1</text:p>
          </table:table-cell>
          <table:table-cell table:formula="of:=IF([.C109]&lt;[.C110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10]+[.$M$2]*[.B110]-[.$N$2]*[.B110]*[.C110]" office:value-type="float" office:value="92.3852025883934" calcext:value-type="float">
            <text:p>92,39</text:p>
          </table:table-cell>
          <table:table-cell table:formula="of:=[.C110]+[.$N$2]*[.B110]*[.C110]-[.$O$2]*[.C110]" office:value-type="float" office:value="51.477813979868" calcext:value-type="float">
            <text:p>51,48</text:p>
          </table:table-cell>
          <table:table-cell table:formula="of:=IF([.B110]&lt;[.B111];0;1)" office:value-type="float" office:value="1" calcext:value-type="float">
            <text:p>1</text:p>
          </table:table-cell>
          <table:table-cell table:formula="of:=IF([.C110]&lt;[.C111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11]+[.$M$2]*[.B111]-[.$N$2]*[.B111]*[.C111]" office:value-type="float" office:value="91.8550125034924" calcext:value-type="float">
            <text:p>91,86</text:p>
          </table:table-cell>
          <table:table-cell table:formula="of:=[.C111]+[.$N$2]*[.B111]*[.C111]-[.$O$2]*[.C111]" office:value-type="float" office:value="51.2818174175435" calcext:value-type="float">
            <text:p>51,28</text:p>
          </table:table-cell>
          <table:table-cell table:formula="of:=IF([.B111]&lt;[.B112];0;1)" office:value-type="float" office:value="1" calcext:value-type="float">
            <text:p>1</text:p>
          </table:table-cell>
          <table:table-cell table:formula="of:=IF([.C111]&lt;[.C112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12]+[.$M$2]*[.B112]-[.$N$2]*[.B112]*[.C112]" office:value-type="float" office:value="91.3368667635171" calcext:value-type="float">
            <text:p>91,34</text:p>
          </table:table-cell>
          <table:table-cell table:formula="of:=[.C112]+[.$N$2]*[.B112]*[.C112]-[.$O$2]*[.C112]" office:value-type="float" office:value="51.0729725367114" calcext:value-type="float">
            <text:p>51,07</text:p>
          </table:table-cell>
          <table:table-cell table:formula="of:=IF([.B112]&lt;[.B113];0;1)" office:value-type="float" office:value="1" calcext:value-type="float">
            <text:p>1</text:p>
          </table:table-cell>
          <table:table-cell table:formula="of:=IF([.C112]&lt;[.C113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13]+[.$M$2]*[.B113]-[.$N$2]*[.B113]*[.C113]" office:value-type="float" office:value="90.8311814548862" calcext:value-type="float">
            <text:p>90,83</text:p>
          </table:table-cell>
          <table:table-cell table:formula="of:=[.C113]+[.$N$2]*[.B113]*[.C113]-[.$O$2]*[.C113]" office:value-type="float" office:value="50.851746553777" calcext:value-type="float">
            <text:p>50,85</text:p>
          </table:table-cell>
          <table:table-cell table:formula="of:=IF([.B113]&lt;[.B114];0;1)" office:value-type="float" office:value="1" calcext:value-type="float">
            <text:p>1</text:p>
          </table:table-cell>
          <table:table-cell table:formula="of:=IF([.C113]&lt;[.C114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14]+[.$M$2]*[.B114]-[.$N$2]*[.B114]*[.C114]" office:value-type="float" office:value="90.338342974722" calcext:value-type="float">
            <text:p>90,34</text:p>
          </table:table-cell>
          <table:table-cell table:formula="of:=[.C114]+[.$N$2]*[.B114]*[.C114]-[.$O$2]*[.C114]" office:value-type="float" office:value="50.6186213353502" calcext:value-type="float">
            <text:p>50,62</text:p>
          </table:table-cell>
          <table:table-cell table:formula="of:=IF([.B114]&lt;[.B115];0;1)" office:value-type="float" office:value="1" calcext:value-type="float">
            <text:p>1</text:p>
          </table:table-cell>
          <table:table-cell table:formula="of:=IF([.C114]&lt;[.C115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15]+[.$M$2]*[.B115]-[.$N$2]*[.B115]*[.C115]" office:value-type="float" office:value="89.8587086466662" calcext:value-type="float">
            <text:p>89,86</text:p>
          </table:table-cell>
          <table:table-cell table:formula="of:=[.C115]+[.$N$2]*[.B115]*[.C115]-[.$O$2]*[.C115]" office:value-type="float" office:value="50.3740914561329" calcext:value-type="float">
            <text:p>50,37</text:p>
          </table:table-cell>
          <table:table-cell table:formula="of:=IF([.B115]&lt;[.B116];0;1)" office:value-type="float" office:value="1" calcext:value-type="float">
            <text:p>1</text:p>
          </table:table-cell>
          <table:table-cell table:formula="of:=IF([.C115]&lt;[.C116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16]+[.$M$2]*[.B116]-[.$N$2]*[.B116]*[.C116]" office:value-type="float" office:value="89.3926074158509" calcext:value-type="float">
            <text:p>89,39</text:p>
          </table:table-cell>
          <table:table-cell table:formula="of:=[.C116]+[.$N$2]*[.B116]*[.C116]-[.$O$2]*[.C116]" office:value-type="float" office:value="50.1186622870748" calcext:value-type="float">
            <text:p>50,12</text:p>
          </table:table-cell>
          <table:table-cell table:formula="of:=IF([.B116]&lt;[.B117];0;1)" office:value-type="float" office:value="1" calcext:value-type="float">
            <text:p>1</text:p>
          </table:table-cell>
          <table:table-cell table:formula="of:=IF([.C116]&lt;[.C117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17]+[.$M$2]*[.B117]-[.$N$2]*[.B117]*[.C117]" office:value-type="float" office:value="88.9403406131499" calcext:value-type="float">
            <text:p>88,94</text:p>
          </table:table-cell>
          <table:table-cell table:formula="of:=[.C117]+[.$N$2]*[.B117]*[.C117]-[.$O$2]*[.C117]" office:value-type="float" office:value="49.8528481237391" calcext:value-type="float">
            <text:p>49,85</text:p>
          </table:table-cell>
          <table:table-cell table:formula="of:=IF([.B117]&lt;[.B118];0;1)" office:value-type="float" office:value="1" calcext:value-type="float">
            <text:p>1</text:p>
          </table:table-cell>
          <table:table-cell table:formula="of:=IF([.C117]&lt;[.C118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18]+[.$M$2]*[.B118]-[.$N$2]*[.B118]*[.C118]" office:value-type="float" office:value="88.5021827790824" calcext:value-type="float">
            <text:p>88,50</text:p>
          </table:table-cell>
          <table:table-cell table:formula="of:=[.C118]+[.$N$2]*[.B118]*[.C118]-[.$O$2]*[.C118]" office:value-type="float" office:value="49.5771703638827" calcext:value-type="float">
            <text:p>49,58</text:p>
          </table:table-cell>
          <table:table-cell table:formula="of:=IF([.B118]&lt;[.B119];0;1)" office:value-type="float" office:value="1" calcext:value-type="float">
            <text:p>1</text:p>
          </table:table-cell>
          <table:table-cell table:formula="of:=IF([.C118]&lt;[.C119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119]+[.$M$2]*[.B119]-[.$N$2]*[.B119]*[.C119]" office:value-type="float" office:value="88.078382538057" calcext:value-type="float">
            <text:p>88,08</text:p>
          </table:table-cell>
          <table:table-cell table:formula="of:=[.C119]+[.$N$2]*[.B119]*[.C119]-[.$O$2]*[.C119]" office:value-type="float" office:value="49.2921557422956" calcext:value-type="float">
            <text:p>49,29</text:p>
          </table:table-cell>
          <table:table-cell table:formula="of:=IF([.B119]&lt;[.B120];0;1)" office:value-type="float" office:value="1" calcext:value-type="float">
            <text:p>1</text:p>
          </table:table-cell>
          <table:table-cell table:formula="of:=IF([.C119]&lt;[.C120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20]+[.$M$2]*[.B120]-[.$N$2]*[.B120]*[.C120]" office:value-type="float" office:value="87.6691635140205" calcext:value-type="float">
            <text:p>87,67</text:p>
          </table:table-cell>
          <table:table-cell table:formula="of:=[.C120]+[.$N$2]*[.B120]*[.C120]-[.$O$2]*[.C120]" office:value-type="float" office:value="48.9983346299785" calcext:value-type="float">
            <text:p>49,00</text:p>
          </table:table-cell>
          <table:table-cell table:formula="of:=IF([.B120]&lt;[.B121];0;1)" office:value-type="float" office:value="1" calcext:value-type="float">
            <text:p>1</text:p>
          </table:table-cell>
          <table:table-cell table:formula="of:=IF([.C120]&lt;[.C121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21]+[.$M$2]*[.B121]-[.$N$2]*[.B121]*[.C121]" office:value-type="float" office:value="87.2747252790057" calcext:value-type="float">
            <text:p>87,27</text:p>
          </table:table-cell>
          <table:table-cell table:formula="of:=[.C121]+[.$N$2]*[.B121]*[.C121]-[.$O$2]*[.C121]" office:value-type="float" office:value="48.6962394037747" calcext:value-type="float">
            <text:p>48,70</text:p>
          </table:table-cell>
          <table:table-cell table:formula="of:=IF([.B121]&lt;[.B122];0;1)" office:value-type="float" office:value="1" calcext:value-type="float">
            <text:p>1</text:p>
          </table:table-cell>
          <table:table-cell table:formula="of:=IF([.C121]&lt;[.C122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122]+[.$M$2]*[.B122]-[.$N$2]*[.B122]*[.C122]" office:value-type="float" office:value="86.8952443265433" calcext:value-type="float">
            <text:p>86,90</text:p>
          </table:table-cell>
          <table:table-cell table:formula="of:=[.C122]+[.$N$2]*[.B122]*[.C122]-[.$O$2]*[.C122]" office:value-type="float" office:value="48.3864028916285" calcext:value-type="float">
            <text:p>48,39</text:p>
          </table:table-cell>
          <table:table-cell table:formula="of:=IF([.B122]&lt;[.B123];0;1)" office:value-type="float" office:value="1" calcext:value-type="float">
            <text:p>1</text:p>
          </table:table-cell>
          <table:table-cell table:formula="of:=IF([.C122]&lt;[.C123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123]+[.$M$2]*[.B123]-[.$N$2]*[.B123]*[.C123]" office:value-type="float" office:value="86.5308750623988" calcext:value-type="float">
            <text:p>86,53</text:p>
          </table:table-cell>
          <table:table-cell table:formula="of:=[.C123]+[.$N$2]*[.B123]*[.C123]-[.$O$2]*[.C123]" office:value-type="float" office:value="48.0693568977224" calcext:value-type="float">
            <text:p>48,07</text:p>
          </table:table-cell>
          <table:table-cell table:formula="of:=IF([.B123]&lt;[.B124];0;1)" office:value-type="float" office:value="1" calcext:value-type="float">
            <text:p>1</text:p>
          </table:table-cell>
          <table:table-cell table:formula="of:=IF([.C123]&lt;[.C124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124]+[.$M$2]*[.B124]-[.$N$2]*[.B124]*[.C124]" office:value-type="float" office:value="86.1817508056235" calcext:value-type="float">
            <text:p>86,18</text:p>
          </table:table-cell>
          <table:table-cell table:formula="of:=[.C124]+[.$N$2]*[.B124]*[.C124]-[.$O$2]*[.C124]" office:value-type="float" office:value="47.7456308108596" calcext:value-type="float">
            <text:p>47,75</text:p>
          </table:table-cell>
          <table:table-cell table:formula="of:=IF([.B124]&lt;[.B125];0;1)" office:value-type="float" office:value="1" calcext:value-type="float">
            <text:p>1</text:p>
          </table:table-cell>
          <table:table-cell table:formula="of:=IF([.C124]&lt;[.C125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125]+[.$M$2]*[.B125]-[.$N$2]*[.B125]*[.C125]" office:value-type="float" office:value="85.8479847934365" calcext:value-type="float">
            <text:p>85,85</text:p>
          </table:table-cell>
          <table:table-cell table:formula="of:=[.C125]+[.$N$2]*[.B125]*[.C125]-[.$O$2]*[.C125]" office:value-type="float" office:value="47.4157502986161" calcext:value-type="float">
            <text:p>47,42</text:p>
          </table:table-cell>
          <table:table-cell table:formula="of:=IF([.B125]&lt;[.B126];0;1)" office:value-type="float" office:value="1" calcext:value-type="float">
            <text:p>1</text:p>
          </table:table-cell>
          <table:table-cell table:formula="of:=IF([.C125]&lt;[.C126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126]+[.$M$2]*[.B126]-[.$N$2]*[.B126]*[.C126]" office:value-type="float" office:value="85.5296711840028" calcext:value-type="float">
            <text:p>85,53</text:p>
          </table:table-cell>
          <table:table-cell table:formula="of:=[.C126]+[.$N$2]*[.B126]*[.C126]-[.$O$2]*[.C126]" office:value-type="float" office:value="47.0802360889877" calcext:value-type="float">
            <text:p>47,08</text:p>
          </table:table-cell>
          <table:table-cell table:formula="of:=IF([.B126]&lt;[.B127];0;1)" office:value-type="float" office:value="1" calcext:value-type="float">
            <text:p>1</text:p>
          </table:table-cell>
          <table:table-cell table:formula="of:=IF([.C126]&lt;[.C127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127]+[.$M$2]*[.B127]-[.$N$2]*[.B127]*[.C127]" office:value-type="float" office:value="85.2268860517047" calcext:value-type="float">
            <text:p>85,23</text:p>
          </table:table-cell>
          <table:table-cell table:formula="of:=[.C127]+[.$N$2]*[.B127]*[.C127]-[.$O$2]*[.C127]" office:value-type="float" office:value="46.7396028405165" calcext:value-type="float">
            <text:p>46,74</text:p>
          </table:table-cell>
          <table:table-cell table:formula="of:=IF([.B127]&lt;[.B128];0;1)" office:value-type="float" office:value="1" calcext:value-type="float">
            <text:p>1</text:p>
          </table:table-cell>
          <table:table-cell table:formula="of:=IF([.C127]&lt;[.C128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128]+[.$M$2]*[.B128]-[.$N$2]*[.B128]*[.C128]" office:value-type="float" office:value="84.9396883700435" calcext:value-type="float">
            <text:p>84,94</text:p>
          </table:table-cell>
          <table:table-cell table:formula="of:=[.C128]+[.$N$2]*[.B128]*[.C128]-[.$O$2]*[.C128]" office:value-type="float" office:value="46.394358101186" calcext:value-type="float">
            <text:p>46,39</text:p>
          </table:table-cell>
          <table:table-cell table:formula="of:=IF([.B128]&lt;[.B129];0;1)" office:value-type="float" office:value="1" calcext:value-type="float">
            <text:p>1</text:p>
          </table:table-cell>
          <table:table-cell table:formula="of:=IF([.C128]&lt;[.C129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29]+[.$M$2]*[.B129]-[.$N$2]*[.B129]*[.C129]" office:value-type="float" office:value="84.6681209778228" calcext:value-type="float">
            <text:p>84,67</text:p>
          </table:table-cell>
          <table:table-cell table:formula="of:=[.C129]+[.$N$2]*[.B129]*[.C129]-[.$O$2]*[.C129]" office:value-type="float" office:value="46.0450013557482" calcext:value-type="float">
            <text:p>46,05</text:p>
          </table:table-cell>
          <table:table-cell table:formula="of:=IF([.B129]&lt;[.B130];0;1)" office:value-type="float" office:value="1" calcext:value-type="float">
            <text:p>1</text:p>
          </table:table-cell>
          <table:table-cell table:formula="of:=IF([.C129]&lt;[.C130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130]+[.$M$2]*[.B130]-[.$N$2]*[.B130]*[.C130]" office:value-type="float" office:value="84.4122115247731" calcext:value-type="float">
            <text:p>84,41</text:p>
          </table:table-cell>
          <table:table-cell table:formula="of:=[.C130]+[.$N$2]*[.B130]*[.C130]-[.$O$2]*[.C130]" office:value-type="float" office:value="45.692023160567" calcext:value-type="float">
            <text:p>45,69</text:p>
          </table:table-cell>
          <table:table-cell table:formula="of:=IF([.B130]&lt;[.B131];0;1)" office:value-type="float" office:value="1" calcext:value-type="float">
            <text:p>1</text:p>
          </table:table-cell>
          <table:table-cell table:formula="of:=IF([.C130]&lt;[.C131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131]+[.$M$2]*[.B131]-[.$N$2]*[.B131]*[.C131]" office:value-type="float" office:value="84.1719733932562" calcext:value-type="float">
            <text:p>84,17</text:p>
          </table:table-cell>
          <table:table-cell table:formula="of:=[.C131]+[.$N$2]*[.B131]*[.C131]-[.$O$2]*[.C131]" office:value-type="float" office:value="45.335904364551" calcext:value-type="float">
            <text:p>45,34</text:p>
          </table:table-cell>
          <table:table-cell table:formula="of:=IF([.B131]&lt;[.B132];0;1)" office:value-type="float" office:value="1" calcext:value-type="float">
            <text:p>1</text:p>
          </table:table-cell>
          <table:table-cell table:formula="of:=IF([.C131]&lt;[.C132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132]+[.$M$2]*[.B132]-[.$N$2]*[.B132]*[.C132]" office:value-type="float" office:value="83.9474065931552" calcext:value-type="float">
            <text:p>83,95</text:p>
          </table:table-cell>
          <table:table-cell table:formula="of:=[.C132]+[.$N$2]*[.B132]*[.C132]-[.$O$2]*[.C132]" office:value-type="float" office:value="44.9771154142895" calcext:value-type="float">
            <text:p>44,98</text:p>
          </table:table-cell>
          <table:table-cell table:formula="of:=IF([.B132]&lt;[.B133];0;1)" office:value-type="float" office:value="1" calcext:value-type="float">
            <text:p>1</text:p>
          </table:table-cell>
          <table:table-cell table:formula="of:=IF([.C132]&lt;[.C133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133]+[.$M$2]*[.B133]-[.$N$2]*[.B133]*[.C133]" office:value-type="float" office:value="83.738498627483" calcext:value-type="float">
            <text:p>83,74</text:p>
          </table:table-cell>
          <table:table-cell table:formula="of:=[.C133]+[.$N$2]*[.B133]*[.C133]-[.$O$2]*[.C133]" office:value-type="float" office:value="44.6161157411104" calcext:value-type="float">
            <text:p>44,62</text:p>
          </table:table-cell>
          <table:table-cell table:formula="of:=IF([.B133]&lt;[.B134];0;1)" office:value-type="float" office:value="1" calcext:value-type="float">
            <text:p>1</text:p>
          </table:table-cell>
          <table:table-cell table:formula="of:=IF([.C133]&lt;[.C134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134]+[.$M$2]*[.B134]-[.$N$2]*[.B134]*[.C134]" office:value-type="float" office:value="83.5452253266574" calcext:value-type="float">
            <text:p>83,55</text:p>
          </table:table-cell>
          <table:table-cell table:formula="of:=[.C134]+[.$N$2]*[.B134]*[.C134]-[.$O$2]*[.C134]" office:value-type="float" office:value="44.2533532274301" calcext:value-type="float">
            <text:p>44,25</text:p>
          </table:table-cell>
          <table:table-cell table:formula="of:=IF([.B134]&lt;[.B135];0;1)" office:value-type="float" office:value="1" calcext:value-type="float">
            <text:p>1</text:p>
          </table:table-cell>
          <table:table-cell table:formula="of:=IF([.C134]&lt;[.C135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135]+[.$M$2]*[.B135]-[.$N$2]*[.B135]*[.C135]" office:value-type="float" office:value="83.3675516497676" calcext:value-type="float">
            <text:p>83,37</text:p>
          </table:table-cell>
          <table:table-cell table:formula="of:=[.C135]+[.$N$2]*[.B135]*[.C135]-[.$O$2]*[.C135]" office:value-type="float" office:value="43.8892637494815" calcext:value-type="float">
            <text:p>43,89</text:p>
          </table:table-cell>
          <table:table-cell table:formula="of:=IF([.B135]&lt;[.B136];0;1)" office:value-type="float" office:value="1" calcext:value-type="float">
            <text:p>1</text:p>
          </table:table-cell>
          <table:table-cell table:formula="of:=IF([.C135]&lt;[.C136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136]+[.$M$2]*[.B136]-[.$N$2]*[.B136]*[.C136]" office:value-type="float" office:value="83.2054324515104" calcext:value-type="float">
            <text:p>83,21</text:p>
          </table:table-cell>
          <table:table-cell table:formula="of:=[.C136]+[.$N$2]*[.B136]*[.C136]-[.$O$2]*[.C136]" office:value-type="float" office:value="43.5242707932601" calcext:value-type="float">
            <text:p>43,52</text:p>
          </table:table-cell>
          <table:table-cell table:formula="of:=IF([.B136]&lt;[.B137];0;1)" office:value-type="float" office:value="1" calcext:value-type="float">
            <text:p>1</text:p>
          </table:table-cell>
          <table:table-cell table:formula="of:=IF([.C136]&lt;[.C137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137]+[.$M$2]*[.B137]-[.$N$2]*[.B137]*[.C137]" office:value-type="float" office:value="83.0588132137957" calcext:value-type="float">
            <text:p>83,06</text:p>
          </table:table-cell>
          <table:table-cell table:formula="of:=[.C137]+[.$N$2]*[.B137]*[.C137]-[.$O$2]*[.C137]" office:value-type="float" office:value="43.158785140342" calcext:value-type="float">
            <text:p>43,16</text:p>
          </table:table-cell>
          <table:table-cell table:formula="of:=IF([.B137]&lt;[.B138];0;1)" office:value-type="float" office:value="1" calcext:value-type="float">
            <text:p>1</text:p>
          </table:table-cell>
          <table:table-cell table:formula="of:=IF([.C137]&lt;[.C138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138]+[.$M$2]*[.B138]-[.$N$2]*[.B138]*[.C138]" office:value-type="float" office:value="82.9276307413186" calcext:value-type="float">
            <text:p>82,93</text:p>
          </table:table-cell>
          <table:table-cell table:formula="of:=[.C138]+[.$N$2]*[.B138]*[.C138]-[.$O$2]*[.C138]" office:value-type="float" office:value="42.7932046200779" calcext:value-type="float">
            <text:p>42,79</text:p>
          </table:table-cell>
          <table:table-cell table:formula="of:=IF([.B138]&lt;[.B139];0;1)" office:value-type="float" office:value="1" calcext:value-type="float">
            <text:p>1</text:p>
          </table:table-cell>
          <table:table-cell table:formula="of:=IF([.C138]&lt;[.C139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139]+[.$M$2]*[.B139]-[.$N$2]*[.B139]*[.C139]" office:value-type="float" office:value="82.8118138206592" calcext:value-type="float">
            <text:p>82,81</text:p>
          </table:table-cell>
          <table:table-cell table:formula="of:=[.C139]+[.$N$2]*[.B139]*[.C139]-[.$O$2]*[.C139]" office:value-type="float" office:value="42.4279139245597" calcext:value-type="float">
            <text:p>42,43</text:p>
          </table:table-cell>
          <table:table-cell table:formula="of:=IF([.B139]&lt;[.B140];0;1)" office:value-type="float" office:value="1" calcext:value-type="float">
            <text:p>1</text:p>
          </table:table-cell>
          <table:table-cell table:formula="of:=IF([.C139]&lt;[.C140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140]+[.$M$2]*[.B140]-[.$N$2]*[.B140]*[.C140]" office:value-type="float" office:value="82.7112838427126" calcext:value-type="float">
            <text:p>82,71</text:p>
          </table:table-cell>
          <table:table-cell table:formula="of:=[.C140]+[.$N$2]*[.B140]*[.C140]-[.$O$2]*[.C140]" office:value-type="float" office:value="42.0632844826915" calcext:value-type="float">
            <text:p>42,06</text:p>
          </table:table-cell>
          <table:table-cell table:formula="of:=IF([.B140]&lt;[.B141];0;1)" office:value-type="float" office:value="1" calcext:value-type="float">
            <text:p>1</text:p>
          </table:table-cell>
          <table:table-cell table:formula="of:=IF([.C140]&lt;[.C141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41]+[.$M$2]*[.B141]-[.$N$2]*[.B141]*[.C141]" office:value-type="float" office:value="82.6259553884645" calcext:value-type="float">
            <text:p>82,63</text:p>
          </table:table-cell>
          <table:table-cell table:formula="of:=[.C141]+[.$N$2]*[.B141]*[.C141]-[.$O$2]*[.C141]" office:value-type="float" office:value="41.6996743896593" calcext:value-type="float">
            <text:p>41,70</text:p>
          </table:table-cell>
          <table:table-cell table:formula="of:=IF([.B141]&lt;[.B142];0;1)" office:value-type="float" office:value="1" calcext:value-type="float">
            <text:p>1</text:p>
          </table:table-cell>
          <table:table-cell table:formula="of:=IF([.C141]&lt;[.C142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42]+[.$M$2]*[.B142]-[.$N$2]*[.B142]*[.C142]" office:value-type="float" office:value="82.5557367783171" calcext:value-type="float">
            <text:p>82,56</text:p>
          </table:table-cell>
          <table:table-cell table:formula="of:=[.C142]+[.$N$2]*[.B142]*[.C142]-[.$O$2]*[.C142]" office:value-type="float" office:value="41.3374283880931" calcext:value-type="float">
            <text:p>41,34</text:p>
          </table:table-cell>
          <table:table-cell table:formula="of:=IF([.B142]&lt;[.B143];0;1)" office:value-type="float" office:value="1" calcext:value-type="float">
            <text:p>1</text:p>
          </table:table-cell>
          <table:table-cell table:formula="of:=IF([.C142]&lt;[.C143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143]+[.$M$2]*[.B143]-[.$N$2]*[.B143]*[.C143]" office:value-type="float" office:value="82.5005305853334" calcext:value-type="float">
            <text:p>82,50</text:p>
          </table:table-cell>
          <table:table-cell table:formula="of:=[.C143]+[.$N$2]*[.B143]*[.C143]-[.$O$2]*[.C143]" office:value-type="float" office:value="40.9768778972384" calcext:value-type="float">
            <text:p>40,98</text:p>
          </table:table-cell>
          <table:table-cell table:formula="of:=IF([.B143]&lt;[.B144];0;1)" office:value-type="float" office:value="1" calcext:value-type="float">
            <text:p>1</text:p>
          </table:table-cell>
          <table:table-cell table:formula="of:=IF([.C143]&lt;[.C144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144]+[.$M$2]*[.B144]-[.$N$2]*[.B144]*[.C144]" office:value-type="float" office:value="82.4602341129138" calcext:value-type="float">
            <text:p>82,46</text:p>
          </table:table-cell>
          <table:table-cell table:formula="of:=[.C144]+[.$N$2]*[.B144]*[.C144]-[.$O$2]*[.C144]" office:value-type="float" office:value="40.6183410865028" calcext:value-type="float">
            <text:p>40,62</text:p>
          </table:table-cell>
          <table:table-cell table:formula="of:=IF([.B144]&lt;[.B145];0;1)" office:value-type="float" office:value="1" calcext:value-type="float">
            <text:p>1</text:p>
          </table:table-cell>
          <table:table-cell table:formula="of:=IF([.C144]&lt;[.C145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145]+[.$M$2]*[.B145]-[.$N$2]*[.B145]*[.C145]" office:value-type="float" office:value="82.4347398375365" calcext:value-type="float">
            <text:p>82,43</text:p>
          </table:table-cell>
          <table:table-cell table:formula="of:=[.C145]+[.$N$2]*[.B145]*[.C145]-[.$O$2]*[.C145]" office:value-type="float" office:value="40.2621229898133" calcext:value-type="float">
            <text:p>40,26</text:p>
          </table:table-cell>
          <table:table-cell table:formula="of:=IF([.B145]&lt;[.B146];0;1)" office:value-type="float" office:value="1" calcext:value-type="float">
            <text:p>1</text:p>
          </table:table-cell>
          <table:table-cell table:formula="of:=IF([.C145]&lt;[.C146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146]+[.$M$2]*[.B146]-[.$N$2]*[.B146]*[.C146]" office:value-type="float" office:value="82.4239358173011" calcext:value-type="float">
            <text:p>82,42</text:p>
          </table:table-cell>
          <table:table-cell table:formula="of:=[.C146]+[.$N$2]*[.B146]*[.C146]-[.$O$2]*[.C146]" office:value-type="float" office:value="39.9085156573087" calcext:value-type="float">
            <text:p>39,91</text:p>
          </table:table-cell>
          <table:table-cell table:formula="of:=IF([.B146]&lt;[.B147];0;1)" office:value-type="float" office:value="1" calcext:value-type="float">
            <text:p>1</text:p>
          </table:table-cell>
          <table:table-cell table:formula="of:=IF([.C146]&lt;[.C147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147]+[.$M$2]*[.B147]-[.$N$2]*[.B147]*[.C147]" office:value-type="float" office:value="82.4277060670963" calcext:value-type="float">
            <text:p>82,43</text:p>
          </table:table-cell>
          <table:table-cell table:formula="of:=[.C147]+[.$N$2]*[.B147]*[.C147]-[.$O$2]*[.C147]" office:value-type="float" office:value="39.5577983409941" calcext:value-type="float">
            <text:p>39,56</text:p>
          </table:table-cell>
          <table:table-cell table:formula="of:=IF([.B147]&lt;[.B148];0;1)" office:value-type="float" office:value="0" calcext:value-type="float">
            <text:p>0</text:p>
          </table:table-cell>
          <table:table-cell table:formula="of:=IF([.C147]&lt;[.C148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148]+[.$M$2]*[.B148]-[.$N$2]*[.B148]*[.C148]" office:value-type="float" office:value="82.4459309012817" calcext:value-type="float">
            <text:p>82,45</text:p>
          </table:table-cell>
          <table:table-cell table:formula="of:=[.C148]+[.$N$2]*[.B148]*[.C148]-[.$O$2]*[.C148]" office:value-type="float" office:value="39.2102377111009" calcext:value-type="float">
            <text:p>39,21</text:p>
          </table:table-cell>
          <table:table-cell table:formula="of:=IF([.B148]&lt;[.B149];0;1)" office:value-type="float" office:value="0" calcext:value-type="float">
            <text:p>0</text:p>
          </table:table-cell>
          <table:table-cell table:formula="of:=IF([.C148]&lt;[.C149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149]+[.$M$2]*[.B149]-[.$N$2]*[.B149]*[.C149]" office:value-type="float" office:value="82.4784872448312" calcext:value-type="float">
            <text:p>82,48</text:p>
          </table:table-cell>
          <table:table-cell table:formula="of:=[.C149]+[.$N$2]*[.B149]*[.C149]-[.$O$2]*[.C149]" office:value-type="float" office:value="38.8660881000219" calcext:value-type="float">
            <text:p>38,87</text:p>
          </table:table-cell>
          <table:table-cell table:formula="of:=IF([.B149]&lt;[.B150];0;1)" office:value-type="float" office:value="0" calcext:value-type="float">
            <text:p>0</text:p>
          </table:table-cell>
          <table:table-cell table:formula="of:=IF([.C149]&lt;[.C150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150]+[.$M$2]*[.B150]-[.$N$2]*[.B150]*[.C150]" office:value-type="float" office:value="82.5252489139208" calcext:value-type="float">
            <text:p>82,53</text:p>
          </table:table-cell>
          <table:table-cell table:formula="of:=[.C150]+[.$N$2]*[.B150]*[.C150]-[.$O$2]*[.C150]" office:value-type="float" office:value="38.5255917708279" calcext:value-type="float">
            <text:p>38,53</text:p>
          </table:table-cell>
          <table:table-cell table:formula="of:=IF([.B150]&lt;[.B151];0;1)" office:value-type="float" office:value="0" calcext:value-type="float">
            <text:p>0</text:p>
          </table:table-cell>
          <table:table-cell table:formula="of:=IF([.C150]&lt;[.C151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51]+[.$M$2]*[.B151]-[.$N$2]*[.B151]*[.C151]" office:value-type="float" office:value="82.5860868669774" calcext:value-type="float">
            <text:p>82,59</text:p>
          </table:table-cell>
          <table:table-cell table:formula="of:=[.C151]+[.$N$2]*[.B151]*[.C151]-[.$O$2]*[.C151]" office:value-type="float" office:value="38.1889792075084" calcext:value-type="float">
            <text:p>38,19</text:p>
          </table:table-cell>
          <table:table-cell table:formula="of:=IF([.B151]&lt;[.B152];0;1)" office:value-type="float" office:value="0" calcext:value-type="float">
            <text:p>0</text:p>
          </table:table-cell>
          <table:table-cell table:formula="of:=IF([.C151]&lt;[.C152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152]+[.$M$2]*[.B152]-[.$N$2]*[.B152]*[.C152]" office:value-type="float" office:value="82.6608694272207" calcext:value-type="float">
            <text:p>82,66</text:p>
          </table:table-cell>
          <table:table-cell table:formula="of:=[.C152]+[.$N$2]*[.B152]*[.C152]-[.$O$2]*[.C152]" office:value-type="float" office:value="37.8564694242292" calcext:value-type="float">
            <text:p>37,86</text:p>
          </table:table-cell>
          <table:table-cell table:formula="of:=IF([.B152]&lt;[.B153];0;1)" office:value-type="float" office:value="0" calcext:value-type="float">
            <text:p>0</text:p>
          </table:table-cell>
          <table:table-cell table:formula="of:=IF([.C152]&lt;[.C153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153]+[.$M$2]*[.B153]-[.$N$2]*[.B153]*[.C153]" office:value-type="float" office:value="82.7494624777392" calcext:value-type="float">
            <text:p>82,75</text:p>
          </table:table-cell>
          <table:table-cell table:formula="of:=[.C153]+[.$N$2]*[.B153]*[.C153]-[.$O$2]*[.C153]" office:value-type="float" office:value="37.5282702910436" calcext:value-type="float">
            <text:p>37,53</text:p>
          </table:table-cell>
          <table:table-cell table:formula="of:=IF([.B153]&lt;[.B154];0;1)" office:value-type="float" office:value="0" calcext:value-type="float">
            <text:p>0</text:p>
          </table:table-cell>
          <table:table-cell table:formula="of:=IF([.C153]&lt;[.C154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154]+[.$M$2]*[.B154]-[.$N$2]*[.B154]*[.C154]" office:value-type="float" office:value="82.8517296301424" calcext:value-type="float">
            <text:p>82,85</text:p>
          </table:table-cell>
          <table:table-cell table:formula="of:=[.C154]+[.$N$2]*[.B154]*[.C154]-[.$O$2]*[.C154]" office:value-type="float" office:value="37.204578873643" calcext:value-type="float">
            <text:p>37,20</text:p>
          </table:table-cell>
          <table:table-cell table:formula="of:=IF([.B154]&lt;[.B155];0;1)" office:value-type="float" office:value="0" calcext:value-type="float">
            <text:p>0</text:p>
          </table:table-cell>
          <table:table-cell table:formula="of:=IF([.C154]&lt;[.C155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155]+[.$M$2]*[.B155]-[.$N$2]*[.B155]*[.C155]" office:value-type="float" office:value="82.967532367824" calcext:value-type="float">
            <text:p>82,97</text:p>
          </table:table-cell>
          <table:table-cell table:formula="of:=[.C155]+[.$N$2]*[.B155]*[.C155]-[.$O$2]*[.C155]" office:value-type="float" office:value="36.885581784882" calcext:value-type="float">
            <text:p>36,89</text:p>
          </table:table-cell>
          <table:table-cell table:formula="of:=IF([.B155]&lt;[.B156];0;1)" office:value-type="float" office:value="0" calcext:value-type="float">
            <text:p>0</text:p>
          </table:table-cell>
          <table:table-cell table:formula="of:=IF([.C155]&lt;[.C156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156]+[.$M$2]*[.B156]-[.$N$2]*[.B156]*[.C156]" office:value-type="float" office:value="83.0967301648589" calcext:value-type="float">
            <text:p>83,10</text:p>
          </table:table-cell>
          <table:table-cell table:formula="of:=[.C156]+[.$N$2]*[.B156]*[.C156]-[.$O$2]*[.C156]" office:value-type="float" office:value="36.5714555459595" calcext:value-type="float">
            <text:p>36,57</text:p>
          </table:table-cell>
          <table:table-cell table:formula="of:=IF([.B156]&lt;[.B157];0;1)" office:value-type="float" office:value="0" calcext:value-type="float">
            <text:p>0</text:p>
          </table:table-cell>
          <table:table-cell table:formula="of:=IF([.C156]&lt;[.C157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157]+[.$M$2]*[.B157]-[.$N$2]*[.B157]*[.C157]" office:value-type="float" office:value="83.2391805815367" calcext:value-type="float">
            <text:p>83,24</text:p>
          </table:table-cell>
          <table:table-cell table:formula="of:=[.C157]+[.$N$2]*[.B157]*[.C157]-[.$O$2]*[.C157]" office:value-type="float" office:value="36.2623669552809" calcext:value-type="float">
            <text:p>36,26</text:p>
          </table:table-cell>
          <table:table-cell table:formula="of:=IF([.B157]&lt;[.B158];0;1)" office:value-type="float" office:value="0" calcext:value-type="float">
            <text:p>0</text:p>
          </table:table-cell>
          <table:table-cell table:formula="of:=IF([.C157]&lt;[.C158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158]+[.$M$2]*[.B158]-[.$N$2]*[.B158]*[.C158]" office:value-type="float" office:value="83.3947393375152" calcext:value-type="float">
            <text:p>83,39</text:p>
          </table:table-cell>
          <table:table-cell table:formula="of:=[.C158]+[.$N$2]*[.B158]*[.C158]-[.$O$2]*[.C158]" office:value-type="float" office:value="35.9584734631692" calcext:value-type="float">
            <text:p>35,96</text:p>
          </table:table-cell>
          <table:table-cell table:formula="of:=IF([.B158]&lt;[.B159];0;1)" office:value-type="float" office:value="0" calcext:value-type="float">
            <text:p>0</text:p>
          </table:table-cell>
          <table:table-cell table:formula="of:=IF([.C158]&lt;[.C159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159]+[.$M$2]*[.B159]-[.$N$2]*[.B159]*[.C159]" office:value-type="float" office:value="83.5632603635475" calcext:value-type="float">
            <text:p>83,56</text:p>
          </table:table-cell>
          <table:table-cell table:formula="of:=[.C159]+[.$N$2]*[.B159]*[.C159]-[.$O$2]*[.C159]" office:value-type="float" office:value="35.6599235507287" calcext:value-type="float">
            <text:p>35,66</text:p>
          </table:table-cell>
          <table:table-cell table:formula="of:=IF([.B159]&lt;[.B160];0;1)" office:value-type="float" office:value="0" calcext:value-type="float">
            <text:p>0</text:p>
          </table:table-cell>
          <table:table-cell table:formula="of:=IF([.C159]&lt;[.C160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160]+[.$M$2]*[.B160]-[.$N$2]*[.B160]*[.C160]" office:value-type="float" office:value="83.7445958327116" calcext:value-type="float">
            <text:p>83,74</text:p>
          </table:table-cell>
          <table:table-cell table:formula="of:=[.C160]+[.$N$2]*[.B160]*[.C160]-[.$O$2]*[.C160]" office:value-type="float" office:value="35.3668571112991" calcext:value-type="float">
            <text:p>35,37</text:p>
          </table:table-cell>
          <table:table-cell table:formula="of:=IF([.B160]&lt;[.B161];0;1)" office:value-type="float" office:value="0" calcext:value-type="float">
            <text:p>0</text:p>
          </table:table-cell>
          <table:table-cell table:formula="of:=IF([.C160]&lt;[.C161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161]+[.$M$2]*[.B161]-[.$N$2]*[.B161]*[.C161]" office:value-type="float" office:value="83.9385961720363" calcext:value-type="float">
            <text:p>83,94</text:p>
          </table:table-cell>
          <table:table-cell table:formula="of:=[.C161]+[.$N$2]*[.B161]*[.C161]-[.$O$2]*[.C161]" office:value-type="float" office:value="35.0794058330637" calcext:value-type="float">
            <text:p>35,08</text:p>
          </table:table-cell>
          <table:table-cell table:formula="of:=IF([.B161]&lt;[.B162];0;1)" office:value-type="float" office:value="0" calcext:value-type="float">
            <text:p>0</text:p>
          </table:table-cell>
          <table:table-cell table:formula="of:=IF([.C161]&lt;[.C162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162]+[.$M$2]*[.B162]-[.$N$2]*[.B162]*[.C162]" office:value-type="float" office:value="84.1451100553888" calcext:value-type="float">
            <text:p>84,15</text:p>
          </table:table-cell>
          <table:table-cell table:formula="of:=[.C162]+[.$N$2]*[.B162]*[.C162]-[.$O$2]*[.C162]" office:value-type="float" office:value="34.7976935814987" calcext:value-type="float">
            <text:p>34,80</text:p>
          </table:table-cell>
          <table:table-cell table:formula="of:=IF([.B162]&lt;[.B163];0;1)" office:value-type="float" office:value="0" calcext:value-type="float">
            <text:p>0</text:p>
          </table:table-cell>
          <table:table-cell table:formula="of:=IF([.C162]&lt;[.C163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163]+[.$M$2]*[.B163]-[.$N$2]*[.B163]*[.C163]" office:value-type="float" office:value="84.3639843784521" calcext:value-type="float">
            <text:p>84,36</text:p>
          </table:table-cell>
          <table:table-cell table:formula="of:=[.C163]+[.$N$2]*[.B163]*[.C163]-[.$O$2]*[.C163]" office:value-type="float" office:value="34.5218367804683" calcext:value-type="float">
            <text:p>34,52</text:p>
          </table:table-cell>
          <table:table-cell table:formula="of:=IF([.B163]&lt;[.B164];0;1)" office:value-type="float" office:value="0" calcext:value-type="float">
            <text:p>0</text:p>
          </table:table-cell>
          <table:table-cell table:formula="of:=IF([.C163]&lt;[.C164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164]+[.$M$2]*[.B164]-[.$N$2]*[.B164]*[.C164]" office:value-type="float" office:value="84.5950642165897" calcext:value-type="float">
            <text:p>84,60</text:p>
          </table:table-cell>
          <table:table-cell table:formula="of:=[.C164]+[.$N$2]*[.B164]*[.C164]-[.$O$2]*[.C164]" office:value-type="float" office:value="34.2519447908763" calcext:value-type="float">
            <text:p>34,25</text:p>
          </table:table-cell>
          <table:table-cell table:formula="of:=IF([.B164]&lt;[.B165];0;1)" office:value-type="float" office:value="0" calcext:value-type="float">
            <text:p>0</text:p>
          </table:table-cell>
          <table:table-cell table:formula="of:=IF([.C164]&lt;[.C165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165]+[.$M$2]*[.B165]-[.$N$2]*[.B165]*[.C165]" office:value-type="float" office:value="84.8381927663579" calcext:value-type="float">
            <text:p>84,84</text:p>
          </table:table-cell>
          <table:table-cell table:formula="of:=[.C165]+[.$N$2]*[.B165]*[.C165]-[.$O$2]*[.C165]" office:value-type="float" office:value="33.9881202858961" calcext:value-type="float">
            <text:p>33,99</text:p>
          </table:table-cell>
          <table:table-cell table:formula="of:=IF([.B165]&lt;[.B166];0;1)" office:value-type="float" office:value="0" calcext:value-type="float">
            <text:p>0</text:p>
          </table:table-cell>
          <table:table-cell table:formula="of:=IF([.C165]&lt;[.C166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166]+[.$M$2]*[.B166]-[.$N$2]*[.B166]*[.C166]" office:value-type="float" office:value="85.0932112713945" calcext:value-type="float">
            <text:p>85,09</text:p>
          </table:table-cell>
          <table:table-cell table:formula="of:=[.C166]+[.$N$2]*[.B166]*[.C166]-[.$O$2]*[.C166]" office:value-type="float" office:value="33.7304596218918" calcext:value-type="float">
            <text:p>33,73</text:p>
          </table:table-cell>
          <table:table-cell table:formula="of:=IF([.B166]&lt;[.B167];0;1)" office:value-type="float" office:value="0" calcext:value-type="float">
            <text:p>0</text:p>
          </table:table-cell>
          <table:table-cell table:formula="of:=IF([.C166]&lt;[.C167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167]+[.$M$2]*[.B167]-[.$N$2]*[.B167]*[.C167]" office:value-type="float" office:value="85.359958933379" calcext:value-type="float">
            <text:p>85,36</text:p>
          </table:table-cell>
          <table:table-cell table:formula="of:=[.C167]+[.$N$2]*[.B167]*[.C167]-[.$O$2]*[.C167]" office:value-type="float" office:value="33.4790532042407" calcext:value-type="float">
            <text:p>33,48</text:p>
          </table:table-cell>
          <table:table-cell table:formula="of:=IF([.B167]&lt;[.B168];0;1)" office:value-type="float" office:value="0" calcext:value-type="float">
            <text:p>0</text:p>
          </table:table-cell>
          <table:table-cell table:formula="of:=IF([.C167]&lt;[.C168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168]+[.$M$2]*[.B168]-[.$N$2]*[.B168]*[.C168]" office:value-type="float" office:value="85.6382728087254" calcext:value-type="float">
            <text:p>85,64</text:p>
          </table:table-cell>
          <table:table-cell table:formula="of:=[.C168]+[.$N$2]*[.B168]*[.C168]-[.$O$2]*[.C168]" office:value-type="float" office:value="33.2339858473498" calcext:value-type="float">
            <text:p>33,23</text:p>
          </table:table-cell>
          <table:table-cell table:formula="of:=IF([.B168]&lt;[.B169];0;1)" office:value-type="float" office:value="0" calcext:value-type="float">
            <text:p>0</text:p>
          </table:table-cell>
          <table:table-cell table:formula="of:=IF([.C168]&lt;[.C169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169]+[.$M$2]*[.B169]-[.$N$2]*[.B169]*[.C169]" office:value-type="float" office:value="85.9279876916416" calcext:value-type="float">
            <text:p>85,93</text:p>
          </table:table-cell>
          <table:table-cell table:formula="of:=[.C169]+[.$N$2]*[.B169]*[.C169]-[.$O$2]*[.C169]" office:value-type="float" office:value="32.9953371282407" calcext:value-type="float">
            <text:p>33,00</text:p>
          </table:table-cell>
          <table:table-cell table:formula="of:=IF([.B169]&lt;[.B170];0;1)" office:value-type="float" office:value="0" calcext:value-type="float">
            <text:p>0</text:p>
          </table:table-cell>
          <table:table-cell table:formula="of:=IF([.C169]&lt;[.C170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B170]+[.$M$2]*[.B170]-[.$N$2]*[.B170]*[.C170]" office:value-type="float" office:value="86.2289359841559" calcext:value-type="float">
            <text:p>86,23</text:p>
          </table:table-cell>
          <table:table-cell table:formula="of:=[.C170]+[.$N$2]*[.B170]*[.C170]-[.$O$2]*[.C170]" office:value-type="float" office:value="32.7631817331471" calcext:value-type="float">
            <text:p>32,76</text:p>
          </table:table-cell>
          <table:table-cell table:formula="of:=IF([.B170]&lt;[.B171];0;1)" office:value-type="float" office:value="0" calcext:value-type="float">
            <text:p>0</text:p>
          </table:table-cell>
          <table:table-cell table:formula="of:=IF([.C170]&lt;[.C171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171]+[.$M$2]*[.B171]-[.$N$2]*[.B171]*[.C171]" office:value-type="float" office:value="86.5409475536866" calcext:value-type="float">
            <text:p>86,54</text:p>
          </table:table-cell>
          <table:table-cell table:formula="of:=[.C171]+[.$N$2]*[.B171]*[.C171]-[.$O$2]*[.C171]" office:value-type="float" office:value="32.5375897966422" calcext:value-type="float">
            <text:p>32,54</text:p>
          </table:table-cell>
          <table:table-cell table:formula="of:=IF([.B171]&lt;[.B172];0;1)" office:value-type="float" office:value="0" calcext:value-type="float">
            <text:p>0</text:p>
          </table:table-cell>
          <table:table-cell table:formula="of:=IF([.C171]&lt;[.C172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172]+[.$M$2]*[.B172]-[.$N$2]*[.B172]*[.C172]" office:value-type="float" office:value="86.863849578703" calcext:value-type="float">
            <text:p>86,86</text:p>
          </table:table-cell>
          <table:table-cell table:formula="of:=[.C172]+[.$N$2]*[.B172]*[.C172]-[.$O$2]*[.C172]" office:value-type="float" office:value="32.3186272328674" calcext:value-type="float">
            <text:p>32,32</text:p>
          </table:table-cell>
          <table:table-cell table:formula="of:=IF([.B172]&lt;[.B173];0;1)" office:value-type="float" office:value="0" calcext:value-type="float">
            <text:p>0</text:p>
          </table:table-cell>
          <table:table-cell table:formula="of:=IF([.C172]&lt;[.C173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173]+[.$M$2]*[.B173]-[.$N$2]*[.B173]*[.C173]" office:value-type="float" office:value="87.1974663830041" calcext:value-type="float">
            <text:p>87,20</text:p>
          </table:table-cell>
          <table:table-cell table:formula="of:=[.C173]+[.$N$2]*[.B173]*[.C173]-[.$O$2]*[.C173]" office:value-type="float" office:value="32.106356058497" calcext:value-type="float">
            <text:p>32,11</text:p>
          </table:table-cell>
          <table:table-cell table:formula="of:=IF([.B173]&lt;[.B174];0;1)" office:value-type="float" office:value="0" calcext:value-type="float">
            <text:p>0</text:p>
          </table:table-cell>
          <table:table-cell table:formula="of:=IF([.C173]&lt;[.C174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174]+[.$M$2]*[.B174]-[.$N$2]*[.B174]*[.C174]" office:value-type="float" office:value="87.5416192591184" calcext:value-type="float">
            <text:p>87,54</text:p>
          </table:table-cell>
          <table:table-cell table:formula="of:=[.C174]+[.$N$2]*[.B174]*[.C174]-[.$O$2]*[.C174]" office:value-type="float" office:value="31.9008347071179" calcext:value-type="float">
            <text:p>31,90</text:p>
          </table:table-cell>
          <table:table-cell table:formula="of:=IF([.B174]&lt;[.B175];0;1)" office:value-type="float" office:value="0" calcext:value-type="float">
            <text:p>0</text:p>
          </table:table-cell>
          <table:table-cell table:formula="of:=IF([.C174]&lt;[.C175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175]+[.$M$2]*[.B175]-[.$N$2]*[.B175]*[.C175]" office:value-type="float" office:value="87.8961262813115" calcext:value-type="float">
            <text:p>87,90</text:p>
          </table:table-cell>
          <table:table-cell table:formula="of:=[.C175]+[.$N$2]*[.B175]*[.C175]-[.$O$2]*[.C175]" office:value-type="float" office:value="31.7021183347513" calcext:value-type="float">
            <text:p>31,70</text:p>
          </table:table-cell>
          <table:table-cell table:formula="of:=IF([.B175]&lt;[.B176];0;1)" office:value-type="float" office:value="0" calcext:value-type="float">
            <text:p>0</text:p>
          </table:table-cell>
          <table:table-cell table:formula="of:=IF([.C175]&lt;[.C176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176]+[.$M$2]*[.B176]-[.$N$2]*[.B176]*[.C176]" office:value-type="float" office:value="88.2608021086695" calcext:value-type="float">
            <text:p>88,26</text:p>
          </table:table-cell>
          <table:table-cell table:formula="of:=[.C176]+[.$N$2]*[.B176]*[.C176]-[.$O$2]*[.C176]" office:value-type="float" office:value="31.5102591162819" calcext:value-type="float">
            <text:p>31,51</text:p>
          </table:table-cell>
          <table:table-cell table:formula="of:=IF([.B176]&lt;[.B177];0;1)" office:value-type="float" office:value="0" calcext:value-type="float">
            <text:p>0</text:p>
          </table:table-cell>
          <table:table-cell table:formula="of:=IF([.C176]&lt;[.C177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177]+[.$M$2]*[.B177]-[.$N$2]*[.B177]*[.C177]" office:value-type="float" office:value="88.6354577787154" calcext:value-type="float">
            <text:p>88,64</text:p>
          </table:table-cell>
          <table:table-cell table:formula="of:=[.C177]+[.$N$2]*[.B177]*[.C177]-[.$O$2]*[.C177]" office:value-type="float" office:value="31.3253065325954" calcext:value-type="float">
            <text:p>31,33</text:p>
          </table:table-cell>
          <table:table-cell table:formula="of:=IF([.B177]&lt;[.B178];0;1)" office:value-type="float" office:value="0" calcext:value-type="float">
            <text:p>0</text:p>
          </table:table-cell>
          <table:table-cell table:formula="of:=IF([.C177]&lt;[.C178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B178]+[.$M$2]*[.B178]-[.$N$2]*[.B178]*[.C178]" office:value-type="float" office:value="89.0199004920021" calcext:value-type="float">
            <text:p>89,02</text:p>
          </table:table-cell>
          <table:table-cell table:formula="of:=[.C178]+[.$N$2]*[.B178]*[.C178]-[.$O$2]*[.C178]" office:value-type="float" office:value="31.1473076482532" calcext:value-type="float">
            <text:p>31,15</text:p>
          </table:table-cell>
          <table:table-cell table:formula="of:=IF([.B178]&lt;[.B179];0;1)" office:value-type="float" office:value="0" calcext:value-type="float">
            <text:p>0</text:p>
          </table:table-cell>
          <table:table-cell table:formula="of:=IF([.C178]&lt;[.C179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B179]+[.$M$2]*[.B179]-[.$N$2]*[.B179]*[.C179]" office:value-type="float" office:value="89.4139333881215" calcext:value-type="float">
            <text:p>89,41</text:p>
          </table:table-cell>
          <table:table-cell table:formula="of:=[.C179]+[.$N$2]*[.B179]*[.C179]-[.$O$2]*[.C179]" office:value-type="float" office:value="30.9763073795612" calcext:value-type="float">
            <text:p>30,98</text:p>
          </table:table-cell>
          <table:table-cell table:formula="of:=IF([.B179]&lt;[.B180];0;1)" office:value-type="float" office:value="0" calcext:value-type="float">
            <text:p>0</text:p>
          </table:table-cell>
          <table:table-cell table:formula="of:=IF([.C179]&lt;[.C180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B180]+[.$M$2]*[.B180]-[.$N$2]*[.B180]*[.C180]" office:value-type="float" office:value="89.8173553135609" calcext:value-type="float">
            <text:p>89,82</text:p>
          </table:table-cell>
          <table:table-cell table:formula="of:=[.C180]+[.$N$2]*[.B180]*[.C180]-[.$O$2]*[.C180]" office:value-type="float" office:value="30.8123487529061" calcext:value-type="float">
            <text:p>30,81</text:p>
          </table:table-cell>
          <table:table-cell table:formula="of:=IF([.B180]&lt;[.B181];0;1)" office:value-type="float" office:value="0" calcext:value-type="float">
            <text:p>0</text:p>
          </table:table-cell>
          <table:table-cell table:formula="of:=IF([.C180]&lt;[.C181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181]+[.$M$2]*[.B181]-[.$N$2]*[.B181]*[.C181]" office:value-type="float" office:value="90.2299605818395" calcext:value-type="float">
            <text:p>90,23</text:p>
          </table:table-cell>
          <table:table-cell table:formula="of:=[.C181]+[.$N$2]*[.B181]*[.C181]-[.$O$2]*[.C181]" office:value-type="float" office:value="30.6554731532534" calcext:value-type="float">
            <text:p>30,66</text:p>
          </table:table-cell>
          <table:table-cell table:formula="of:=IF([.B181]&lt;[.B182];0;1)" office:value-type="float" office:value="0" calcext:value-type="float">
            <text:p>0</text:p>
          </table:table-cell>
          <table:table-cell table:formula="of:=IF([.C181]&lt;[.C182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B182]+[.$M$2]*[.B182]-[.$N$2]*[.B182]*[.C182]" office:value-type="float" office:value="90.6515387263585" calcext:value-type="float">
            <text:p>90,65</text:p>
          </table:table-cell>
          <table:table-cell table:formula="of:=[.C182]+[.$N$2]*[.B182]*[.C182]-[.$O$2]*[.C182]" office:value-type="float" office:value="30.5057205627086" calcext:value-type="float">
            <text:p>30,51</text:p>
          </table:table-cell>
          <table:table-cell table:formula="of:=IF([.B182]&lt;[.B183];0;1)" office:value-type="float" office:value="0" calcext:value-type="float">
            <text:p>0</text:p>
          </table:table-cell>
          <table:table-cell table:formula="of:=IF([.C182]&lt;[.C183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B183]+[.$M$2]*[.B183]-[.$N$2]*[.B183]*[.C183]" office:value-type="float" office:value="91.0818742464027" calcext:value-type="float">
            <text:p>91,08</text:p>
          </table:table-cell>
          <table:table-cell table:formula="of:=[.C183]+[.$N$2]*[.B183]*[.C183]-[.$O$2]*[.C183]" office:value-type="float" office:value="30.3631297890561" calcext:value-type="float">
            <text:p>30,36</text:p>
          </table:table-cell>
          <table:table-cell table:formula="of:=IF([.B183]&lt;[.B184];0;1)" office:value-type="float" office:value="0" calcext:value-type="float">
            <text:p>0</text:p>
          </table:table-cell>
          <table:table-cell table:formula="of:=IF([.C183]&lt;[.C184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B184]+[.$M$2]*[.B184]-[.$N$2]*[.B184]*[.C184]" office:value-type="float" office:value="91.5207463467438" calcext:value-type="float">
            <text:p>91,52</text:p>
          </table:table-cell>
          <table:table-cell table:formula="of:=[.C184]+[.$N$2]*[.B184]*[.C184]-[.$O$2]*[.C184]" office:value-type="float" office:value="30.2277386841903" calcext:value-type="float">
            <text:p>30,23</text:p>
          </table:table-cell>
          <table:table-cell table:formula="of:=IF([.B184]&lt;[.B185];0;1)" office:value-type="float" office:value="0" calcext:value-type="float">
            <text:p>0</text:p>
          </table:table-cell>
          <table:table-cell table:formula="of:=IF([.C184]&lt;[.C185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185]+[.$M$2]*[.B185]-[.$N$2]*[.B185]*[.C185]" office:value-type="float" office:value="91.967928671303" calcext:value-type="float">
            <text:p>91,97</text:p>
          </table:table-cell>
          <table:table-cell table:formula="of:=[.C185]+[.$N$2]*[.B185]*[.C185]-[.$O$2]*[.C185]" office:value-type="float" office:value="30.0995843523565" calcext:value-type="float">
            <text:p>30,10</text:p>
          </table:table-cell>
          <table:table-cell table:formula="of:=IF([.B185]&lt;[.B186];0;1)" office:value-type="float" office:value="0" calcext:value-type="float">
            <text:p>0</text:p>
          </table:table-cell>
          <table:table-cell table:formula="of:=IF([.C185]&lt;[.C186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186]+[.$M$2]*[.B186]-[.$N$2]*[.B186]*[.C186]" office:value-type="float" office:value="92.4231890313523" calcext:value-type="float">
            <text:p>92,42</text:p>
          </table:table-cell>
          <table:table-cell table:formula="of:=[.C186]+[.$N$2]*[.B186]*[.C186]-[.$O$2]*[.C186]" office:value-type="float" office:value="29.9787033481153" calcext:value-type="float">
            <text:p>29,98</text:p>
          </table:table-cell>
          <table:table-cell table:formula="of:=IF([.B186]&lt;[.B187];0;1)" office:value-type="float" office:value="0" calcext:value-type="float">
            <text:p>0</text:p>
          </table:table-cell>
          <table:table-cell table:formula="of:=IF([.C186]&lt;[.C187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187]+[.$M$2]*[.B187]-[.$N$2]*[.B187]*[.C187]" office:value-type="float" office:value="92.8862891287505" calcext:value-type="float">
            <text:p>92,89</text:p>
          </table:table-cell>
          <table:table-cell table:formula="of:=[.C187]+[.$N$2]*[.B187]*[.C187]-[.$O$2]*[.C187]" office:value-type="float" office:value="29.8651318639384" calcext:value-type="float">
            <text:p>29,87</text:p>
          </table:table-cell>
          <table:table-cell table:formula="of:=IF([.B187]&lt;[.B188];0;1)" office:value-type="float" office:value="0" calcext:value-type="float">
            <text:p>0</text:p>
          </table:table-cell>
          <table:table-cell table:formula="of:=IF([.C187]&lt;[.C188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B188]+[.$M$2]*[.B188]-[.$N$2]*[.B188]*[.C188]" office:value-type="float" office:value="93.3569842747345" calcext:value-type="float">
            <text:p>93,36</text:p>
          </table:table-cell>
          <table:table-cell table:formula="of:=[.C188]+[.$N$2]*[.B188]*[.C188]-[.$O$2]*[.C188]" office:value-type="float" office:value="29.7589059073325" calcext:value-type="float">
            <text:p>29,76</text:p>
          </table:table-cell>
          <table:table-cell table:formula="of:=IF([.B188]&lt;[.B189];0;1)" office:value-type="float" office:value="0" calcext:value-type="float">
            <text:p>0</text:p>
          </table:table-cell>
          <table:table-cell table:formula="of:=IF([.C188]&lt;[.C189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189]+[.$M$2]*[.B189]-[.$N$2]*[.B189]*[.C189]" office:value-type="float" office:value="93.8350231048171" calcext:value-type="float">
            <text:p>93,84</text:p>
          </table:table-cell>
          <table:table-cell table:formula="of:=[.C189]+[.$N$2]*[.B189]*[.C189]-[.$O$2]*[.C189]" office:value-type="float" office:value="29.660061467378" calcext:value-type="float">
            <text:p>29,66</text:p>
          </table:table-cell>
          <table:table-cell table:formula="of:=IF([.B189]&lt;[.B190];0;1)" office:value-type="float" office:value="0" calcext:value-type="float">
            <text:p>0</text:p>
          </table:table-cell>
          <table:table-cell table:formula="of:=IF([.C189]&lt;[.C190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190]+[.$M$2]*[.B190]-[.$N$2]*[.B190]*[.C190]" office:value-type="float" office:value="94.3201472903726" calcext:value-type="float">
            <text:p>94,32</text:p>
          </table:table-cell>
          <table:table-cell table:formula="of:=[.C190]+[.$N$2]*[.B190]*[.C190]-[.$O$2]*[.C190]" office:value-type="float" office:value="29.5686346705499" calcext:value-type="float">
            <text:p>29,57</text:p>
          </table:table-cell>
          <table:table-cell table:formula="of:=IF([.B190]&lt;[.B191];0;1)" office:value-type="float" office:value="0" calcext:value-type="float">
            <text:p>0</text:p>
          </table:table-cell>
          <table:table-cell table:formula="of:=IF([.C190]&lt;[.C191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191]+[.$M$2]*[.B191]-[.$N$2]*[.B191]*[.C191]" office:value-type="float" office:value="94.8120912475293" calcext:value-type="float">
            <text:p>94,81</text:p>
          </table:table-cell>
          <table:table-cell table:formula="of:=[.C191]+[.$N$2]*[.B191]*[.C191]-[.$O$2]*[.C191]" office:value-type="float" office:value="29.4846619256732" calcext:value-type="float">
            <text:p>29,48</text:p>
          </table:table-cell>
          <table:table-cell table:formula="of:=IF([.B191]&lt;[.B192];0;1)" office:value-type="float" office:value="0" calcext:value-type="float">
            <text:p>0</text:p>
          </table:table-cell>
          <table:table-cell table:formula="of:=IF([.C191]&lt;[.C192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192]+[.$M$2]*[.B192]-[.$N$2]*[.B192]*[.C192]" office:value-type="float" office:value="95.3105818440302" calcext:value-type="float">
            <text:p>95,31</text:p>
          </table:table-cell>
          <table:table-cell table:formula="of:=[.C192]+[.$N$2]*[.B192]*[.C192]-[.$O$2]*[.C192]" office:value-type="float" office:value="29.4081800578392" calcext:value-type="float">
            <text:p>29,41</text:p>
          </table:table-cell>
          <table:table-cell table:formula="of:=IF([.B192]&lt;[.B193];0;1)" office:value-type="float" office:value="0" calcext:value-type="float">
            <text:p>0</text:p>
          </table:table-cell>
          <table:table-cell table:formula="of:=IF([.C192]&lt;[.C193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193]+[.$M$2]*[.B193]-[.$N$2]*[.B193]*[.C193]" office:value-type="float" office:value="95.8153381047674" calcext:value-type="float">
            <text:p>95,82</text:p>
          </table:table-cell>
          <table:table-cell table:formula="of:=[.C193]+[.$N$2]*[.B193]*[.C193]-[.$O$2]*[.C193]" office:value-type="float" office:value="29.3392264310906" calcext:value-type="float">
            <text:p>29,34</text:p>
          </table:table-cell>
          <table:table-cell table:formula="of:=IF([.B193]&lt;[.B194];0;1)" office:value-type="float" office:value="0" calcext:value-type="float">
            <text:p>0</text:p>
          </table:table-cell>
          <table:table-cell table:formula="of:=IF([.C193]&lt;[.C194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B194]+[.$M$2]*[.B194]-[.$N$2]*[.B194]*[.C194]" office:value-type="float" office:value="96.3260709167492" calcext:value-type="float">
            <text:p>96,33</text:p>
          </table:table-cell>
          <table:table-cell table:formula="of:=[.C194]+[.$N$2]*[.B194]*[.C194]-[.$O$2]*[.C194]" office:value-type="float" office:value="29.2778390596497" calcext:value-type="float">
            <text:p>29,28</text:p>
          </table:table-cell>
          <table:table-cell table:formula="of:=IF([.B194]&lt;[.B195];0;1)" office:value-type="float" office:value="0" calcext:value-type="float">
            <text:p>0</text:p>
          </table:table-cell>
          <table:table-cell table:formula="of:=IF([.C194]&lt;[.C195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195]+[.$M$2]*[.B195]-[.$N$2]*[.B195]*[.C195]" office:value-type="float" office:value="96.8424827343096" calcext:value-type="float">
            <text:p>96,84</text:p>
          </table:table-cell>
          <table:table-cell table:formula="of:=[.C195]+[.$N$2]*[.B195]*[.C195]-[.$O$2]*[.C195]" office:value-type="float" office:value="29.2240567074417" calcext:value-type="float">
            <text:p>29,22</text:p>
          </table:table-cell>
          <table:table-cell table:formula="of:=IF([.B195]&lt;[.B196];0;1)" office:value-type="float" office:value="0" calcext:value-type="float">
            <text:p>0</text:p>
          </table:table-cell>
          <table:table-cell table:formula="of:=IF([.C195]&lt;[.C196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196]+[.$M$2]*[.B196]-[.$N$2]*[.B196]*[.C196]" office:value-type="float" office:value="97.3642672854374" calcext:value-type="float">
            <text:p>97,36</text:p>
          </table:table-cell>
          <table:table-cell table:formula="of:=[.C196]+[.$N$2]*[.B196]*[.C196]-[.$O$2]*[.C196]" office:value-type="float" office:value="29.1779189756281" calcext:value-type="float">
            <text:p>29,18</text:p>
          </table:table-cell>
          <table:table-cell table:formula="of:=IF([.B196]&lt;[.B197];0;1)" office:value-type="float" office:value="0" calcext:value-type="float">
            <text:p>0</text:p>
          </table:table-cell>
          <table:table-cell table:formula="of:=IF([.C196]&lt;[.C197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197]+[.$M$2]*[.B197]-[.$N$2]*[.B197]*[.C197]" office:value-type="float" office:value="97.8911092801582" calcext:value-type="float">
            <text:p>97,89</text:p>
          </table:table-cell>
          <table:table-cell table:formula="of:=[.C197]+[.$N$2]*[.B197]*[.C197]-[.$O$2]*[.C197]" office:value-type="float" office:value="29.1394663778346" calcext:value-type="float">
            <text:p>29,14</text:p>
          </table:table-cell>
          <table:table-cell table:formula="of:=IF([.B197]&lt;[.B198];0;1)" office:value-type="float" office:value="0" calcext:value-type="float">
            <text:p>0</text:p>
          </table:table-cell>
          <table:table-cell table:formula="of:=IF([.C197]&lt;[.C198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B198]+[.$M$2]*[.B198]-[.$N$2]*[.B198]*[.C198]" office:value-type="float" office:value="98.4226841219823" calcext:value-type="float">
            <text:p>98,42</text:p>
          </table:table-cell>
          <table:table-cell table:formula="of:=[.C198]+[.$N$2]*[.B198]*[.C198]-[.$O$2]*[.C198]" office:value-type="float" office:value="29.108740402722" calcext:value-type="float">
            <text:p>29,11</text:p>
          </table:table-cell>
          <table:table-cell table:formula="of:=IF([.B198]&lt;[.B199];0;1)" office:value-type="float" office:value="0" calcext:value-type="float">
            <text:p>0</text:p>
          </table:table-cell>
          <table:table-cell table:formula="of:=IF([.C198]&lt;[.C199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199]+[.$M$2]*[.B199]-[.$N$2]*[.B199]*[.C199]" office:value-type="float" office:value="98.958657623499" calcext:value-type="float">
            <text:p>98,96</text:p>
          </table:table-cell>
          <table:table-cell table:formula="of:=[.C199]+[.$N$2]*[.B199]*[.C199]-[.$O$2]*[.C199]" office:value-type="float" office:value="29.0857835635088" calcext:value-type="float">
            <text:p>29,09</text:p>
          </table:table-cell>
          <table:table-cell table:formula="of:=IF([.B199]&lt;[.B200];0;1)" office:value-type="float" office:value="0" calcext:value-type="float">
            <text:p>0</text:p>
          </table:table-cell>
          <table:table-cell table:formula="of:=IF([.C199]&lt;[.C200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B200]+[.$M$2]*[.B200]-[.$N$2]*[.B200]*[.C200]" office:value-type="float" office:value="99.4986857272828" calcext:value-type="float">
            <text:p>99,50</text:p>
          </table:table-cell>
          <table:table-cell table:formula="of:=[.C200]+[.$N$2]*[.B200]*[.C200]-[.$O$2]*[.C200]" office:value-type="float" office:value="29.0706394340196" calcext:value-type="float">
            <text:p>29,07</text:p>
          </table:table-cell>
          <table:table-cell table:formula="of:=IF([.B200]&lt;[.B201];0;1)" office:value-type="float" office:value="0" calcext:value-type="float">
            <text:p>0</text:p>
          </table:table-cell>
          <table:table-cell table:formula="of:=IF([.C200]&lt;[.C201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01]+[.$M$2]*[.B201]-[.$N$2]*[.B201]*[.C201]" office:value-type="float" office:value="100.04241423336" calcext:value-type="float">
            <text:p>100,04</text:p>
          </table:table-cell>
          <table:table-cell table:formula="of:=[.C201]+[.$N$2]*[.B201]*[.C201]-[.$O$2]*[.C201]" office:value-type="float" office:value="29.0633526707869" calcext:value-type="float">
            <text:p>29,06</text:p>
          </table:table-cell>
          <table:table-cell table:formula="of:=IF([.B201]&lt;[.B202];0;1)" office:value-type="float" office:value="0" calcext:value-type="float">
            <text:p>0</text:p>
          </table:table-cell>
          <table:table-cell table:formula="of:=IF([.C201]&lt;[.C202];0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B202]+[.$M$2]*[.B202]-[.$N$2]*[.B202]*[.C202]" office:value-type="float" office:value="100.589478534577" calcext:value-type="float">
            <text:p>100,59</text:p>
          </table:table-cell>
          <table:table-cell table:formula="of:=[.C202]+[.$N$2]*[.B202]*[.C202]-[.$O$2]*[.C202]" office:value-type="float" office:value="29.0639690206982" calcext:value-type="float">
            <text:p>29,06</text:p>
          </table:table-cell>
          <table:table-cell table:formula="of:=IF([.B202]&lt;[.B203];0;1)" office:value-type="float" office:value="0" calcext:value-type="float">
            <text:p>0</text:p>
          </table:table-cell>
          <table:table-cell table:formula="of:=IF([.C202]&lt;[.C203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B203]+[.$M$2]*[.B203]-[.$N$2]*[.B203]*[.C203]" office:value-type="float" office:value="101.1395033613" calcext:value-type="float">
            <text:p>101,14</text:p>
          </table:table-cell>
          <table:table-cell table:formula="of:=[.C203]+[.$N$2]*[.B203]*[.C203]-[.$O$2]*[.C203]" office:value-type="float" office:value="29.0725353136318" calcext:value-type="float">
            <text:p>29,07</text:p>
          </table:table-cell>
          <table:table-cell table:formula="of:=IF([.B203]&lt;[.B204];0;1)" office:value-type="float" office:value="0" calcext:value-type="float">
            <text:p>0</text:p>
          </table:table-cell>
          <table:table-cell table:formula="of:=IF([.C203]&lt;[.C204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B204]+[.$M$2]*[.B204]-[.$N$2]*[.B204]*[.C204]" office:value-type="float" office:value="101.692102536988" calcext:value-type="float">
            <text:p>101,69</text:p>
          </table:table-cell>
          <table:table-cell table:formula="of:=[.C204]+[.$N$2]*[.B204]*[.C204]-[.$O$2]*[.C204]" office:value-type="float" office:value="29.0890994394875" calcext:value-type="float">
            <text:p>29,09</text:p>
          </table:table-cell>
          <table:table-cell table:formula="of:=IF([.B204]&lt;[.B205];0;1)" office:value-type="float" office:value="0" calcext:value-type="float">
            <text:p>0</text:p>
          </table:table-cell>
          <table:table-cell table:formula="of:=IF([.C204]&lt;[.C205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205]+[.$M$2]*[.B205]-[.$N$2]*[.B205]*[.C205]" office:value-type="float" office:value="102.246878746274" calcext:value-type="float">
            <text:p>102,25</text:p>
          </table:table-cell>
          <table:table-cell table:formula="of:=[.C205]+[.$N$2]*[.B205]*[.C205]-[.$O$2]*[.C205]" office:value-type="float" office:value="29.1137103089676" calcext:value-type="float">
            <text:p>29,11</text:p>
          </table:table-cell>
          <table:table-cell table:formula="of:=IF([.B205]&lt;[.B206];0;1)" office:value-type="float" office:value="0" calcext:value-type="float">
            <text:p>0</text:p>
          </table:table-cell>
          <table:table-cell table:formula="of:=IF([.C205]&lt;[.C206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206]+[.$M$2]*[.B206]-[.$N$2]*[.B206]*[.C206]" office:value-type="float" office:value="102.803423317292" calcext:value-type="float">
            <text:p>102,80</text:p>
          </table:table-cell>
          <table:table-cell table:formula="of:=[.C206]+[.$N$2]*[.B206]*[.C206]-[.$O$2]*[.C206]" office:value-type="float" office:value="29.1464177974268" calcext:value-type="float">
            <text:p>29,15</text:p>
          </table:table-cell>
          <table:table-cell table:formula="of:=IF([.B206]&lt;[.B207];0;1)" office:value-type="float" office:value="0" calcext:value-type="float">
            <text:p>0</text:p>
          </table:table-cell>
          <table:table-cell table:formula="of:=IF([.C206]&lt;[.C207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B207]+[.$M$2]*[.B207]-[.$N$2]*[.B207]*[.C207]" office:value-type="float" office:value="103.361316020132" calcext:value-type="float">
            <text:p>103,36</text:p>
          </table:table-cell>
          <table:table-cell table:formula="of:=[.C207]+[.$N$2]*[.B207]*[.C207]-[.$O$2]*[.C207]" office:value-type="float" office:value="29.1872726710612" calcext:value-type="float">
            <text:p>29,19</text:p>
          </table:table-cell>
          <table:table-cell table:formula="of:=IF([.B207]&lt;[.B208];0;1)" office:value-type="float" office:value="0" calcext:value-type="float">
            <text:p>0</text:p>
          </table:table-cell>
          <table:table-cell table:formula="of:=IF([.C207]&lt;[.C208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208]+[.$M$2]*[.B208]-[.$N$2]*[.B208]*[.C208]" office:value-type="float" office:value="103.920124883375" calcext:value-type="float">
            <text:p>103,92</text:p>
          </table:table-cell>
          <table:table-cell table:formula="of:=[.C208]+[.$N$2]*[.B208]*[.C208]-[.$O$2]*[.C208]" office:value-type="float" office:value="29.2363264946678" calcext:value-type="float">
            <text:p>29,24</text:p>
          </table:table-cell>
          <table:table-cell table:formula="of:=IF([.B208]&lt;[.B209];0;1)" office:value-type="float" office:value="0" calcext:value-type="float">
            <text:p>0</text:p>
          </table:table-cell>
          <table:table-cell table:formula="of:=IF([.C208]&lt;[.C209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B209]+[.$M$2]*[.B209]-[.$N$2]*[.B209]*[.C209]" office:value-type="float" office:value="104.479406030814" calcext:value-type="float">
            <text:p>104,48</text:p>
          </table:table-cell>
          <table:table-cell table:formula="of:=[.C209]+[.$N$2]*[.B209]*[.C209]-[.$O$2]*[.C209]" office:value-type="float" office:value="29.2936315201629" calcext:value-type="float">
            <text:p>29,29</text:p>
          </table:table-cell>
          <table:table-cell table:formula="of:=IF([.B209]&lt;[.B210];0;1)" office:value-type="float" office:value="0" calcext:value-type="float">
            <text:p>0</text:p>
          </table:table-cell>
          <table:table-cell table:formula="of:=IF([.C209]&lt;[.C210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B210]+[.$M$2]*[.B210]-[.$N$2]*[.B210]*[.C210]" office:value-type="float" office:value="105.038703540574" calcext:value-type="float">
            <text:p>105,04</text:p>
          </table:table-cell>
          <table:table-cell table:formula="of:=[.C210]+[.$N$2]*[.B210]*[.C210]-[.$O$2]*[.C210]" office:value-type="float" office:value="29.3592405550109" calcext:value-type="float">
            <text:p>29,36</text:p>
          </table:table-cell>
          <table:table-cell table:formula="of:=IF([.B210]&lt;[.B211];0;1)" office:value-type="float" office:value="0" calcext:value-type="float">
            <text:p>0</text:p>
          </table:table-cell>
          <table:table-cell table:formula="of:=IF([.C210]&lt;[.C211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211]+[.$M$2]*[.B211]-[.$N$2]*[.B211]*[.C211]" office:value-type="float" office:value="105.597549328968" calcext:value-type="float">
            <text:p>105,60</text:p>
          </table:table-cell>
          <table:table-cell table:formula="of:=[.C211]+[.$N$2]*[.B211]*[.C211]-[.$O$2]*[.C211]" office:value-type="float" office:value="29.4332068096774" calcext:value-type="float">
            <text:p>29,43</text:p>
          </table:table-cell>
          <table:table-cell table:formula="of:=IF([.B211]&lt;[.B212];0;1)" office:value-type="float" office:value="0" calcext:value-type="float">
            <text:p>0</text:p>
          </table:table-cell>
          <table:table-cell table:formula="of:=IF([.C211]&lt;[.C212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212]+[.$M$2]*[.B212]-[.$N$2]*[.B212]*[.C212]" office:value-type="float" office:value="106.15546306155" calcext:value-type="float">
            <text:p>106,16</text:p>
          </table:table-cell>
          <table:table-cell table:formula="of:=[.C212]+[.$N$2]*[.B212]*[.C212]-[.$O$2]*[.C212]" office:value-type="float" office:value="29.5155837231909" calcext:value-type="float">
            <text:p>29,52</text:p>
          </table:table-cell>
          <table:table-cell table:formula="of:=IF([.B212]&lt;[.B213];0;1)" office:value-type="float" office:value="0" calcext:value-type="float">
            <text:p>0</text:p>
          </table:table-cell>
          <table:table-cell table:formula="of:=IF([.C212]&lt;[.C213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213]+[.$M$2]*[.B213]-[.$N$2]*[.B213]*[.C213]" office:value-type="float" office:value="106.711952093948" calcext:value-type="float">
            <text:p>106,71</text:p>
          </table:table-cell>
          <table:table-cell table:formula="of:=[.C213]+[.$N$2]*[.B213]*[.C213]-[.$O$2]*[.C213]" office:value-type="float" office:value="29.6064247658649" calcext:value-type="float">
            <text:p>29,61</text:p>
          </table:table-cell>
          <table:table-cell table:formula="of:=IF([.B213]&lt;[.B214];0;1)" office:value-type="float" office:value="0" calcext:value-type="float">
            <text:p>0</text:p>
          </table:table-cell>
          <table:table-cell table:formula="of:=IF([.C213]&lt;[.C214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214]+[.$M$2]*[.B214]-[.$N$2]*[.B214]*[.C214]" office:value-type="float" office:value="107.266511445183" calcext:value-type="float">
            <text:p>107,27</text:p>
          </table:table-cell>
          <table:table-cell table:formula="of:=[.C214]+[.$N$2]*[.B214]*[.C214]-[.$O$2]*[.C214]" office:value-type="float" office:value="29.7057832182157" calcext:value-type="float">
            <text:p>29,71</text:p>
          </table:table-cell>
          <table:table-cell table:formula="of:=IF([.B214]&lt;[.B215];0;1)" office:value-type="float" office:value="0" calcext:value-type="float">
            <text:p>0</text:p>
          </table:table-cell>
          <table:table-cell table:formula="of:=IF([.C214]&lt;[.C215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B215]+[.$M$2]*[.B215]-[.$N$2]*[.B215]*[.C215]" office:value-type="float" office:value="107.818623806304" calcext:value-type="float">
            <text:p>107,82</text:p>
          </table:table-cell>
          <table:table-cell table:formula="of:=[.C215]+[.$N$2]*[.B215]*[.C215]-[.$O$2]*[.C215]" office:value-type="float" office:value="29.8137119250874" calcext:value-type="float">
            <text:p>29,81</text:p>
          </table:table-cell>
          <table:table-cell table:formula="of:=IF([.B215]&lt;[.B216];0;1)" office:value-type="float" office:value="0" calcext:value-type="float">
            <text:p>0</text:p>
          </table:table-cell>
          <table:table-cell table:formula="of:=IF([.C215]&lt;[.C216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B216]+[.$M$2]*[.B216]-[.$N$2]*[.B216]*[.C216]" office:value-type="float" office:value="108.36775958727" calcext:value-type="float">
            <text:p>108,37</text:p>
          </table:table-cell>
          <table:table-cell table:formula="of:=[.C216]+[.$N$2]*[.B216]*[.C216]-[.$O$2]*[.C216]" office:value-type="float" office:value="29.9302630239932" calcext:value-type="float">
            <text:p>29,93</text:p>
          </table:table-cell>
          <table:table-cell table:formula="of:=IF([.B216]&lt;[.B217];0;1)" office:value-type="float" office:value="0" calcext:value-type="float">
            <text:p>0</text:p>
          </table:table-cell>
          <table:table-cell table:formula="of:=IF([.C216]&lt;[.C217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B217]+[.$M$2]*[.B217]-[.$N$2]*[.B217]*[.C217]" office:value-type="float" office:value="108.913377005131" calcext:value-type="float">
            <text:p>108,91</text:p>
          </table:table-cell>
          <table:table-cell table:formula="of:=[.C217]+[.$N$2]*[.B217]*[.C217]-[.$O$2]*[.C217]" office:value-type="float" office:value="30.0554876466775" calcext:value-type="float">
            <text:p>30,06</text:p>
          </table:table-cell>
          <table:table-cell table:formula="of:=IF([.B217]&lt;[.B218];0;1)" office:value-type="float" office:value="0" calcext:value-type="float">
            <text:p>0</text:p>
          </table:table-cell>
          <table:table-cell table:formula="of:=IF([.C217]&lt;[.C218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B218]+[.$M$2]*[.B218]-[.$N$2]*[.B218]*[.C218]" office:value-type="float" office:value="109.454922216666" calcext:value-type="float">
            <text:p>109,45</text:p>
          </table:table-cell>
          <table:table-cell table:formula="of:=[.C218]+[.$N$2]*[.B218]*[.C218]-[.$O$2]*[.C218]" office:value-type="float" office:value="30.1894355929115" calcext:value-type="float">
            <text:p>30,19</text:p>
          </table:table-cell>
          <table:table-cell table:formula="of:=IF([.B218]&lt;[.B219];0;1)" office:value-type="float" office:value="0" calcext:value-type="float">
            <text:p>0</text:p>
          </table:table-cell>
          <table:table-cell table:formula="of:=IF([.C218]&lt;[.C219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219]+[.$M$2]*[.B219]-[.$N$2]*[.B219]*[.C219]" office:value-type="float" office:value="109.991829498706" calcext:value-type="float">
            <text:p>109,99</text:p>
          </table:table-cell>
          <table:table-cell table:formula="of:=[.C219]+[.$N$2]*[.B219]*[.C219]-[.$O$2]*[.C219]" office:value-type="float" office:value="30.3321549755595" calcext:value-type="float">
            <text:p>30,33</text:p>
          </table:table-cell>
          <table:table-cell table:formula="of:=IF([.B219]&lt;[.B220];0;1)" office:value-type="float" office:value="0" calcext:value-type="float">
            <text:p>0</text:p>
          </table:table-cell>
          <table:table-cell table:formula="of:=IF([.C219]&lt;[.C220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220]+[.$M$2]*[.B220]-[.$N$2]*[.B220]*[.C220]" office:value-type="float" office:value="110.52352147948" calcext:value-type="float">
            <text:p>110,52</text:p>
          </table:table-cell>
          <table:table-cell table:formula="of:=[.C220]+[.$N$2]*[.B220]*[.C220]-[.$O$2]*[.C220]" office:value-type="float" office:value="30.4836918359815" calcext:value-type="float">
            <text:p>30,48</text:p>
          </table:table-cell>
          <table:table-cell table:formula="of:=IF([.B220]&lt;[.B221];0;1)" office:value-type="float" office:value="0" calcext:value-type="float">
            <text:p>0</text:p>
          </table:table-cell>
          <table:table-cell table:formula="of:=IF([.C220]&lt;[.C221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221]+[.$M$2]*[.B221]-[.$N$2]*[.B221]*[.C221]" office:value-type="float" office:value="111.049409424365" calcext:value-type="float">
            <text:p>111,05</text:p>
          </table:table-cell>
          <table:table-cell table:formula="of:=[.C221]+[.$N$2]*[.B221]*[.C221]-[.$O$2]*[.C221]" office:value-type="float" office:value="30.6440897288864" calcext:value-type="float">
            <text:p>30,64</text:p>
          </table:table-cell>
          <table:table-cell table:formula="of:=IF([.B221]&lt;[.B222];0;1)" office:value-type="float" office:value="0" calcext:value-type="float">
            <text:p>0</text:p>
          </table:table-cell>
          <table:table-cell table:formula="of:=IF([.C221]&lt;[.C222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B222]+[.$M$2]*[.B222]-[.$N$2]*[.B222]*[.C222]" office:value-type="float" office:value="111.568893579483" calcext:value-type="float">
            <text:p>111,57</text:p>
          </table:table-cell>
          <table:table-cell table:formula="of:=[.C222]+[.$N$2]*[.B222]*[.C222]-[.$O$2]*[.C222]" office:value-type="float" office:value="30.8133892758121" calcext:value-type="float">
            <text:p>30,81</text:p>
          </table:table-cell>
          <table:table-cell table:formula="of:=IF([.B222]&lt;[.B223];0;1)" office:value-type="float" office:value="0" calcext:value-type="float">
            <text:p>0</text:p>
          </table:table-cell>
          <table:table-cell table:formula="of:=IF([.C222]&lt;[.C223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223]+[.$M$2]*[.B223]-[.$N$2]*[.B223]*[.C223]" office:value-type="float" office:value="112.081363576604" calcext:value-type="float">
            <text:p>112,08</text:p>
          </table:table-cell>
          <table:table-cell table:formula="of:=[.C223]+[.$N$2]*[.B223]*[.C223]-[.$O$2]*[.C223]" office:value-type="float" office:value="30.9916276864897" calcext:value-type="float">
            <text:p>30,99</text:p>
          </table:table-cell>
          <table:table-cell table:formula="of:=IF([.B223]&lt;[.B224];0;1)" office:value-type="float" office:value="0" calcext:value-type="float">
            <text:p>0</text:p>
          </table:table-cell>
          <table:table-cell table:formula="of:=IF([.C223]&lt;[.C224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B224]+[.$M$2]*[.B224]-[.$N$2]*[.B224]*[.C224]" office:value-type="float" office:value="112.586198902856" calcext:value-type="float">
            <text:p>112,59</text:p>
          </table:table-cell>
          <table:table-cell table:formula="of:=[.C224]+[.$N$2]*[.B224]*[.C224]-[.$O$2]*[.C224]" office:value-type="float" office:value="31.1788382474453" calcext:value-type="float">
            <text:p>31,18</text:p>
          </table:table-cell>
          <table:table-cell table:formula="of:=IF([.B224]&lt;[.B225];0;1)" office:value-type="float" office:value="0" calcext:value-type="float">
            <text:p>0</text:p>
          </table:table-cell>
          <table:table-cell table:formula="of:=IF([.C224]&lt;[.C225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225]+[.$M$2]*[.B225]-[.$N$2]*[.B225]*[.C225]" office:value-type="float" office:value="113.08276943867" calcext:value-type="float">
            <text:p>113,08</text:p>
          </table:table-cell>
          <table:table-cell table:formula="of:=[.C225]+[.$N$2]*[.B225]*[.C225]-[.$O$2]*[.C225]" office:value-type="float" office:value="31.3750497773164" calcext:value-type="float">
            <text:p>31,38</text:p>
          </table:table-cell>
          <table:table-cell table:formula="of:=IF([.B225]&lt;[.B226];0;1)" office:value-type="float" office:value="0" calcext:value-type="float">
            <text:p>0</text:p>
          </table:table-cell>
          <table:table-cell table:formula="of:=IF([.C225]&lt;[.C226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B226]+[.$M$2]*[.B226]-[.$N$2]*[.B226]*[.C226]" office:value-type="float" office:value="113.570436067396" calcext:value-type="float">
            <text:p>113,57</text:p>
          </table:table-cell>
          <table:table-cell table:formula="of:=[.C226]+[.$N$2]*[.B226]*[.C226]-[.$O$2]*[.C226]" office:value-type="float" office:value="31.5802860484981" calcext:value-type="float">
            <text:p>31,58</text:p>
          </table:table-cell>
          <table:table-cell table:formula="of:=IF([.B226]&lt;[.B227];0;1)" office:value-type="float" office:value="0" calcext:value-type="float">
            <text:p>0</text:p>
          </table:table-cell>
          <table:table-cell table:formula="of:=IF([.C226]&lt;[.C227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227]+[.$M$2]*[.B227]-[.$N$2]*[.B227]*[.C227]" office:value-type="float" office:value="114.048551359913" calcext:value-type="float">
            <text:p>114,05</text:p>
          </table:table-cell>
          <table:table-cell table:formula="of:=[.C227]+[.$N$2]*[.B227]*[.C227]-[.$O$2]*[.C227]" office:value-type="float" office:value="31.7945651749037" calcext:value-type="float">
            <text:p>31,79</text:p>
          </table:table-cell>
          <table:table-cell table:formula="of:=IF([.B227]&lt;[.B228];0;1)" office:value-type="float" office:value="0" calcext:value-type="float">
            <text:p>0</text:p>
          </table:table-cell>
          <table:table-cell table:formula="of:=IF([.C227]&lt;[.C228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B228]+[.$M$2]*[.B228]-[.$N$2]*[.B228]*[.C228]" office:value-type="float" office:value="114.516460337453" calcext:value-type="float">
            <text:p>114,52</text:p>
          </table:table-cell>
          <table:table-cell table:formula="of:=[.C228]+[.$N$2]*[.B228]*[.C228]-[.$O$2]*[.C228]" office:value-type="float" office:value="32.0178989658166" calcext:value-type="float">
            <text:p>32,02</text:p>
          </table:table-cell>
          <table:table-cell table:formula="of:=IF([.B228]&lt;[.B229];0;1)" office:value-type="float" office:value="0" calcext:value-type="float">
            <text:p>0</text:p>
          </table:table-cell>
          <table:table-cell table:formula="of:=IF([.C228]&lt;[.C229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229]+[.$M$2]*[.B229]-[.$N$2]*[.B229]*[.C229]" office:value-type="float" office:value="114.973501315699" calcext:value-type="float">
            <text:p>114,97</text:p>
          </table:table-cell>
          <table:table-cell table:formula="of:=[.C229]+[.$N$2]*[.B229]*[.C229]-[.$O$2]*[.C229]" office:value-type="float" office:value="32.2502922460295" calcext:value-type="float">
            <text:p>32,25</text:p>
          </table:table-cell>
          <table:table-cell table:formula="of:=IF([.B229]&lt;[.B230];0;1)" office:value-type="float" office:value="0" calcext:value-type="float">
            <text:p>0</text:p>
          </table:table-cell>
          <table:table-cell table:formula="of:=IF([.C229]&lt;[.C230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B230]+[.$M$2]*[.B230]-[.$N$2]*[.B230]*[.C230]" office:value-type="float" office:value="115.419006833022" calcext:value-type="float">
            <text:p>115,42</text:p>
          </table:table-cell>
          <table:table-cell table:formula="of:=[.C230]+[.$N$2]*[.B230]*[.C230]-[.$O$2]*[.C230]" office:value-type="float" office:value="32.4917421427183" calcext:value-type="float">
            <text:p>32,49</text:p>
          </table:table-cell>
          <table:table-cell table:formula="of:=IF([.B230]&lt;[.B231];0;1)" office:value-type="float" office:value="0" calcext:value-type="float">
            <text:p>0</text:p>
          </table:table-cell>
          <table:table-cell table:formula="of:=IF([.C230]&lt;[.C231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231]+[.$M$2]*[.B231]-[.$N$2]*[.B231]*[.C231]" office:value-type="float" office:value="115.852304665489" calcext:value-type="float">
            <text:p>115,85</text:p>
          </table:table-cell>
          <table:table-cell table:formula="of:=[.C231]+[.$N$2]*[.B231]*[.C231]-[.$O$2]*[.C231]" office:value-type="float" office:value="32.742237339776" calcext:value-type="float">
            <text:p>32,74</text:p>
          </table:table-cell>
          <table:table-cell table:formula="of:=IF([.B231]&lt;[.B232];0;1)" office:value-type="float" office:value="0" calcext:value-type="float">
            <text:p>0</text:p>
          </table:table-cell>
          <table:table-cell table:formula="of:=IF([.C231]&lt;[.C232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232]+[.$M$2]*[.B232]-[.$N$2]*[.B232]*[.C232]" office:value-type="float" office:value="116.27271893094" calcext:value-type="float">
            <text:p>116,27</text:p>
          </table:table-cell>
          <table:table-cell table:formula="of:=[.C232]+[.$N$2]*[.B232]*[.C232]-[.$O$2]*[.C232]" office:value-type="float" office:value="33.001757300646" calcext:value-type="float">
            <text:p>33,00</text:p>
          </table:table-cell>
          <table:table-cell table:formula="of:=IF([.B232]&lt;[.B233];0;1)" office:value-type="float" office:value="0" calcext:value-type="float">
            <text:p>0</text:p>
          </table:table-cell>
          <table:table-cell table:formula="of:=IF([.C232]&lt;[.C233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B233]+[.$M$2]*[.B233]-[.$N$2]*[.B233]*[.C233]" office:value-type="float" office:value="116.679571284136" calcext:value-type="float">
            <text:p>116,68</text:p>
          </table:table-cell>
          <table:table-cell table:formula="of:=[.C233]+[.$N$2]*[.B233]*[.C233]-[.$O$2]*[.C233]" office:value-type="float" office:value="33.2702714610362" calcext:value-type="float">
            <text:p>33,27</text:p>
          </table:table-cell>
          <table:table-cell table:formula="of:=IF([.B233]&lt;[.B234];0;1)" office:value-type="float" office:value="0" calcext:value-type="float">
            <text:p>0</text:p>
          </table:table-cell>
          <table:table-cell table:formula="of:=IF([.C233]&lt;[.C234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B234]+[.$M$2]*[.B234]-[.$N$2]*[.B234]*[.C234]" office:value-type="float" office:value="117.072182204529" calcext:value-type="float">
            <text:p>117,07</text:p>
          </table:table-cell>
          <table:table-cell table:formula="of:=[.C234]+[.$N$2]*[.B234]*[.C234]-[.$O$2]*[.C234]" office:value-type="float" office:value="33.5477383932747" calcext:value-type="float">
            <text:p>33,55</text:p>
          </table:table-cell>
          <table:table-cell table:formula="of:=IF([.B234]&lt;[.B235];0;1)" office:value-type="float" office:value="0" calcext:value-type="float">
            <text:p>0</text:p>
          </table:table-cell>
          <table:table-cell table:formula="of:=IF([.C234]&lt;[.C235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B235]+[.$M$2]*[.B235]-[.$N$2]*[.B235]*[.C235]" office:value-type="float" office:value="117.449872377756" calcext:value-type="float">
            <text:p>117,45</text:p>
          </table:table-cell>
          <table:table-cell table:formula="of:=[.C235]+[.$N$2]*[.B235]*[.C235]-[.$O$2]*[.C235]" office:value-type="float" office:value="33.8341049444746" calcext:value-type="float">
            <text:p>33,83</text:p>
          </table:table-cell>
          <table:table-cell table:formula="of:=IF([.B235]&lt;[.B236];0;1)" office:value-type="float" office:value="0" calcext:value-type="float">
            <text:p>0</text:p>
          </table:table-cell>
          <table:table-cell table:formula="of:=IF([.C235]&lt;[.C236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B236]+[.$M$2]*[.B236]-[.$N$2]*[.B236]*[.C236]" office:value-type="float" office:value="117.811964171439" calcext:value-type="float">
            <text:p>117,81</text:p>
          </table:table-cell>
          <table:table-cell table:formula="of:=[.C236]+[.$N$2]*[.B236]*[.C236]-[.$O$2]*[.C236]" office:value-type="float" office:value="34.129305351123" calcext:value-type="float">
            <text:p>34,13</text:p>
          </table:table-cell>
          <table:table-cell table:formula="of:=IF([.B236]&lt;[.B237];0;1)" office:value-type="float" office:value="0" calcext:value-type="float">
            <text:p>0</text:p>
          </table:table-cell>
          <table:table-cell table:formula="of:=IF([.C236]&lt;[.C237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B237]+[.$M$2]*[.B237]-[.$N$2]*[.B237]*[.C237]" office:value-type="float" office:value="118.157783205256" calcext:value-type="float">
            <text:p>118,16</text:p>
          </table:table-cell>
          <table:table-cell table:formula="of:=[.C237]+[.$N$2]*[.B237]*[.C237]-[.$O$2]*[.C237]" office:value-type="float" office:value="34.4332603331781" calcext:value-type="float">
            <text:p>34,43</text:p>
          </table:table-cell>
          <table:table-cell table:formula="of:=IF([.B237]&lt;[.B238];0;1)" office:value-type="float" office:value="0" calcext:value-type="float">
            <text:p>0</text:p>
          </table:table-cell>
          <table:table-cell table:formula="of:=IF([.C237]&lt;[.C238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238]+[.$M$2]*[.B238]-[.$N$2]*[.B238]*[.C238]" office:value-type="float" office:value="118.486660014612" calcext:value-type="float">
            <text:p>118,49</text:p>
          </table:table-cell>
          <table:table-cell table:formula="of:=[.C238]+[.$N$2]*[.B238]*[.C238]-[.$O$2]*[.C238]" office:value-type="float" office:value="34.7458761712681" calcext:value-type="float">
            <text:p>34,75</text:p>
          </table:table-cell>
          <table:table-cell table:formula="of:=IF([.B238]&lt;[.B239];0;1)" office:value-type="float" office:value="0" calcext:value-type="float">
            <text:p>0</text:p>
          </table:table-cell>
          <table:table-cell table:formula="of:=IF([.C238]&lt;[.C239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239]+[.$M$2]*[.B239]-[.$N$2]*[.B239]*[.C239]" office:value-type="float" office:value="118.797931806497" calcext:value-type="float">
            <text:p>118,80</text:p>
          </table:table-cell>
          <table:table-cell table:formula="of:=[.C239]+[.$N$2]*[.B239]*[.C239]-[.$O$2]*[.C239]" office:value-type="float" office:value="35.0670437711121" calcext:value-type="float">
            <text:p>35,07</text:p>
          </table:table-cell>
          <table:table-cell table:formula="of:=IF([.B239]&lt;[.B240];0;1)" office:value-type="float" office:value="0" calcext:value-type="float">
            <text:p>0</text:p>
          </table:table-cell>
          <table:table-cell table:formula="of:=IF([.C239]&lt;[.C240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B240]+[.$M$2]*[.B240]-[.$N$2]*[.B240]*[.C240]" office:value-type="float" office:value="119.090944305339" calcext:value-type="float">
            <text:p>119,09</text:p>
          </table:table-cell>
          <table:table-cell table:formula="of:=[.C240]+[.$N$2]*[.B240]*[.C240]-[.$O$2]*[.C240]" office:value-type="float" office:value="35.3966377198445" calcext:value-type="float">
            <text:p>35,40</text:p>
          </table:table-cell>
          <table:table-cell table:formula="of:=IF([.B240]&lt;[.B241];0;1)" office:value-type="float" office:value="0" calcext:value-type="float">
            <text:p>0</text:p>
          </table:table-cell>
          <table:table-cell table:formula="of:=IF([.C240]&lt;[.C241];0;1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241]+[.$M$2]*[.B241]-[.$N$2]*[.B241]*[.C241]" office:value-type="float" office:value="119.365053685801" calcext:value-type="float">
            <text:p>119,37</text:p>
          </table:table-cell>
          <table:table-cell table:formula="of:=[.C241]+[.$N$2]*[.B241]*[.C241]-[.$O$2]*[.C241]" office:value-type="float" office:value="35.7345153394975" calcext:value-type="float">
            <text:p>35,73</text:p>
          </table:table-cell>
          <table:table-cell table:formula="of:=IF([.B241]&lt;[.B242];0;1)" office:value-type="float" office:value="0" calcext:value-type="float">
            <text:p>0</text:p>
          </table:table-cell>
          <table:table-cell table:formula="of:=IF([.C241]&lt;[.C242];0;1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104833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z3" table:style-name="ta1">
        <table:shapes>
          <draw:frame draw:z-index="0" draw:style-name="gr1" draw:text-style-name="P1" svg:width="15.999cm" svg:height="8.999cm" svg:x="9.515cm" svg:y="0cm">
            <draw:object draw:notify-on-update-of-ranges="z3.A1:z3.A1 z3.A2:z3.A242 z3.B1:z3.B1 z3.B2:z3.B242 z3.C1:z3.C1 z3.C2:z3.C2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iesiac</text:p>
          </table:table-cell>
          <table:table-cell office:value-type="string" calcext:value-type="string">
            <text:p>n zajace</text:p>
          </table:table-cell>
          <table:table-cell office:value-type="string" calcext:value-type="string">
            <text:p>n wilki</text:p>
          </table:table-cell>
          <table:table-cell table:number-columns-repeated="9"/>
          <table:table-cell office:value-type="string" calcext:value-type="string">
            <text:p>przyrost zajecy</text:p>
          </table:table-cell>
          <table:table-cell office:value-type="string" calcext:value-type="string">
            <text:p>umieranie zajecy</text:p>
          </table:table-cell>
          <table:table-cell office:value-type="string" calcext:value-type="string">
            <text:p>umierani wilko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,00</text:p>
          </table:table-cell>
          <table:table-cell office:value-type="float" office:value="30" calcext:value-type="float">
            <text:p>30,00</text:p>
          </table:table-cell>
          <table:table-cell table:number-columns-repeated="9"/>
          <table:table-cell office:value-type="float" office:value="0.02" calcext:value-type="float">
            <text:p>0,0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+[.$M$2]*[.B2]-[.$N$2]*[.B2]*[.C2]" office:value-type="float" office:value="100.5" calcext:value-type="float">
            <text:p>100,50</text:p>
          </table:table-cell>
          <table:table-cell table:formula="of:=[.C2]+[.$N$2]*[.B2]*[.C2]-[.$O$2]*[.C2]" office:value-type="float" office:value="30" calcext:value-type="float">
            <text:p>30,00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+[.$M$2]*[.B3]-[.$N$2]*[.B3]*[.C3]" office:value-type="float" office:value="101.0025" calcext:value-type="float">
            <text:p>101,00</text:p>
          </table:table-cell>
          <table:table-cell table:formula="of:=[.C3]+[.$N$2]*[.B3]*[.C3]-[.$O$2]*[.C3]" office:value-type="float" office:value="30.0075" calcext:value-type="float">
            <text:p>30,01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+[.$M$2]*[.B4]-[.$N$2]*[.B4]*[.C4]" office:value-type="float" office:value="101.507133740625" calcext:value-type="float">
            <text:p>101,51</text:p>
          </table:table-cell>
          <table:table-cell table:formula="of:=[.C4]+[.$N$2]*[.B4]*[.C4]-[.$O$2]*[.C4]" office:value-type="float" office:value="30.022541259375" calcext:value-type="float">
            <text:p>30,02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+[.$M$2]*[.B5]-[.$N$2]*[.B5]*[.C5]" office:value-type="float" office:value="102.013525360013" calcext:value-type="float">
            <text:p>102,01</text:p>
          </table:table-cell>
          <table:table-cell table:formula="of:=[.C5]+[.$N$2]*[.B5]*[.C5]-[.$O$2]*[.C5]" office:value-type="float" office:value="30.0451652518307" calcext:value-type="float">
            <text:p>30,0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+[.$M$2]*[.B6]-[.$N$2]*[.B6]*[.C6]" office:value-type="float" office:value="102.521289253532" calcext:value-type="float">
            <text:p>102,52</text:p>
          </table:table-cell>
          <table:table-cell table:formula="of:=[.C6]+[.$N$2]*[.B6]*[.C6]-[.$O$2]*[.C6]" office:value-type="float" office:value="30.0754136029208" calcext:value-type="float">
            <text:p>30,08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+[.$M$2]*[.B7]-[.$N$2]*[.B7]*[.C7]" office:value-type="float" office:value="103.0300299499" calcext:value-type="float">
            <text:p>103,03</text:p>
          </table:table-cell>
          <table:table-cell table:formula="of:=[.C7]+[.$N$2]*[.B7]*[.C7]-[.$O$2]*[.C7]" office:value-type="float" office:value="30.1133280114771" calcext:value-type="float">
            <text:p>30,11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+[.$M$2]*[.B8]-[.$N$2]*[.B8]*[.C8]" office:value-type="float" office:value="103.539342005441" calcext:value-type="float">
            <text:p>103,54</text:p>
          </table:table-cell>
          <table:table-cell table:formula="of:=[.C8]+[.$N$2]*[.B8]*[.C8]-[.$O$2]*[.C8]" office:value-type="float" office:value="30.1589501543601" calcext:value-type="float">
            <text:p>30,16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+[.$M$2]*[.B9]-[.$N$2]*[.B9]*[.C9]" office:value-type="float" office:value="104.048809918271" calcext:value-type="float">
            <text:p>104,05</text:p>
          </table:table-cell>
          <table:table-cell table:formula="of:=[.C9]+[.$N$2]*[.B9]*[.C9]-[.$O$2]*[.C9]" office:value-type="float" office:value="30.2123215739207" calcext:value-type="float">
            <text:p>30,21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+[.$M$2]*[.B10]-[.$N$2]*[.B10]*[.C10]" office:value-type="float" office:value="104.558008064319" calcext:value-type="float">
            <text:p>104,56</text:p>
          </table:table-cell>
          <table:table-cell table:formula="of:=[.C10]+[.$N$2]*[.B10]*[.C10]-[.$O$2]*[.C10]" office:value-type="float" office:value="30.273483547542" calcext:value-type="float">
            <text:p>30,27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+[.$M$2]*[.B11]-[.$N$2]*[.B11]*[.C11]" office:value-type="float" office:value="105.066500657156" calcext:value-type="float">
            <text:p>105,07</text:p>
          </table:table-cell>
          <table:table-cell table:formula="of:=[.C11]+[.$N$2]*[.B11]*[.C11]-[.$O$2]*[.C11]" office:value-type="float" office:value="30.3424769386144" calcext:value-type="float">
            <text:p>30,34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+[.$M$2]*[.B12]-[.$N$2]*[.B12]*[.C12]" office:value-type="float" office:value="105.573841733694" calcext:value-type="float">
            <text:p>105,57</text:p>
          </table:table-cell>
          <table:table-cell table:formula="of:=[.C12]+[.$N$2]*[.B12]*[.C12]-[.$O$2]*[.C12]" office:value-type="float" office:value="30.419342028289" calcext:value-type="float">
            <text:p>30,42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+[.$M$2]*[.B13]-[.$N$2]*[.B13]*[.C13]" office:value-type="float" office:value="106.079575167899" calcext:value-type="float">
            <text:p>106,08</text:p>
          </table:table-cell>
          <table:table-cell table:formula="of:=[.C13]+[.$N$2]*[.B13]*[.C13]-[.$O$2]*[.C13]" office:value-type="float" office:value="30.5041183273434" calcext:value-type="float">
            <text:p>30,50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+[.$M$2]*[.B14]-[.$N$2]*[.B14]*[.C14]" office:value-type="float" office:value="106.583234714739" calcext:value-type="float">
            <text:p>106,58</text:p>
          </table:table-cell>
          <table:table-cell table:formula="of:=[.C14]+[.$N$2]*[.B14]*[.C14]-[.$O$2]*[.C14]" office:value-type="float" office:value="30.5968443674942" calcext:value-type="float">
            <text:p>30,60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+[.$M$2]*[.B15]-[.$N$2]*[.B15]*[.C15]" office:value-type="float" office:value="107.084344086658" calcext:value-type="float">
            <text:p>107,08</text:p>
          </table:table-cell>
          <table:table-cell table:formula="of:=[.C15]+[.$N$2]*[.B15]*[.C15]-[.$O$2]*[.C15]" office:value-type="float" office:value="30.6975574714949" calcext:value-type="float">
            <text:p>30,70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+[.$M$2]*[.B16]-[.$N$2]*[.B16]*[.C16]" office:value-type="float" office:value="107.582417064943" calcext:value-type="float">
            <text:p>107,58</text:p>
          </table:table-cell>
          <table:table-cell table:formula="of:=[.C16]+[.$N$2]*[.B16]*[.C16]-[.$O$2]*[.C16]" office:value-type="float" office:value="30.806293501369" calcext:value-type="float">
            <text:p>30,81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+[.$M$2]*[.B17]-[.$N$2]*[.B17]*[.C17]" office:value-type="float" office:value="108.076957648397" calcext:value-type="float">
            <text:p>108,08</text:p>
          </table:table-cell>
          <table:table-cell table:formula="of:=[.C17]+[.$N$2]*[.B17]*[.C17]-[.$O$2]*[.C17]" office:value-type="float" office:value="30.9230865841452" calcext:value-type="float">
            <text:p>30,92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+[.$M$2]*[.B18]-[.$N$2]*[.B18]*[.C18]" office:value-type="float" office:value="108.567460241809" calcext:value-type="float">
            <text:p>108,57</text:p>
          </table:table-cell>
          <table:table-cell table:formula="of:=[.C18]+[.$N$2]*[.B18]*[.C18]-[.$O$2]*[.C18]" office:value-type="float" office:value="31.0479688144941" calcext:value-type="float">
            <text:p>31,05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+[.$M$2]*[.B19]-[.$N$2]*[.B19]*[.C19]" office:value-type="float" office:value="109.053409886717" calcext:value-type="float">
            <text:p>109,05</text:p>
          </table:table-cell>
          <table:table-cell table:formula="of:=[.C19]+[.$N$2]*[.B19]*[.C19]-[.$O$2]*[.C19]" office:value-type="float" office:value="31.1809699336977" calcext:value-type="float">
            <text:p>31,18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+[.$M$2]*[.B20]-[.$N$2]*[.B20]*[.C20]" office:value-type="float" office:value="109.534282537029" calcext:value-type="float">
            <text:p>109,53</text:p>
          </table:table-cell>
          <table:table-cell table:formula="of:=[.C20]+[.$N$2]*[.B20]*[.C20]-[.$O$2]*[.C20]" office:value-type="float" office:value="31.3221169844352" calcext:value-type="float">
            <text:p>31,32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+[.$M$2]*[.B21]-[.$N$2]*[.B21]*[.C21]" office:value-type="float" office:value="110.009545382054" calcext:value-type="float">
            <text:p>110,01</text:p>
          </table:table-cell>
          <table:table-cell table:formula="of:=[.C21]+[.$N$2]*[.B21]*[.C21]-[.$O$2]*[.C21]" office:value-type="float" office:value="31.471433940929" calcext:value-type="float">
            <text:p>31,47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2]+[.$M$2]*[.B22]-[.$N$2]*[.B22]*[.C22]" office:value-type="float" office:value="110.478657219513" calcext:value-type="float">
            <text:p>110,48</text:p>
          </table:table-cell>
          <table:table-cell table:formula="of:=[.C22]+[.$N$2]*[.B22]*[.C22]-[.$O$2]*[.C22]" office:value-type="float" office:value="31.628941314064" calcext:value-type="float">
            <text:p>31,63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3]+[.$M$2]*[.B23]-[.$N$2]*[.B23]*[.C23]" office:value-type="float" office:value="110.941068881077" calcext:value-type="float">
            <text:p>110,94</text:p>
          </table:table-cell>
          <table:table-cell table:formula="of:=[.C23]+[.$N$2]*[.B23]*[.C23]-[.$O$2]*[.C23]" office:value-type="float" office:value="31.7946557311871" calcext:value-type="float">
            <text:p>31,79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4]+[.$M$2]*[.B24]-[.$N$2]*[.B24]*[.C24]" office:value-type="float" office:value="111.396223712937" calcext:value-type="float">
            <text:p>111,40</text:p>
          </table:table-cell>
          <table:table-cell table:formula="of:=[.C24]+[.$N$2]*[.B24]*[.C24]-[.$O$2]*[.C24]" office:value-type="float" office:value="31.9685894903896" calcext:value-type="float">
            <text:p>31,97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5]+[.$M$2]*[.B25]-[.$N$2]*[.B25]*[.C25]" office:value-type="float" office:value="111.843558113866" calcext:value-type="float">
            <text:p>111,84</text:p>
          </table:table-cell>
          <table:table-cell table:formula="of:=[.C25]+[.$N$2]*[.B25]*[.C25]-[.$O$2]*[.C25]" office:value-type="float" office:value="32.1507500891994" calcext:value-type="float">
            <text:p>32,15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6]+[.$M$2]*[.B26]-[.$N$2]*[.B26]*[.C26]" office:value-type="float" office:value="112.282502133141" calcext:value-type="float">
            <text:p>112,28</text:p>
          </table:table-cell>
          <table:table-cell table:formula="of:=[.C26]+[.$N$2]*[.B26]*[.C26]-[.$O$2]*[.C26]" office:value-type="float" office:value="32.3411397277423" calcext:value-type="float">
            <text:p>32,34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7]+[.$M$2]*[.B27]-[.$N$2]*[.B27]*[.C27]" office:value-type="float" office:value="112.71248013057" calcext:value-type="float">
            <text:p>112,71</text:p>
          </table:table-cell>
          <table:table-cell table:formula="of:=[.C27]+[.$N$2]*[.B27]*[.C27]-[.$O$2]*[.C27]" office:value-type="float" office:value="32.5397547865894" calcext:value-type="float">
            <text:p>32,54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8]+[.$M$2]*[.B28]-[.$N$2]*[.B28]*[.C28]" office:value-type="float" office:value="113.132911500762" calcext:value-type="float">
            <text:p>113,13</text:p>
          </table:table-cell>
          <table:table-cell table:formula="of:=[.C28]+[.$N$2]*[.B28]*[.C28]-[.$O$2]*[.C28]" office:value-type="float" office:value="32.7465852796784" calcext:value-type="float">
            <text:p>32,75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9]+[.$M$2]*[.B29]-[.$N$2]*[.B29]*[.C29]" office:value-type="float" office:value="113.543211463579" calcext:value-type="float">
            <text:p>113,54</text:p>
          </table:table-cell>
          <table:table-cell table:formula="of:=[.C29]+[.$N$2]*[.B29]*[.C29]-[.$O$2]*[.C29]" office:value-type="float" office:value="32.9616142828935" calcext:value-type="float">
            <text:p>32,96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0]+[.$M$2]*[.B30]-[.$N$2]*[.B30]*[.C30]" office:value-type="float" office:value="113.942791922498" calcext:value-type="float">
            <text:p>113,94</text:p>
          </table:table-cell>
          <table:table-cell table:formula="of:=[.C30]+[.$N$2]*[.B30]*[.C30]-[.$O$2]*[.C30]" office:value-type="float" office:value="33.1848173391006" calcext:value-type="float">
            <text:p>33,18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1]+[.$M$2]*[.B31]-[.$N$2]*[.B31]*[.C31]" office:value-type="float" office:value="114.331062392421" calcext:value-type="float">
            <text:p>114,33</text:p>
          </table:table-cell>
          <table:table-cell table:formula="of:=[.C31]+[.$N$2]*[.B31]*[.C31]-[.$O$2]*[.C31]" office:value-type="float" office:value="33.4161618406732" calcext:value-type="float">
            <text:p>33,42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2]+[.$M$2]*[.B32]-[.$N$2]*[.B32]*[.C32]" office:value-type="float" office:value="114.707430998109" calcext:value-type="float">
            <text:p>114,71</text:p>
          </table:table-cell>
          <table:table-cell table:formula="of:=[.C32]+[.$N$2]*[.B32]*[.C32]-[.$O$2]*[.C32]" office:value-type="float" office:value="33.6556063908002" calcext:value-type="float">
            <text:p>33,66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3]+[.$M$2]*[.B33]-[.$N$2]*[.B33]*[.C33]" office:value-type="float" office:value="115.071305544185" calcext:value-type="float">
            <text:p>115,07</text:p>
          </table:table-cell>
          <table:table-cell table:formula="of:=[.C33]+[.$N$2]*[.B33]*[.C33]-[.$O$2]*[.C33]" office:value-type="float" office:value="33.9031001451463" calcext:value-type="float">
            <text:p>33,90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]+[.$M$2]*[.B34]-[.$N$2]*[.B34]*[.C34]" office:value-type="float" office:value="115.42209465722" calcext:value-type="float">
            <text:p>115,42</text:p>
          </table:table-cell>
          <table:table-cell table:formula="of:=[.C34]+[.$N$2]*[.B34]*[.C34]-[.$O$2]*[.C34]" office:value-type="float" office:value="34.1585821357376" calcext:value-type="float">
            <text:p>34,16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5]+[.$M$2]*[.B35]-[.$N$2]*[.B35]*[.C35]" office:value-type="float" office:value="115.75920900005" calcext:value-type="float">
            <text:p>115,76</text:p>
          </table:table-cell>
          <table:table-cell table:formula="of:=[.C35]+[.$N$2]*[.B35]*[.C35]-[.$O$2]*[.C35]" office:value-type="float" office:value="34.4219805792644" calcext:value-type="float">
            <text:p>34,42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6]+[.$M$2]*[.B36]-[.$N$2]*[.B36]*[.C36]" office:value-type="float" office:value="116.082062558016" calcext:value-type="float">
            <text:p>116,08</text:p>
          </table:table-cell>
          <table:table-cell table:formula="of:=[.C36]+[.$N$2]*[.B36]*[.C36]-[.$O$2]*[.C36]" office:value-type="float" office:value="34.6932121723366" calcext:value-type="float">
            <text:p>34,69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7]+[.$M$2]*[.B37]-[.$N$2]*[.B37]*[.C37]" office:value-type="float" office:value="116.390073996312" calcext:value-type="float">
            <text:p>116,39</text:p>
          </table:table-cell>
          <table:table-cell table:formula="of:=[.C37]+[.$N$2]*[.B37]*[.C37]-[.$O$2]*[.C37]" office:value-type="float" office:value="34.9721813765836" calcext:value-type="float">
            <text:p>34,97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8]+[.$M$2]*[.B38]-[.$N$2]*[.B38]*[.C38]" office:value-type="float" office:value="116.682668087122" calcext:value-type="float">
            <text:p>116,68</text:p>
          </table:table-cell>
          <table:table-cell table:formula="of:=[.C38]+[.$N$2]*[.B38]*[.C38]-[.$O$2]*[.C38]" office:value-type="float" office:value="35.2587796968709" calcext:value-type="float">
            <text:p>35,26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9]+[.$M$2]*[.B39]-[.$N$2]*[.B39]*[.C39]" office:value-type="float" office:value="116.959277204601" calcext:value-type="float">
            <text:p>116,96</text:p>
          </table:table-cell>
          <table:table-cell table:formula="of:=[.C39]+[.$N$2]*[.B39]*[.C39]-[.$O$2]*[.C39]" office:value-type="float" office:value="35.5528849562909" calcext:value-type="float">
            <text:p>35,55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40]+[.$M$2]*[.B40]-[.$N$2]*[.B40]*[.C40]" office:value-type="float" office:value="117.21934288518" calcext:value-type="float">
            <text:p>117,22</text:p>
          </table:table-cell>
          <table:table-cell table:formula="of:=[.C40]+[.$N$2]*[.B40]*[.C40]-[.$O$2]*[.C40]" office:value-type="float" office:value="35.8543605719894" calcext:value-type="float">
            <text:p>35,85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1]+[.$M$2]*[.B41]-[.$N$2]*[.B41]*[.C41]" office:value-type="float" office:value="117.462317449975" calcext:value-type="float">
            <text:p>117,46</text:p>
          </table:table-cell>
          <table:table-cell table:formula="of:=[.C41]+[.$N$2]*[.B41]*[.C41]-[.$O$2]*[.C41]" office:value-type="float" office:value="36.1630548362984" calcext:value-type="float">
            <text:p>36,16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2]+[.$M$2]*[.B42]-[.$N$2]*[.B42]*[.C42]" office:value-type="float" office:value="117.687665685404" calcext:value-type="float">
            <text:p>117,69</text:p>
          </table:table-cell>
          <table:table-cell table:formula="of:=[.C42]+[.$N$2]*[.B42]*[.C42]-[.$O$2]*[.C42]" office:value-type="float" office:value="36.4788002080545" calcext:value-type="float">
            <text:p>36,48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3]+[.$M$2]*[.B43]-[.$N$2]*[.B43]*[.C43]" office:value-type="float" office:value="117.894866577367" calcext:value-type="float">
            <text:p>117,89</text:p>
          </table:table-cell>
          <table:table-cell table:formula="of:=[.C43]+[.$N$2]*[.B43]*[.C43]-[.$O$2]*[.C43]" office:value-type="float" office:value="36.8014126193969" calcext:value-type="float">
            <text:p>36,80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4]+[.$M$2]*[.B44]-[.$N$2]*[.B44]*[.C44]" office:value-type="float" office:value="118.083415093603" calcext:value-type="float">
            <text:p>118,08</text:p>
          </table:table-cell>
          <table:table-cell table:formula="of:=[.C44]+[.$N$2]*[.B44]*[.C44]-[.$O$2]*[.C44]" office:value-type="float" office:value="37.1306908037382" calcext:value-type="float">
            <text:p>37,13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5]+[.$M$2]*[.B45]-[.$N$2]*[.B45]*[.C45]" office:value-type="float" office:value="118.25282400803" calcext:value-type="float">
            <text:p>118,25</text:p>
          </table:table-cell>
          <table:table-cell table:formula="of:=[.C45]+[.$N$2]*[.B45]*[.C45]-[.$O$2]*[.C45]" office:value-type="float" office:value="37.4664156509964" calcext:value-type="float">
            <text:p>37,47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6]+[.$M$2]*[.B46]-[.$N$2]*[.B46]*[.C46]" office:value-type="float" office:value="118.402625760096" calcext:value-type="float">
            <text:p>118,40</text:p>
          </table:table-cell>
          <table:table-cell table:formula="of:=[.C46]+[.$N$2]*[.B46]*[.C46]-[.$O$2]*[.C46]" office:value-type="float" office:value="37.808349596541" calcext:value-type="float">
            <text:p>37,81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7]+[.$M$2]*[.B47]-[.$N$2]*[.B47]*[.C47]" office:value-type="float" office:value="118.532374341355" calcext:value-type="float">
            <text:p>118,53</text:p>
          </table:table-cell>
          <table:table-cell table:formula="of:=[.C47]+[.$N$2]*[.B47]*[.C47]-[.$O$2]*[.C47]" office:value-type="float" office:value="38.156236050657" calcext:value-type="float">
            <text:p>38,16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8]+[.$M$2]*[.B48]-[.$N$2]*[.B48]*[.C48]" office:value-type="float" office:value="118.641647200675" calcext:value-type="float">
            <text:p>118,64</text:p>
          </table:table-cell>
          <table:table-cell table:formula="of:=[.C48]+[.$N$2]*[.B48]*[.C48]-[.$O$2]*[.C48]" office:value-type="float" office:value="38.509798875631" calcext:value-type="float">
            <text:p>38,51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49]+[.$M$2]*[.B49]-[.$N$2]*[.B49]*[.C49]" office:value-type="float" office:value="118.730047158703" calcext:value-type="float">
            <text:p>118,73</text:p>
          </table:table-cell>
          <table:table-cell table:formula="of:=[.C49]+[.$N$2]*[.B49]*[.C49]-[.$O$2]*[.C49]" office:value-type="float" office:value="38.8687419178352" calcext:value-type="float">
            <text:p>38,87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50]+[.$M$2]*[.B50]-[.$N$2]*[.B50]*[.C50]" office:value-type="float" office:value="118.797204321425" calcext:value-type="float">
            <text:p>118,80</text:p>
          </table:table-cell>
          <table:table-cell table:formula="of:=[.C50]+[.$N$2]*[.B50]*[.C50]-[.$O$2]*[.C50]" office:value-type="float" office:value="39.2327486023954" calcext:value-type="float">
            <text:p>39,23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51]+[.$M$2]*[.B51]-[.$N$2]*[.B51]*[.C51]" office:value-type="float" office:value="118.842777981949" calcext:value-type="float">
            <text:p>118,84</text:p>
          </table:table-cell>
          <table:table-cell table:formula="of:=[.C51]+[.$N$2]*[.B51]*[.C51]-[.$O$2]*[.C51]" office:value-type="float" office:value="39.6014815981806" calcext:value-type="float">
            <text:p>39,60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2]+[.$M$2]*[.B52]-[.$N$2]*[.B52]*[.C52]" office:value-type="float" office:value="118.866458498923" calcext:value-type="float">
            <text:p>118,87</text:p>
          </table:table-cell>
          <table:table-cell table:formula="of:=[.C52]+[.$N$2]*[.B52]*[.C52]-[.$O$2]*[.C52]" office:value-type="float" office:value="39.974582560936" calcext:value-type="float">
            <text:p>39,97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3]+[.$M$2]*[.B53]-[.$N$2]*[.B53]*[.C53]" office:value-type="float" office:value="118.867969139406" calcext:value-type="float">
            <text:p>118,87</text:p>
          </table:table-cell>
          <table:table-cell table:formula="of:=[.C53]+[.$N$2]*[.B53]*[.C53]-[.$O$2]*[.C53]" office:value-type="float" office:value="40.3516719623848" calcext:value-type="float">
            <text:p>40,35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4]+[.$M$2]*[.B54]-[.$N$2]*[.B54]*[.C54]" office:value-type="float" office:value="118.84706787342" calcext:value-type="float">
            <text:p>118,85</text:p>
          </table:table-cell>
          <table:table-cell table:formula="of:=[.C54]+[.$N$2]*[.B54]*[.C54]-[.$O$2]*[.C54]" office:value-type="float" office:value="40.7323490130397" calcext:value-type="float">
            <text:p>40,73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5]+[.$M$2]*[.B55]-[.$N$2]*[.B55]*[.C55]" office:value-type="float" office:value="118.80354910699" calcext:value-type="float">
            <text:p>118,80</text:p>
          </table:table-cell>
          <table:table-cell table:formula="of:=[.C55]+[.$N$2]*[.B55]*[.C55]-[.$O$2]*[.C55]" office:value-type="float" office:value="41.116191686286" calcext:value-type="float">
            <text:p>41,12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6]+[.$M$2]*[.B56]-[.$N$2]*[.B56]*[.C56]" office:value-type="float" office:value="118.737245340083" calcext:value-type="float">
            <text:p>118,74</text:p>
          </table:table-cell>
          <table:table-cell table:formula="of:=[.C56]+[.$N$2]*[.B56]*[.C56]-[.$O$2]*[.C56]" office:value-type="float" office:value="41.5027568510187" calcext:value-type="float">
            <text:p>41,50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7]+[.$M$2]*[.B57]-[.$N$2]*[.B57]*[.C57]" office:value-type="float" office:value="118.64802873563" calcext:value-type="float">
            <text:p>118,65</text:p>
          </table:table-cell>
          <table:table-cell table:formula="of:=[.C57]+[.$N$2]*[.B57]*[.C57]-[.$O$2]*[.C57]" office:value-type="float" office:value="41.8915805197224" calcext:value-type="float">
            <text:p>41,89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8]+[.$M$2]*[.B58]-[.$N$2]*[.B58]*[.C58]" office:value-type="float" office:value="118.5358125857" calcext:value-type="float">
            <text:p>118,54</text:p>
          </table:table-cell>
          <table:table-cell table:formula="of:=[.C58]+[.$N$2]*[.B58]*[.C58]-[.$O$2]*[.C58]" office:value-type="float" office:value="42.2821782183788" calcext:value-type="float">
            <text:p>42,28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9]+[.$M$2]*[.B59]-[.$N$2]*[.B59]*[.C59]" office:value-type="float" office:value="118.400552660909" calcext:value-type="float">
            <text:p>118,40</text:p>
          </table:table-cell>
          <table:table-cell table:formula="of:=[.C59]+[.$N$2]*[.B59]*[.C59]-[.$O$2]*[.C59]" office:value-type="float" office:value="42.6740454839643" calcext:value-type="float">
            <text:p>42,67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60]+[.$M$2]*[.B60]-[.$N$2]*[.B60]*[.C60]" office:value-type="float" office:value="118.242248429339" calcext:value-type="float">
            <text:p>118,24</text:p>
          </table:table-cell>
          <table:table-cell table:formula="of:=[.C60]+[.$N$2]*[.B60]*[.C60]-[.$O$2]*[.C60]" office:value-type="float" office:value="43.0666584945551" calcext:value-type="float">
            <text:p>43,07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61]+[.$M$2]*[.B61]-[.$N$2]*[.B61]*[.C61]" office:value-type="float" office:value="118.060944131558" calcext:value-type="float">
            <text:p>118,06</text:p>
          </table:table-cell>
          <table:table-cell table:formula="of:=[.C61]+[.$N$2]*[.B61]*[.C61]-[.$O$2]*[.C61]" office:value-type="float" office:value="43.4594748361947" calcext:value-type="float">
            <text:p>43,46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2]+[.$M$2]*[.B62]-[.$N$2]*[.B62]*[.C62]" office:value-type="float" office:value="117.856729698878" calcext:value-type="float">
            <text:p>117,86</text:p>
          </table:table-cell>
          <table:table-cell table:formula="of:=[.C62]+[.$N$2]*[.B62]*[.C62]-[.$O$2]*[.C62]" office:value-type="float" office:value="43.8519344096964" calcext:value-type="float">
            <text:p>43,85</text:p>
          </table:table-cell>
          <table:table-cell table:number-columns-repeated="1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3]+[.$M$2]*[.B63]-[.$N$2]*[.B63]*[.C63]" office:value-type="float" office:value="117.629741502607" calcext:value-type="float">
            <text:p>117,63</text:p>
          </table:table-cell>
          <table:table-cell table:formula="of:=[.C63]+[.$N$2]*[.B63]*[.C63]-[.$O$2]*[.C63]" office:value-type="float" office:value="44.2434604794598" calcext:value-type="float">
            <text:p>44,24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4]+[.$M$2]*[.B64]-[.$N$2]*[.B64]*[.C64]" office:value-type="float" office:value="117.380162922969" calcext:value-type="float">
            <text:p>117,38</text:p>
          </table:table-cell>
          <table:table-cell table:formula="of:=[.C64]+[.$N$2]*[.B64]*[.C64]-[.$O$2]*[.C64]" office:value-type="float" office:value="44.6334608651767" calcext:value-type="float">
            <text:p>44,63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5]+[.$M$2]*[.B65]-[.$N$2]*[.B65]*[.C65]" office:value-type="float" office:value="117.108224727344" calcext:value-type="float">
            <text:p>117,11</text:p>
          </table:table-cell>
          <table:table-cell table:formula="of:=[.C65]+[.$N$2]*[.B65]*[.C65]-[.$O$2]*[.C65]" office:value-type="float" office:value="45.021329276003" calcext:value-type="float">
            <text:p>45,02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6]+[.$M$2]*[.B66]-[.$N$2]*[.B66]*[.C66]" office:value-type="float" office:value="116.814205248701" calcext:value-type="float">
            <text:p>116,81</text:p>
          </table:table-cell>
          <table:table-cell table:formula="of:=[.C66]+[.$N$2]*[.B66]*[.C66]-[.$O$2]*[.C66]" office:value-type="float" office:value="45.4064467853918" calcext:value-type="float">
            <text:p>45,41</text:p>
          </table:table-cell>
          <table:table-cell table:number-columns-repeated="1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7]+[.$M$2]*[.B67]-[.$N$2]*[.B67]*[.C67]" office:value-type="float" office:value="116.498430356474" calcext:value-type="float">
            <text:p>116,50</text:p>
          </table:table-cell>
          <table:table-cell table:formula="of:=[.C67]+[.$N$2]*[.B67]*[.C67]-[.$O$2]*[.C67]" office:value-type="float" office:value="45.7881834433238" calcext:value-type="float">
            <text:p>45,79</text:p>
          </table:table-cell>
          <table:table-cell table:number-columns-repeated="1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8]+[.$M$2]*[.B68]-[.$N$2]*[.B68]*[.C68]" office:value-type="float" office:value="116.161273213593" calcext:value-type="float">
            <text:p>116,16</text:p>
          </table:table-cell>
          <table:table-cell table:formula="of:=[.C68]+[.$N$2]*[.B68]*[.C68]-[.$O$2]*[.C68]" office:value-type="float" office:value="46.1659000211683" calcext:value-type="float">
            <text:p>46,17</text:p>
          </table:table-cell>
          <table:table-cell table:number-columns-repeated="1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69]+[.$M$2]*[.B69]-[.$N$2]*[.B69]*[.C69]" office:value-type="float" office:value="115.803153815109" calcext:value-type="float">
            <text:p>115,80</text:p>
          </table:table-cell>
          <table:table-cell table:formula="of:=[.C69]+[.$N$2]*[.B69]*[.C69]-[.$O$2]*[.C69]" office:value-type="float" office:value="46.5389498828651" calcext:value-type="float">
            <text:p>46,54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70]+[.$M$2]*[.B70]-[.$N$2]*[.B70]*[.C70]" office:value-type="float" office:value="115.424538305572" calcext:value-type="float">
            <text:p>115,42</text:p>
          </table:table-cell>
          <table:table-cell table:formula="of:=[.C70]+[.$N$2]*[.B70]*[.C70]-[.$O$2]*[.C70]" office:value-type="float" office:value="46.9066809745614" calcext:value-type="float">
            <text:p>46,91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71]+[.$M$2]*[.B71]-[.$N$2]*[.B71]*[.C71]" office:value-type="float" office:value="115.025938074216" calcext:value-type="float">
            <text:p>115,03</text:p>
          </table:table-cell>
          <table:table-cell table:formula="of:=[.C71]+[.$N$2]*[.B71]*[.C71]-[.$O$2]*[.C71]" office:value-type="float" office:value="47.268437923301" calcext:value-type="float">
            <text:p>47,27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2]+[.$M$2]*[.B72]-[.$N$2]*[.B72]*[.C72]" office:value-type="float" office:value="114.607908628985" calcext:value-type="float">
            <text:p>114,61</text:p>
          </table:table-cell>
          <table:table-cell table:formula="of:=[.C72]+[.$N$2]*[.B72]*[.C72]-[.$O$2]*[.C72]" office:value-type="float" office:value="47.6235642338513" calcext:value-type="float">
            <text:p>47,62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3]+[.$M$2]*[.B73]-[.$N$2]*[.B73]*[.C73]" office:value-type="float" office:value="114.171048252415" calcext:value-type="float">
            <text:p>114,17</text:p>
          </table:table-cell>
          <table:table-cell table:formula="of:=[.C73]+[.$N$2]*[.B73]*[.C73]-[.$O$2]*[.C73]" office:value-type="float" office:value="47.9714045713086" calcext:value-type="float">
            <text:p>47,97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4]+[.$M$2]*[.B74]-[.$N$2]*[.B74]*[.C74]" office:value-type="float" office:value="113.715996444439" calcext:value-type="float">
            <text:p>113,72</text:p>
          </table:table-cell>
          <table:table-cell table:formula="of:=[.C74]+[.$N$2]*[.B74]*[.C74]-[.$O$2]*[.C74]" office:value-type="float" office:value="48.3113071157667" calcext:value-type="float">
            <text:p>48,31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5]+[.$M$2]*[.B75]-[.$N$2]*[.B75]*[.C75]" office:value-type="float" office:value="113.243432159227" calcext:value-type="float">
            <text:p>113,24</text:p>
          </table:table-cell>
          <table:table-cell table:formula="of:=[.C75]+[.$N$2]*[.B75]*[.C75]-[.$O$2]*[.C75]" office:value-type="float" office:value="48.6426259740797" calcext:value-type="float">
            <text:p>48,64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6]+[.$M$2]*[.B76]-[.$N$2]*[.B76]*[.C76]" office:value-type="float" office:value="112.75407184514" calcext:value-type="float">
            <text:p>112,75</text:p>
          </table:table-cell>
          <table:table-cell table:formula="of:=[.C76]+[.$N$2]*[.B76]*[.C76]-[.$O$2]*[.C76]" office:value-type="float" office:value="48.9647236326469" calcext:value-type="float">
            <text:p>48,96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7]+[.$M$2]*[.B77]-[.$N$2]*[.B77]*[.C77]" office:value-type="float" office:value="112.248667298866" calcext:value-type="float">
            <text:p>112,25</text:p>
          </table:table-cell>
          <table:table-cell table:formula="of:=[.C77]+[.$N$2]*[.B77]*[.C77]-[.$O$2]*[.C77]" office:value-type="float" office:value="49.276973434191" calcext:value-type="float">
            <text:p>49,28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78]+[.$M$2]*[.B78]-[.$N$2]*[.B78]*[.C78]" office:value-type="float" office:value="111.728003346589" calcext:value-type="float">
            <text:p>111,73</text:p>
          </table:table-cell>
          <table:table-cell table:formula="of:=[.C78]+[.$N$2]*[.B78]*[.C78]-[.$O$2]*[.C78]" office:value-type="float" office:value="49.5787620607362" calcext:value-type="float">
            <text:p>49,58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79]+[.$M$2]*[.B79]-[.$N$2]*[.B79]*[.C79]" office:value-type="float" office:value="111.1928953668" calcext:value-type="float">
            <text:p>111,19</text:p>
          </table:table-cell>
          <table:table-cell table:formula="of:=[.C79]+[.$N$2]*[.B79]*[.C79]-[.$O$2]*[.C79]" office:value-type="float" office:value="49.8694920044203" calcext:value-type="float">
            <text:p>49,87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80]+[.$M$2]*[.B80]-[.$N$2]*[.B80]*[.C80]" office:value-type="float" office:value="110.644186670914" calcext:value-type="float">
            <text:p>110,64</text:p>
          </table:table-cell>
          <table:table-cell table:formula="of:=[.C80]+[.$N$2]*[.B80]*[.C80]-[.$O$2]*[.C80]" office:value-type="float" office:value="50.1485840074207" calcext:value-type="float">
            <text:p>50,15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81]+[.$M$2]*[.B81]-[.$N$2]*[.B81]*[.C81]" office:value-type="float" office:value="110.082745759233" calcext:value-type="float">
            <text:p>110,08</text:p>
          </table:table-cell>
          <table:table-cell table:formula="of:=[.C81]+[.$N$2]*[.B81]*[.C81]-[.$O$2]*[.C81]" office:value-type="float" office:value="50.4154794521492" calcext:value-type="float">
            <text:p>50,42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2]+[.$M$2]*[.B82]-[.$N$2]*[.B82]*[.C82]" office:value-type="float" office:value="109.509463470987" calcext:value-type="float">
            <text:p>109,51</text:p>
          </table:table-cell>
          <table:table-cell table:formula="of:=[.C82]+[.$N$2]*[.B82]*[.C82]-[.$O$2]*[.C82]" office:value-type="float" office:value="50.6696426829722" calcext:value-type="float">
            <text:p>50,67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3]+[.$M$2]*[.B83]-[.$N$2]*[.B83]*[.C83]" office:value-type="float" office:value="108.925250048168" calcext:value-type="float">
            <text:p>108,93</text:p>
          </table:table-cell>
          <table:table-cell table:formula="of:=[.C83]+[.$N$2]*[.B83]*[.C83]-[.$O$2]*[.C83]" office:value-type="float" office:value="50.910563241063" calcext:value-type="float">
            <text:p>50,91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4]+[.$M$2]*[.B84]-[.$N$2]*[.B84]*[.C84]" office:value-type="float" office:value="108.331032133568" calcext:value-type="float">
            <text:p>108,33</text:p>
          </table:table-cell>
          <table:table-cell table:formula="of:=[.C84]+[.$N$2]*[.B84]*[.C84]-[.$O$2]*[.C84]" office:value-type="float" office:value="51.1377579945728" calcext:value-type="float">
            <text:p>51,14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5]+[.$M$2]*[.B85]-[.$N$2]*[.B85]*[.C85]" office:value-type="float" office:value="107.727749723965" calcext:value-type="float">
            <text:p>107,73</text:p>
          </table:table-cell>
          <table:table-cell table:formula="of:=[.C85]+[.$N$2]*[.B85]*[.C85]-[.$O$2]*[.C85]" office:value-type="float" office:value="51.3507731471185" calcext:value-type="float">
            <text:p>51,35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6]+[.$M$2]*[.B86]-[.$N$2]*[.B86]*[.C86]" office:value-type="float" office:value="107.116353099582" calcext:value-type="float">
            <text:p>107,12</text:p>
          </table:table-cell>
          <table:table-cell table:formula="of:=[.C86]+[.$N$2]*[.B86]*[.C86]-[.$O$2]*[.C86]" office:value-type="float" office:value="51.549186108625" calcext:value-type="float">
            <text:p>51,55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7]+[.$M$2]*[.B87]-[.$N$2]*[.B87]*[.C87]" office:value-type="float" office:value="106.49779975097" calcext:value-type="float">
            <text:p>106,50</text:p>
          </table:table-cell>
          <table:table-cell table:formula="of:=[.C87]+[.$N$2]*[.B87]*[.C87]-[.$O$2]*[.C87]" office:value-type="float" office:value="51.7326072137976" calcext:value-type="float">
            <text:p>51,73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88]+[.$M$2]*[.B88]-[.$N$2]*[.B88]*[.C88]" office:value-type="float" office:value="105.873051324164" calcext:value-type="float">
            <text:p>105,87</text:p>
          </table:table-cell>
          <table:table-cell table:formula="of:=[.C88]+[.$N$2]*[.B88]*[.C88]-[.$O$2]*[.C88]" office:value-type="float" office:value="51.900681274933" calcext:value-type="float">
            <text:p>51,90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89]+[.$M$2]*[.B89]-[.$N$2]*[.B89]*[.C89]" office:value-type="float" office:value="105.243070604457" calcext:value-type="float">
            <text:p>105,24</text:p>
          </table:table-cell>
          <table:table-cell table:formula="of:=[.C89]+[.$N$2]*[.B89]*[.C89]-[.$O$2]*[.C89]" office:value-type="float" office:value="52.0530889573764" calcext:value-type="float">
            <text:p>52,05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90]+[.$M$2]*[.B90]-[.$N$2]*[.B90]*[.C90]" office:value-type="float" office:value="104.608818558386" calcext:value-type="float">
            <text:p>104,61</text:p>
          </table:table-cell>
          <table:table-cell table:formula="of:=[.C90]+[.$N$2]*[.B90]*[.C90]-[.$O$2]*[.C90]" office:value-type="float" office:value="52.1895479676682" calcext:value-type="float">
            <text:p>52,1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91]+[.$M$2]*[.B91]-[.$N$2]*[.B91]*[.C91]" office:value-type="float" office:value="103.971251452557" calcext:value-type="float">
            <text:p>103,97</text:p>
          </table:table-cell>
          <table:table-cell table:formula="of:=[.C91]+[.$N$2]*[.B91]*[.C91]-[.$O$2]*[.C91]" office:value-type="float" office:value="52.3098140462817" calcext:value-type="float">
            <text:p>52,31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2]+[.$M$2]*[.B92]-[.$N$2]*[.B92]*[.C92]" office:value-type="float" office:value="103.331318066786" calcext:value-type="float">
            <text:p>103,33</text:p>
          </table:table-cell>
          <table:table-cell table:formula="of:=[.C92]+[.$N$2]*[.B92]*[.C92]-[.$O$2]*[.C92]" office:value-type="float" office:value="52.4136817587889" calcext:value-type="float">
            <text:p>52,41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3]+[.$M$2]*[.B93]-[.$N$2]*[.B93]*[.C93]" office:value-type="float" office:value="102.689957017688" calcext:value-type="float">
            <text:p>102,69</text:p>
          </table:table-cell>
          <table:table-cell table:formula="of:=[.C93]+[.$N$2]*[.B93]*[.C93]-[.$O$2]*[.C93]" office:value-type="float" office:value="52.5009850812838" calcext:value-type="float">
            <text:p>52,50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4]+[.$M$2]*[.B94]-[.$N$2]*[.B94]*[.C94]" office:value-type="float" office:value="102.04809420735" calcext:value-type="float">
            <text:p>102,05</text:p>
          </table:table-cell>
          <table:table-cell table:formula="of:=[.C94]+[.$N$2]*[.B94]*[.C94]-[.$O$2]*[.C94]" office:value-type="float" office:value="52.5715977779113" calcext:value-type="float">
            <text:p>52,57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5]+[.$M$2]*[.B95]-[.$N$2]*[.B95]*[.C95]" office:value-type="float" office:value="101.406640410161" calcext:value-type="float">
            <text:p>101,41</text:p>
          </table:table-cell>
          <table:table-cell table:formula="of:=[.C95]+[.$N$2]*[.B95]*[.C95]-[.$O$2]*[.C95]" office:value-type="float" office:value="52.6254335703513" calcext:value-type="float">
            <text:p>52,63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6]+[.$M$2]*[.B96]-[.$N$2]*[.B96]*[.C96]" office:value-type="float" office:value="100.766489009116" calcext:value-type="float">
            <text:p>100,77</text:p>
          </table:table-cell>
          <table:table-cell table:formula="of:=[.C96]+[.$N$2]*[.B96]*[.C96]-[.$O$2]*[.C96]" office:value-type="float" office:value="52.6624461010824" calcext:value-type="float">
            <text:p>52,6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97]+[.$M$2]*[.B97]-[.$N$2]*[.B97]*[.C97]" office:value-type="float" office:value="100.128513891179" calcext:value-type="float">
            <text:p>100,13</text:p>
          </table:table-cell>
          <table:table-cell table:formula="of:=[.C97]+[.$N$2]*[.B97]*[.C97]-[.$O$2]*[.C97]" office:value-type="float" office:value="52.6826286941473" calcext:value-type="float">
            <text:p>52,6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98]+[.$M$2]*[.B98]-[.$N$2]*[.B98]*[.C98]" office:value-type="float" office:value="99.4935675094899" calcext:value-type="float">
            <text:p>99,49</text:p>
          </table:table-cell>
          <table:table-cell table:formula="of:=[.C98]+[.$N$2]*[.B98]*[.C98]-[.$O$2]*[.C98]" office:value-type="float" office:value="52.6860139189528" calcext:value-type="float">
            <text:p>52,6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99]+[.$M$2]*[.B99]-[.$N$2]*[.B99]*[.C99]" office:value-type="float" office:value="98.8624791183541" calcext:value-type="float">
            <text:p>98,86</text:p>
          </table:table-cell>
          <table:table-cell table:formula="of:=[.C99]+[.$N$2]*[.B99]*[.C99]-[.$O$2]*[.C99]" office:value-type="float" office:value="52.6726729643308" calcext:value-type="float">
            <text:p>52,6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100]+[.$M$2]*[.B100]-[.$N$2]*[.B100]*[.C100]" office:value-type="float" office:value="98.2360531851991" calcext:value-type="float">
            <text:p>98,24</text:p>
          </table:table-cell>
          <table:table-cell table:formula="of:=[.C100]+[.$N$2]*[.B100]*[.C100]-[.$O$2]*[.C100]" office:value-type="float" office:value="52.6427148316363" calcext:value-type="float">
            <text:p>52,64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01]+[.$M$2]*[.B101]-[.$N$2]*[.B101]*[.C101]" office:value-type="float" office:value="97.6150679818962" calcext:value-type="float">
            <text:p>97,62</text:p>
          </table:table-cell>
          <table:table-cell table:formula="of:=[.C101]+[.$N$2]*[.B101]*[.C101]-[.$O$2]*[.C101]" office:value-type="float" office:value="52.5962853570614" calcext:value-type="float">
            <text:p>52,60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02]+[.$M$2]*[.B102]-[.$N$2]*[.B102]*[.C102]" office:value-type="float" office:value="97.0002743561717" calcext:value-type="float">
            <text:p>97,00</text:p>
          </table:table-cell>
          <table:table-cell table:formula="of:=[.C102]+[.$N$2]*[.B102]*[.C102]-[.$O$2]*[.C102]" office:value-type="float" office:value="52.5335660745707" calcext:value-type="float">
            <text:p>52,53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03]+[.$M$2]*[.B103]-[.$N$2]*[.B103]*[.C103]" office:value-type="float" office:value="96.3923946822244" calcext:value-type="float">
            <text:p>96,39</text:p>
          </table:table-cell>
          <table:table-cell table:formula="of:=[.C103]+[.$N$2]*[.B103]*[.C103]-[.$O$2]*[.C103]" office:value-type="float" office:value="52.4547729319129" calcext:value-type="float">
            <text:p>52,45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04]+[.$M$2]*[.B104]-[.$N$2]*[.B104]*[.C104]" office:value-type="float" office:value="95.7921219881592" calcext:value-type="float">
            <text:p>95,79</text:p>
          </table:table-cell>
          <table:table-cell table:formula="of:=[.C104]+[.$N$2]*[.B104]*[.C104]-[.$O$2]*[.C104]" office:value-type="float" office:value="52.360154873027" calcext:value-type="float">
            <text:p>52,36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05]+[.$M$2]*[.B105]-[.$N$2]*[.B105]*[.C105]" office:value-type="float" office:value="95.2001192564644" calcext:value-type="float">
            <text:p>95,20</text:p>
          </table:table-cell>
          <table:table-cell table:formula="of:=[.C105]+[.$N$2]*[.B105]*[.C105]-[.$O$2]*[.C105]" office:value-type="float" office:value="52.2499923008336" calcext:value-type="float">
            <text:p>52,25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06]+[.$M$2]*[.B106]-[.$N$2]*[.B106]*[.C106]" office:value-type="float" office:value="94.6170188924994" calcext:value-type="float">
            <text:p>94,62</text:p>
          </table:table-cell>
          <table:table-cell table:formula="of:=[.C106]+[.$N$2]*[.B106]*[.C106]-[.$O$2]*[.C106]" office:value-type="float" office:value="52.1245954348862" calcext:value-type="float">
            <text:p>52,12</text:p>
          </table:table-cell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07]+[.$M$2]*[.B107]-[.$N$2]*[.B107]*[.C107]" office:value-type="float" office:value="94.0434223548361" calcext:value-type="float">
            <text:p>94,04</text:p>
          </table:table-cell>
          <table:table-cell table:formula="of:=[.C107]+[.$N$2]*[.B107]*[.C107]-[.$O$2]*[.C107]" office:value-type="float" office:value="51.9843025786552" calcext:value-type="float">
            <text:p>51,98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08]+[.$M$2]*[.B108]-[.$N$2]*[.B108]*[.C108]" office:value-type="float" office:value="93.4798999403198" calcext:value-type="float">
            <text:p>93,48</text:p>
          </table:table-cell>
          <table:table-cell table:formula="of:=[.C108]+[.$N$2]*[.B108]*[.C108]-[.$O$2]*[.C108]" office:value-type="float" office:value="51.8294783113354" calcext:value-type="float">
            <text:p>51,83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09]+[.$M$2]*[.B109]-[.$N$2]*[.B109]*[.C109]" office:value-type="float" office:value="92.9269907158749" calcext:value-type="float">
            <text:p>92,93</text:p>
          </table:table-cell>
          <table:table-cell table:formula="of:=[.C109]+[.$N$2]*[.B109]*[.C109]-[.$O$2]*[.C109]" office:value-type="float" office:value="51.66051161902" calcext:value-type="float">
            <text:p>51,66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10]+[.$M$2]*[.B110]-[.$N$2]*[.B110]*[.C110]" office:value-type="float" office:value="92.3852025883934" calcext:value-type="float">
            <text:p>92,39</text:p>
          </table:table-cell>
          <table:table-cell table:formula="of:=[.C110]+[.$N$2]*[.B110]*[.C110]-[.$O$2]*[.C110]" office:value-type="float" office:value="51.477813979868" calcext:value-type="float">
            <text:p>51,48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11]+[.$M$2]*[.B111]-[.$N$2]*[.B111]*[.C111]" office:value-type="float" office:value="91.8550125034924" calcext:value-type="float">
            <text:p>91,86</text:p>
          </table:table-cell>
          <table:table-cell table:formula="of:=[.C111]+[.$N$2]*[.B111]*[.C111]-[.$O$2]*[.C111]" office:value-type="float" office:value="51.2818174175435" calcext:value-type="float">
            <text:p>51,28</text:p>
          </table:table-cell>
          <table:table-cell table:number-columns-repeated="1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12]+[.$M$2]*[.B112]-[.$N$2]*[.B112]*[.C112]" office:value-type="float" office:value="91.3368667635171" calcext:value-type="float">
            <text:p>91,34</text:p>
          </table:table-cell>
          <table:table-cell table:formula="of:=[.C112]+[.$N$2]*[.B112]*[.C112]-[.$O$2]*[.C112]" office:value-type="float" office:value="51.0729725367114" calcext:value-type="float">
            <text:p>51,07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13]+[.$M$2]*[.B113]-[.$N$2]*[.B113]*[.C113]" office:value-type="float" office:value="90.8311814548862" calcext:value-type="float">
            <text:p>90,83</text:p>
          </table:table-cell>
          <table:table-cell table:formula="of:=[.C113]+[.$N$2]*[.B113]*[.C113]-[.$O$2]*[.C113]" office:value-type="float" office:value="50.851746553777" calcext:value-type="float">
            <text:p>50,85</text:p>
          </table:table-cell>
          <table:table-cell table:number-columns-repeated="12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14]+[.$M$2]*[.B114]-[.$N$2]*[.B114]*[.C114]" office:value-type="float" office:value="90.338342974722" calcext:value-type="float">
            <text:p>90,34</text:p>
          </table:table-cell>
          <table:table-cell table:formula="of:=[.C114]+[.$N$2]*[.B114]*[.C114]-[.$O$2]*[.C114]" office:value-type="float" office:value="50.6186213353502" calcext:value-type="float">
            <text:p>50,62</text:p>
          </table:table-cell>
          <table:table-cell table:number-columns-repeated="1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15]+[.$M$2]*[.B115]-[.$N$2]*[.B115]*[.C115]" office:value-type="float" office:value="89.8587086466662" calcext:value-type="float">
            <text:p>89,86</text:p>
          </table:table-cell>
          <table:table-cell table:formula="of:=[.C115]+[.$N$2]*[.B115]*[.C115]-[.$O$2]*[.C115]" office:value-type="float" office:value="50.3740914561329" calcext:value-type="float">
            <text:p>50,37</text:p>
          </table:table-cell>
          <table:table-cell table:number-columns-repeated="1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16]+[.$M$2]*[.B116]-[.$N$2]*[.B116]*[.C116]" office:value-type="float" office:value="89.3926074158509" calcext:value-type="float">
            <text:p>89,39</text:p>
          </table:table-cell>
          <table:table-cell table:formula="of:=[.C116]+[.$N$2]*[.B116]*[.C116]-[.$O$2]*[.C116]" office:value-type="float" office:value="50.1186622870748" calcext:value-type="float">
            <text:p>50,12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17]+[.$M$2]*[.B117]-[.$N$2]*[.B117]*[.C117]" office:value-type="float" office:value="88.9403406131499" calcext:value-type="float">
            <text:p>88,94</text:p>
          </table:table-cell>
          <table:table-cell table:formula="of:=[.C117]+[.$N$2]*[.B117]*[.C117]-[.$O$2]*[.C117]" office:value-type="float" office:value="49.8528481237391" calcext:value-type="float">
            <text:p>49,85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18]+[.$M$2]*[.B118]-[.$N$2]*[.B118]*[.C118]" office:value-type="float" office:value="88.5021827790824" calcext:value-type="float">
            <text:p>88,50</text:p>
          </table:table-cell>
          <table:table-cell table:formula="of:=[.C118]+[.$N$2]*[.B118]*[.C118]-[.$O$2]*[.C118]" office:value-type="float" office:value="49.5771703638827" calcext:value-type="float">
            <text:p>49,58</text:p>
          </table:table-cell>
          <table:table-cell table:number-columns-repeated="1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119]+[.$M$2]*[.B119]-[.$N$2]*[.B119]*[.C119]" office:value-type="float" office:value="88.078382538057" calcext:value-type="float">
            <text:p>88,08</text:p>
          </table:table-cell>
          <table:table-cell table:formula="of:=[.C119]+[.$N$2]*[.B119]*[.C119]-[.$O$2]*[.C119]" office:value-type="float" office:value="49.2921557422956" calcext:value-type="float">
            <text:p>49,29</text:p>
          </table:table-cell>
          <table:table-cell table:number-columns-repeated="1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20]+[.$M$2]*[.B120]-[.$N$2]*[.B120]*[.C120]" office:value-type="float" office:value="87.6691635140205" calcext:value-type="float">
            <text:p>87,67</text:p>
          </table:table-cell>
          <table:table-cell table:formula="of:=[.C120]+[.$N$2]*[.B120]*[.C120]-[.$O$2]*[.C120]" office:value-type="float" office:value="48.9983346299785" calcext:value-type="float">
            <text:p>49,00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21]+[.$M$2]*[.B121]-[.$N$2]*[.B121]*[.C121]" office:value-type="float" office:value="87.2747252790057" calcext:value-type="float">
            <text:p>87,27</text:p>
          </table:table-cell>
          <table:table-cell table:formula="of:=[.C121]+[.$N$2]*[.B121]*[.C121]-[.$O$2]*[.C121]" office:value-type="float" office:value="48.6962394037747" calcext:value-type="float">
            <text:p>48,70</text:p>
          </table:table-cell>
          <table:table-cell table:number-columns-repeated="1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122]+[.$M$2]*[.B122]-[.$N$2]*[.B122]*[.C122]" office:value-type="float" office:value="86.8952443265433" calcext:value-type="float">
            <text:p>86,90</text:p>
          </table:table-cell>
          <table:table-cell table:formula="of:=[.C122]+[.$N$2]*[.B122]*[.C122]-[.$O$2]*[.C122]" office:value-type="float" office:value="48.3864028916285" calcext:value-type="float">
            <text:p>48,39</text:p>
          </table:table-cell>
          <table:table-cell table:number-columns-repeated="1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123]+[.$M$2]*[.B123]-[.$N$2]*[.B123]*[.C123]" office:value-type="float" office:value="86.5308750623988" calcext:value-type="float">
            <text:p>86,53</text:p>
          </table:table-cell>
          <table:table-cell table:formula="of:=[.C123]+[.$N$2]*[.B123]*[.C123]-[.$O$2]*[.C123]" office:value-type="float" office:value="48.0693568977224" calcext:value-type="float">
            <text:p>48,07</text:p>
          </table:table-cell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124]+[.$M$2]*[.B124]-[.$N$2]*[.B124]*[.C124]" office:value-type="float" office:value="86.1817508056235" calcext:value-type="float">
            <text:p>86,18</text:p>
          </table:table-cell>
          <table:table-cell table:formula="of:=[.C124]+[.$N$2]*[.B124]*[.C124]-[.$O$2]*[.C124]" office:value-type="float" office:value="47.7456308108596" calcext:value-type="float">
            <text:p>47,75</text:p>
          </table:table-cell>
          <table:table-cell table:number-columns-repeated="1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125]+[.$M$2]*[.B125]-[.$N$2]*[.B125]*[.C125]" office:value-type="float" office:value="85.8479847934365" calcext:value-type="float">
            <text:p>85,85</text:p>
          </table:table-cell>
          <table:table-cell table:formula="of:=[.C125]+[.$N$2]*[.B125]*[.C125]-[.$O$2]*[.C125]" office:value-type="float" office:value="47.4157502986161" calcext:value-type="float">
            <text:p>47,42</text:p>
          </table:table-cell>
          <table:table-cell table:number-columns-repeated="1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126]+[.$M$2]*[.B126]-[.$N$2]*[.B126]*[.C126]" office:value-type="float" office:value="85.5296711840028" calcext:value-type="float">
            <text:p>85,53</text:p>
          </table:table-cell>
          <table:table-cell table:formula="of:=[.C126]+[.$N$2]*[.B126]*[.C126]-[.$O$2]*[.C126]" office:value-type="float" office:value="47.0802360889877" calcext:value-type="float">
            <text:p>47,08</text:p>
          </table:table-cell>
          <table:table-cell table:number-columns-repeated="1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127]+[.$M$2]*[.B127]-[.$N$2]*[.B127]*[.C127]" office:value-type="float" office:value="85.2268860517047" calcext:value-type="float">
            <text:p>85,23</text:p>
          </table:table-cell>
          <table:table-cell table:formula="of:=[.C127]+[.$N$2]*[.B127]*[.C127]-[.$O$2]*[.C127]" office:value-type="float" office:value="46.7396028405165" calcext:value-type="float">
            <text:p>46,74</text:p>
          </table:table-cell>
          <table:table-cell table:number-columns-repeated="1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128]+[.$M$2]*[.B128]-[.$N$2]*[.B128]*[.C128]" office:value-type="float" office:value="84.9396883700435" calcext:value-type="float">
            <text:p>84,94</text:p>
          </table:table-cell>
          <table:table-cell table:formula="of:=[.C128]+[.$N$2]*[.B128]*[.C128]-[.$O$2]*[.C128]" office:value-type="float" office:value="46.394358101186" calcext:value-type="float">
            <text:p>46,39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29]+[.$M$2]*[.B129]-[.$N$2]*[.B129]*[.C129]" office:value-type="float" office:value="84.6681209778228" calcext:value-type="float">
            <text:p>84,67</text:p>
          </table:table-cell>
          <table:table-cell table:formula="of:=[.C129]+[.$N$2]*[.B129]*[.C129]-[.$O$2]*[.C129]" office:value-type="float" office:value="46.0450013557482" calcext:value-type="float">
            <text:p>46,05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130]+[.$M$2]*[.B130]-[.$N$2]*[.B130]*[.C130]" office:value-type="float" office:value="84.4122115247731" calcext:value-type="float">
            <text:p>84,41</text:p>
          </table:table-cell>
          <table:table-cell table:formula="of:=[.C130]+[.$N$2]*[.B130]*[.C130]-[.$O$2]*[.C130]" office:value-type="float" office:value="45.692023160567" calcext:value-type="float">
            <text:p>45,69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131]+[.$M$2]*[.B131]-[.$N$2]*[.B131]*[.C131]" office:value-type="float" office:value="84.1719733932562" calcext:value-type="float">
            <text:p>84,17</text:p>
          </table:table-cell>
          <table:table-cell table:formula="of:=[.C131]+[.$N$2]*[.B131]*[.C131]-[.$O$2]*[.C131]" office:value-type="float" office:value="45.335904364551" calcext:value-type="float">
            <text:p>45,34</text:p>
          </table:table-cell>
          <table:table-cell table:number-columns-repeated="1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132]+[.$M$2]*[.B132]-[.$N$2]*[.B132]*[.C132]" office:value-type="float" office:value="83.9474065931552" calcext:value-type="float">
            <text:p>83,95</text:p>
          </table:table-cell>
          <table:table-cell table:formula="of:=[.C132]+[.$N$2]*[.B132]*[.C132]-[.$O$2]*[.C132]" office:value-type="float" office:value="44.9771154142895" calcext:value-type="float">
            <text:p>44,98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133]+[.$M$2]*[.B133]-[.$N$2]*[.B133]*[.C133]" office:value-type="float" office:value="83.738498627483" calcext:value-type="float">
            <text:p>83,74</text:p>
          </table:table-cell>
          <table:table-cell table:formula="of:=[.C133]+[.$N$2]*[.B133]*[.C133]-[.$O$2]*[.C133]" office:value-type="float" office:value="44.6161157411104" calcext:value-type="float">
            <text:p>44,62</text:p>
          </table:table-cell>
          <table:table-cell table:number-columns-repeated="12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134]+[.$M$2]*[.B134]-[.$N$2]*[.B134]*[.C134]" office:value-type="float" office:value="83.5452253266574" calcext:value-type="float">
            <text:p>83,55</text:p>
          </table:table-cell>
          <table:table-cell table:formula="of:=[.C134]+[.$N$2]*[.B134]*[.C134]-[.$O$2]*[.C134]" office:value-type="float" office:value="44.2533532274301" calcext:value-type="float">
            <text:p>44,25</text:p>
          </table:table-cell>
          <table:table-cell table:number-columns-repeated="12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135]+[.$M$2]*[.B135]-[.$N$2]*[.B135]*[.C135]" office:value-type="float" office:value="83.3675516497676" calcext:value-type="float">
            <text:p>83,37</text:p>
          </table:table-cell>
          <table:table-cell table:formula="of:=[.C135]+[.$N$2]*[.B135]*[.C135]-[.$O$2]*[.C135]" office:value-type="float" office:value="43.8892637494815" calcext:value-type="float">
            <text:p>43,89</text:p>
          </table:table-cell>
          <table:table-cell table:number-columns-repeated="12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136]+[.$M$2]*[.B136]-[.$N$2]*[.B136]*[.C136]" office:value-type="float" office:value="83.2054324515104" calcext:value-type="float">
            <text:p>83,21</text:p>
          </table:table-cell>
          <table:table-cell table:formula="of:=[.C136]+[.$N$2]*[.B136]*[.C136]-[.$O$2]*[.C136]" office:value-type="float" office:value="43.5242707932601" calcext:value-type="float">
            <text:p>43,52</text:p>
          </table:table-cell>
          <table:table-cell table:number-columns-repeated="1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137]+[.$M$2]*[.B137]-[.$N$2]*[.B137]*[.C137]" office:value-type="float" office:value="83.0588132137957" calcext:value-type="float">
            <text:p>83,06</text:p>
          </table:table-cell>
          <table:table-cell table:formula="of:=[.C137]+[.$N$2]*[.B137]*[.C137]-[.$O$2]*[.C137]" office:value-type="float" office:value="43.158785140342" calcext:value-type="float">
            <text:p>43,16</text:p>
          </table:table-cell>
          <table:table-cell table:number-columns-repeated="12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138]+[.$M$2]*[.B138]-[.$N$2]*[.B138]*[.C138]" office:value-type="float" office:value="82.9276307413186" calcext:value-type="float">
            <text:p>82,93</text:p>
          </table:table-cell>
          <table:table-cell table:formula="of:=[.C138]+[.$N$2]*[.B138]*[.C138]-[.$O$2]*[.C138]" office:value-type="float" office:value="42.7932046200779" calcext:value-type="float">
            <text:p>42,79</text:p>
          </table:table-cell>
          <table:table-cell table:number-columns-repeated="1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139]+[.$M$2]*[.B139]-[.$N$2]*[.B139]*[.C139]" office:value-type="float" office:value="82.8118138206592" calcext:value-type="float">
            <text:p>82,81</text:p>
          </table:table-cell>
          <table:table-cell table:formula="of:=[.C139]+[.$N$2]*[.B139]*[.C139]-[.$O$2]*[.C139]" office:value-type="float" office:value="42.4279139245597" calcext:value-type="float">
            <text:p>42,43</text:p>
          </table:table-cell>
          <table:table-cell table:number-columns-repeated="12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140]+[.$M$2]*[.B140]-[.$N$2]*[.B140]*[.C140]" office:value-type="float" office:value="82.7112838427126" calcext:value-type="float">
            <text:p>82,71</text:p>
          </table:table-cell>
          <table:table-cell table:formula="of:=[.C140]+[.$N$2]*[.B140]*[.C140]-[.$O$2]*[.C140]" office:value-type="float" office:value="42.0632844826915" calcext:value-type="float">
            <text:p>42,06</text:p>
          </table:table-cell>
          <table:table-cell table:number-columns-repeated="1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41]+[.$M$2]*[.B141]-[.$N$2]*[.B141]*[.C141]" office:value-type="float" office:value="82.6259553884645" calcext:value-type="float">
            <text:p>82,63</text:p>
          </table:table-cell>
          <table:table-cell table:formula="of:=[.C141]+[.$N$2]*[.B141]*[.C141]-[.$O$2]*[.C141]" office:value-type="float" office:value="41.6996743896593" calcext:value-type="float">
            <text:p>41,70</text:p>
          </table:table-cell>
          <table:table-cell table:number-columns-repeated="12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42]+[.$M$2]*[.B142]-[.$N$2]*[.B142]*[.C142]" office:value-type="float" office:value="82.5557367783171" calcext:value-type="float">
            <text:p>82,56</text:p>
          </table:table-cell>
          <table:table-cell table:formula="of:=[.C142]+[.$N$2]*[.B142]*[.C142]-[.$O$2]*[.C142]" office:value-type="float" office:value="41.3374283880931" calcext:value-type="float">
            <text:p>41,34</text:p>
          </table:table-cell>
          <table:table-cell table:number-columns-repeated="12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143]+[.$M$2]*[.B143]-[.$N$2]*[.B143]*[.C143]" office:value-type="float" office:value="82.5005305853334" calcext:value-type="float">
            <text:p>82,50</text:p>
          </table:table-cell>
          <table:table-cell table:formula="of:=[.C143]+[.$N$2]*[.B143]*[.C143]-[.$O$2]*[.C143]" office:value-type="float" office:value="40.9768778972384" calcext:value-type="float">
            <text:p>40,98</text:p>
          </table:table-cell>
          <table:table-cell table:number-columns-repeated="12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144]+[.$M$2]*[.B144]-[.$N$2]*[.B144]*[.C144]" office:value-type="float" office:value="82.4602341129138" calcext:value-type="float">
            <text:p>82,46</text:p>
          </table:table-cell>
          <table:table-cell table:formula="of:=[.C144]+[.$N$2]*[.B144]*[.C144]-[.$O$2]*[.C144]" office:value-type="float" office:value="40.6183410865028" calcext:value-type="float">
            <text:p>40,62</text:p>
          </table:table-cell>
          <table:table-cell table:number-columns-repeated="1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145]+[.$M$2]*[.B145]-[.$N$2]*[.B145]*[.C145]" office:value-type="float" office:value="82.4347398375365" calcext:value-type="float">
            <text:p>82,43</text:p>
          </table:table-cell>
          <table:table-cell table:formula="of:=[.C145]+[.$N$2]*[.B145]*[.C145]-[.$O$2]*[.C145]" office:value-type="float" office:value="40.2621229898133" calcext:value-type="float">
            <text:p>40,26</text:p>
          </table:table-cell>
          <table:table-cell table:number-columns-repeated="1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146]+[.$M$2]*[.B146]-[.$N$2]*[.B146]*[.C146]" office:value-type="float" office:value="82.4239358173011" calcext:value-type="float">
            <text:p>82,42</text:p>
          </table:table-cell>
          <table:table-cell table:formula="of:=[.C146]+[.$N$2]*[.B146]*[.C146]-[.$O$2]*[.C146]" office:value-type="float" office:value="39.9085156573087" calcext:value-type="float">
            <text:p>39,91</text:p>
          </table:table-cell>
          <table:table-cell table:number-columns-repeated="1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147]+[.$M$2]*[.B147]-[.$N$2]*[.B147]*[.C147]" office:value-type="float" office:value="82.4277060670963" calcext:value-type="float">
            <text:p>82,43</text:p>
          </table:table-cell>
          <table:table-cell table:formula="of:=[.C147]+[.$N$2]*[.B147]*[.C147]-[.$O$2]*[.C147]" office:value-type="float" office:value="39.5577983409941" calcext:value-type="float">
            <text:p>39,56</text:p>
          </table:table-cell>
          <table:table-cell table:number-columns-repeated="1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148]+[.$M$2]*[.B148]-[.$N$2]*[.B148]*[.C148]" office:value-type="float" office:value="82.4459309012817" calcext:value-type="float">
            <text:p>82,45</text:p>
          </table:table-cell>
          <table:table-cell table:formula="of:=[.C148]+[.$N$2]*[.B148]*[.C148]-[.$O$2]*[.C148]" office:value-type="float" office:value="39.2102377111009" calcext:value-type="float">
            <text:p>39,21</text:p>
          </table:table-cell>
          <table:table-cell table:number-columns-repeated="1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149]+[.$M$2]*[.B149]-[.$N$2]*[.B149]*[.C149]" office:value-type="float" office:value="82.4784872448312" calcext:value-type="float">
            <text:p>82,48</text:p>
          </table:table-cell>
          <table:table-cell table:formula="of:=[.C149]+[.$N$2]*[.B149]*[.C149]-[.$O$2]*[.C149]" office:value-type="float" office:value="38.8660881000219" calcext:value-type="float">
            <text:p>38,87</text:p>
          </table:table-cell>
          <table:table-cell table:number-columns-repeated="12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150]+[.$M$2]*[.B150]-[.$N$2]*[.B150]*[.C150]" office:value-type="float" office:value="82.5252489139208" calcext:value-type="float">
            <text:p>82,53</text:p>
          </table:table-cell>
          <table:table-cell table:formula="of:=[.C150]+[.$N$2]*[.B150]*[.C150]-[.$O$2]*[.C150]" office:value-type="float" office:value="38.5255917708279" calcext:value-type="float">
            <text:p>38,53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51]+[.$M$2]*[.B151]-[.$N$2]*[.B151]*[.C151]" office:value-type="float" office:value="82.5860868669774" calcext:value-type="float">
            <text:p>82,59</text:p>
          </table:table-cell>
          <table:table-cell table:formula="of:=[.C151]+[.$N$2]*[.B151]*[.C151]-[.$O$2]*[.C151]" office:value-type="float" office:value="38.1889792075084" calcext:value-type="float">
            <text:p>38,19</text:p>
          </table:table-cell>
          <table:table-cell table:number-columns-repeated="12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152]+[.$M$2]*[.B152]-[.$N$2]*[.B152]*[.C152]" office:value-type="float" office:value="82.6608694272207" calcext:value-type="float">
            <text:p>82,66</text:p>
          </table:table-cell>
          <table:table-cell table:formula="of:=[.C152]+[.$N$2]*[.B152]*[.C152]-[.$O$2]*[.C152]" office:value-type="float" office:value="37.8564694242292" calcext:value-type="float">
            <text:p>37,86</text:p>
          </table:table-cell>
          <table:table-cell table:number-columns-repeated="1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153]+[.$M$2]*[.B153]-[.$N$2]*[.B153]*[.C153]" office:value-type="float" office:value="82.7494624777392" calcext:value-type="float">
            <text:p>82,75</text:p>
          </table:table-cell>
          <table:table-cell table:formula="of:=[.C153]+[.$N$2]*[.B153]*[.C153]-[.$O$2]*[.C153]" office:value-type="float" office:value="37.5282702910436" calcext:value-type="float">
            <text:p>37,53</text:p>
          </table:table-cell>
          <table:table-cell table:number-columns-repeated="12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154]+[.$M$2]*[.B154]-[.$N$2]*[.B154]*[.C154]" office:value-type="float" office:value="82.8517296301424" calcext:value-type="float">
            <text:p>82,85</text:p>
          </table:table-cell>
          <table:table-cell table:formula="of:=[.C154]+[.$N$2]*[.B154]*[.C154]-[.$O$2]*[.C154]" office:value-type="float" office:value="37.204578873643" calcext:value-type="float">
            <text:p>37,20</text:p>
          </table:table-cell>
          <table:table-cell table:number-columns-repeated="12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155]+[.$M$2]*[.B155]-[.$N$2]*[.B155]*[.C155]" office:value-type="float" office:value="82.967532367824" calcext:value-type="float">
            <text:p>82,97</text:p>
          </table:table-cell>
          <table:table-cell table:formula="of:=[.C155]+[.$N$2]*[.B155]*[.C155]-[.$O$2]*[.C155]" office:value-type="float" office:value="36.885581784882" calcext:value-type="float">
            <text:p>36,89</text:p>
          </table:table-cell>
          <table:table-cell table:number-columns-repeated="1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156]+[.$M$2]*[.B156]-[.$N$2]*[.B156]*[.C156]" office:value-type="float" office:value="83.0967301648589" calcext:value-type="float">
            <text:p>83,10</text:p>
          </table:table-cell>
          <table:table-cell table:formula="of:=[.C156]+[.$N$2]*[.B156]*[.C156]-[.$O$2]*[.C156]" office:value-type="float" office:value="36.5714555459595" calcext:value-type="float">
            <text:p>36,57</text:p>
          </table:table-cell>
          <table:table-cell table:number-columns-repeated="1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157]+[.$M$2]*[.B157]-[.$N$2]*[.B157]*[.C157]" office:value-type="float" office:value="83.2391805815367" calcext:value-type="float">
            <text:p>83,24</text:p>
          </table:table-cell>
          <table:table-cell table:formula="of:=[.C157]+[.$N$2]*[.B157]*[.C157]-[.$O$2]*[.C157]" office:value-type="float" office:value="36.2623669552809" calcext:value-type="float">
            <text:p>36,26</text:p>
          </table:table-cell>
          <table:table-cell table:number-columns-repeated="1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158]+[.$M$2]*[.B158]-[.$N$2]*[.B158]*[.C158]" office:value-type="float" office:value="83.3947393375152" calcext:value-type="float">
            <text:p>83,39</text:p>
          </table:table-cell>
          <table:table-cell table:formula="of:=[.C158]+[.$N$2]*[.B158]*[.C158]-[.$O$2]*[.C158]" office:value-type="float" office:value="35.9584734631692" calcext:value-type="float">
            <text:p>35,96</text:p>
          </table:table-cell>
          <table:table-cell table:number-columns-repeated="1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159]+[.$M$2]*[.B159]-[.$N$2]*[.B159]*[.C159]" office:value-type="float" office:value="83.5632603635475" calcext:value-type="float">
            <text:p>83,56</text:p>
          </table:table-cell>
          <table:table-cell table:formula="of:=[.C159]+[.$N$2]*[.B159]*[.C159]-[.$O$2]*[.C159]" office:value-type="float" office:value="35.6599235507287" calcext:value-type="float">
            <text:p>35,66</text:p>
          </table:table-cell>
          <table:table-cell table:number-columns-repeated="1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160]+[.$M$2]*[.B160]-[.$N$2]*[.B160]*[.C160]" office:value-type="float" office:value="83.7445958327116" calcext:value-type="float">
            <text:p>83,74</text:p>
          </table:table-cell>
          <table:table-cell table:formula="of:=[.C160]+[.$N$2]*[.B160]*[.C160]-[.$O$2]*[.C160]" office:value-type="float" office:value="35.3668571112991" calcext:value-type="float">
            <text:p>35,37</text:p>
          </table:table-cell>
          <table:table-cell table:number-columns-repeated="1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161]+[.$M$2]*[.B161]-[.$N$2]*[.B161]*[.C161]" office:value-type="float" office:value="83.9385961720363" calcext:value-type="float">
            <text:p>83,94</text:p>
          </table:table-cell>
          <table:table-cell table:formula="of:=[.C161]+[.$N$2]*[.B161]*[.C161]-[.$O$2]*[.C161]" office:value-type="float" office:value="35.0794058330637" calcext:value-type="float">
            <text:p>35,08</text:p>
          </table:table-cell>
          <table:table-cell table:number-columns-repeated="12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162]+[.$M$2]*[.B162]-[.$N$2]*[.B162]*[.C162]" office:value-type="float" office:value="84.1451100553888" calcext:value-type="float">
            <text:p>84,15</text:p>
          </table:table-cell>
          <table:table-cell table:formula="of:=[.C162]+[.$N$2]*[.B162]*[.C162]-[.$O$2]*[.C162]" office:value-type="float" office:value="34.7976935814987" calcext:value-type="float">
            <text:p>34,80</text:p>
          </table:table-cell>
          <table:table-cell table:number-columns-repeated="1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163]+[.$M$2]*[.B163]-[.$N$2]*[.B163]*[.C163]" office:value-type="float" office:value="84.3639843784521" calcext:value-type="float">
            <text:p>84,36</text:p>
          </table:table-cell>
          <table:table-cell table:formula="of:=[.C163]+[.$N$2]*[.B163]*[.C163]-[.$O$2]*[.C163]" office:value-type="float" office:value="34.5218367804683" calcext:value-type="float">
            <text:p>34,52</text:p>
          </table:table-cell>
          <table:table-cell table:number-columns-repeated="12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164]+[.$M$2]*[.B164]-[.$N$2]*[.B164]*[.C164]" office:value-type="float" office:value="84.5950642165897" calcext:value-type="float">
            <text:p>84,60</text:p>
          </table:table-cell>
          <table:table-cell table:formula="of:=[.C164]+[.$N$2]*[.B164]*[.C164]-[.$O$2]*[.C164]" office:value-type="float" office:value="34.2519447908763" calcext:value-type="float">
            <text:p>34,25</text:p>
          </table:table-cell>
          <table:table-cell table:number-columns-repeated="1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165]+[.$M$2]*[.B165]-[.$N$2]*[.B165]*[.C165]" office:value-type="float" office:value="84.8381927663579" calcext:value-type="float">
            <text:p>84,84</text:p>
          </table:table-cell>
          <table:table-cell table:formula="of:=[.C165]+[.$N$2]*[.B165]*[.C165]-[.$O$2]*[.C165]" office:value-type="float" office:value="33.9881202858961" calcext:value-type="float">
            <text:p>33,99</text:p>
          </table:table-cell>
          <table:table-cell table:number-columns-repeated="1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166]+[.$M$2]*[.B166]-[.$N$2]*[.B166]*[.C166]" office:value-type="float" office:value="85.0932112713945" calcext:value-type="float">
            <text:p>85,09</text:p>
          </table:table-cell>
          <table:table-cell table:formula="of:=[.C166]+[.$N$2]*[.B166]*[.C166]-[.$O$2]*[.C166]" office:value-type="float" office:value="33.7304596218918" calcext:value-type="float">
            <text:p>33,73</text:p>
          </table:table-cell>
          <table:table-cell table:number-columns-repeated="1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167]+[.$M$2]*[.B167]-[.$N$2]*[.B167]*[.C167]" office:value-type="float" office:value="85.359958933379" calcext:value-type="float">
            <text:p>85,36</text:p>
          </table:table-cell>
          <table:table-cell table:formula="of:=[.C167]+[.$N$2]*[.B167]*[.C167]-[.$O$2]*[.C167]" office:value-type="float" office:value="33.4790532042407" calcext:value-type="float">
            <text:p>33,48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168]+[.$M$2]*[.B168]-[.$N$2]*[.B168]*[.C168]" office:value-type="float" office:value="85.6382728087254" calcext:value-type="float">
            <text:p>85,64</text:p>
          </table:table-cell>
          <table:table-cell table:formula="of:=[.C168]+[.$N$2]*[.B168]*[.C168]-[.$O$2]*[.C168]" office:value-type="float" office:value="33.2339858473498" calcext:value-type="float">
            <text:p>33,23</text:p>
          </table:table-cell>
          <table:table-cell table:number-columns-repeated="1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169]+[.$M$2]*[.B169]-[.$N$2]*[.B169]*[.C169]" office:value-type="float" office:value="85.9279876916416" calcext:value-type="float">
            <text:p>85,93</text:p>
          </table:table-cell>
          <table:table-cell table:formula="of:=[.C169]+[.$N$2]*[.B169]*[.C169]-[.$O$2]*[.C169]" office:value-type="float" office:value="32.9953371282407" calcext:value-type="float">
            <text:p>33,00</text:p>
          </table:table-cell>
          <table:table-cell table:number-columns-repeated="12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B170]+[.$M$2]*[.B170]-[.$N$2]*[.B170]*[.C170]" office:value-type="float" office:value="86.2289359841559" calcext:value-type="float">
            <text:p>86,23</text:p>
          </table:table-cell>
          <table:table-cell table:formula="of:=[.C170]+[.$N$2]*[.B170]*[.C170]-[.$O$2]*[.C170]" office:value-type="float" office:value="32.7631817331471" calcext:value-type="float">
            <text:p>32,76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171]+[.$M$2]*[.B171]-[.$N$2]*[.B171]*[.C171]" office:value-type="float" office:value="86.5409475536866" calcext:value-type="float">
            <text:p>86,54</text:p>
          </table:table-cell>
          <table:table-cell table:formula="of:=[.C171]+[.$N$2]*[.B171]*[.C171]-[.$O$2]*[.C171]" office:value-type="float" office:value="32.5375897966422" calcext:value-type="float">
            <text:p>32,54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172]+[.$M$2]*[.B172]-[.$N$2]*[.B172]*[.C172]" office:value-type="float" office:value="86.863849578703" calcext:value-type="float">
            <text:p>86,86</text:p>
          </table:table-cell>
          <table:table-cell table:formula="of:=[.C172]+[.$N$2]*[.B172]*[.C172]-[.$O$2]*[.C172]" office:value-type="float" office:value="32.3186272328674" calcext:value-type="float">
            <text:p>32,32</text:p>
          </table:table-cell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173]+[.$M$2]*[.B173]-[.$N$2]*[.B173]*[.C173]" office:value-type="float" office:value="87.1974663830041" calcext:value-type="float">
            <text:p>87,20</text:p>
          </table:table-cell>
          <table:table-cell table:formula="of:=[.C173]+[.$N$2]*[.B173]*[.C173]-[.$O$2]*[.C173]" office:value-type="float" office:value="32.106356058497" calcext:value-type="float">
            <text:p>32,11</text:p>
          </table:table-cell>
          <table:table-cell table:number-columns-repeated="12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174]+[.$M$2]*[.B174]-[.$N$2]*[.B174]*[.C174]" office:value-type="float" office:value="87.5416192591184" calcext:value-type="float">
            <text:p>87,54</text:p>
          </table:table-cell>
          <table:table-cell table:formula="of:=[.C174]+[.$N$2]*[.B174]*[.C174]-[.$O$2]*[.C174]" office:value-type="float" office:value="31.9008347071179" calcext:value-type="float">
            <text:p>31,90</text:p>
          </table:table-cell>
          <table:table-cell table:number-columns-repeated="12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175]+[.$M$2]*[.B175]-[.$N$2]*[.B175]*[.C175]" office:value-type="float" office:value="87.8961262813115" calcext:value-type="float">
            <text:p>87,90</text:p>
          </table:table-cell>
          <table:table-cell table:formula="of:=[.C175]+[.$N$2]*[.B175]*[.C175]-[.$O$2]*[.C175]" office:value-type="float" office:value="31.7021183347513" calcext:value-type="float">
            <text:p>31,70</text:p>
          </table:table-cell>
          <table:table-cell table:number-columns-repeated="1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176]+[.$M$2]*[.B176]-[.$N$2]*[.B176]*[.C176]" office:value-type="float" office:value="88.2608021086695" calcext:value-type="float">
            <text:p>88,26</text:p>
          </table:table-cell>
          <table:table-cell table:formula="of:=[.C176]+[.$N$2]*[.B176]*[.C176]-[.$O$2]*[.C176]" office:value-type="float" office:value="31.5102591162819" calcext:value-type="float">
            <text:p>31,51</text:p>
          </table:table-cell>
          <table:table-cell table:number-columns-repeated="1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177]+[.$M$2]*[.B177]-[.$N$2]*[.B177]*[.C177]" office:value-type="float" office:value="88.6354577787154" calcext:value-type="float">
            <text:p>88,64</text:p>
          </table:table-cell>
          <table:table-cell table:formula="of:=[.C177]+[.$N$2]*[.B177]*[.C177]-[.$O$2]*[.C177]" office:value-type="float" office:value="31.3253065325954" calcext:value-type="float">
            <text:p>31,33</text:p>
          </table:table-cell>
          <table:table-cell table:number-columns-repeated="12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B178]+[.$M$2]*[.B178]-[.$N$2]*[.B178]*[.C178]" office:value-type="float" office:value="89.0199004920021" calcext:value-type="float">
            <text:p>89,02</text:p>
          </table:table-cell>
          <table:table-cell table:formula="of:=[.C178]+[.$N$2]*[.B178]*[.C178]-[.$O$2]*[.C178]" office:value-type="float" office:value="31.1473076482532" calcext:value-type="float">
            <text:p>31,15</text:p>
          </table:table-cell>
          <table:table-cell table:number-columns-repeated="1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B179]+[.$M$2]*[.B179]-[.$N$2]*[.B179]*[.C179]" office:value-type="float" office:value="89.4139333881215" calcext:value-type="float">
            <text:p>89,41</text:p>
          </table:table-cell>
          <table:table-cell table:formula="of:=[.C179]+[.$N$2]*[.B179]*[.C179]-[.$O$2]*[.C179]" office:value-type="float" office:value="30.9763073795612" calcext:value-type="float">
            <text:p>30,98</text:p>
          </table:table-cell>
          <table:table-cell table:number-columns-repeated="1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B180]+[.$M$2]*[.B180]-[.$N$2]*[.B180]*[.C180]" office:value-type="float" office:value="89.8173553135609" calcext:value-type="float">
            <text:p>89,82</text:p>
          </table:table-cell>
          <table:table-cell table:formula="of:=[.C180]+[.$N$2]*[.B180]*[.C180]-[.$O$2]*[.C180]" office:value-type="float" office:value="30.8123487529061" calcext:value-type="float">
            <text:p>30,81</text:p>
          </table:table-cell>
          <table:table-cell table:number-columns-repeated="1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181]+[.$M$2]*[.B181]-[.$N$2]*[.B181]*[.C181]" office:value-type="float" office:value="90.2299605818395" calcext:value-type="float">
            <text:p>90,23</text:p>
          </table:table-cell>
          <table:table-cell table:formula="of:=[.C181]+[.$N$2]*[.B181]*[.C181]-[.$O$2]*[.C181]" office:value-type="float" office:value="30.6554731532534" calcext:value-type="float">
            <text:p>30,66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B182]+[.$M$2]*[.B182]-[.$N$2]*[.B182]*[.C182]" office:value-type="float" office:value="90.6515387263585" calcext:value-type="float">
            <text:p>90,65</text:p>
          </table:table-cell>
          <table:table-cell table:formula="of:=[.C182]+[.$N$2]*[.B182]*[.C182]-[.$O$2]*[.C182]" office:value-type="float" office:value="30.5057205627086" calcext:value-type="float">
            <text:p>30,51</text:p>
          </table:table-cell>
          <table:table-cell table:number-columns-repeated="12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B183]+[.$M$2]*[.B183]-[.$N$2]*[.B183]*[.C183]" office:value-type="float" office:value="91.0818742464027" calcext:value-type="float">
            <text:p>91,08</text:p>
          </table:table-cell>
          <table:table-cell table:formula="of:=[.C183]+[.$N$2]*[.B183]*[.C183]-[.$O$2]*[.C183]" office:value-type="float" office:value="30.3631297890561" calcext:value-type="float">
            <text:p>30,36</text:p>
          </table:table-cell>
          <table:table-cell table:number-columns-repeated="12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B184]+[.$M$2]*[.B184]-[.$N$2]*[.B184]*[.C184]" office:value-type="float" office:value="91.5207463467438" calcext:value-type="float">
            <text:p>91,52</text:p>
          </table:table-cell>
          <table:table-cell table:formula="of:=[.C184]+[.$N$2]*[.B184]*[.C184]-[.$O$2]*[.C184]" office:value-type="float" office:value="30.2277386841903" calcext:value-type="float">
            <text:p>30,23</text:p>
          </table:table-cell>
          <table:table-cell table:number-columns-repeated="1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185]+[.$M$2]*[.B185]-[.$N$2]*[.B185]*[.C185]" office:value-type="float" office:value="91.967928671303" calcext:value-type="float">
            <text:p>91,97</text:p>
          </table:table-cell>
          <table:table-cell table:formula="of:=[.C185]+[.$N$2]*[.B185]*[.C185]-[.$O$2]*[.C185]" office:value-type="float" office:value="30.0995843523565" calcext:value-type="float">
            <text:p>30,10</text:p>
          </table:table-cell>
          <table:table-cell table:number-columns-repeated="1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186]+[.$M$2]*[.B186]-[.$N$2]*[.B186]*[.C186]" office:value-type="float" office:value="92.4231890313523" calcext:value-type="float">
            <text:p>92,42</text:p>
          </table:table-cell>
          <table:table-cell table:formula="of:=[.C186]+[.$N$2]*[.B186]*[.C186]-[.$O$2]*[.C186]" office:value-type="float" office:value="29.9787033481153" calcext:value-type="float">
            <text:p>29,98</text:p>
          </table:table-cell>
          <table:table-cell table:number-columns-repeated="1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187]+[.$M$2]*[.B187]-[.$N$2]*[.B187]*[.C187]" office:value-type="float" office:value="92.8862891287505" calcext:value-type="float">
            <text:p>92,89</text:p>
          </table:table-cell>
          <table:table-cell table:formula="of:=[.C187]+[.$N$2]*[.B187]*[.C187]-[.$O$2]*[.C187]" office:value-type="float" office:value="29.8651318639384" calcext:value-type="float">
            <text:p>29,87</text:p>
          </table:table-cell>
          <table:table-cell table:number-columns-repeated="1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B188]+[.$M$2]*[.B188]-[.$N$2]*[.B188]*[.C188]" office:value-type="float" office:value="93.3569842747345" calcext:value-type="float">
            <text:p>93,36</text:p>
          </table:table-cell>
          <table:table-cell table:formula="of:=[.C188]+[.$N$2]*[.B188]*[.C188]-[.$O$2]*[.C188]" office:value-type="float" office:value="29.7589059073325" calcext:value-type="float">
            <text:p>29,76</text:p>
          </table:table-cell>
          <table:table-cell table:number-columns-repeated="1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189]+[.$M$2]*[.B189]-[.$N$2]*[.B189]*[.C189]" office:value-type="float" office:value="93.8350231048171" calcext:value-type="float">
            <text:p>93,84</text:p>
          </table:table-cell>
          <table:table-cell table:formula="of:=[.C189]+[.$N$2]*[.B189]*[.C189]-[.$O$2]*[.C189]" office:value-type="float" office:value="29.660061467378" calcext:value-type="float">
            <text:p>29,66</text:p>
          </table:table-cell>
          <table:table-cell table:number-columns-repeated="12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190]+[.$M$2]*[.B190]-[.$N$2]*[.B190]*[.C190]" office:value-type="float" office:value="94.3201472903726" calcext:value-type="float">
            <text:p>94,32</text:p>
          </table:table-cell>
          <table:table-cell table:formula="of:=[.C190]+[.$N$2]*[.B190]*[.C190]-[.$O$2]*[.C190]" office:value-type="float" office:value="29.5686346705499" calcext:value-type="float">
            <text:p>29,57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191]+[.$M$2]*[.B191]-[.$N$2]*[.B191]*[.C191]" office:value-type="float" office:value="94.8120912475293" calcext:value-type="float">
            <text:p>94,81</text:p>
          </table:table-cell>
          <table:table-cell table:formula="of:=[.C191]+[.$N$2]*[.B191]*[.C191]-[.$O$2]*[.C191]" office:value-type="float" office:value="29.4846619256732" calcext:value-type="float">
            <text:p>29,48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192]+[.$M$2]*[.B192]-[.$N$2]*[.B192]*[.C192]" office:value-type="float" office:value="95.3105818440302" calcext:value-type="float">
            <text:p>95,31</text:p>
          </table:table-cell>
          <table:table-cell table:formula="of:=[.C192]+[.$N$2]*[.B192]*[.C192]-[.$O$2]*[.C192]" office:value-type="float" office:value="29.4081800578392" calcext:value-type="float">
            <text:p>29,41</text:p>
          </table:table-cell>
          <table:table-cell table:number-columns-repeated="1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193]+[.$M$2]*[.B193]-[.$N$2]*[.B193]*[.C193]" office:value-type="float" office:value="95.8153381047674" calcext:value-type="float">
            <text:p>95,82</text:p>
          </table:table-cell>
          <table:table-cell table:formula="of:=[.C193]+[.$N$2]*[.B193]*[.C193]-[.$O$2]*[.C193]" office:value-type="float" office:value="29.3392264310906" calcext:value-type="float">
            <text:p>29,34</text:p>
          </table:table-cell>
          <table:table-cell table:number-columns-repeated="12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B194]+[.$M$2]*[.B194]-[.$N$2]*[.B194]*[.C194]" office:value-type="float" office:value="96.3260709167492" calcext:value-type="float">
            <text:p>96,33</text:p>
          </table:table-cell>
          <table:table-cell table:formula="of:=[.C194]+[.$N$2]*[.B194]*[.C194]-[.$O$2]*[.C194]" office:value-type="float" office:value="29.2778390596497" calcext:value-type="float">
            <text:p>29,28</text:p>
          </table:table-cell>
          <table:table-cell table:number-columns-repeated="1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195]+[.$M$2]*[.B195]-[.$N$2]*[.B195]*[.C195]" office:value-type="float" office:value="96.8424827343096" calcext:value-type="float">
            <text:p>96,84</text:p>
          </table:table-cell>
          <table:table-cell table:formula="of:=[.C195]+[.$N$2]*[.B195]*[.C195]-[.$O$2]*[.C195]" office:value-type="float" office:value="29.2240567074417" calcext:value-type="float">
            <text:p>29,22</text:p>
          </table:table-cell>
          <table:table-cell table:number-columns-repeated="1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196]+[.$M$2]*[.B196]-[.$N$2]*[.B196]*[.C196]" office:value-type="float" office:value="97.3642672854374" calcext:value-type="float">
            <text:p>97,36</text:p>
          </table:table-cell>
          <table:table-cell table:formula="of:=[.C196]+[.$N$2]*[.B196]*[.C196]-[.$O$2]*[.C196]" office:value-type="float" office:value="29.1779189756281" calcext:value-type="float">
            <text:p>29,18</text:p>
          </table:table-cell>
          <table:table-cell table:number-columns-repeated="1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197]+[.$M$2]*[.B197]-[.$N$2]*[.B197]*[.C197]" office:value-type="float" office:value="97.8911092801582" calcext:value-type="float">
            <text:p>97,89</text:p>
          </table:table-cell>
          <table:table-cell table:formula="of:=[.C197]+[.$N$2]*[.B197]*[.C197]-[.$O$2]*[.C197]" office:value-type="float" office:value="29.1394663778346" calcext:value-type="float">
            <text:p>29,14</text:p>
          </table:table-cell>
          <table:table-cell table:number-columns-repeated="1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B198]+[.$M$2]*[.B198]-[.$N$2]*[.B198]*[.C198]" office:value-type="float" office:value="98.4226841219823" calcext:value-type="float">
            <text:p>98,42</text:p>
          </table:table-cell>
          <table:table-cell table:formula="of:=[.C198]+[.$N$2]*[.B198]*[.C198]-[.$O$2]*[.C198]" office:value-type="float" office:value="29.108740402722" calcext:value-type="float">
            <text:p>29,11</text:p>
          </table:table-cell>
          <table:table-cell table:number-columns-repeated="1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199]+[.$M$2]*[.B199]-[.$N$2]*[.B199]*[.C199]" office:value-type="float" office:value="98.958657623499" calcext:value-type="float">
            <text:p>98,96</text:p>
          </table:table-cell>
          <table:table-cell table:formula="of:=[.C199]+[.$N$2]*[.B199]*[.C199]-[.$O$2]*[.C199]" office:value-type="float" office:value="29.0857835635088" calcext:value-type="float">
            <text:p>29,09</text:p>
          </table:table-cell>
          <table:table-cell table:number-columns-repeated="1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B200]+[.$M$2]*[.B200]-[.$N$2]*[.B200]*[.C200]" office:value-type="float" office:value="99.4986857272828" calcext:value-type="float">
            <text:p>99,50</text:p>
          </table:table-cell>
          <table:table-cell table:formula="of:=[.C200]+[.$N$2]*[.B200]*[.C200]-[.$O$2]*[.C200]" office:value-type="float" office:value="29.0706394340196" calcext:value-type="float">
            <text:p>29,07</text:p>
          </table:table-cell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01]+[.$M$2]*[.B201]-[.$N$2]*[.B201]*[.C201]" office:value-type="float" office:value="100.04241423336" calcext:value-type="float">
            <text:p>100,04</text:p>
          </table:table-cell>
          <table:table-cell table:formula="of:=[.C201]+[.$N$2]*[.B201]*[.C201]-[.$O$2]*[.C201]" office:value-type="float" office:value="29.0633526707869" calcext:value-type="float">
            <text:p>29,06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B202]+[.$M$2]*[.B202]-[.$N$2]*[.B202]*[.C202]" office:value-type="float" office:value="100.589478534577" calcext:value-type="float">
            <text:p>100,59</text:p>
          </table:table-cell>
          <table:table-cell table:formula="of:=[.C202]+[.$N$2]*[.B202]*[.C202]-[.$O$2]*[.C202]" office:value-type="float" office:value="29.0639690206982" calcext:value-type="float">
            <text:p>29,06</text:p>
          </table:table-cell>
          <table:table-cell table:number-columns-repeated="12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B203]+[.$M$2]*[.B203]-[.$N$2]*[.B203]*[.C203]" office:value-type="float" office:value="101.1395033613" calcext:value-type="float">
            <text:p>101,14</text:p>
          </table:table-cell>
          <table:table-cell table:formula="of:=[.C203]+[.$N$2]*[.B203]*[.C203]-[.$O$2]*[.C203]" office:value-type="float" office:value="29.0725353136318" calcext:value-type="float">
            <text:p>29,07</text:p>
          </table:table-cell>
          <table:table-cell table:number-columns-repeated="12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B204]+[.$M$2]*[.B204]-[.$N$2]*[.B204]*[.C204]" office:value-type="float" office:value="101.692102536988" calcext:value-type="float">
            <text:p>101,69</text:p>
          </table:table-cell>
          <table:table-cell table:formula="of:=[.C204]+[.$N$2]*[.B204]*[.C204]-[.$O$2]*[.C204]" office:value-type="float" office:value="29.0890994394875" calcext:value-type="float">
            <text:p>29,09</text:p>
          </table:table-cell>
          <table:table-cell table:number-columns-repeated="1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205]+[.$M$2]*[.B205]-[.$N$2]*[.B205]*[.C205]" office:value-type="float" office:value="102.246878746274" calcext:value-type="float">
            <text:p>102,25</text:p>
          </table:table-cell>
          <table:table-cell table:formula="of:=[.C205]+[.$N$2]*[.B205]*[.C205]-[.$O$2]*[.C205]" office:value-type="float" office:value="29.1137103089676" calcext:value-type="float">
            <text:p>29,11</text:p>
          </table:table-cell>
          <table:table-cell table:number-columns-repeated="1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206]+[.$M$2]*[.B206]-[.$N$2]*[.B206]*[.C206]" office:value-type="float" office:value="102.803423317292" calcext:value-type="float">
            <text:p>102,80</text:p>
          </table:table-cell>
          <table:table-cell table:formula="of:=[.C206]+[.$N$2]*[.B206]*[.C206]-[.$O$2]*[.C206]" office:value-type="float" office:value="29.1464177974268" calcext:value-type="float">
            <text:p>29,15</text:p>
          </table:table-cell>
          <table:table-cell table:number-columns-repeated="1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B207]+[.$M$2]*[.B207]-[.$N$2]*[.B207]*[.C207]" office:value-type="float" office:value="103.361316020132" calcext:value-type="float">
            <text:p>103,36</text:p>
          </table:table-cell>
          <table:table-cell table:formula="of:=[.C207]+[.$N$2]*[.B207]*[.C207]-[.$O$2]*[.C207]" office:value-type="float" office:value="29.1872726710612" calcext:value-type="float">
            <text:p>29,19</text:p>
          </table:table-cell>
          <table:table-cell table:number-columns-repeated="1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208]+[.$M$2]*[.B208]-[.$N$2]*[.B208]*[.C208]" office:value-type="float" office:value="103.920124883375" calcext:value-type="float">
            <text:p>103,92</text:p>
          </table:table-cell>
          <table:table-cell table:formula="of:=[.C208]+[.$N$2]*[.B208]*[.C208]-[.$O$2]*[.C208]" office:value-type="float" office:value="29.2363264946678" calcext:value-type="float">
            <text:p>29,24</text:p>
          </table:table-cell>
          <table:table-cell table:number-columns-repeated="1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B209]+[.$M$2]*[.B209]-[.$N$2]*[.B209]*[.C209]" office:value-type="float" office:value="104.479406030814" calcext:value-type="float">
            <text:p>104,48</text:p>
          </table:table-cell>
          <table:table-cell table:formula="of:=[.C209]+[.$N$2]*[.B209]*[.C209]-[.$O$2]*[.C209]" office:value-type="float" office:value="29.2936315201629" calcext:value-type="float">
            <text:p>29,29</text:p>
          </table:table-cell>
          <table:table-cell table:number-columns-repeated="12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B210]+[.$M$2]*[.B210]-[.$N$2]*[.B210]*[.C210]" office:value-type="float" office:value="105.038703540574" calcext:value-type="float">
            <text:p>105,04</text:p>
          </table:table-cell>
          <table:table-cell table:formula="of:=[.C210]+[.$N$2]*[.B210]*[.C210]-[.$O$2]*[.C210]" office:value-type="float" office:value="29.3592405550109" calcext:value-type="float">
            <text:p>29,36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211]+[.$M$2]*[.B211]-[.$N$2]*[.B211]*[.C211]" office:value-type="float" office:value="105.597549328968" calcext:value-type="float">
            <text:p>105,60</text:p>
          </table:table-cell>
          <table:table-cell table:formula="of:=[.C211]+[.$N$2]*[.B211]*[.C211]-[.$O$2]*[.C211]" office:value-type="float" office:value="29.4332068096774" calcext:value-type="float">
            <text:p>29,43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212]+[.$M$2]*[.B212]-[.$N$2]*[.B212]*[.C212]" office:value-type="float" office:value="106.15546306155" calcext:value-type="float">
            <text:p>106,16</text:p>
          </table:table-cell>
          <table:table-cell table:formula="of:=[.C212]+[.$N$2]*[.B212]*[.C212]-[.$O$2]*[.C212]" office:value-type="float" office:value="29.5155837231909" calcext:value-type="float">
            <text:p>29,52</text:p>
          </table:table-cell>
          <table:table-cell table:number-columns-repeated="1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213]+[.$M$2]*[.B213]-[.$N$2]*[.B213]*[.C213]" office:value-type="float" office:value="106.711952093948" calcext:value-type="float">
            <text:p>106,71</text:p>
          </table:table-cell>
          <table:table-cell table:formula="of:=[.C213]+[.$N$2]*[.B213]*[.C213]-[.$O$2]*[.C213]" office:value-type="float" office:value="29.6064247658649" calcext:value-type="float">
            <text:p>29,61</text:p>
          </table:table-cell>
          <table:table-cell table:number-columns-repeated="1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214]+[.$M$2]*[.B214]-[.$N$2]*[.B214]*[.C214]" office:value-type="float" office:value="107.266511445183" calcext:value-type="float">
            <text:p>107,27</text:p>
          </table:table-cell>
          <table:table-cell table:formula="of:=[.C214]+[.$N$2]*[.B214]*[.C214]-[.$O$2]*[.C214]" office:value-type="float" office:value="29.7057832182157" calcext:value-type="float">
            <text:p>29,71</text:p>
          </table:table-cell>
          <table:table-cell table:number-columns-repeated="1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B215]+[.$M$2]*[.B215]-[.$N$2]*[.B215]*[.C215]" office:value-type="float" office:value="107.818623806304" calcext:value-type="float">
            <text:p>107,82</text:p>
          </table:table-cell>
          <table:table-cell table:formula="of:=[.C215]+[.$N$2]*[.B215]*[.C215]-[.$O$2]*[.C215]" office:value-type="float" office:value="29.8137119250874" calcext:value-type="float">
            <text:p>29,81</text:p>
          </table:table-cell>
          <table:table-cell table:number-columns-repeated="1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B216]+[.$M$2]*[.B216]-[.$N$2]*[.B216]*[.C216]" office:value-type="float" office:value="108.36775958727" calcext:value-type="float">
            <text:p>108,37</text:p>
          </table:table-cell>
          <table:table-cell table:formula="of:=[.C216]+[.$N$2]*[.B216]*[.C216]-[.$O$2]*[.C216]" office:value-type="float" office:value="29.9302630239932" calcext:value-type="float">
            <text:p>29,93</text:p>
          </table:table-cell>
          <table:table-cell table:number-columns-repeated="1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B217]+[.$M$2]*[.B217]-[.$N$2]*[.B217]*[.C217]" office:value-type="float" office:value="108.913377005131" calcext:value-type="float">
            <text:p>108,91</text:p>
          </table:table-cell>
          <table:table-cell table:formula="of:=[.C217]+[.$N$2]*[.B217]*[.C217]-[.$O$2]*[.C217]" office:value-type="float" office:value="30.0554876466775" calcext:value-type="float">
            <text:p>30,06</text:p>
          </table:table-cell>
          <table:table-cell table:number-columns-repeated="1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B218]+[.$M$2]*[.B218]-[.$N$2]*[.B218]*[.C218]" office:value-type="float" office:value="109.454922216666" calcext:value-type="float">
            <text:p>109,45</text:p>
          </table:table-cell>
          <table:table-cell table:formula="of:=[.C218]+[.$N$2]*[.B218]*[.C218]-[.$O$2]*[.C218]" office:value-type="float" office:value="30.1894355929115" calcext:value-type="float">
            <text:p>30,19</text:p>
          </table:table-cell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219]+[.$M$2]*[.B219]-[.$N$2]*[.B219]*[.C219]" office:value-type="float" office:value="109.991829498706" calcext:value-type="float">
            <text:p>109,99</text:p>
          </table:table-cell>
          <table:table-cell table:formula="of:=[.C219]+[.$N$2]*[.B219]*[.C219]-[.$O$2]*[.C219]" office:value-type="float" office:value="30.3321549755595" calcext:value-type="float">
            <text:p>30,33</text:p>
          </table:table-cell>
          <table:table-cell table:number-columns-repeated="1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220]+[.$M$2]*[.B220]-[.$N$2]*[.B220]*[.C220]" office:value-type="float" office:value="110.52352147948" calcext:value-type="float">
            <text:p>110,52</text:p>
          </table:table-cell>
          <table:table-cell table:formula="of:=[.C220]+[.$N$2]*[.B220]*[.C220]-[.$O$2]*[.C220]" office:value-type="float" office:value="30.4836918359815" calcext:value-type="float">
            <text:p>30,48</text:p>
          </table:table-cell>
          <table:table-cell table:number-columns-repeated="1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221]+[.$M$2]*[.B221]-[.$N$2]*[.B221]*[.C221]" office:value-type="float" office:value="111.049409424365" calcext:value-type="float">
            <text:p>111,05</text:p>
          </table:table-cell>
          <table:table-cell table:formula="of:=[.C221]+[.$N$2]*[.B221]*[.C221]-[.$O$2]*[.C221]" office:value-type="float" office:value="30.6440897288864" calcext:value-type="float">
            <text:p>30,64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B222]+[.$M$2]*[.B222]-[.$N$2]*[.B222]*[.C222]" office:value-type="float" office:value="111.568893579483" calcext:value-type="float">
            <text:p>111,57</text:p>
          </table:table-cell>
          <table:table-cell table:formula="of:=[.C222]+[.$N$2]*[.B222]*[.C222]-[.$O$2]*[.C222]" office:value-type="float" office:value="30.8133892758121" calcext:value-type="float">
            <text:p>30,81</text:p>
          </table:table-cell>
          <table:table-cell table:number-columns-repeated="1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223]+[.$M$2]*[.B223]-[.$N$2]*[.B223]*[.C223]" office:value-type="float" office:value="112.081363576604" calcext:value-type="float">
            <text:p>112,08</text:p>
          </table:table-cell>
          <table:table-cell table:formula="of:=[.C223]+[.$N$2]*[.B223]*[.C223]-[.$O$2]*[.C223]" office:value-type="float" office:value="30.9916276864897" calcext:value-type="float">
            <text:p>30,99</text:p>
          </table:table-cell>
          <table:table-cell table:number-columns-repeated="1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B224]+[.$M$2]*[.B224]-[.$N$2]*[.B224]*[.C224]" office:value-type="float" office:value="112.586198902856" calcext:value-type="float">
            <text:p>112,59</text:p>
          </table:table-cell>
          <table:table-cell table:formula="of:=[.C224]+[.$N$2]*[.B224]*[.C224]-[.$O$2]*[.C224]" office:value-type="float" office:value="31.1788382474453" calcext:value-type="float">
            <text:p>31,18</text:p>
          </table:table-cell>
          <table:table-cell table:number-columns-repeated="1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225]+[.$M$2]*[.B225]-[.$N$2]*[.B225]*[.C225]" office:value-type="float" office:value="113.08276943867" calcext:value-type="float">
            <text:p>113,08</text:p>
          </table:table-cell>
          <table:table-cell table:formula="of:=[.C225]+[.$N$2]*[.B225]*[.C225]-[.$O$2]*[.C225]" office:value-type="float" office:value="31.3750497773164" calcext:value-type="float">
            <text:p>31,38</text:p>
          </table:table-cell>
          <table:table-cell table:number-columns-repeated="12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B226]+[.$M$2]*[.B226]-[.$N$2]*[.B226]*[.C226]" office:value-type="float" office:value="113.570436067396" calcext:value-type="float">
            <text:p>113,57</text:p>
          </table:table-cell>
          <table:table-cell table:formula="of:=[.C226]+[.$N$2]*[.B226]*[.C226]-[.$O$2]*[.C226]" office:value-type="float" office:value="31.5802860484981" calcext:value-type="float">
            <text:p>31,58</text:p>
          </table:table-cell>
          <table:table-cell table:number-columns-repeated="1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227]+[.$M$2]*[.B227]-[.$N$2]*[.B227]*[.C227]" office:value-type="float" office:value="114.048551359913" calcext:value-type="float">
            <text:p>114,05</text:p>
          </table:table-cell>
          <table:table-cell table:formula="of:=[.C227]+[.$N$2]*[.B227]*[.C227]-[.$O$2]*[.C227]" office:value-type="float" office:value="31.7945651749037" calcext:value-type="float">
            <text:p>31,79</text:p>
          </table:table-cell>
          <table:table-cell table:number-columns-repeated="1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B228]+[.$M$2]*[.B228]-[.$N$2]*[.B228]*[.C228]" office:value-type="float" office:value="114.516460337453" calcext:value-type="float">
            <text:p>114,52</text:p>
          </table:table-cell>
          <table:table-cell table:formula="of:=[.C228]+[.$N$2]*[.B228]*[.C228]-[.$O$2]*[.C228]" office:value-type="float" office:value="32.0178989658166" calcext:value-type="float">
            <text:p>32,02</text:p>
          </table:table-cell>
          <table:table-cell table:number-columns-repeated="1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229]+[.$M$2]*[.B229]-[.$N$2]*[.B229]*[.C229]" office:value-type="float" office:value="114.973501315699" calcext:value-type="float">
            <text:p>114,97</text:p>
          </table:table-cell>
          <table:table-cell table:formula="of:=[.C229]+[.$N$2]*[.B229]*[.C229]-[.$O$2]*[.C229]" office:value-type="float" office:value="32.2502922460295" calcext:value-type="float">
            <text:p>32,25</text:p>
          </table:table-cell>
          <table:table-cell table:number-columns-repeated="1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B230]+[.$M$2]*[.B230]-[.$N$2]*[.B230]*[.C230]" office:value-type="float" office:value="115.419006833022" calcext:value-type="float">
            <text:p>115,42</text:p>
          </table:table-cell>
          <table:table-cell table:formula="of:=[.C230]+[.$N$2]*[.B230]*[.C230]-[.$O$2]*[.C230]" office:value-type="float" office:value="32.4917421427183" calcext:value-type="float">
            <text:p>32,49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231]+[.$M$2]*[.B231]-[.$N$2]*[.B231]*[.C231]" office:value-type="float" office:value="115.852304665489" calcext:value-type="float">
            <text:p>115,85</text:p>
          </table:table-cell>
          <table:table-cell table:formula="of:=[.C231]+[.$N$2]*[.B231]*[.C231]-[.$O$2]*[.C231]" office:value-type="float" office:value="32.742237339776" calcext:value-type="float">
            <text:p>32,74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232]+[.$M$2]*[.B232]-[.$N$2]*[.B232]*[.C232]" office:value-type="float" office:value="116.27271893094" calcext:value-type="float">
            <text:p>116,27</text:p>
          </table:table-cell>
          <table:table-cell table:formula="of:=[.C232]+[.$N$2]*[.B232]*[.C232]-[.$O$2]*[.C232]" office:value-type="float" office:value="33.001757300646" calcext:value-type="float">
            <text:p>33,00</text:p>
          </table:table-cell>
          <table:table-cell table:number-columns-repeated="1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B233]+[.$M$2]*[.B233]-[.$N$2]*[.B233]*[.C233]" office:value-type="float" office:value="116.679571284136" calcext:value-type="float">
            <text:p>116,68</text:p>
          </table:table-cell>
          <table:table-cell table:formula="of:=[.C233]+[.$N$2]*[.B233]*[.C233]-[.$O$2]*[.C233]" office:value-type="float" office:value="33.2702714610362" calcext:value-type="float">
            <text:p>33,27</text:p>
          </table:table-cell>
          <table:table-cell table:number-columns-repeated="12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B234]+[.$M$2]*[.B234]-[.$N$2]*[.B234]*[.C234]" office:value-type="float" office:value="117.072182204529" calcext:value-type="float">
            <text:p>117,07</text:p>
          </table:table-cell>
          <table:table-cell table:formula="of:=[.C234]+[.$N$2]*[.B234]*[.C234]-[.$O$2]*[.C234]" office:value-type="float" office:value="33.5477383932747" calcext:value-type="float">
            <text:p>33,55</text:p>
          </table:table-cell>
          <table:table-cell table:number-columns-repeated="12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B235]+[.$M$2]*[.B235]-[.$N$2]*[.B235]*[.C235]" office:value-type="float" office:value="117.449872377756" calcext:value-type="float">
            <text:p>117,45</text:p>
          </table:table-cell>
          <table:table-cell table:formula="of:=[.C235]+[.$N$2]*[.B235]*[.C235]-[.$O$2]*[.C235]" office:value-type="float" office:value="33.8341049444746" calcext:value-type="float">
            <text:p>33,83</text:p>
          </table:table-cell>
          <table:table-cell table:number-columns-repeated="12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B236]+[.$M$2]*[.B236]-[.$N$2]*[.B236]*[.C236]" office:value-type="float" office:value="117.811964171439" calcext:value-type="float">
            <text:p>117,81</text:p>
          </table:table-cell>
          <table:table-cell table:formula="of:=[.C236]+[.$N$2]*[.B236]*[.C236]-[.$O$2]*[.C236]" office:value-type="float" office:value="34.129305351123" calcext:value-type="float">
            <text:p>34,13</text:p>
          </table:table-cell>
          <table:table-cell table:number-columns-repeated="1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B237]+[.$M$2]*[.B237]-[.$N$2]*[.B237]*[.C237]" office:value-type="float" office:value="118.157783205256" calcext:value-type="float">
            <text:p>118,16</text:p>
          </table:table-cell>
          <table:table-cell table:formula="of:=[.C237]+[.$N$2]*[.B237]*[.C237]-[.$O$2]*[.C237]" office:value-type="float" office:value="34.4332603331781" calcext:value-type="float">
            <text:p>34,43</text:p>
          </table:table-cell>
          <table:table-cell table:number-columns-repeated="1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238]+[.$M$2]*[.B238]-[.$N$2]*[.B238]*[.C238]" office:value-type="float" office:value="118.486660014612" calcext:value-type="float">
            <text:p>118,49</text:p>
          </table:table-cell>
          <table:table-cell table:formula="of:=[.C238]+[.$N$2]*[.B238]*[.C238]-[.$O$2]*[.C238]" office:value-type="float" office:value="34.7458761712681" calcext:value-type="float">
            <text:p>34,75</text:p>
          </table:table-cell>
          <table:table-cell table:number-columns-repeated="1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239]+[.$M$2]*[.B239]-[.$N$2]*[.B239]*[.C239]" office:value-type="float" office:value="118.797931806497" calcext:value-type="float">
            <text:p>118,80</text:p>
          </table:table-cell>
          <table:table-cell table:formula="of:=[.C239]+[.$N$2]*[.B239]*[.C239]-[.$O$2]*[.C239]" office:value-type="float" office:value="35.0670437711121" calcext:value-type="float">
            <text:p>35,07</text:p>
          </table:table-cell>
          <table:table-cell table:number-columns-repeated="1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B240]+[.$M$2]*[.B240]-[.$N$2]*[.B240]*[.C240]" office:value-type="float" office:value="119.090944305339" calcext:value-type="float">
            <text:p>119,09</text:p>
          </table:table-cell>
          <table:table-cell table:formula="of:=[.C240]+[.$N$2]*[.B240]*[.C240]-[.$O$2]*[.C240]" office:value-type="float" office:value="35.3966377198445" calcext:value-type="float">
            <text:p>35,40</text:p>
          </table:table-cell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241]+[.$M$2]*[.B241]-[.$N$2]*[.B241]*[.C241]" office:value-type="float" office:value="119.365053685801" calcext:value-type="float">
            <text:p>119,37</text:p>
          </table:table-cell>
          <table:table-cell table:formula="of:=[.C241]+[.$N$2]*[.B241]*[.C241]-[.$O$2]*[.C241]" office:value-type="float" office:value="35.7345153394975" calcext:value-type="float">
            <text:p>35,73</text:p>
          </table:table-cell>
          <table:table-cell table:number-columns-repeated="12"/>
        </table:table-row>
        <table:table-row table:style-name="ro1" table:number-rows-repeated="104833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z4" table:style-name="ta1">
        <table:shapes>
          <draw:frame draw:z-index="0" draw:style-name="gr1" draw:text-style-name="P1" svg:width="15.999cm" svg:height="8.999cm" svg:x="28.082cm" svg:y="1.8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iesiac</text:p>
          </table:table-cell>
          <table:table-cell office:value-type="string" calcext:value-type="string">
            <text:p>n zajace</text:p>
          </table:table-cell>
          <table:table-cell office:value-type="string" calcext:value-type="string">
            <text:p>n wilki</text:p>
          </table:table-cell>
          <table:table-cell table:number-columns-repeated="9"/>
          <table:table-cell office:value-type="string" calcext:value-type="string">
            <text:p>przyrost zajecy</text:p>
          </table:table-cell>
          <table:table-cell office:value-type="string" calcext:value-type="string">
            <text:p>umieranie zajecy</text:p>
          </table:table-cell>
          <table:table-cell office:value-type="string" calcext:value-type="string">
            <text:p>umierani wilko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,00</text:p>
          </table:table-cell>
          <table:table-cell office:value-type="float" office:value="30" calcext:value-type="float">
            <text:p>30,00</text:p>
          </table:table-cell>
          <table:table-cell/>
          <table:table-cell table:formula="of:=MIN([.B$1:.B$1048576])" office:value-type="float" office:value="80.7124885248057" calcext:value-type="float">
            <text:p>80,7124885248057</text:p>
          </table:table-cell>
          <table:table-cell table:formula="of:=MAX([.C$1:.C$1048576])" office:value-type="float" office:value="54.1494043542739" calcext:value-type="float">
            <text:p>54,1494043542739</text:p>
          </table:table-cell>
          <table:table-cell table:number-columns-repeated="6"/>
          <table:table-cell office:value-type="float" office:value="0.02" calcext:value-type="float">
            <text:p>0,0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+[.$M$2]*[.B2]-[.$N$2]*[.B2]*[.C2]" office:value-type="float" office:value="100.5" calcext:value-type="float">
            <text:p>100,50</text:p>
          </table:table-cell>
          <table:table-cell table:formula="of:=[.C2]+[.$N$2]*[.B2]*[.C2]-[.$O$2]*[.C2]" office:value-type="float" office:value="30" calcext:value-type="float">
            <text:p>30,00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+[.$M$2]*[.B3]-[.$N$2]*[.B3]*[.C3]" office:value-type="float" office:value="101.0025" calcext:value-type="float">
            <text:p>101,00</text:p>
          </table:table-cell>
          <table:table-cell table:formula="of:=[.C3]+[.$N$2]*[.B3]*[.C3]-[.$O$2]*[.C3]" office:value-type="float" office:value="30.0075" calcext:value-type="float">
            <text:p>30,01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+[.$M$2]*[.B4]-[.$N$2]*[.B4]*[.C4]" office:value-type="float" office:value="101.507133740625" calcext:value-type="float">
            <text:p>101,51</text:p>
          </table:table-cell>
          <table:table-cell table:formula="of:=[.C4]+[.$N$2]*[.B4]*[.C4]-[.$O$2]*[.C4]" office:value-type="float" office:value="30.022541259375" calcext:value-type="float">
            <text:p>30,02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+[.$M$2]*[.B5]-[.$N$2]*[.B5]*[.C5]" office:value-type="float" office:value="102.013525360013" calcext:value-type="float">
            <text:p>102,01</text:p>
          </table:table-cell>
          <table:table-cell table:formula="of:=[.C5]+[.$N$2]*[.B5]*[.C5]-[.$O$2]*[.C5]" office:value-type="float" office:value="30.0451652518307" calcext:value-type="float">
            <text:p>30,0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+[.$M$2]*[.B6]-[.$N$2]*[.B6]*[.C6]" office:value-type="float" office:value="102.521289253532" calcext:value-type="float">
            <text:p>102,52</text:p>
          </table:table-cell>
          <table:table-cell table:formula="of:=[.C6]+[.$N$2]*[.B6]*[.C6]-[.$O$2]*[.C6]" office:value-type="float" office:value="30.0754136029208" calcext:value-type="float">
            <text:p>30,08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+[.$M$2]*[.B7]-[.$N$2]*[.B7]*[.C7]" office:value-type="float" office:value="103.0300299499" calcext:value-type="float">
            <text:p>103,03</text:p>
          </table:table-cell>
          <table:table-cell table:formula="of:=[.C7]+[.$N$2]*[.B7]*[.C7]-[.$O$2]*[.C7]" office:value-type="float" office:value="30.1133280114771" calcext:value-type="float">
            <text:p>30,11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+[.$M$2]*[.B8]-[.$N$2]*[.B8]*[.C8]" office:value-type="float" office:value="103.539342005441" calcext:value-type="float">
            <text:p>103,54</text:p>
          </table:table-cell>
          <table:table-cell table:formula="of:=[.C8]+[.$N$2]*[.B8]*[.C8]-[.$O$2]*[.C8]" office:value-type="float" office:value="30.1589501543601" calcext:value-type="float">
            <text:p>30,16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+[.$M$2]*[.B9]-[.$N$2]*[.B9]*[.C9]" office:value-type="float" office:value="104.048809918271" calcext:value-type="float">
            <text:p>104,05</text:p>
          </table:table-cell>
          <table:table-cell table:formula="of:=[.C9]+[.$N$2]*[.B9]*[.C9]-[.$O$2]*[.C9]" office:value-type="float" office:value="30.2123215739207" calcext:value-type="float">
            <text:p>30,21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+[.$M$2]*[.B10]-[.$N$2]*[.B10]*[.C10]" office:value-type="float" office:value="104.558008064319" calcext:value-type="float">
            <text:p>104,56</text:p>
          </table:table-cell>
          <table:table-cell table:formula="of:=[.C10]+[.$N$2]*[.B10]*[.C10]-[.$O$2]*[.C10]" office:value-type="float" office:value="30.273483547542" calcext:value-type="float">
            <text:p>30,27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+[.$M$2]*[.B11]-[.$N$2]*[.B11]*[.C11]" office:value-type="float" office:value="105.066500657156" calcext:value-type="float">
            <text:p>105,07</text:p>
          </table:table-cell>
          <table:table-cell table:formula="of:=[.C11]+[.$N$2]*[.B11]*[.C11]-[.$O$2]*[.C11]" office:value-type="float" office:value="30.3424769386144" calcext:value-type="float">
            <text:p>30,34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+[.$M$2]*[.B12]-[.$N$2]*[.B12]*[.C12]" office:value-type="float" office:value="105.573841733694" calcext:value-type="float">
            <text:p>105,57</text:p>
          </table:table-cell>
          <table:table-cell table:formula="of:=[.C12]+[.$N$2]*[.B12]*[.C12]-[.$O$2]*[.C12]" office:value-type="float" office:value="30.419342028289" calcext:value-type="float">
            <text:p>30,42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+[.$M$2]*[.B13]-[.$N$2]*[.B13]*[.C13]" office:value-type="float" office:value="106.079575167899" calcext:value-type="float">
            <text:p>106,08</text:p>
          </table:table-cell>
          <table:table-cell table:formula="of:=[.C13]+[.$N$2]*[.B13]*[.C13]-[.$O$2]*[.C13]" office:value-type="float" office:value="30.5041183273434" calcext:value-type="float">
            <text:p>30,50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+[.$M$2]*[.B14]-[.$N$2]*[.B14]*[.C14]" office:value-type="float" office:value="106.583234714739" calcext:value-type="float">
            <text:p>106,58</text:p>
          </table:table-cell>
          <table:table-cell table:formula="of:=[.C14]+[.$N$2]*[.B14]*[.C14]-[.$O$2]*[.C14]" office:value-type="float" office:value="30.5968443674942" calcext:value-type="float">
            <text:p>30,60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+[.$M$2]*[.B15]-[.$N$2]*[.B15]*[.C15]" office:value-type="float" office:value="107.084344086658" calcext:value-type="float">
            <text:p>107,08</text:p>
          </table:table-cell>
          <table:table-cell table:formula="of:=[.C15]+[.$N$2]*[.B15]*[.C15]-[.$O$2]*[.C15]" office:value-type="float" office:value="30.6975574714949" calcext:value-type="float">
            <text:p>30,70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+[.$M$2]*[.B16]-[.$N$2]*[.B16]*[.C16]" office:value-type="float" office:value="107.582417064943" calcext:value-type="float">
            <text:p>107,58</text:p>
          </table:table-cell>
          <table:table-cell table:formula="of:=[.C16]+[.$N$2]*[.B16]*[.C16]-[.$O$2]*[.C16]" office:value-type="float" office:value="30.806293501369" calcext:value-type="float">
            <text:p>30,81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+[.$M$2]*[.B17]-[.$N$2]*[.B17]*[.C17]" office:value-type="float" office:value="108.076957648397" calcext:value-type="float">
            <text:p>108,08</text:p>
          </table:table-cell>
          <table:table-cell table:formula="of:=[.C17]+[.$N$2]*[.B17]*[.C17]-[.$O$2]*[.C17]" office:value-type="float" office:value="30.9230865841452" calcext:value-type="float">
            <text:p>30,92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+[.$M$2]*[.B18]-[.$N$2]*[.B18]*[.C18]" office:value-type="float" office:value="108.567460241809" calcext:value-type="float">
            <text:p>108,57</text:p>
          </table:table-cell>
          <table:table-cell table:formula="of:=[.C18]+[.$N$2]*[.B18]*[.C18]-[.$O$2]*[.C18]" office:value-type="float" office:value="31.0479688144941" calcext:value-type="float">
            <text:p>31,05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+[.$M$2]*[.B19]-[.$N$2]*[.B19]*[.C19]" office:value-type="float" office:value="109.053409886717" calcext:value-type="float">
            <text:p>109,05</text:p>
          </table:table-cell>
          <table:table-cell table:formula="of:=[.C19]+[.$N$2]*[.B19]*[.C19]-[.$O$2]*[.C19]" office:value-type="float" office:value="31.1809699336977" calcext:value-type="float">
            <text:p>31,18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+[.$M$2]*[.B20]-[.$N$2]*[.B20]*[.C20]" office:value-type="float" office:value="109.534282537029" calcext:value-type="float">
            <text:p>109,53</text:p>
          </table:table-cell>
          <table:table-cell table:formula="of:=[.C20]+[.$N$2]*[.B20]*[.C20]-[.$O$2]*[.C20]" office:value-type="float" office:value="31.3221169844352" calcext:value-type="float">
            <text:p>31,32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+[.$M$2]*[.B21]-[.$N$2]*[.B21]*[.C21]" office:value-type="float" office:value="110.009545382054" calcext:value-type="float">
            <text:p>110,01</text:p>
          </table:table-cell>
          <table:table-cell table:formula="of:=[.C21]+[.$N$2]*[.B21]*[.C21]-[.$O$2]*[.C21]" office:value-type="float" office:value="31.471433940929" calcext:value-type="float">
            <text:p>31,47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2]+[.$M$2]*[.B22]-[.$N$2]*[.B22]*[.C22]" office:value-type="float" office:value="110.478657219513" calcext:value-type="float">
            <text:p>110,48</text:p>
          </table:table-cell>
          <table:table-cell table:formula="of:=[.C22]+[.$N$2]*[.B22]*[.C22]-[.$O$2]*[.C22]" office:value-type="float" office:value="31.628941314064" calcext:value-type="float">
            <text:p>31,63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3]+[.$M$2]*[.B23]-[.$N$2]*[.B23]*[.C23]" office:value-type="float" office:value="110.941068881077" calcext:value-type="float">
            <text:p>110,94</text:p>
          </table:table-cell>
          <table:table-cell table:formula="of:=[.C23]+[.$N$2]*[.B23]*[.C23]-[.$O$2]*[.C23]" office:value-type="float" office:value="31.7946557311871" calcext:value-type="float">
            <text:p>31,79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4]+[.$M$2]*[.B24]-[.$N$2]*[.B24]*[.C24]" office:value-type="float" office:value="111.396223712937" calcext:value-type="float">
            <text:p>111,40</text:p>
          </table:table-cell>
          <table:table-cell table:formula="of:=[.C24]+[.$N$2]*[.B24]*[.C24]-[.$O$2]*[.C24]" office:value-type="float" office:value="31.9685894903896" calcext:value-type="float">
            <text:p>31,97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5]+[.$M$2]*[.B25]-[.$N$2]*[.B25]*[.C25]" office:value-type="float" office:value="111.843558113866" calcext:value-type="float">
            <text:p>111,84</text:p>
          </table:table-cell>
          <table:table-cell table:formula="of:=[.C25]+[.$N$2]*[.B25]*[.C25]-[.$O$2]*[.C25]" office:value-type="float" office:value="32.1507500891994" calcext:value-type="float">
            <text:p>32,15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6]+[.$M$2]*[.B26]-[.$N$2]*[.B26]*[.C26]" office:value-type="float" office:value="112.282502133141" calcext:value-type="float">
            <text:p>112,28</text:p>
          </table:table-cell>
          <table:table-cell table:formula="of:=[.C26]+[.$N$2]*[.B26]*[.C26]-[.$O$2]*[.C26]" office:value-type="float" office:value="32.3411397277423" calcext:value-type="float">
            <text:p>32,34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7]+[.$M$2]*[.B27]-[.$N$2]*[.B27]*[.C27]" office:value-type="float" office:value="112.71248013057" calcext:value-type="float">
            <text:p>112,71</text:p>
          </table:table-cell>
          <table:table-cell table:formula="of:=[.C27]+[.$N$2]*[.B27]*[.C27]-[.$O$2]*[.C27]" office:value-type="float" office:value="32.5397547865894" calcext:value-type="float">
            <text:p>32,54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8]+[.$M$2]*[.B28]-[.$N$2]*[.B28]*[.C28]" office:value-type="float" office:value="113.132911500762" calcext:value-type="float">
            <text:p>113,13</text:p>
          </table:table-cell>
          <table:table-cell table:formula="of:=[.C28]+[.$N$2]*[.B28]*[.C28]-[.$O$2]*[.C28]" office:value-type="float" office:value="32.7465852796784" calcext:value-type="float">
            <text:p>32,75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9]+[.$M$2]*[.B29]-[.$N$2]*[.B29]*[.C29]" office:value-type="float" office:value="113.543211463579" calcext:value-type="float">
            <text:p>113,54</text:p>
          </table:table-cell>
          <table:table-cell table:formula="of:=[.C29]+[.$N$2]*[.B29]*[.C29]-[.$O$2]*[.C29]" office:value-type="float" office:value="32.9616142828935" calcext:value-type="float">
            <text:p>32,96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0]+[.$M$2]*[.B30]-[.$N$2]*[.B30]*[.C30]" office:value-type="float" office:value="113.942791922498" calcext:value-type="float">
            <text:p>113,94</text:p>
          </table:table-cell>
          <table:table-cell table:formula="of:=[.C30]+[.$N$2]*[.B30]*[.C30]-[.$O$2]*[.C30]" office:value-type="float" office:value="33.1848173391006" calcext:value-type="float">
            <text:p>33,18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1]+[.$M$2]*[.B31]-[.$N$2]*[.B31]*[.C31]" office:value-type="float" office:value="114.331062392421" calcext:value-type="float">
            <text:p>114,33</text:p>
          </table:table-cell>
          <table:table-cell table:formula="of:=[.C31]+[.$N$2]*[.B31]*[.C31]-[.$O$2]*[.C31]" office:value-type="float" office:value="33.4161618406732" calcext:value-type="float">
            <text:p>33,42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2]+[.$M$2]*[.B32]-[.$N$2]*[.B32]*[.C32]" office:value-type="float" office:value="114.707430998109" calcext:value-type="float">
            <text:p>114,71</text:p>
          </table:table-cell>
          <table:table-cell table:formula="of:=[.C32]+[.$N$2]*[.B32]*[.C32]-[.$O$2]*[.C32]" office:value-type="float" office:value="33.6556063908002" calcext:value-type="float">
            <text:p>33,66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3]+[.$M$2]*[.B33]-[.$N$2]*[.B33]*[.C33]" office:value-type="float" office:value="115.071305544185" calcext:value-type="float">
            <text:p>115,07</text:p>
          </table:table-cell>
          <table:table-cell table:formula="of:=[.C33]+[.$N$2]*[.B33]*[.C33]-[.$O$2]*[.C33]" office:value-type="float" office:value="33.9031001451463" calcext:value-type="float">
            <text:p>33,90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]+[.$M$2]*[.B34]-[.$N$2]*[.B34]*[.C34]" office:value-type="float" office:value="115.42209465722" calcext:value-type="float">
            <text:p>115,42</text:p>
          </table:table-cell>
          <table:table-cell table:formula="of:=[.C34]+[.$N$2]*[.B34]*[.C34]-[.$O$2]*[.C34]" office:value-type="float" office:value="34.1585821357376" calcext:value-type="float">
            <text:p>34,16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5]+[.$M$2]*[.B35]-[.$N$2]*[.B35]*[.C35]" office:value-type="float" office:value="115.75920900005" calcext:value-type="float">
            <text:p>115,76</text:p>
          </table:table-cell>
          <table:table-cell table:formula="of:=[.C35]+[.$N$2]*[.B35]*[.C35]-[.$O$2]*[.C35]" office:value-type="float" office:value="34.4219805792644" calcext:value-type="float">
            <text:p>34,42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6]+[.$M$2]*[.B36]-[.$N$2]*[.B36]*[.C36]" office:value-type="float" office:value="116.082062558016" calcext:value-type="float">
            <text:p>116,08</text:p>
          </table:table-cell>
          <table:table-cell table:formula="of:=[.C36]+[.$N$2]*[.B36]*[.C36]-[.$O$2]*[.C36]" office:value-type="float" office:value="34.6932121723366" calcext:value-type="float">
            <text:p>34,69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7]+[.$M$2]*[.B37]-[.$N$2]*[.B37]*[.C37]" office:value-type="float" office:value="116.390073996312" calcext:value-type="float">
            <text:p>116,39</text:p>
          </table:table-cell>
          <table:table-cell table:formula="of:=[.C37]+[.$N$2]*[.B37]*[.C37]-[.$O$2]*[.C37]" office:value-type="float" office:value="34.9721813765836" calcext:value-type="float">
            <text:p>34,97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8]+[.$M$2]*[.B38]-[.$N$2]*[.B38]*[.C38]" office:value-type="float" office:value="116.682668087122" calcext:value-type="float">
            <text:p>116,68</text:p>
          </table:table-cell>
          <table:table-cell table:formula="of:=[.C38]+[.$N$2]*[.B38]*[.C38]-[.$O$2]*[.C38]" office:value-type="float" office:value="35.2587796968709" calcext:value-type="float">
            <text:p>35,26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9]+[.$M$2]*[.B39]-[.$N$2]*[.B39]*[.C39]" office:value-type="float" office:value="116.959277204601" calcext:value-type="float">
            <text:p>116,96</text:p>
          </table:table-cell>
          <table:table-cell table:formula="of:=[.C39]+[.$N$2]*[.B39]*[.C39]-[.$O$2]*[.C39]" office:value-type="float" office:value="35.5528849562909" calcext:value-type="float">
            <text:p>35,55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40]+[.$M$2]*[.B40]-[.$N$2]*[.B40]*[.C40]" office:value-type="float" office:value="117.21934288518" calcext:value-type="float">
            <text:p>117,22</text:p>
          </table:table-cell>
          <table:table-cell table:formula="of:=[.C40]+[.$N$2]*[.B40]*[.C40]-[.$O$2]*[.C40]" office:value-type="float" office:value="35.8543605719894" calcext:value-type="float">
            <text:p>35,85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1]+[.$M$2]*[.B41]-[.$N$2]*[.B41]*[.C41]" office:value-type="float" office:value="117.462317449975" calcext:value-type="float">
            <text:p>117,46</text:p>
          </table:table-cell>
          <table:table-cell table:formula="of:=[.C41]+[.$N$2]*[.B41]*[.C41]-[.$O$2]*[.C41]" office:value-type="float" office:value="36.1630548362984" calcext:value-type="float">
            <text:p>36,16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2]+[.$M$2]*[.B42]-[.$N$2]*[.B42]*[.C42]" office:value-type="float" office:value="117.687665685404" calcext:value-type="float">
            <text:p>117,69</text:p>
          </table:table-cell>
          <table:table-cell table:formula="of:=[.C42]+[.$N$2]*[.B42]*[.C42]-[.$O$2]*[.C42]" office:value-type="float" office:value="36.4788002080545" calcext:value-type="float">
            <text:p>36,48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3]+[.$M$2]*[.B43]-[.$N$2]*[.B43]*[.C43]" office:value-type="float" office:value="117.894866577367" calcext:value-type="float">
            <text:p>117,89</text:p>
          </table:table-cell>
          <table:table-cell table:formula="of:=[.C43]+[.$N$2]*[.B43]*[.C43]-[.$O$2]*[.C43]" office:value-type="float" office:value="36.8014126193969" calcext:value-type="float">
            <text:p>36,80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4]+[.$M$2]*[.B44]-[.$N$2]*[.B44]*[.C44]" office:value-type="float" office:value="118.083415093603" calcext:value-type="float">
            <text:p>118,08</text:p>
          </table:table-cell>
          <table:table-cell table:formula="of:=[.C44]+[.$N$2]*[.B44]*[.C44]-[.$O$2]*[.C44]" office:value-type="float" office:value="37.1306908037382" calcext:value-type="float">
            <text:p>37,13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5]+[.$M$2]*[.B45]-[.$N$2]*[.B45]*[.C45]" office:value-type="float" office:value="118.25282400803" calcext:value-type="float">
            <text:p>118,25</text:p>
          </table:table-cell>
          <table:table-cell table:formula="of:=[.C45]+[.$N$2]*[.B45]*[.C45]-[.$O$2]*[.C45]" office:value-type="float" office:value="37.4664156509964" calcext:value-type="float">
            <text:p>37,47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6]+[.$M$2]*[.B46]-[.$N$2]*[.B46]*[.C46]" office:value-type="float" office:value="118.402625760096" calcext:value-type="float">
            <text:p>118,40</text:p>
          </table:table-cell>
          <table:table-cell table:formula="of:=[.C46]+[.$N$2]*[.B46]*[.C46]-[.$O$2]*[.C46]" office:value-type="float" office:value="37.808349596541" calcext:value-type="float">
            <text:p>37,81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7]+[.$M$2]*[.B47]-[.$N$2]*[.B47]*[.C47]" office:value-type="float" office:value="118.532374341355" calcext:value-type="float">
            <text:p>118,53</text:p>
          </table:table-cell>
          <table:table-cell table:formula="of:=[.C47]+[.$N$2]*[.B47]*[.C47]-[.$O$2]*[.C47]" office:value-type="float" office:value="38.156236050657" calcext:value-type="float">
            <text:p>38,16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8]+[.$M$2]*[.B48]-[.$N$2]*[.B48]*[.C48]" office:value-type="float" office:value="118.641647200675" calcext:value-type="float">
            <text:p>118,64</text:p>
          </table:table-cell>
          <table:table-cell table:formula="of:=[.C48]+[.$N$2]*[.B48]*[.C48]-[.$O$2]*[.C48]" office:value-type="float" office:value="38.509798875631" calcext:value-type="float">
            <text:p>38,51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49]+[.$M$2]*[.B49]-[.$N$2]*[.B49]*[.C49]" office:value-type="float" office:value="118.730047158703" calcext:value-type="float">
            <text:p>118,73</text:p>
          </table:table-cell>
          <table:table-cell table:formula="of:=[.C49]+[.$N$2]*[.B49]*[.C49]-[.$O$2]*[.C49]" office:value-type="float" office:value="38.8687419178352" calcext:value-type="float">
            <text:p>38,87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50]+[.$M$2]*[.B50]-[.$N$2]*[.B50]*[.C50]" office:value-type="float" office:value="118.797204321425" calcext:value-type="float">
            <text:p>118,80</text:p>
          </table:table-cell>
          <table:table-cell table:formula="of:=[.C50]+[.$N$2]*[.B50]*[.C50]-[.$O$2]*[.C50]" office:value-type="float" office:value="39.2327486023954" calcext:value-type="float">
            <text:p>39,23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51]+[.$M$2]*[.B51]-[.$N$2]*[.B51]*[.C51]" office:value-type="float" office:value="118.842777981949" calcext:value-type="float">
            <text:p>118,84</text:p>
          </table:table-cell>
          <table:table-cell table:formula="of:=[.C51]+[.$N$2]*[.B51]*[.C51]-[.$O$2]*[.C51]" office:value-type="float" office:value="39.6014815981806" calcext:value-type="float">
            <text:p>39,60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2]+[.$M$2]*[.B52]-[.$N$2]*[.B52]*[.C52]" office:value-type="float" office:value="118.866458498923" calcext:value-type="float">
            <text:p>118,87</text:p>
          </table:table-cell>
          <table:table-cell table:formula="of:=[.C52]+[.$N$2]*[.B52]*[.C52]-[.$O$2]*[.C52]" office:value-type="float" office:value="39.974582560936" calcext:value-type="float">
            <text:p>39,97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3]+[.$M$2]*[.B53]-[.$N$2]*[.B53]*[.C53]" office:value-type="float" office:value="118.867969139406" calcext:value-type="float">
            <text:p>118,87</text:p>
          </table:table-cell>
          <table:table-cell table:formula="of:=[.C53]+[.$N$2]*[.B53]*[.C53]-[.$O$2]*[.C53]" office:value-type="float" office:value="40.3516719623848" calcext:value-type="float">
            <text:p>40,35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4]+[.$M$2]*[.B54]-[.$N$2]*[.B54]*[.C54]" office:value-type="float" office:value="118.84706787342" calcext:value-type="float">
            <text:p>118,85</text:p>
          </table:table-cell>
          <table:table-cell table:formula="of:=[.C54]+[.$N$2]*[.B54]*[.C54]-[.$O$2]*[.C54]" office:value-type="float" office:value="40.7323490130397" calcext:value-type="float">
            <text:p>40,73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5]+[.$M$2]*[.B55]-[.$N$2]*[.B55]*[.C55]" office:value-type="float" office:value="118.80354910699" calcext:value-type="float">
            <text:p>118,80</text:p>
          </table:table-cell>
          <table:table-cell table:formula="of:=[.C55]+[.$N$2]*[.B55]*[.C55]-[.$O$2]*[.C55]" office:value-type="float" office:value="41.116191686286" calcext:value-type="float">
            <text:p>41,12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6]+[.$M$2]*[.B56]-[.$N$2]*[.B56]*[.C56]" office:value-type="float" office:value="118.737245340083" calcext:value-type="float">
            <text:p>118,74</text:p>
          </table:table-cell>
          <table:table-cell table:formula="of:=[.C56]+[.$N$2]*[.B56]*[.C56]-[.$O$2]*[.C56]" office:value-type="float" office:value="41.5027568510187" calcext:value-type="float">
            <text:p>41,50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7]+[.$M$2]*[.B57]-[.$N$2]*[.B57]*[.C57]" office:value-type="float" office:value="118.64802873563" calcext:value-type="float">
            <text:p>118,65</text:p>
          </table:table-cell>
          <table:table-cell table:formula="of:=[.C57]+[.$N$2]*[.B57]*[.C57]-[.$O$2]*[.C57]" office:value-type="float" office:value="41.8915805197224" calcext:value-type="float">
            <text:p>41,89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8]+[.$M$2]*[.B58]-[.$N$2]*[.B58]*[.C58]" office:value-type="float" office:value="118.5358125857" calcext:value-type="float">
            <text:p>118,54</text:p>
          </table:table-cell>
          <table:table-cell table:formula="of:=[.C58]+[.$N$2]*[.B58]*[.C58]-[.$O$2]*[.C58]" office:value-type="float" office:value="42.2821782183788" calcext:value-type="float">
            <text:p>42,28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9]+[.$M$2]*[.B59]-[.$N$2]*[.B59]*[.C59]" office:value-type="float" office:value="118.400552660909" calcext:value-type="float">
            <text:p>118,40</text:p>
          </table:table-cell>
          <table:table-cell table:formula="of:=[.C59]+[.$N$2]*[.B59]*[.C59]-[.$O$2]*[.C59]" office:value-type="float" office:value="42.6740454839643" calcext:value-type="float">
            <text:p>42,67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60]+[.$M$2]*[.B60]-[.$N$2]*[.B60]*[.C60]" office:value-type="float" office:value="118.242248429339" calcext:value-type="float">
            <text:p>118,24</text:p>
          </table:table-cell>
          <table:table-cell table:formula="of:=[.C60]+[.$N$2]*[.B60]*[.C60]-[.$O$2]*[.C60]" office:value-type="float" office:value="43.0666584945551" calcext:value-type="float">
            <text:p>43,07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61]+[.$M$2]*[.B61]-[.$N$2]*[.B61]*[.C61]" office:value-type="float" office:value="118.060944131558" calcext:value-type="float">
            <text:p>118,06</text:p>
          </table:table-cell>
          <table:table-cell table:formula="of:=[.C61]+[.$N$2]*[.B61]*[.C61]-[.$O$2]*[.C61]" office:value-type="float" office:value="43.4594748361947" calcext:value-type="float">
            <text:p>43,46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2]+[.$M$2]*[.B62]-[.$N$2]*[.B62]*[.C62]" office:value-type="float" office:value="117.856729698878" calcext:value-type="float">
            <text:p>117,86</text:p>
          </table:table-cell>
          <table:table-cell table:formula="of:=[.C62]+[.$N$2]*[.B62]*[.C62]-[.$O$2]*[.C62]" office:value-type="float" office:value="43.8519344096964" calcext:value-type="float">
            <text:p>43,85</text:p>
          </table:table-cell>
          <table:table-cell table:number-columns-repeated="1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3]+[.$M$2]*[.B63]-[.$N$2]*[.B63]*[.C63]" office:value-type="float" office:value="117.629741502607" calcext:value-type="float">
            <text:p>117,63</text:p>
          </table:table-cell>
          <table:table-cell table:formula="of:=[.C63]+[.$N$2]*[.B63]*[.C63]-[.$O$2]*[.C63]" office:value-type="float" office:value="44.2434604794598" calcext:value-type="float">
            <text:p>44,24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4]+[.$M$2]*[.B64]-[.$N$2]*[.B64]*[.C64]" office:value-type="float" office:value="117.380162922969" calcext:value-type="float">
            <text:p>117,38</text:p>
          </table:table-cell>
          <table:table-cell table:formula="of:=[.C64]+[.$N$2]*[.B64]*[.C64]-[.$O$2]*[.C64]" office:value-type="float" office:value="44.6334608651767" calcext:value-type="float">
            <text:p>44,63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5]+[.$M$2]*[.B65]-[.$N$2]*[.B65]*[.C65]" office:value-type="float" office:value="117.108224727344" calcext:value-type="float">
            <text:p>117,11</text:p>
          </table:table-cell>
          <table:table-cell table:formula="of:=[.C65]+[.$N$2]*[.B65]*[.C65]-[.$O$2]*[.C65]" office:value-type="float" office:value="45.021329276003" calcext:value-type="float">
            <text:p>45,02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6]+[.$M$2]*[.B66]-[.$N$2]*[.B66]*[.C66]" office:value-type="float" office:value="116.814205248701" calcext:value-type="float">
            <text:p>116,81</text:p>
          </table:table-cell>
          <table:table-cell table:formula="of:=[.C66]+[.$N$2]*[.B66]*[.C66]-[.$O$2]*[.C66]" office:value-type="float" office:value="45.4064467853918" calcext:value-type="float">
            <text:p>45,41</text:p>
          </table:table-cell>
          <table:table-cell table:number-columns-repeated="1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7]+[.$M$2]*[.B67]-[.$N$2]*[.B67]*[.C67]" office:value-type="float" office:value="116.498430356474" calcext:value-type="float">
            <text:p>116,50</text:p>
          </table:table-cell>
          <table:table-cell table:formula="of:=[.C67]+[.$N$2]*[.B67]*[.C67]-[.$O$2]*[.C67]" office:value-type="float" office:value="45.7881834433238" calcext:value-type="float">
            <text:p>45,79</text:p>
          </table:table-cell>
          <table:table-cell table:number-columns-repeated="1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8]+[.$M$2]*[.B68]-[.$N$2]*[.B68]*[.C68]" office:value-type="float" office:value="116.161273213593" calcext:value-type="float">
            <text:p>116,16</text:p>
          </table:table-cell>
          <table:table-cell table:formula="of:=[.C68]+[.$N$2]*[.B68]*[.C68]-[.$O$2]*[.C68]" office:value-type="float" office:value="46.1659000211683" calcext:value-type="float">
            <text:p>46,17</text:p>
          </table:table-cell>
          <table:table-cell table:number-columns-repeated="1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69]+[.$M$2]*[.B69]-[.$N$2]*[.B69]*[.C69]" office:value-type="float" office:value="115.803153815109" calcext:value-type="float">
            <text:p>115,80</text:p>
          </table:table-cell>
          <table:table-cell table:formula="of:=[.C69]+[.$N$2]*[.B69]*[.C69]-[.$O$2]*[.C69]" office:value-type="float" office:value="46.5389498828651" calcext:value-type="float">
            <text:p>46,54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70]+[.$M$2]*[.B70]-[.$N$2]*[.B70]*[.C70]" office:value-type="float" office:value="115.424538305572" calcext:value-type="float">
            <text:p>115,42</text:p>
          </table:table-cell>
          <table:table-cell table:formula="of:=[.C70]+[.$N$2]*[.B70]*[.C70]-[.$O$2]*[.C70]" office:value-type="float" office:value="46.9066809745614" calcext:value-type="float">
            <text:p>46,91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71]+[.$M$2]*[.B71]-[.$N$2]*[.B71]*[.C71]" office:value-type="float" office:value="115.025938074216" calcext:value-type="float">
            <text:p>115,03</text:p>
          </table:table-cell>
          <table:table-cell table:formula="of:=[.C71]+[.$N$2]*[.B71]*[.C71]-[.$O$2]*[.C71]" office:value-type="float" office:value="47.268437923301" calcext:value-type="float">
            <text:p>47,27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2]+[.$M$2]*[.B72]-[.$N$2]*[.B72]*[.C72]" office:value-type="float" office:value="114.607908628985" calcext:value-type="float">
            <text:p>114,61</text:p>
          </table:table-cell>
          <table:table-cell table:formula="of:=[.C72]+[.$N$2]*[.B72]*[.C72]-[.$O$2]*[.C72]" office:value-type="float" office:value="47.6235642338513" calcext:value-type="float">
            <text:p>47,62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3]+[.$M$2]*[.B73]-[.$N$2]*[.B73]*[.C73]" office:value-type="float" office:value="114.171048252415" calcext:value-type="float">
            <text:p>114,17</text:p>
          </table:table-cell>
          <table:table-cell table:formula="of:=[.C73]+[.$N$2]*[.B73]*[.C73]-[.$O$2]*[.C73]" office:value-type="float" office:value="47.9714045713086" calcext:value-type="float">
            <text:p>47,97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4]+[.$M$2]*[.B74]-[.$N$2]*[.B74]*[.C74]" office:value-type="float" office:value="113.715996444439" calcext:value-type="float">
            <text:p>113,72</text:p>
          </table:table-cell>
          <table:table-cell table:formula="of:=[.C74]+[.$N$2]*[.B74]*[.C74]-[.$O$2]*[.C74]" office:value-type="float" office:value="48.3113071157667" calcext:value-type="float">
            <text:p>48,31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5]+[.$M$2]*[.B75]-[.$N$2]*[.B75]*[.C75]" office:value-type="float" office:value="113.243432159227" calcext:value-type="float">
            <text:p>113,24</text:p>
          </table:table-cell>
          <table:table-cell table:formula="of:=[.C75]+[.$N$2]*[.B75]*[.C75]-[.$O$2]*[.C75]" office:value-type="float" office:value="48.6426259740797" calcext:value-type="float">
            <text:p>48,64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6]+[.$M$2]*[.B76]-[.$N$2]*[.B76]*[.C76]" office:value-type="float" office:value="112.75407184514" calcext:value-type="float">
            <text:p>112,75</text:p>
          </table:table-cell>
          <table:table-cell table:formula="of:=[.C76]+[.$N$2]*[.B76]*[.C76]-[.$O$2]*[.C76]" office:value-type="float" office:value="48.9647236326469" calcext:value-type="float">
            <text:p>48,96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7]+[.$M$2]*[.B77]-[.$N$2]*[.B77]*[.C77]" office:value-type="float" office:value="112.248667298866" calcext:value-type="float">
            <text:p>112,25</text:p>
          </table:table-cell>
          <table:table-cell table:formula="of:=[.C77]+[.$N$2]*[.B77]*[.C77]-[.$O$2]*[.C77]" office:value-type="float" office:value="49.276973434191" calcext:value-type="float">
            <text:p>49,28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78]+[.$M$2]*[.B78]-[.$N$2]*[.B78]*[.C78]" office:value-type="float" office:value="111.728003346589" calcext:value-type="float">
            <text:p>111,73</text:p>
          </table:table-cell>
          <table:table-cell table:formula="of:=[.C78]+[.$N$2]*[.B78]*[.C78]-[.$O$2]*[.C78]" office:value-type="float" office:value="49.5787620607362" calcext:value-type="float">
            <text:p>49,58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79]+[.$M$2]*[.B79]-[.$N$2]*[.B79]*[.C79]" office:value-type="float" office:value="111.1928953668" calcext:value-type="float">
            <text:p>111,19</text:p>
          </table:table-cell>
          <table:table-cell table:formula="of:=[.C79]+[.$N$2]*[.B79]*[.C79]-[.$O$2]*[.C79]" office:value-type="float" office:value="49.8694920044203" calcext:value-type="float">
            <text:p>49,87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80]+[.$M$2]*[.B80]-[.$N$2]*[.B80]*[.C80]" office:value-type="float" office:value="110.644186670914" calcext:value-type="float">
            <text:p>110,64</text:p>
          </table:table-cell>
          <table:table-cell table:formula="of:=[.C80]+[.$N$2]*[.B80]*[.C80]-[.$O$2]*[.C80]" office:value-type="float" office:value="50.1485840074207" calcext:value-type="float">
            <text:p>50,15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81]+[.$M$2]*[.B81]-[.$N$2]*[.B81]*[.C81]" office:value-type="float" office:value="110.082745759233" calcext:value-type="float">
            <text:p>110,08</text:p>
          </table:table-cell>
          <table:table-cell table:formula="of:=[.C81]+[.$N$2]*[.B81]*[.C81]-[.$O$2]*[.C81]" office:value-type="float" office:value="50.4154794521492" calcext:value-type="float">
            <text:p>50,42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2]+[.$M$2]*[.B82]-[.$N$2]*[.B82]*[.C82]" office:value-type="float" office:value="109.509463470987" calcext:value-type="float">
            <text:p>109,51</text:p>
          </table:table-cell>
          <table:table-cell table:formula="of:=[.C82]+[.$N$2]*[.B82]*[.C82]-[.$O$2]*[.C82]" office:value-type="float" office:value="50.6696426829722" calcext:value-type="float">
            <text:p>50,67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3]+[.$M$2]*[.B83]-[.$N$2]*[.B83]*[.C83]" office:value-type="float" office:value="108.925250048168" calcext:value-type="float">
            <text:p>108,93</text:p>
          </table:table-cell>
          <table:table-cell table:formula="of:=[.C83]+[.$N$2]*[.B83]*[.C83]-[.$O$2]*[.C83]" office:value-type="float" office:value="50.910563241063" calcext:value-type="float">
            <text:p>50,91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4]+[.$M$2]*[.B84]-[.$N$2]*[.B84]*[.C84]" office:value-type="float" office:value="108.331032133568" calcext:value-type="float">
            <text:p>108,33</text:p>
          </table:table-cell>
          <table:table-cell table:formula="of:=[.C84]+[.$N$2]*[.B84]*[.C84]-[.$O$2]*[.C84]" office:value-type="float" office:value="51.1377579945728" calcext:value-type="float">
            <text:p>51,14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5]+[.$M$2]*[.B85]-[.$N$2]*[.B85]*[.C85]" office:value-type="float" office:value="107.727749723965" calcext:value-type="float">
            <text:p>107,73</text:p>
          </table:table-cell>
          <table:table-cell table:formula="of:=[.C85]+[.$N$2]*[.B85]*[.C85]-[.$O$2]*[.C85]" office:value-type="float" office:value="51.3507731471185" calcext:value-type="float">
            <text:p>51,35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6]+[.$M$2]*[.B86]-[.$N$2]*[.B86]*[.C86]" office:value-type="float" office:value="107.116353099582" calcext:value-type="float">
            <text:p>107,12</text:p>
          </table:table-cell>
          <table:table-cell table:formula="of:=[.C86]+[.$N$2]*[.B86]*[.C86]-[.$O$2]*[.C86]" office:value-type="float" office:value="51.549186108625" calcext:value-type="float">
            <text:p>51,55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7]+[.$M$2]*[.B87]-[.$N$2]*[.B87]*[.C87]" office:value-type="float" office:value="106.49779975097" calcext:value-type="float">
            <text:p>106,50</text:p>
          </table:table-cell>
          <table:table-cell table:formula="of:=[.C87]+[.$N$2]*[.B87]*[.C87]-[.$O$2]*[.C87]" office:value-type="float" office:value="51.7326072137976" calcext:value-type="float">
            <text:p>51,73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88]+[.$M$2]*[.B88]-[.$N$2]*[.B88]*[.C88]" office:value-type="float" office:value="105.873051324164" calcext:value-type="float">
            <text:p>105,87</text:p>
          </table:table-cell>
          <table:table-cell table:formula="of:=[.C88]+[.$N$2]*[.B88]*[.C88]-[.$O$2]*[.C88]" office:value-type="float" office:value="51.900681274933" calcext:value-type="float">
            <text:p>51,90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89]+[.$M$2]*[.B89]-[.$N$2]*[.B89]*[.C89]" office:value-type="float" office:value="105.243070604457" calcext:value-type="float">
            <text:p>105,24</text:p>
          </table:table-cell>
          <table:table-cell table:formula="of:=[.C89]+[.$N$2]*[.B89]*[.C89]-[.$O$2]*[.C89]" office:value-type="float" office:value="52.0530889573764" calcext:value-type="float">
            <text:p>52,05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90]+[.$M$2]*[.B90]-[.$N$2]*[.B90]*[.C90]" office:value-type="float" office:value="104.608818558386" calcext:value-type="float">
            <text:p>104,61</text:p>
          </table:table-cell>
          <table:table-cell table:formula="of:=[.C90]+[.$N$2]*[.B90]*[.C90]-[.$O$2]*[.C90]" office:value-type="float" office:value="52.1895479676682" calcext:value-type="float">
            <text:p>52,1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91]+[.$M$2]*[.B91]-[.$N$2]*[.B91]*[.C91]" office:value-type="float" office:value="103.971251452557" calcext:value-type="float">
            <text:p>103,97</text:p>
          </table:table-cell>
          <table:table-cell table:formula="of:=[.C91]+[.$N$2]*[.B91]*[.C91]-[.$O$2]*[.C91]" office:value-type="float" office:value="52.3098140462817" calcext:value-type="float">
            <text:p>52,31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2]+[.$M$2]*[.B92]-[.$N$2]*[.B92]*[.C92]" office:value-type="float" office:value="103.331318066786" calcext:value-type="float">
            <text:p>103,33</text:p>
          </table:table-cell>
          <table:table-cell table:formula="of:=[.C92]+[.$N$2]*[.B92]*[.C92]-[.$O$2]*[.C92]" office:value-type="float" office:value="52.4136817587889" calcext:value-type="float">
            <text:p>52,41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3]+[.$M$2]*[.B93]-[.$N$2]*[.B93]*[.C93]" office:value-type="float" office:value="102.689957017688" calcext:value-type="float">
            <text:p>102,69</text:p>
          </table:table-cell>
          <table:table-cell table:formula="of:=[.C93]+[.$N$2]*[.B93]*[.C93]-[.$O$2]*[.C93]" office:value-type="float" office:value="52.5009850812838" calcext:value-type="float">
            <text:p>52,50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4]+[.$M$2]*[.B94]-[.$N$2]*[.B94]*[.C94]" office:value-type="float" office:value="102.04809420735" calcext:value-type="float">
            <text:p>102,05</text:p>
          </table:table-cell>
          <table:table-cell table:formula="of:=[.C94]+[.$N$2]*[.B94]*[.C94]-[.$O$2]*[.C94]" office:value-type="float" office:value="52.5715977779113" calcext:value-type="float">
            <text:p>52,57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5]+[.$M$2]*[.B95]-[.$N$2]*[.B95]*[.C95]" office:value-type="float" office:value="101.406640410161" calcext:value-type="float">
            <text:p>101,41</text:p>
          </table:table-cell>
          <table:table-cell table:formula="of:=[.C95]+[.$N$2]*[.B95]*[.C95]-[.$O$2]*[.C95]" office:value-type="float" office:value="52.6254335703513" calcext:value-type="float">
            <text:p>52,63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6]+[.$M$2]*[.B96]-[.$N$2]*[.B96]*[.C96]" office:value-type="float" office:value="100.766489009116" calcext:value-type="float">
            <text:p>100,77</text:p>
          </table:table-cell>
          <table:table-cell table:formula="of:=[.C96]+[.$N$2]*[.B96]*[.C96]-[.$O$2]*[.C96]" office:value-type="float" office:value="52.6624461010824" calcext:value-type="float">
            <text:p>52,66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97]+[.$M$2]*[.B97]-[.$N$2]*[.B97]*[.C97]" office:value-type="float" office:value="100.128513891179" calcext:value-type="float">
            <text:p>100,13</text:p>
          </table:table-cell>
          <table:table-cell table:formula="of:=[.C97]+[.$N$2]*[.B97]*[.C97]-[.$O$2]*[.C97]" office:value-type="float" office:value="52.6826286941473" calcext:value-type="float">
            <text:p>52,68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98]+[.$M$2]*[.B98]-[.$N$2]*[.B98]*[.C98]" office:value-type="float" office:value="99.4935675094899" calcext:value-type="float">
            <text:p>99,49</text:p>
          </table:table-cell>
          <table:table-cell table:formula="of:=[.C98]+[.$N$2]*[.B98]*[.C98]-[.$O$2]*[.C98]" office:value-type="float" office:value="52.6860139189528" calcext:value-type="float">
            <text:p>52,6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99]+[.$M$2]*[.B99]-[.$N$2]*[.B99]*[.C99]" office:value-type="float" office:value="98.8624791183541" calcext:value-type="float">
            <text:p>98,86</text:p>
          </table:table-cell>
          <table:table-cell table:formula="of:=[.C99]+[.$N$2]*[.B99]*[.C99]-[.$O$2]*[.C99]" office:value-type="float" office:value="52.6726729643308" calcext:value-type="float">
            <text:p>52,67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100]+[.$M$2]*[.B100]-[.$N$2]*[.B100]*[.C100]" office:value-type="float" office:value="98.2360531851991" calcext:value-type="float">
            <text:p>98,24</text:p>
          </table:table-cell>
          <table:table-cell table:formula="of:=[.C100]+[.$N$2]*[.B100]*[.C100]-[.$O$2]*[.C100]" office:value-type="float" office:value="52.6427148316363" calcext:value-type="float">
            <text:p>52,64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01]+[.$M$2]*[.B101]-[.$N$2]*[.B101]*[.C101]" office:value-type="float" office:value="97.6150679818962" calcext:value-type="float">
            <text:p>97,62</text:p>
          </table:table-cell>
          <table:table-cell table:formula="of:=[.C101]+[.$N$2]*[.B101]*[.C101]-[.$O$2]*[.C101]" office:value-type="float" office:value="52.5962853570614" calcext:value-type="float">
            <text:p>52,60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02]+[.$M$2]*[.B102]-[.$N$2]*[.B102]*[.C102]" office:value-type="float" office:value="97.0002743561717" calcext:value-type="float">
            <text:p>97,00</text:p>
          </table:table-cell>
          <table:table-cell table:formula="of:=[.C102]+[.$N$2]*[.B102]*[.C102]-[.$O$2]*[.C102]" office:value-type="float" office:value="52.5335660745707" calcext:value-type="float">
            <text:p>52,53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03]+[.$M$2]*[.B103]-[.$N$2]*[.B103]*[.C103]" office:value-type="float" office:value="96.3923946822244" calcext:value-type="float">
            <text:p>96,39</text:p>
          </table:table-cell>
          <table:table-cell table:formula="of:=[.C103]+[.$N$2]*[.B103]*[.C103]-[.$O$2]*[.C103]" office:value-type="float" office:value="52.4547729319129" calcext:value-type="float">
            <text:p>52,45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04]+[.$M$2]*[.B104]-[.$N$2]*[.B104]*[.C104]" office:value-type="float" office:value="95.7921219881592" calcext:value-type="float">
            <text:p>95,79</text:p>
          </table:table-cell>
          <table:table-cell table:formula="of:=[.C104]+[.$N$2]*[.B104]*[.C104]-[.$O$2]*[.C104]" office:value-type="float" office:value="52.360154873027" calcext:value-type="float">
            <text:p>52,36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05]+[.$M$2]*[.B105]-[.$N$2]*[.B105]*[.C105]" office:value-type="float" office:value="95.2001192564644" calcext:value-type="float">
            <text:p>95,20</text:p>
          </table:table-cell>
          <table:table-cell table:formula="of:=[.C105]+[.$N$2]*[.B105]*[.C105]-[.$O$2]*[.C105]" office:value-type="float" office:value="52.2499923008336" calcext:value-type="float">
            <text:p>52,25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06]+[.$M$2]*[.B106]-[.$N$2]*[.B106]*[.C106]" office:value-type="float" office:value="94.6170188924994" calcext:value-type="float">
            <text:p>94,62</text:p>
          </table:table-cell>
          <table:table-cell table:formula="of:=[.C106]+[.$N$2]*[.B106]*[.C106]-[.$O$2]*[.C106]" office:value-type="float" office:value="52.1245954348862" calcext:value-type="float">
            <text:p>52,12</text:p>
          </table:table-cell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07]+[.$M$2]*[.B107]-[.$N$2]*[.B107]*[.C107]" office:value-type="float" office:value="94.0434223548361" calcext:value-type="float">
            <text:p>94,04</text:p>
          </table:table-cell>
          <table:table-cell table:formula="of:=[.C107]+[.$N$2]*[.B107]*[.C107]-[.$O$2]*[.C107]" office:value-type="float" office:value="51.9843025786552" calcext:value-type="float">
            <text:p>51,98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08]+[.$M$2]*[.B108]-[.$N$2]*[.B108]*[.C108]" office:value-type="float" office:value="93.4798999403198" calcext:value-type="float">
            <text:p>93,48</text:p>
          </table:table-cell>
          <table:table-cell table:formula="of:=[.C108]+[.$N$2]*[.B108]*[.C108]-[.$O$2]*[.C108]" office:value-type="float" office:value="51.8294783113354" calcext:value-type="float">
            <text:p>51,83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09]+[.$M$2]*[.B109]-[.$N$2]*[.B109]*[.C109]" office:value-type="float" office:value="92.9269907158749" calcext:value-type="float">
            <text:p>92,93</text:p>
          </table:table-cell>
          <table:table-cell table:formula="of:=[.C109]+[.$N$2]*[.B109]*[.C109]-[.$O$2]*[.C109]" office:value-type="float" office:value="51.66051161902" calcext:value-type="float">
            <text:p>51,66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10]+[.$M$2]*[.B110]-[.$N$2]*[.B110]*[.C110]" office:value-type="float" office:value="92.3852025883934" calcext:value-type="float">
            <text:p>92,39</text:p>
          </table:table-cell>
          <table:table-cell table:formula="of:=[.C110]+[.$N$2]*[.B110]*[.C110]-[.$O$2]*[.C110]" office:value-type="float" office:value="51.477813979868" calcext:value-type="float">
            <text:p>51,48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11]+[.$M$2]*[.B111]-[.$N$2]*[.B111]*[.C111]" office:value-type="float" office:value="91.8550125034924" calcext:value-type="float">
            <text:p>91,86</text:p>
          </table:table-cell>
          <table:table-cell table:formula="of:=[.C111]+[.$N$2]*[.B111]*[.C111]-[.$O$2]*[.C111]" office:value-type="float" office:value="51.2818174175435" calcext:value-type="float">
            <text:p>51,28</text:p>
          </table:table-cell>
          <table:table-cell table:number-columns-repeated="1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12]+[.$M$2]*[.B112]-[.$N$2]*[.B112]*[.C112]" office:value-type="float" office:value="91.3368667635171" calcext:value-type="float">
            <text:p>91,34</text:p>
          </table:table-cell>
          <table:table-cell table:formula="of:=[.C112]+[.$N$2]*[.B112]*[.C112]-[.$O$2]*[.C112]" office:value-type="float" office:value="51.0729725367114" calcext:value-type="float">
            <text:p>51,07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13]+[.$M$2]*[.B113]-[.$N$2]*[.B113]*[.C113]" office:value-type="float" office:value="90.8311814548862" calcext:value-type="float">
            <text:p>90,83</text:p>
          </table:table-cell>
          <table:table-cell table:formula="of:=[.C113]+[.$N$2]*[.B113]*[.C113]-[.$O$2]*[.C113]" office:value-type="float" office:value="50.851746553777" calcext:value-type="float">
            <text:p>50,85</text:p>
          </table:table-cell>
          <table:table-cell table:number-columns-repeated="12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14]+[.$M$2]*[.B114]-[.$N$2]*[.B114]*[.C114]" office:value-type="float" office:value="90.338342974722" calcext:value-type="float">
            <text:p>90,34</text:p>
          </table:table-cell>
          <table:table-cell table:formula="of:=[.C114]+[.$N$2]*[.B114]*[.C114]-[.$O$2]*[.C114]" office:value-type="float" office:value="50.6186213353502" calcext:value-type="float">
            <text:p>50,62</text:p>
          </table:table-cell>
          <table:table-cell table:number-columns-repeated="1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15]+[.$M$2]*[.B115]-[.$N$2]*[.B115]*[.C115]" office:value-type="float" office:value="89.8587086466662" calcext:value-type="float">
            <text:p>89,86</text:p>
          </table:table-cell>
          <table:table-cell table:formula="of:=[.C115]+[.$N$2]*[.B115]*[.C115]-[.$O$2]*[.C115]" office:value-type="float" office:value="50.3740914561329" calcext:value-type="float">
            <text:p>50,37</text:p>
          </table:table-cell>
          <table:table-cell table:number-columns-repeated="1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16]+[.$M$2]*[.B116]-[.$N$2]*[.B116]*[.C116]" office:value-type="float" office:value="89.3926074158509" calcext:value-type="float">
            <text:p>89,39</text:p>
          </table:table-cell>
          <table:table-cell table:formula="of:=[.C116]+[.$N$2]*[.B116]*[.C116]-[.$O$2]*[.C116]" office:value-type="float" office:value="50.1186622870748" calcext:value-type="float">
            <text:p>50,12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17]+[.$M$2]*[.B117]-[.$N$2]*[.B117]*[.C117]" office:value-type="float" office:value="88.9403406131499" calcext:value-type="float">
            <text:p>88,94</text:p>
          </table:table-cell>
          <table:table-cell table:formula="of:=[.C117]+[.$N$2]*[.B117]*[.C117]-[.$O$2]*[.C117]" office:value-type="float" office:value="49.8528481237391" calcext:value-type="float">
            <text:p>49,85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18]+[.$M$2]*[.B118]-[.$N$2]*[.B118]*[.C118]" office:value-type="float" office:value="88.5021827790824" calcext:value-type="float">
            <text:p>88,50</text:p>
          </table:table-cell>
          <table:table-cell table:formula="of:=[.C118]+[.$N$2]*[.B118]*[.C118]-[.$O$2]*[.C118]" office:value-type="float" office:value="49.5771703638827" calcext:value-type="float">
            <text:p>49,58</text:p>
          </table:table-cell>
          <table:table-cell table:number-columns-repeated="1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119]+[.$M$2]*[.B119]-[.$N$2]*[.B119]*[.C119]" office:value-type="float" office:value="88.078382538057" calcext:value-type="float">
            <text:p>88,08</text:p>
          </table:table-cell>
          <table:table-cell table:formula="of:=[.C119]+[.$N$2]*[.B119]*[.C119]-[.$O$2]*[.C119]" office:value-type="float" office:value="49.2921557422956" calcext:value-type="float">
            <text:p>49,29</text:p>
          </table:table-cell>
          <table:table-cell table:number-columns-repeated="1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20]+[.$M$2]*[.B120]-[.$N$2]*[.B120]*[.C120]" office:value-type="float" office:value="87.6691635140205" calcext:value-type="float">
            <text:p>87,67</text:p>
          </table:table-cell>
          <table:table-cell table:formula="of:=[.C120]+[.$N$2]*[.B120]*[.C120]-[.$O$2]*[.C120]" office:value-type="float" office:value="48.9983346299785" calcext:value-type="float">
            <text:p>49,00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21]+[.$M$2]*[.B121]-[.$N$2]*[.B121]*[.C121]" office:value-type="float" office:value="87.2747252790057" calcext:value-type="float">
            <text:p>87,27</text:p>
          </table:table-cell>
          <table:table-cell table:formula="of:=[.C121]+[.$N$2]*[.B121]*[.C121]-[.$O$2]*[.C121]" office:value-type="float" office:value="48.6962394037747" calcext:value-type="float">
            <text:p>48,70</text:p>
          </table:table-cell>
          <table:table-cell table:number-columns-repeated="1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122]+[.$M$2]*[.B122]-[.$N$2]*[.B122]*[.C122]" office:value-type="float" office:value="86.8952443265433" calcext:value-type="float">
            <text:p>86,90</text:p>
          </table:table-cell>
          <table:table-cell table:formula="of:=[.C122]+[.$N$2]*[.B122]*[.C122]-[.$O$2]*[.C122]" office:value-type="float" office:value="48.3864028916285" calcext:value-type="float">
            <text:p>48,39</text:p>
          </table:table-cell>
          <table:table-cell table:number-columns-repeated="1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123]+[.$M$2]*[.B123]-[.$N$2]*[.B123]*[.C123]" office:value-type="float" office:value="86.5308750623988" calcext:value-type="float">
            <text:p>86,53</text:p>
          </table:table-cell>
          <table:table-cell table:formula="of:=[.C123]+[.$N$2]*[.B123]*[.C123]-[.$O$2]*[.C123]" office:value-type="float" office:value="48.0693568977224" calcext:value-type="float">
            <text:p>48,07</text:p>
          </table:table-cell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124]+[.$M$2]*[.B124]-[.$N$2]*[.B124]*[.C124]" office:value-type="float" office:value="86.1817508056235" calcext:value-type="float">
            <text:p>86,18</text:p>
          </table:table-cell>
          <table:table-cell table:formula="of:=[.C124]+[.$N$2]*[.B124]*[.C124]-[.$O$2]*[.C124]" office:value-type="float" office:value="47.7456308108596" calcext:value-type="float">
            <text:p>47,75</text:p>
          </table:table-cell>
          <table:table-cell table:number-columns-repeated="1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125]+[.$M$2]*[.B125]-[.$N$2]*[.B125]*[.C125]" office:value-type="float" office:value="85.8479847934365" calcext:value-type="float">
            <text:p>85,85</text:p>
          </table:table-cell>
          <table:table-cell table:formula="of:=[.C125]+[.$N$2]*[.B125]*[.C125]-[.$O$2]*[.C125]" office:value-type="float" office:value="47.4157502986161" calcext:value-type="float">
            <text:p>47,42</text:p>
          </table:table-cell>
          <table:table-cell table:number-columns-repeated="1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126]+[.$M$2]*[.B126]-[.$N$2]*[.B126]*[.C126]" office:value-type="float" office:value="85.5296711840028" calcext:value-type="float">
            <text:p>85,53</text:p>
          </table:table-cell>
          <table:table-cell table:formula="of:=[.C126]+[.$N$2]*[.B126]*[.C126]-[.$O$2]*[.C126]" office:value-type="float" office:value="47.0802360889877" calcext:value-type="float">
            <text:p>47,08</text:p>
          </table:table-cell>
          <table:table-cell table:number-columns-repeated="1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127]+[.$M$2]*[.B127]-[.$N$2]*[.B127]*[.C127]" office:value-type="float" office:value="85.2268860517047" calcext:value-type="float">
            <text:p>85,23</text:p>
          </table:table-cell>
          <table:table-cell table:formula="of:=[.C127]+[.$N$2]*[.B127]*[.C127]-[.$O$2]*[.C127]" office:value-type="float" office:value="46.7396028405165" calcext:value-type="float">
            <text:p>46,74</text:p>
          </table:table-cell>
          <table:table-cell table:number-columns-repeated="1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128]+[.$M$2]*[.B128]-[.$N$2]*[.B128]*[.C128]" office:value-type="float" office:value="84.9396883700435" calcext:value-type="float">
            <text:p>84,94</text:p>
          </table:table-cell>
          <table:table-cell table:formula="of:=[.C128]+[.$N$2]*[.B128]*[.C128]-[.$O$2]*[.C128]" office:value-type="float" office:value="46.394358101186" calcext:value-type="float">
            <text:p>46,39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29]+[.$M$2]*[.B129]-[.$N$2]*[.B129]*[.C129]" office:value-type="float" office:value="84.6681209778228" calcext:value-type="float">
            <text:p>84,67</text:p>
          </table:table-cell>
          <table:table-cell table:formula="of:=[.C129]+[.$N$2]*[.B129]*[.C129]-[.$O$2]*[.C129]" office:value-type="float" office:value="46.0450013557482" calcext:value-type="float">
            <text:p>46,05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130]+[.$M$2]*[.B130]-[.$N$2]*[.B130]*[.C130]" office:value-type="float" office:value="84.4122115247731" calcext:value-type="float">
            <text:p>84,41</text:p>
          </table:table-cell>
          <table:table-cell table:formula="of:=[.C130]+[.$N$2]*[.B130]*[.C130]-[.$O$2]*[.C130]" office:value-type="float" office:value="45.692023160567" calcext:value-type="float">
            <text:p>45,69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131]+[.$M$2]*[.B131]-[.$N$2]*[.B131]*[.C131]" office:value-type="float" office:value="84.1719733932562" calcext:value-type="float">
            <text:p>84,17</text:p>
          </table:table-cell>
          <table:table-cell table:formula="of:=[.C131]+[.$N$2]*[.B131]*[.C131]-[.$O$2]*[.C131]" office:value-type="float" office:value="45.335904364551" calcext:value-type="float">
            <text:p>45,34</text:p>
          </table:table-cell>
          <table:table-cell table:number-columns-repeated="1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132]+[.$M$2]*[.B132]-[.$N$2]*[.B132]*[.C132]" office:value-type="float" office:value="83.9474065931552" calcext:value-type="float">
            <text:p>83,95</text:p>
          </table:table-cell>
          <table:table-cell table:formula="of:=[.C132]+[.$N$2]*[.B132]*[.C132]-[.$O$2]*[.C132]" office:value-type="float" office:value="44.9771154142895" calcext:value-type="float">
            <text:p>44,98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133]+[.$M$2]*[.B133]-[.$N$2]*[.B133]*[.C133]" office:value-type="float" office:value="83.738498627483" calcext:value-type="float">
            <text:p>83,74</text:p>
          </table:table-cell>
          <table:table-cell table:formula="of:=[.C133]+[.$N$2]*[.B133]*[.C133]-[.$O$2]*[.C133]" office:value-type="float" office:value="44.6161157411104" calcext:value-type="float">
            <text:p>44,62</text:p>
          </table:table-cell>
          <table:table-cell table:number-columns-repeated="12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134]+[.$M$2]*[.B134]-[.$N$2]*[.B134]*[.C134]" office:value-type="float" office:value="83.5452253266574" calcext:value-type="float">
            <text:p>83,55</text:p>
          </table:table-cell>
          <table:table-cell table:formula="of:=[.C134]+[.$N$2]*[.B134]*[.C134]-[.$O$2]*[.C134]" office:value-type="float" office:value="44.2533532274301" calcext:value-type="float">
            <text:p>44,25</text:p>
          </table:table-cell>
          <table:table-cell table:number-columns-repeated="12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135]+[.$M$2]*[.B135]-[.$N$2]*[.B135]*[.C135]" office:value-type="float" office:value="83.3675516497676" calcext:value-type="float">
            <text:p>83,37</text:p>
          </table:table-cell>
          <table:table-cell table:formula="of:=[.C135]+[.$N$2]*[.B135]*[.C135]-[.$O$2]*[.C135]" office:value-type="float" office:value="43.8892637494815" calcext:value-type="float">
            <text:p>43,89</text:p>
          </table:table-cell>
          <table:table-cell table:number-columns-repeated="12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136]+[.$M$2]*[.B136]-[.$N$2]*[.B136]*[.C136]" office:value-type="float" office:value="83.2054324515104" calcext:value-type="float">
            <text:p>83,21</text:p>
          </table:table-cell>
          <table:table-cell table:formula="of:=[.C136]+[.$N$2]*[.B136]*[.C136]-[.$O$2]*[.C136]" office:value-type="float" office:value="43.5242707932601" calcext:value-type="float">
            <text:p>43,52</text:p>
          </table:table-cell>
          <table:table-cell table:number-columns-repeated="1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137]+[.$M$2]*[.B137]-[.$N$2]*[.B137]*[.C137]" office:value-type="float" office:value="83.0588132137957" calcext:value-type="float">
            <text:p>83,06</text:p>
          </table:table-cell>
          <table:table-cell table:formula="of:=[.C137]+[.$N$2]*[.B137]*[.C137]-[.$O$2]*[.C137]" office:value-type="float" office:value="43.158785140342" calcext:value-type="float">
            <text:p>43,16</text:p>
          </table:table-cell>
          <table:table-cell table:number-columns-repeated="12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138]+[.$M$2]*[.B138]-[.$N$2]*[.B138]*[.C138]" office:value-type="float" office:value="82.9276307413186" calcext:value-type="float">
            <text:p>82,93</text:p>
          </table:table-cell>
          <table:table-cell table:formula="of:=[.C138]+[.$N$2]*[.B138]*[.C138]-[.$O$2]*[.C138]" office:value-type="float" office:value="42.7932046200779" calcext:value-type="float">
            <text:p>42,79</text:p>
          </table:table-cell>
          <table:table-cell table:number-columns-repeated="1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139]+[.$M$2]*[.B139]-[.$N$2]*[.B139]*[.C139]" office:value-type="float" office:value="82.8118138206592" calcext:value-type="float">
            <text:p>82,81</text:p>
          </table:table-cell>
          <table:table-cell table:formula="of:=[.C139]+[.$N$2]*[.B139]*[.C139]-[.$O$2]*[.C139]" office:value-type="float" office:value="42.4279139245597" calcext:value-type="float">
            <text:p>42,43</text:p>
          </table:table-cell>
          <table:table-cell table:number-columns-repeated="12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140]+[.$M$2]*[.B140]-[.$N$2]*[.B140]*[.C140]" office:value-type="float" office:value="82.7112838427126" calcext:value-type="float">
            <text:p>82,71</text:p>
          </table:table-cell>
          <table:table-cell table:formula="of:=[.C140]+[.$N$2]*[.B140]*[.C140]-[.$O$2]*[.C140]" office:value-type="float" office:value="42.0632844826915" calcext:value-type="float">
            <text:p>42,06</text:p>
          </table:table-cell>
          <table:table-cell table:number-columns-repeated="1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41]+[.$M$2]*[.B141]-[.$N$2]*[.B141]*[.C141]" office:value-type="float" office:value="82.6259553884645" calcext:value-type="float">
            <text:p>82,63</text:p>
          </table:table-cell>
          <table:table-cell table:formula="of:=[.C141]+[.$N$2]*[.B141]*[.C141]-[.$O$2]*[.C141]" office:value-type="float" office:value="41.6996743896593" calcext:value-type="float">
            <text:p>41,70</text:p>
          </table:table-cell>
          <table:table-cell table:number-columns-repeated="12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42]+[.$M$2]*[.B142]-[.$N$2]*[.B142]*[.C142]" office:value-type="float" office:value="82.5557367783171" calcext:value-type="float">
            <text:p>82,56</text:p>
          </table:table-cell>
          <table:table-cell table:formula="of:=[.C142]+[.$N$2]*[.B142]*[.C142]-[.$O$2]*[.C142]" office:value-type="float" office:value="41.3374283880931" calcext:value-type="float">
            <text:p>41,34</text:p>
          </table:table-cell>
          <table:table-cell table:number-columns-repeated="12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143]+[.$M$2]*[.B143]-[.$N$2]*[.B143]*[.C143]" office:value-type="float" office:value="82.5005305853334" calcext:value-type="float">
            <text:p>82,50</text:p>
          </table:table-cell>
          <table:table-cell table:formula="of:=[.C143]+[.$N$2]*[.B143]*[.C143]-[.$O$2]*[.C143]" office:value-type="float" office:value="40.9768778972384" calcext:value-type="float">
            <text:p>40,98</text:p>
          </table:table-cell>
          <table:table-cell table:number-columns-repeated="12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144]+[.$M$2]*[.B144]-[.$N$2]*[.B144]*[.C144]" office:value-type="float" office:value="82.4602341129138" calcext:value-type="float">
            <text:p>82,46</text:p>
          </table:table-cell>
          <table:table-cell table:formula="of:=[.C144]+[.$N$2]*[.B144]*[.C144]-[.$O$2]*[.C144]" office:value-type="float" office:value="40.6183410865028" calcext:value-type="float">
            <text:p>40,62</text:p>
          </table:table-cell>
          <table:table-cell table:number-columns-repeated="1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145]+[.$M$2]*[.B145]-[.$N$2]*[.B145]*[.C145]" office:value-type="float" office:value="82.4347398375365" calcext:value-type="float">
            <text:p>82,43</text:p>
          </table:table-cell>
          <table:table-cell table:formula="of:=[.C145]+[.$N$2]*[.B145]*[.C145]-[.$O$2]*[.C145]" office:value-type="float" office:value="40.2621229898133" calcext:value-type="float">
            <text:p>40,26</text:p>
          </table:table-cell>
          <table:table-cell table:number-columns-repeated="1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146]+[.$M$2]*[.B146]-[.$N$2]*[.B146]*[.C146]" office:value-type="float" office:value="82.4239358173011" calcext:value-type="float">
            <text:p>82,42</text:p>
          </table:table-cell>
          <table:table-cell table:formula="of:=[.C146]+[.$N$2]*[.B146]*[.C146]-[.$O$2]*[.C146]" office:value-type="float" office:value="39.9085156573087" calcext:value-type="float">
            <text:p>39,91</text:p>
          </table:table-cell>
          <table:table-cell table:number-columns-repeated="1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147]+[.$M$2]*[.B147]-[.$N$2]*[.B147]*[.C147]" office:value-type="float" office:value="82.4277060670963" calcext:value-type="float">
            <text:p>82,43</text:p>
          </table:table-cell>
          <table:table-cell table:formula="of:=[.C147]+[.$N$2]*[.B147]*[.C147]-[.$O$2]*[.C147]" office:value-type="float" office:value="39.5577983409941" calcext:value-type="float">
            <text:p>39,56</text:p>
          </table:table-cell>
          <table:table-cell table:number-columns-repeated="1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148]+[.$M$2]*[.B148]-[.$N$2]*[.B148]*[.C148]" office:value-type="float" office:value="82.4459309012817" calcext:value-type="float">
            <text:p>82,45</text:p>
          </table:table-cell>
          <table:table-cell table:formula="of:=[.C148]+[.$N$2]*[.B148]*[.C148]-[.$O$2]*[.C148]" office:value-type="float" office:value="39.2102377111009" calcext:value-type="float">
            <text:p>39,21</text:p>
          </table:table-cell>
          <table:table-cell table:number-columns-repeated="1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149]+[.$M$2]*[.B149]-[.$N$2]*[.B149]*[.C149]" office:value-type="float" office:value="82.4784872448312" calcext:value-type="float">
            <text:p>82,48</text:p>
          </table:table-cell>
          <table:table-cell table:formula="of:=[.C149]+[.$N$2]*[.B149]*[.C149]-[.$O$2]*[.C149]" office:value-type="float" office:value="38.8660881000219" calcext:value-type="float">
            <text:p>38,87</text:p>
          </table:table-cell>
          <table:table-cell table:number-columns-repeated="12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150]+[.$M$2]*[.B150]-[.$N$2]*[.B150]*[.C150]" office:value-type="float" office:value="82.5252489139208" calcext:value-type="float">
            <text:p>82,53</text:p>
          </table:table-cell>
          <table:table-cell table:formula="of:=[.C150]+[.$N$2]*[.B150]*[.C150]-[.$O$2]*[.C150]" office:value-type="float" office:value="38.5255917708279" calcext:value-type="float">
            <text:p>38,53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51]+[.$M$2]*[.B151]-[.$N$2]*[.B151]*[.C151]" office:value-type="float" office:value="82.5860868669774" calcext:value-type="float">
            <text:p>82,59</text:p>
          </table:table-cell>
          <table:table-cell table:formula="of:=[.C151]+[.$N$2]*[.B151]*[.C151]-[.$O$2]*[.C151]" office:value-type="float" office:value="38.1889792075084" calcext:value-type="float">
            <text:p>38,19</text:p>
          </table:table-cell>
          <table:table-cell table:number-columns-repeated="12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152]+[.$M$2]*[.B152]-[.$N$2]*[.B152]*[.C152]" office:value-type="float" office:value="82.6608694272207" calcext:value-type="float">
            <text:p>82,66</text:p>
          </table:table-cell>
          <table:table-cell table:formula="of:=[.C152]+[.$N$2]*[.B152]*[.C152]-[.$O$2]*[.C152]" office:value-type="float" office:value="37.8564694242292" calcext:value-type="float">
            <text:p>37,86</text:p>
          </table:table-cell>
          <table:table-cell table:number-columns-repeated="1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153]+[.$M$2]*[.B153]-[.$N$2]*[.B153]*[.C153]" office:value-type="float" office:value="82.7494624777392" calcext:value-type="float">
            <text:p>82,75</text:p>
          </table:table-cell>
          <table:table-cell table:formula="of:=[.C153]+[.$N$2]*[.B153]*[.C153]-[.$O$2]*[.C153]" office:value-type="float" office:value="37.5282702910436" calcext:value-type="float">
            <text:p>37,53</text:p>
          </table:table-cell>
          <table:table-cell table:number-columns-repeated="12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154]+[.$M$2]*[.B154]-[.$N$2]*[.B154]*[.C154]" office:value-type="float" office:value="82.8517296301424" calcext:value-type="float">
            <text:p>82,85</text:p>
          </table:table-cell>
          <table:table-cell table:formula="of:=[.C154]+[.$N$2]*[.B154]*[.C154]-[.$O$2]*[.C154]" office:value-type="float" office:value="37.204578873643" calcext:value-type="float">
            <text:p>37,20</text:p>
          </table:table-cell>
          <table:table-cell table:number-columns-repeated="12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155]+[.$M$2]*[.B155]-[.$N$2]*[.B155]*[.C155]" office:value-type="float" office:value="82.967532367824" calcext:value-type="float">
            <text:p>82,97</text:p>
          </table:table-cell>
          <table:table-cell table:formula="of:=[.C155]+[.$N$2]*[.B155]*[.C155]-[.$O$2]*[.C155]" office:value-type="float" office:value="36.885581784882" calcext:value-type="float">
            <text:p>36,89</text:p>
          </table:table-cell>
          <table:table-cell table:number-columns-repeated="1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156]+[.$M$2]*[.B156]-[.$N$2]*[.B156]*[.C156]" office:value-type="float" office:value="83.0967301648589" calcext:value-type="float">
            <text:p>83,10</text:p>
          </table:table-cell>
          <table:table-cell table:formula="of:=[.C156]+[.$N$2]*[.B156]*[.C156]-[.$O$2]*[.C156]" office:value-type="float" office:value="36.5714555459595" calcext:value-type="float">
            <text:p>36,57</text:p>
          </table:table-cell>
          <table:table-cell table:number-columns-repeated="1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157]+[.$M$2]*[.B157]-[.$N$2]*[.B157]*[.C157]" office:value-type="float" office:value="83.2391805815367" calcext:value-type="float">
            <text:p>83,24</text:p>
          </table:table-cell>
          <table:table-cell table:formula="of:=[.C157]+[.$N$2]*[.B157]*[.C157]-[.$O$2]*[.C157]" office:value-type="float" office:value="36.2623669552809" calcext:value-type="float">
            <text:p>36,26</text:p>
          </table:table-cell>
          <table:table-cell table:number-columns-repeated="1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158]+[.$M$2]*[.B158]-[.$N$2]*[.B158]*[.C158]" office:value-type="float" office:value="83.3947393375152" calcext:value-type="float">
            <text:p>83,39</text:p>
          </table:table-cell>
          <table:table-cell table:formula="of:=[.C158]+[.$N$2]*[.B158]*[.C158]-[.$O$2]*[.C158]" office:value-type="float" office:value="35.9584734631692" calcext:value-type="float">
            <text:p>35,96</text:p>
          </table:table-cell>
          <table:table-cell table:number-columns-repeated="1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159]+[.$M$2]*[.B159]-[.$N$2]*[.B159]*[.C159]" office:value-type="float" office:value="83.5632603635475" calcext:value-type="float">
            <text:p>83,56</text:p>
          </table:table-cell>
          <table:table-cell table:formula="of:=[.C159]+[.$N$2]*[.B159]*[.C159]-[.$O$2]*[.C159]" office:value-type="float" office:value="35.6599235507287" calcext:value-type="float">
            <text:p>35,66</text:p>
          </table:table-cell>
          <table:table-cell table:number-columns-repeated="1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160]+[.$M$2]*[.B160]-[.$N$2]*[.B160]*[.C160]" office:value-type="float" office:value="83.7445958327116" calcext:value-type="float">
            <text:p>83,74</text:p>
          </table:table-cell>
          <table:table-cell table:formula="of:=[.C160]+[.$N$2]*[.B160]*[.C160]-[.$O$2]*[.C160]" office:value-type="float" office:value="35.3668571112991" calcext:value-type="float">
            <text:p>35,37</text:p>
          </table:table-cell>
          <table:table-cell table:number-columns-repeated="1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161]+[.$M$2]*[.B161]-[.$N$2]*[.B161]*[.C161]" office:value-type="float" office:value="83.9385961720363" calcext:value-type="float">
            <text:p>83,94</text:p>
          </table:table-cell>
          <table:table-cell table:formula="of:=[.C161]+[.$N$2]*[.B161]*[.C161]-[.$O$2]*[.C161]" office:value-type="float" office:value="35.0794058330637" calcext:value-type="float">
            <text:p>35,08</text:p>
          </table:table-cell>
          <table:table-cell table:number-columns-repeated="12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162]+[.$M$2]*[.B162]-[.$N$2]*[.B162]*[.C162]" office:value-type="float" office:value="84.1451100553888" calcext:value-type="float">
            <text:p>84,15</text:p>
          </table:table-cell>
          <table:table-cell table:formula="of:=[.C162]+[.$N$2]*[.B162]*[.C162]-[.$O$2]*[.C162]" office:value-type="float" office:value="34.7976935814987" calcext:value-type="float">
            <text:p>34,80</text:p>
          </table:table-cell>
          <table:table-cell table:number-columns-repeated="1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163]+[.$M$2]*[.B163]-[.$N$2]*[.B163]*[.C163]" office:value-type="float" office:value="84.3639843784521" calcext:value-type="float">
            <text:p>84,36</text:p>
          </table:table-cell>
          <table:table-cell table:formula="of:=[.C163]+[.$N$2]*[.B163]*[.C163]-[.$O$2]*[.C163]" office:value-type="float" office:value="34.5218367804683" calcext:value-type="float">
            <text:p>34,52</text:p>
          </table:table-cell>
          <table:table-cell table:number-columns-repeated="12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164]+[.$M$2]*[.B164]-[.$N$2]*[.B164]*[.C164]" office:value-type="float" office:value="84.5950642165897" calcext:value-type="float">
            <text:p>84,60</text:p>
          </table:table-cell>
          <table:table-cell table:formula="of:=[.C164]+[.$N$2]*[.B164]*[.C164]-[.$O$2]*[.C164]" office:value-type="float" office:value="34.2519447908763" calcext:value-type="float">
            <text:p>34,25</text:p>
          </table:table-cell>
          <table:table-cell table:number-columns-repeated="1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165]+[.$M$2]*[.B165]-[.$N$2]*[.B165]*[.C165]" office:value-type="float" office:value="84.8381927663579" calcext:value-type="float">
            <text:p>84,84</text:p>
          </table:table-cell>
          <table:table-cell table:formula="of:=[.C165]+[.$N$2]*[.B165]*[.C165]-[.$O$2]*[.C165]" office:value-type="float" office:value="33.9881202858961" calcext:value-type="float">
            <text:p>33,99</text:p>
          </table:table-cell>
          <table:table-cell table:number-columns-repeated="1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166]+[.$M$2]*[.B166]-[.$N$2]*[.B166]*[.C166]" office:value-type="float" office:value="85.0932112713945" calcext:value-type="float">
            <text:p>85,09</text:p>
          </table:table-cell>
          <table:table-cell table:formula="of:=[.C166]+[.$N$2]*[.B166]*[.C166]-[.$O$2]*[.C166]" office:value-type="float" office:value="33.7304596218918" calcext:value-type="float">
            <text:p>33,73</text:p>
          </table:table-cell>
          <table:table-cell table:number-columns-repeated="1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167]+[.$M$2]*[.B167]-[.$N$2]*[.B167]*[.C167]" office:value-type="float" office:value="85.359958933379" calcext:value-type="float">
            <text:p>85,36</text:p>
          </table:table-cell>
          <table:table-cell table:formula="of:=[.C167]+[.$N$2]*[.B167]*[.C167]-[.$O$2]*[.C167]" office:value-type="float" office:value="33.4790532042407" calcext:value-type="float">
            <text:p>33,48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168]+[.$M$2]*[.B168]-[.$N$2]*[.B168]*[.C168]" office:value-type="float" office:value="85.6382728087254" calcext:value-type="float">
            <text:p>85,64</text:p>
          </table:table-cell>
          <table:table-cell table:formula="of:=[.C168]+[.$N$2]*[.B168]*[.C168]-[.$O$2]*[.C168]" office:value-type="float" office:value="33.2339858473498" calcext:value-type="float">
            <text:p>33,23</text:p>
          </table:table-cell>
          <table:table-cell table:number-columns-repeated="1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169]+[.$M$2]*[.B169]-[.$N$2]*[.B169]*[.C169]" office:value-type="float" office:value="85.9279876916416" calcext:value-type="float">
            <text:p>85,93</text:p>
          </table:table-cell>
          <table:table-cell table:formula="of:=[.C169]+[.$N$2]*[.B169]*[.C169]-[.$O$2]*[.C169]" office:value-type="float" office:value="32.9953371282407" calcext:value-type="float">
            <text:p>33,00</text:p>
          </table:table-cell>
          <table:table-cell table:number-columns-repeated="12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B170]+[.$M$2]*[.B170]-[.$N$2]*[.B170]*[.C170]" office:value-type="float" office:value="86.2289359841559" calcext:value-type="float">
            <text:p>86,23</text:p>
          </table:table-cell>
          <table:table-cell table:formula="of:=[.C170]+[.$N$2]*[.B170]*[.C170]-[.$O$2]*[.C170]" office:value-type="float" office:value="32.7631817331471" calcext:value-type="float">
            <text:p>32,76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171]+[.$M$2]*[.B171]-[.$N$2]*[.B171]*[.C171]" office:value-type="float" office:value="86.5409475536866" calcext:value-type="float">
            <text:p>86,54</text:p>
          </table:table-cell>
          <table:table-cell table:formula="of:=[.C171]+[.$N$2]*[.B171]*[.C171]-[.$O$2]*[.C171]" office:value-type="float" office:value="32.5375897966422" calcext:value-type="float">
            <text:p>32,54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172]+[.$M$2]*[.B172]-[.$N$2]*[.B172]*[.C172]" office:value-type="float" office:value="86.863849578703" calcext:value-type="float">
            <text:p>86,86</text:p>
          </table:table-cell>
          <table:table-cell table:formula="of:=[.C172]+[.$N$2]*[.B172]*[.C172]-[.$O$2]*[.C172]" office:value-type="float" office:value="32.3186272328674" calcext:value-type="float">
            <text:p>32,32</text:p>
          </table:table-cell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173]+[.$M$2]*[.B173]-[.$N$2]*[.B173]*[.C173]" office:value-type="float" office:value="87.1974663830041" calcext:value-type="float">
            <text:p>87,20</text:p>
          </table:table-cell>
          <table:table-cell table:formula="of:=[.C173]+[.$N$2]*[.B173]*[.C173]-[.$O$2]*[.C173]" office:value-type="float" office:value="32.106356058497" calcext:value-type="float">
            <text:p>32,11</text:p>
          </table:table-cell>
          <table:table-cell table:number-columns-repeated="12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174]+[.$M$2]*[.B174]-[.$N$2]*[.B174]*[.C174]" office:value-type="float" office:value="87.5416192591184" calcext:value-type="float">
            <text:p>87,54</text:p>
          </table:table-cell>
          <table:table-cell table:formula="of:=[.C174]+[.$N$2]*[.B174]*[.C174]-[.$O$2]*[.C174]" office:value-type="float" office:value="31.9008347071179" calcext:value-type="float">
            <text:p>31,90</text:p>
          </table:table-cell>
          <table:table-cell table:number-columns-repeated="12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175]+[.$M$2]*[.B175]-[.$N$2]*[.B175]*[.C175]" office:value-type="float" office:value="87.8961262813115" calcext:value-type="float">
            <text:p>87,90</text:p>
          </table:table-cell>
          <table:table-cell table:formula="of:=[.C175]+[.$N$2]*[.B175]*[.C175]-[.$O$2]*[.C175]" office:value-type="float" office:value="31.7021183347513" calcext:value-type="float">
            <text:p>31,70</text:p>
          </table:table-cell>
          <table:table-cell table:number-columns-repeated="1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176]+[.$M$2]*[.B176]-[.$N$2]*[.B176]*[.C176]" office:value-type="float" office:value="88.2608021086695" calcext:value-type="float">
            <text:p>88,26</text:p>
          </table:table-cell>
          <table:table-cell table:formula="of:=[.C176]+[.$N$2]*[.B176]*[.C176]-[.$O$2]*[.C176]" office:value-type="float" office:value="31.5102591162819" calcext:value-type="float">
            <text:p>31,51</text:p>
          </table:table-cell>
          <table:table-cell table:number-columns-repeated="1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177]+[.$M$2]*[.B177]-[.$N$2]*[.B177]*[.C177]" office:value-type="float" office:value="88.6354577787154" calcext:value-type="float">
            <text:p>88,64</text:p>
          </table:table-cell>
          <table:table-cell table:formula="of:=[.C177]+[.$N$2]*[.B177]*[.C177]-[.$O$2]*[.C177]" office:value-type="float" office:value="31.3253065325954" calcext:value-type="float">
            <text:p>31,33</text:p>
          </table:table-cell>
          <table:table-cell table:number-columns-repeated="12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B178]+[.$M$2]*[.B178]-[.$N$2]*[.B178]*[.C178]" office:value-type="float" office:value="89.0199004920021" calcext:value-type="float">
            <text:p>89,02</text:p>
          </table:table-cell>
          <table:table-cell table:formula="of:=[.C178]+[.$N$2]*[.B178]*[.C178]-[.$O$2]*[.C178]" office:value-type="float" office:value="31.1473076482532" calcext:value-type="float">
            <text:p>31,15</text:p>
          </table:table-cell>
          <table:table-cell table:number-columns-repeated="1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B179]+[.$M$2]*[.B179]-[.$N$2]*[.B179]*[.C179]" office:value-type="float" office:value="89.4139333881215" calcext:value-type="float">
            <text:p>89,41</text:p>
          </table:table-cell>
          <table:table-cell table:formula="of:=[.C179]+[.$N$2]*[.B179]*[.C179]-[.$O$2]*[.C179]" office:value-type="float" office:value="30.9763073795612" calcext:value-type="float">
            <text:p>30,98</text:p>
          </table:table-cell>
          <table:table-cell table:number-columns-repeated="1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B180]+[.$M$2]*[.B180]-[.$N$2]*[.B180]*[.C180]" office:value-type="float" office:value="89.8173553135609" calcext:value-type="float">
            <text:p>89,82</text:p>
          </table:table-cell>
          <table:table-cell table:formula="of:=[.C180]+[.$N$2]*[.B180]*[.C180]-[.$O$2]*[.C180]" office:value-type="float" office:value="30.8123487529061" calcext:value-type="float">
            <text:p>30,81</text:p>
          </table:table-cell>
          <table:table-cell table:number-columns-repeated="1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181]+[.$M$2]*[.B181]-[.$N$2]*[.B181]*[.C181]" office:value-type="float" office:value="90.2299605818395" calcext:value-type="float">
            <text:p>90,23</text:p>
          </table:table-cell>
          <table:table-cell table:formula="of:=[.C181]+[.$N$2]*[.B181]*[.C181]-[.$O$2]*[.C181]" office:value-type="float" office:value="30.6554731532534" calcext:value-type="float">
            <text:p>30,66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B182]+[.$M$2]*[.B182]-[.$N$2]*[.B182]*[.C182]" office:value-type="float" office:value="90.6515387263585" calcext:value-type="float">
            <text:p>90,65</text:p>
          </table:table-cell>
          <table:table-cell table:formula="of:=[.C182]+[.$N$2]*[.B182]*[.C182]-[.$O$2]*[.C182]" office:value-type="float" office:value="30.5057205627086" calcext:value-type="float">
            <text:p>30,51</text:p>
          </table:table-cell>
          <table:table-cell table:number-columns-repeated="12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B183]+[.$M$2]*[.B183]-[.$N$2]*[.B183]*[.C183]" office:value-type="float" office:value="91.0818742464027" calcext:value-type="float">
            <text:p>91,08</text:p>
          </table:table-cell>
          <table:table-cell table:formula="of:=[.C183]+[.$N$2]*[.B183]*[.C183]-[.$O$2]*[.C183]" office:value-type="float" office:value="30.3631297890561" calcext:value-type="float">
            <text:p>30,36</text:p>
          </table:table-cell>
          <table:table-cell table:number-columns-repeated="12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B184]+[.$M$2]*[.B184]-[.$N$2]*[.B184]*[.C184]" office:value-type="float" office:value="91.5207463467438" calcext:value-type="float">
            <text:p>91,52</text:p>
          </table:table-cell>
          <table:table-cell table:formula="of:=[.C184]+[.$N$2]*[.B184]*[.C184]-[.$O$2]*[.C184]" office:value-type="float" office:value="30.2277386841903" calcext:value-type="float">
            <text:p>30,23</text:p>
          </table:table-cell>
          <table:table-cell table:number-columns-repeated="1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185]+[.$M$2]*[.B185]-[.$N$2]*[.B185]*[.C185]" office:value-type="float" office:value="91.967928671303" calcext:value-type="float">
            <text:p>91,97</text:p>
          </table:table-cell>
          <table:table-cell table:formula="of:=[.C185]+[.$N$2]*[.B185]*[.C185]-[.$O$2]*[.C185]" office:value-type="float" office:value="30.0995843523565" calcext:value-type="float">
            <text:p>30,10</text:p>
          </table:table-cell>
          <table:table-cell table:number-columns-repeated="1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186]+[.$M$2]*[.B186]-[.$N$2]*[.B186]*[.C186]" office:value-type="float" office:value="92.4231890313523" calcext:value-type="float">
            <text:p>92,42</text:p>
          </table:table-cell>
          <table:table-cell table:formula="of:=[.C186]+[.$N$2]*[.B186]*[.C186]-[.$O$2]*[.C186]" office:value-type="float" office:value="29.9787033481153" calcext:value-type="float">
            <text:p>29,98</text:p>
          </table:table-cell>
          <table:table-cell table:number-columns-repeated="1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187]+[.$M$2]*[.B187]-[.$N$2]*[.B187]*[.C187]" office:value-type="float" office:value="92.8862891287505" calcext:value-type="float">
            <text:p>92,89</text:p>
          </table:table-cell>
          <table:table-cell table:formula="of:=[.C187]+[.$N$2]*[.B187]*[.C187]-[.$O$2]*[.C187]" office:value-type="float" office:value="29.8651318639384" calcext:value-type="float">
            <text:p>29,87</text:p>
          </table:table-cell>
          <table:table-cell table:number-columns-repeated="1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B188]+[.$M$2]*[.B188]-[.$N$2]*[.B188]*[.C188]" office:value-type="float" office:value="93.3569842747345" calcext:value-type="float">
            <text:p>93,36</text:p>
          </table:table-cell>
          <table:table-cell table:formula="of:=[.C188]+[.$N$2]*[.B188]*[.C188]-[.$O$2]*[.C188]" office:value-type="float" office:value="29.7589059073325" calcext:value-type="float">
            <text:p>29,76</text:p>
          </table:table-cell>
          <table:table-cell table:number-columns-repeated="1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189]+[.$M$2]*[.B189]-[.$N$2]*[.B189]*[.C189]" office:value-type="float" office:value="93.8350231048171" calcext:value-type="float">
            <text:p>93,84</text:p>
          </table:table-cell>
          <table:table-cell table:formula="of:=[.C189]+[.$N$2]*[.B189]*[.C189]-[.$O$2]*[.C189]" office:value-type="float" office:value="29.660061467378" calcext:value-type="float">
            <text:p>29,66</text:p>
          </table:table-cell>
          <table:table-cell table:number-columns-repeated="12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190]+[.$M$2]*[.B190]-[.$N$2]*[.B190]*[.C190]" office:value-type="float" office:value="94.3201472903726" calcext:value-type="float">
            <text:p>94,32</text:p>
          </table:table-cell>
          <table:table-cell table:formula="of:=[.C190]+[.$N$2]*[.B190]*[.C190]-[.$O$2]*[.C190]" office:value-type="float" office:value="29.5686346705499" calcext:value-type="float">
            <text:p>29,57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191]+[.$M$2]*[.B191]-[.$N$2]*[.B191]*[.C191]" office:value-type="float" office:value="94.8120912475293" calcext:value-type="float">
            <text:p>94,81</text:p>
          </table:table-cell>
          <table:table-cell table:formula="of:=[.C191]+[.$N$2]*[.B191]*[.C191]-[.$O$2]*[.C191]" office:value-type="float" office:value="29.4846619256732" calcext:value-type="float">
            <text:p>29,48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192]+[.$M$2]*[.B192]-[.$N$2]*[.B192]*[.C192]" office:value-type="float" office:value="95.3105818440302" calcext:value-type="float">
            <text:p>95,31</text:p>
          </table:table-cell>
          <table:table-cell table:formula="of:=[.C192]+[.$N$2]*[.B192]*[.C192]-[.$O$2]*[.C192]" office:value-type="float" office:value="29.4081800578392" calcext:value-type="float">
            <text:p>29,41</text:p>
          </table:table-cell>
          <table:table-cell table:number-columns-repeated="1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193]+[.$M$2]*[.B193]-[.$N$2]*[.B193]*[.C193]" office:value-type="float" office:value="95.8153381047674" calcext:value-type="float">
            <text:p>95,82</text:p>
          </table:table-cell>
          <table:table-cell table:formula="of:=[.C193]+[.$N$2]*[.B193]*[.C193]-[.$O$2]*[.C193]" office:value-type="float" office:value="29.3392264310906" calcext:value-type="float">
            <text:p>29,34</text:p>
          </table:table-cell>
          <table:table-cell table:number-columns-repeated="12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B194]+[.$M$2]*[.B194]-[.$N$2]*[.B194]*[.C194]" office:value-type="float" office:value="96.3260709167492" calcext:value-type="float">
            <text:p>96,33</text:p>
          </table:table-cell>
          <table:table-cell table:formula="of:=[.C194]+[.$N$2]*[.B194]*[.C194]-[.$O$2]*[.C194]" office:value-type="float" office:value="29.2778390596497" calcext:value-type="float">
            <text:p>29,28</text:p>
          </table:table-cell>
          <table:table-cell table:number-columns-repeated="1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195]+[.$M$2]*[.B195]-[.$N$2]*[.B195]*[.C195]" office:value-type="float" office:value="96.8424827343096" calcext:value-type="float">
            <text:p>96,84</text:p>
          </table:table-cell>
          <table:table-cell table:formula="of:=[.C195]+[.$N$2]*[.B195]*[.C195]-[.$O$2]*[.C195]" office:value-type="float" office:value="29.2240567074417" calcext:value-type="float">
            <text:p>29,22</text:p>
          </table:table-cell>
          <table:table-cell table:number-columns-repeated="1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196]+[.$M$2]*[.B196]-[.$N$2]*[.B196]*[.C196]" office:value-type="float" office:value="97.3642672854374" calcext:value-type="float">
            <text:p>97,36</text:p>
          </table:table-cell>
          <table:table-cell table:formula="of:=[.C196]+[.$N$2]*[.B196]*[.C196]-[.$O$2]*[.C196]" office:value-type="float" office:value="29.1779189756281" calcext:value-type="float">
            <text:p>29,18</text:p>
          </table:table-cell>
          <table:table-cell table:number-columns-repeated="1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197]+[.$M$2]*[.B197]-[.$N$2]*[.B197]*[.C197]" office:value-type="float" office:value="97.8911092801582" calcext:value-type="float">
            <text:p>97,89</text:p>
          </table:table-cell>
          <table:table-cell table:formula="of:=[.C197]+[.$N$2]*[.B197]*[.C197]-[.$O$2]*[.C197]" office:value-type="float" office:value="29.1394663778346" calcext:value-type="float">
            <text:p>29,14</text:p>
          </table:table-cell>
          <table:table-cell table:number-columns-repeated="1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B198]+[.$M$2]*[.B198]-[.$N$2]*[.B198]*[.C198]" office:value-type="float" office:value="98.4226841219823" calcext:value-type="float">
            <text:p>98,42</text:p>
          </table:table-cell>
          <table:table-cell table:formula="of:=[.C198]+[.$N$2]*[.B198]*[.C198]-[.$O$2]*[.C198]" office:value-type="float" office:value="29.108740402722" calcext:value-type="float">
            <text:p>29,11</text:p>
          </table:table-cell>
          <table:table-cell table:number-columns-repeated="1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199]+[.$M$2]*[.B199]-[.$N$2]*[.B199]*[.C199]" office:value-type="float" office:value="98.958657623499" calcext:value-type="float">
            <text:p>98,96</text:p>
          </table:table-cell>
          <table:table-cell table:formula="of:=[.C199]+[.$N$2]*[.B199]*[.C199]-[.$O$2]*[.C199]" office:value-type="float" office:value="29.0857835635088" calcext:value-type="float">
            <text:p>29,09</text:p>
          </table:table-cell>
          <table:table-cell table:number-columns-repeated="1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B200]+[.$M$2]*[.B200]-[.$N$2]*[.B200]*[.C200]" office:value-type="float" office:value="99.4986857272828" calcext:value-type="float">
            <text:p>99,50</text:p>
          </table:table-cell>
          <table:table-cell table:formula="of:=[.C200]+[.$N$2]*[.B200]*[.C200]-[.$O$2]*[.C200]" office:value-type="float" office:value="29.0706394340196" calcext:value-type="float">
            <text:p>29,07</text:p>
          </table:table-cell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01]+[.$M$2]*[.B201]-[.$N$2]*[.B201]*[.C201]" office:value-type="float" office:value="100.04241423336" calcext:value-type="float">
            <text:p>100,04</text:p>
          </table:table-cell>
          <table:table-cell table:formula="of:=[.C201]+[.$N$2]*[.B201]*[.C201]-[.$O$2]*[.C201]" office:value-type="float" office:value="29.0633526707869" calcext:value-type="float">
            <text:p>29,06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B202]+[.$M$2]*[.B202]-[.$N$2]*[.B202]*[.C202]" office:value-type="float" office:value="100.589478534577" calcext:value-type="float">
            <text:p>100,59</text:p>
          </table:table-cell>
          <table:table-cell table:formula="of:=[.C202]+[.$N$2]*[.B202]*[.C202]-[.$O$2]*[.C202]" office:value-type="float" office:value="29.0639690206982" calcext:value-type="float">
            <text:p>29,06</text:p>
          </table:table-cell>
          <table:table-cell table:number-columns-repeated="12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B203]+[.$M$2]*[.B203]-[.$N$2]*[.B203]*[.C203]" office:value-type="float" office:value="101.1395033613" calcext:value-type="float">
            <text:p>101,14</text:p>
          </table:table-cell>
          <table:table-cell table:formula="of:=[.C203]+[.$N$2]*[.B203]*[.C203]-[.$O$2]*[.C203]" office:value-type="float" office:value="29.0725353136318" calcext:value-type="float">
            <text:p>29,07</text:p>
          </table:table-cell>
          <table:table-cell table:number-columns-repeated="12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B204]+[.$M$2]*[.B204]-[.$N$2]*[.B204]*[.C204]" office:value-type="float" office:value="101.692102536988" calcext:value-type="float">
            <text:p>101,69</text:p>
          </table:table-cell>
          <table:table-cell table:formula="of:=[.C204]+[.$N$2]*[.B204]*[.C204]-[.$O$2]*[.C204]" office:value-type="float" office:value="29.0890994394875" calcext:value-type="float">
            <text:p>29,09</text:p>
          </table:table-cell>
          <table:table-cell table:number-columns-repeated="1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205]+[.$M$2]*[.B205]-[.$N$2]*[.B205]*[.C205]" office:value-type="float" office:value="102.246878746274" calcext:value-type="float">
            <text:p>102,25</text:p>
          </table:table-cell>
          <table:table-cell table:formula="of:=[.C205]+[.$N$2]*[.B205]*[.C205]-[.$O$2]*[.C205]" office:value-type="float" office:value="29.1137103089676" calcext:value-type="float">
            <text:p>29,11</text:p>
          </table:table-cell>
          <table:table-cell table:number-columns-repeated="1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206]+[.$M$2]*[.B206]-[.$N$2]*[.B206]*[.C206]" office:value-type="float" office:value="102.803423317292" calcext:value-type="float">
            <text:p>102,80</text:p>
          </table:table-cell>
          <table:table-cell table:formula="of:=[.C206]+[.$N$2]*[.B206]*[.C206]-[.$O$2]*[.C206]" office:value-type="float" office:value="29.1464177974268" calcext:value-type="float">
            <text:p>29,15</text:p>
          </table:table-cell>
          <table:table-cell table:number-columns-repeated="1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B207]+[.$M$2]*[.B207]-[.$N$2]*[.B207]*[.C207]" office:value-type="float" office:value="103.361316020132" calcext:value-type="float">
            <text:p>103,36</text:p>
          </table:table-cell>
          <table:table-cell table:formula="of:=[.C207]+[.$N$2]*[.B207]*[.C207]-[.$O$2]*[.C207]" office:value-type="float" office:value="29.1872726710612" calcext:value-type="float">
            <text:p>29,19</text:p>
          </table:table-cell>
          <table:table-cell table:number-columns-repeated="1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208]+[.$M$2]*[.B208]-[.$N$2]*[.B208]*[.C208]" office:value-type="float" office:value="103.920124883375" calcext:value-type="float">
            <text:p>103,92</text:p>
          </table:table-cell>
          <table:table-cell table:formula="of:=[.C208]+[.$N$2]*[.B208]*[.C208]-[.$O$2]*[.C208]" office:value-type="float" office:value="29.2363264946678" calcext:value-type="float">
            <text:p>29,24</text:p>
          </table:table-cell>
          <table:table-cell table:number-columns-repeated="1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B209]+[.$M$2]*[.B209]-[.$N$2]*[.B209]*[.C209]" office:value-type="float" office:value="104.479406030814" calcext:value-type="float">
            <text:p>104,48</text:p>
          </table:table-cell>
          <table:table-cell table:formula="of:=[.C209]+[.$N$2]*[.B209]*[.C209]-[.$O$2]*[.C209]" office:value-type="float" office:value="29.2936315201629" calcext:value-type="float">
            <text:p>29,29</text:p>
          </table:table-cell>
          <table:table-cell table:number-columns-repeated="12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B210]+[.$M$2]*[.B210]-[.$N$2]*[.B210]*[.C210]" office:value-type="float" office:value="105.038703540574" calcext:value-type="float">
            <text:p>105,04</text:p>
          </table:table-cell>
          <table:table-cell table:formula="of:=[.C210]+[.$N$2]*[.B210]*[.C210]-[.$O$2]*[.C210]" office:value-type="float" office:value="29.3592405550109" calcext:value-type="float">
            <text:p>29,36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211]+[.$M$2]*[.B211]-[.$N$2]*[.B211]*[.C211]" office:value-type="float" office:value="105.597549328968" calcext:value-type="float">
            <text:p>105,60</text:p>
          </table:table-cell>
          <table:table-cell table:formula="of:=[.C211]+[.$N$2]*[.B211]*[.C211]-[.$O$2]*[.C211]" office:value-type="float" office:value="29.4332068096774" calcext:value-type="float">
            <text:p>29,43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212]+[.$M$2]*[.B212]-[.$N$2]*[.B212]*[.C212]" office:value-type="float" office:value="106.15546306155" calcext:value-type="float">
            <text:p>106,16</text:p>
          </table:table-cell>
          <table:table-cell table:formula="of:=[.C212]+[.$N$2]*[.B212]*[.C212]-[.$O$2]*[.C212]" office:value-type="float" office:value="29.5155837231909" calcext:value-type="float">
            <text:p>29,52</text:p>
          </table:table-cell>
          <table:table-cell table:number-columns-repeated="1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213]+[.$M$2]*[.B213]-[.$N$2]*[.B213]*[.C213]" office:value-type="float" office:value="106.711952093948" calcext:value-type="float">
            <text:p>106,71</text:p>
          </table:table-cell>
          <table:table-cell table:formula="of:=[.C213]+[.$N$2]*[.B213]*[.C213]-[.$O$2]*[.C213]" office:value-type="float" office:value="29.6064247658649" calcext:value-type="float">
            <text:p>29,61</text:p>
          </table:table-cell>
          <table:table-cell table:number-columns-repeated="1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214]+[.$M$2]*[.B214]-[.$N$2]*[.B214]*[.C214]" office:value-type="float" office:value="107.266511445183" calcext:value-type="float">
            <text:p>107,27</text:p>
          </table:table-cell>
          <table:table-cell table:formula="of:=[.C214]+[.$N$2]*[.B214]*[.C214]-[.$O$2]*[.C214]" office:value-type="float" office:value="29.7057832182157" calcext:value-type="float">
            <text:p>29,71</text:p>
          </table:table-cell>
          <table:table-cell table:number-columns-repeated="1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B215]+[.$M$2]*[.B215]-[.$N$2]*[.B215]*[.C215]" office:value-type="float" office:value="107.818623806304" calcext:value-type="float">
            <text:p>107,82</text:p>
          </table:table-cell>
          <table:table-cell table:formula="of:=[.C215]+[.$N$2]*[.B215]*[.C215]-[.$O$2]*[.C215]" office:value-type="float" office:value="29.8137119250874" calcext:value-type="float">
            <text:p>29,81</text:p>
          </table:table-cell>
          <table:table-cell table:number-columns-repeated="1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B216]+[.$M$2]*[.B216]-[.$N$2]*[.B216]*[.C216]" office:value-type="float" office:value="108.36775958727" calcext:value-type="float">
            <text:p>108,37</text:p>
          </table:table-cell>
          <table:table-cell table:formula="of:=[.C216]+[.$N$2]*[.B216]*[.C216]-[.$O$2]*[.C216]" office:value-type="float" office:value="29.9302630239932" calcext:value-type="float">
            <text:p>29,93</text:p>
          </table:table-cell>
          <table:table-cell table:number-columns-repeated="1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B217]+[.$M$2]*[.B217]-[.$N$2]*[.B217]*[.C217]" office:value-type="float" office:value="108.913377005131" calcext:value-type="float">
            <text:p>108,91</text:p>
          </table:table-cell>
          <table:table-cell table:formula="of:=[.C217]+[.$N$2]*[.B217]*[.C217]-[.$O$2]*[.C217]" office:value-type="float" office:value="30.0554876466775" calcext:value-type="float">
            <text:p>30,06</text:p>
          </table:table-cell>
          <table:table-cell table:number-columns-repeated="1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B218]+[.$M$2]*[.B218]-[.$N$2]*[.B218]*[.C218]" office:value-type="float" office:value="109.454922216666" calcext:value-type="float">
            <text:p>109,45</text:p>
          </table:table-cell>
          <table:table-cell table:formula="of:=[.C218]+[.$N$2]*[.B218]*[.C218]-[.$O$2]*[.C218]" office:value-type="float" office:value="30.1894355929115" calcext:value-type="float">
            <text:p>30,19</text:p>
          </table:table-cell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219]+[.$M$2]*[.B219]-[.$N$2]*[.B219]*[.C219]" office:value-type="float" office:value="109.991829498706" calcext:value-type="float">
            <text:p>109,99</text:p>
          </table:table-cell>
          <table:table-cell table:formula="of:=[.C219]+[.$N$2]*[.B219]*[.C219]-[.$O$2]*[.C219]" office:value-type="float" office:value="30.3321549755595" calcext:value-type="float">
            <text:p>30,33</text:p>
          </table:table-cell>
          <table:table-cell table:number-columns-repeated="1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220]+[.$M$2]*[.B220]-[.$N$2]*[.B220]*[.C220]" office:value-type="float" office:value="110.52352147948" calcext:value-type="float">
            <text:p>110,52</text:p>
          </table:table-cell>
          <table:table-cell table:formula="of:=[.C220]+[.$N$2]*[.B220]*[.C220]-[.$O$2]*[.C220]" office:value-type="float" office:value="30.4836918359815" calcext:value-type="float">
            <text:p>30,48</text:p>
          </table:table-cell>
          <table:table-cell table:number-columns-repeated="1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221]+[.$M$2]*[.B221]-[.$N$2]*[.B221]*[.C221]" office:value-type="float" office:value="111.049409424365" calcext:value-type="float">
            <text:p>111,05</text:p>
          </table:table-cell>
          <table:table-cell table:formula="of:=[.C221]+[.$N$2]*[.B221]*[.C221]-[.$O$2]*[.C221]" office:value-type="float" office:value="30.6440897288864" calcext:value-type="float">
            <text:p>30,64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B222]+[.$M$2]*[.B222]-[.$N$2]*[.B222]*[.C222]" office:value-type="float" office:value="111.568893579483" calcext:value-type="float">
            <text:p>111,57</text:p>
          </table:table-cell>
          <table:table-cell table:formula="of:=[.C222]+[.$N$2]*[.B222]*[.C222]-[.$O$2]*[.C222]" office:value-type="float" office:value="30.8133892758121" calcext:value-type="float">
            <text:p>30,81</text:p>
          </table:table-cell>
          <table:table-cell table:number-columns-repeated="1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223]+[.$M$2]*[.B223]-[.$N$2]*[.B223]*[.C223]" office:value-type="float" office:value="112.081363576604" calcext:value-type="float">
            <text:p>112,08</text:p>
          </table:table-cell>
          <table:table-cell table:formula="of:=[.C223]+[.$N$2]*[.B223]*[.C223]-[.$O$2]*[.C223]" office:value-type="float" office:value="30.9916276864897" calcext:value-type="float">
            <text:p>30,99</text:p>
          </table:table-cell>
          <table:table-cell table:number-columns-repeated="1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B224]+[.$M$2]*[.B224]-[.$N$2]*[.B224]*[.C224]" office:value-type="float" office:value="112.586198902856" calcext:value-type="float">
            <text:p>112,59</text:p>
          </table:table-cell>
          <table:table-cell table:formula="of:=[.C224]+[.$N$2]*[.B224]*[.C224]-[.$O$2]*[.C224]" office:value-type="float" office:value="31.1788382474453" calcext:value-type="float">
            <text:p>31,18</text:p>
          </table:table-cell>
          <table:table-cell table:number-columns-repeated="1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225]+[.$M$2]*[.B225]-[.$N$2]*[.B225]*[.C225]" office:value-type="float" office:value="113.08276943867" calcext:value-type="float">
            <text:p>113,08</text:p>
          </table:table-cell>
          <table:table-cell table:formula="of:=[.C225]+[.$N$2]*[.B225]*[.C225]-[.$O$2]*[.C225]" office:value-type="float" office:value="31.3750497773164" calcext:value-type="float">
            <text:p>31,38</text:p>
          </table:table-cell>
          <table:table-cell table:number-columns-repeated="12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B226]+[.$M$2]*[.B226]-[.$N$2]*[.B226]*[.C226]" office:value-type="float" office:value="113.570436067396" calcext:value-type="float">
            <text:p>113,57</text:p>
          </table:table-cell>
          <table:table-cell table:formula="of:=[.C226]+[.$N$2]*[.B226]*[.C226]-[.$O$2]*[.C226]" office:value-type="float" office:value="31.5802860484981" calcext:value-type="float">
            <text:p>31,58</text:p>
          </table:table-cell>
          <table:table-cell table:number-columns-repeated="1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227]+[.$M$2]*[.B227]-[.$N$2]*[.B227]*[.C227]" office:value-type="float" office:value="114.048551359913" calcext:value-type="float">
            <text:p>114,05</text:p>
          </table:table-cell>
          <table:table-cell table:formula="of:=[.C227]+[.$N$2]*[.B227]*[.C227]-[.$O$2]*[.C227]" office:value-type="float" office:value="31.7945651749037" calcext:value-type="float">
            <text:p>31,79</text:p>
          </table:table-cell>
          <table:table-cell table:number-columns-repeated="1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B228]+[.$M$2]*[.B228]-[.$N$2]*[.B228]*[.C228]" office:value-type="float" office:value="114.516460337453" calcext:value-type="float">
            <text:p>114,52</text:p>
          </table:table-cell>
          <table:table-cell table:formula="of:=[.C228]+[.$N$2]*[.B228]*[.C228]-[.$O$2]*[.C228]" office:value-type="float" office:value="32.0178989658166" calcext:value-type="float">
            <text:p>32,02</text:p>
          </table:table-cell>
          <table:table-cell table:number-columns-repeated="1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229]+[.$M$2]*[.B229]-[.$N$2]*[.B229]*[.C229]" office:value-type="float" office:value="114.973501315699" calcext:value-type="float">
            <text:p>114,97</text:p>
          </table:table-cell>
          <table:table-cell table:formula="of:=[.C229]+[.$N$2]*[.B229]*[.C229]-[.$O$2]*[.C229]" office:value-type="float" office:value="32.2502922460295" calcext:value-type="float">
            <text:p>32,25</text:p>
          </table:table-cell>
          <table:table-cell table:number-columns-repeated="1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B230]+[.$M$2]*[.B230]-[.$N$2]*[.B230]*[.C230]" office:value-type="float" office:value="115.419006833022" calcext:value-type="float">
            <text:p>115,42</text:p>
          </table:table-cell>
          <table:table-cell table:formula="of:=[.C230]+[.$N$2]*[.B230]*[.C230]-[.$O$2]*[.C230]" office:value-type="float" office:value="32.4917421427183" calcext:value-type="float">
            <text:p>32,49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231]+[.$M$2]*[.B231]-[.$N$2]*[.B231]*[.C231]" office:value-type="float" office:value="115.852304665489" calcext:value-type="float">
            <text:p>115,85</text:p>
          </table:table-cell>
          <table:table-cell table:formula="of:=[.C231]+[.$N$2]*[.B231]*[.C231]-[.$O$2]*[.C231]" office:value-type="float" office:value="32.742237339776" calcext:value-type="float">
            <text:p>32,74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232]+[.$M$2]*[.B232]-[.$N$2]*[.B232]*[.C232]" office:value-type="float" office:value="116.27271893094" calcext:value-type="float">
            <text:p>116,27</text:p>
          </table:table-cell>
          <table:table-cell table:formula="of:=[.C232]+[.$N$2]*[.B232]*[.C232]-[.$O$2]*[.C232]" office:value-type="float" office:value="33.001757300646" calcext:value-type="float">
            <text:p>33,00</text:p>
          </table:table-cell>
          <table:table-cell table:number-columns-repeated="1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B233]+[.$M$2]*[.B233]-[.$N$2]*[.B233]*[.C233]" office:value-type="float" office:value="116.679571284136" calcext:value-type="float">
            <text:p>116,68</text:p>
          </table:table-cell>
          <table:table-cell table:formula="of:=[.C233]+[.$N$2]*[.B233]*[.C233]-[.$O$2]*[.C233]" office:value-type="float" office:value="33.2702714610362" calcext:value-type="float">
            <text:p>33,27</text:p>
          </table:table-cell>
          <table:table-cell table:number-columns-repeated="12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B234]+[.$M$2]*[.B234]-[.$N$2]*[.B234]*[.C234]" office:value-type="float" office:value="117.072182204529" calcext:value-type="float">
            <text:p>117,07</text:p>
          </table:table-cell>
          <table:table-cell table:formula="of:=[.C234]+[.$N$2]*[.B234]*[.C234]-[.$O$2]*[.C234]" office:value-type="float" office:value="33.5477383932747" calcext:value-type="float">
            <text:p>33,55</text:p>
          </table:table-cell>
          <table:table-cell table:number-columns-repeated="12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B235]+[.$M$2]*[.B235]-[.$N$2]*[.B235]*[.C235]" office:value-type="float" office:value="117.449872377756" calcext:value-type="float">
            <text:p>117,45</text:p>
          </table:table-cell>
          <table:table-cell table:formula="of:=[.C235]+[.$N$2]*[.B235]*[.C235]-[.$O$2]*[.C235]" office:value-type="float" office:value="33.8341049444746" calcext:value-type="float">
            <text:p>33,83</text:p>
          </table:table-cell>
          <table:table-cell table:number-columns-repeated="12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B236]+[.$M$2]*[.B236]-[.$N$2]*[.B236]*[.C236]" office:value-type="float" office:value="117.811964171439" calcext:value-type="float">
            <text:p>117,81</text:p>
          </table:table-cell>
          <table:table-cell table:formula="of:=[.C236]+[.$N$2]*[.B236]*[.C236]-[.$O$2]*[.C236]" office:value-type="float" office:value="34.129305351123" calcext:value-type="float">
            <text:p>34,13</text:p>
          </table:table-cell>
          <table:table-cell table:number-columns-repeated="1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B237]+[.$M$2]*[.B237]-[.$N$2]*[.B237]*[.C237]" office:value-type="float" office:value="118.157783205256" calcext:value-type="float">
            <text:p>118,16</text:p>
          </table:table-cell>
          <table:table-cell table:formula="of:=[.C237]+[.$N$2]*[.B237]*[.C237]-[.$O$2]*[.C237]" office:value-type="float" office:value="34.4332603331781" calcext:value-type="float">
            <text:p>34,43</text:p>
          </table:table-cell>
          <table:table-cell table:number-columns-repeated="1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238]+[.$M$2]*[.B238]-[.$N$2]*[.B238]*[.C238]" office:value-type="float" office:value="118.486660014612" calcext:value-type="float">
            <text:p>118,49</text:p>
          </table:table-cell>
          <table:table-cell table:formula="of:=[.C238]+[.$N$2]*[.B238]*[.C238]-[.$O$2]*[.C238]" office:value-type="float" office:value="34.7458761712681" calcext:value-type="float">
            <text:p>34,75</text:p>
          </table:table-cell>
          <table:table-cell table:number-columns-repeated="1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239]+[.$M$2]*[.B239]-[.$N$2]*[.B239]*[.C239]" office:value-type="float" office:value="118.797931806497" calcext:value-type="float">
            <text:p>118,80</text:p>
          </table:table-cell>
          <table:table-cell table:formula="of:=[.C239]+[.$N$2]*[.B239]*[.C239]-[.$O$2]*[.C239]" office:value-type="float" office:value="35.0670437711121" calcext:value-type="float">
            <text:p>35,07</text:p>
          </table:table-cell>
          <table:table-cell table:number-columns-repeated="1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B240]+[.$M$2]*[.B240]-[.$N$2]*[.B240]*[.C240]" office:value-type="float" office:value="119.090944305339" calcext:value-type="float">
            <text:p>119,09</text:p>
          </table:table-cell>
          <table:table-cell table:formula="of:=[.C240]+[.$N$2]*[.B240]*[.C240]-[.$O$2]*[.C240]" office:value-type="float" office:value="35.3966377198445" calcext:value-type="float">
            <text:p>35,40</text:p>
          </table:table-cell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241]+[.$M$2]*[.B241]-[.$N$2]*[.B241]*[.C241]" office:value-type="float" office:value="119.365053685801" calcext:value-type="float">
            <text:p>119,37</text:p>
          </table:table-cell>
          <table:table-cell table:formula="of:=[.C241]+[.$N$2]*[.B241]*[.C241]-[.$O$2]*[.C241]" office:value-type="float" office:value="35.7345153394975" calcext:value-type="float">
            <text:p>35,73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B242]+[.$M$2]*[.B242]-[.$N$2]*[.B242]*[.C242]" office:value-type="float" office:value="119.619628588549" calcext:value-type="float">
            <text:p>119,62</text:p>
          </table:table-cell>
          <table:table-cell table:formula="of:=[.C242]+[.$N$2]*[.B242]*[.C242]-[.$O$2]*[.C242]" office:value-type="float" office:value="36.0805157434902" calcext:value-type="float">
            <text:p>36,08</text:p>
          </table:table-cell>
          <table:table-cell table:number-columns-repeated="1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B243]+[.$M$2]*[.B243]-[.$N$2]*[.B243]*[.C243]" office:value-type="float" office:value="119.85405221406" calcext:value-type="float">
            <text:p>119,85</text:p>
          </table:table-cell>
          <table:table-cell table:formula="of:=[.C243]+[.$N$2]*[.B243]*[.C243]-[.$O$2]*[.C243]" office:value-type="float" office:value="36.4344589025755" calcext:value-type="float">
            <text:p>36,43</text:p>
          </table:table-cell>
          <table:table-cell table:number-columns-repeated="1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244]+[.$M$2]*[.B244]-[.$N$2]*[.B244]*[.C244]" office:value-type="float" office:value="120.067724488492" calcext:value-type="float">
            <text:p>120,07</text:p>
          </table:table-cell>
          <table:table-cell table:formula="of:=[.C244]+[.$N$2]*[.B244]*[.C244]-[.$O$2]*[.C244]" office:value-type="float" office:value="36.7961447272968" calcext:value-type="float">
            <text:p>36,80</text:p>
          </table:table-cell>
          <table:table-cell table:number-columns-repeated="1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B245]+[.$M$2]*[.B245]-[.$N$2]*[.B245]*[.C245]" office:value-type="float" office:value="120.260064294583" calcext:value-type="float">
            <text:p>120,26</text:p>
          </table:table-cell>
          <table:table-cell table:formula="of:=[.C245]+[.$N$2]*[.B245]*[.C245]-[.$O$2]*[.C245]" office:value-type="float" office:value="37.1653521746099" calcext:value-type="float">
            <text:p>37,17</text:p>
          </table:table-cell>
          <table:table-cell table:number-columns-repeated="1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B246]+[.$M$2]*[.B246]-[.$N$2]*[.B246]*[.C246]" office:value-type="float" office:value="120.43051175945" calcext:value-type="float">
            <text:p>120,43</text:p>
          </table:table-cell>
          <table:table-cell table:formula="of:=[.C246]+[.$N$2]*[.B246]*[.C246]-[.$O$2]*[.C246]" office:value-type="float" office:value="37.5418383869041" calcext:value-type="float">
            <text:p>37,54</text:p>
          </table:table-cell>
          <table:table-cell table:number-columns-repeated="1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B247]+[.$M$2]*[.B247]-[.$N$2]*[.B247]*[.C247]" office:value-type="float" office:value="120.578530589977" calcext:value-type="float">
            <text:p>120,58</text:p>
          </table:table-cell>
          <table:table-cell table:formula="of:=[.C247]+[.$N$2]*[.B247]*[.C247]-[.$O$2]*[.C247]" office:value-type="float" office:value="37.9253378722216" calcext:value-type="float">
            <text:p>37,93</text:p>
          </table:table-cell>
          <table:table-cell table:number-columns-repeated="1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B248]+[.$M$2]*[.B248]-[.$N$2]*[.B248]*[.C248]" office:value-type="float" office:value="120.703610445396" calcext:value-type="float">
            <text:p>120,70</text:p>
          </table:table-cell>
          <table:table-cell table:formula="of:=[.C248]+[.$N$2]*[.B248]*[.C248]-[.$O$2]*[.C248]" office:value-type="float" office:value="38.315561734991" calcext:value-type="float">
            <text:p>38,32</text:p>
          </table:table-cell>
          <table:table-cell table:number-columns-repeated="1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B249]+[.$M$2]*[.B249]-[.$N$2]*[.B249]*[.C249]" office:value-type="float" office:value="120.805269335475" calcext:value-type="float">
            <text:p>120,81</text:p>
          </table:table-cell>
          <table:table-cell table:formula="of:=[.C249]+[.$N$2]*[.B249]*[.C249]-[.$O$2]*[.C249]" office:value-type="float" office:value="38.7121969670699" calcext:value-type="float">
            <text:p>38,71</text:p>
          </table:table-cell>
          <table:table-cell table:number-columns-repeated="1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B250]+[.$M$2]*[.B250]-[.$N$2]*[.B250]*[.C250]" office:value-type="float" office:value="120.883056031597" calcext:value-type="float">
            <text:p>120,88</text:p>
          </table:table-cell>
          <table:table-cell table:formula="of:=[.C250]+[.$N$2]*[.B250]*[.C250]-[.$O$2]*[.C250]" office:value-type="float" office:value="39.1149058093038" calcext:value-type="float">
            <text:p>39,11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251]+[.$M$2]*[.B251]-[.$N$2]*[.B251]*[.C251]" office:value-type="float" office:value="120.936552476921" calcext:value-type="float">
            <text:p>120,94</text:p>
          </table:table-cell>
          <table:table-cell table:formula="of:=[.C251]+[.$N$2]*[.B251]*[.C251]-[.$O$2]*[.C251]" office:value-type="float" office:value="39.523325194147" calcext:value-type="float">
            <text:p>39,52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B252]+[.$M$2]*[.B252]-[.$N$2]*[.B252]*[.C252]" office:value-type="float" office:value="120.965376180757" calcext:value-type="float">
            <text:p>120,97</text:p>
          </table:table-cell>
          <table:table-cell table:formula="of:=[.C252]+[.$N$2]*[.B252]*[.C252]-[.$O$2]*[.C252]" office:value-type="float" office:value="39.9370662801418" calcext:value-type="float">
            <text:p>39,94</text:p>
          </table:table-cell>
          <table:table-cell table:number-columns-repeated="1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B253]+[.$M$2]*[.B253]-[.$N$2]*[.B253]*[.C253]" office:value-type="float" office:value="120.969182581306" calcext:value-type="float">
            <text:p>120,97</text:p>
          </table:table-cell>
          <table:table-cell table:formula="of:=[.C253]+[.$N$2]*[.B253]*[.C253]-[.$O$2]*[.C253]" office:value-type="float" office:value="40.3557140892013" calcext:value-type="float">
            <text:p>40,36</text:p>
          </table:table-cell>
          <table:table-cell table:number-columns-repeated="1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B254]+[.$M$2]*[.B254]-[.$N$2]*[.B254]*[.C254]" office:value-type="float" office:value="120.947667360004" calcext:value-type="float">
            <text:p>120,95</text:p>
          </table:table-cell>
          <table:table-cell table:formula="of:=[.C254]+[.$N$2]*[.B254]*[.C254]-[.$O$2]*[.C254]" office:value-type="float" office:value="40.778827257669" calcext:value-type="float">
            <text:p>40,78</text:p>
          </table:table-cell>
          <table:table-cell table:number-columns-repeated="1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B255]+[.$M$2]*[.B255]-[.$N$2]*[.B255]*[.C255]" office:value-type="float" office:value="120.900568689958" calcext:value-type="float">
            <text:p>120,90</text:p>
          </table:table-cell>
          <table:table-cell table:formula="of:=[.C255]+[.$N$2]*[.B255]*[.C255]-[.$O$2]*[.C255]" office:value-type="float" office:value="41.2059379120314" calcext:value-type="float">
            <text:p>41,21</text:p>
          </table:table-cell>
          <table:table-cell table:number-columns-repeated="1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B256]+[.$M$2]*[.B256]-[.$N$2]*[.B256]*[.C256]" office:value-type="float" office:value="120.827669400274" calcext:value-type="float">
            <text:p>120,83</text:p>
          </table:table-cell>
          <table:table-cell table:formula="of:=[.C256]+[.$N$2]*[.B256]*[.C256]-[.$O$2]*[.C256]" office:value-type="float" office:value="41.6365516799137" calcext:value-type="float">
            <text:p>41,64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257]+[.$M$2]*[.B257]-[.$N$2]*[.B257]*[.C257]" office:value-type="float" office:value="120.728799037605" calcext:value-type="float">
            <text:p>120,73</text:p>
          </table:table-cell>
          <table:table-cell table:formula="of:=[.C257]+[.$N$2]*[.B257]*[.C257]-[.$O$2]*[.C257]" office:value-type="float" office:value="42.070147846592" calcext:value-type="float">
            <text:p>42,07</text:p>
          </table:table-cell>
          <table:table-cell table:number-columns-repeated="12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B258]+[.$M$2]*[.B258]-[.$N$2]*[.B258]*[.C258]" office:value-type="float" office:value="120.60383580593" calcext:value-type="float">
            <text:p>120,60</text:p>
          </table:table-cell>
          <table:table-cell table:formula="of:=[.C258]+[.$N$2]*[.B258]*[.C258]-[.$O$2]*[.C258]" office:value-type="float" office:value="42.5061796666892" calcext:value-type="float">
            <text:p>42,51</text:p>
          </table:table-cell>
          <table:table-cell table:number-columns-repeated="12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B259]+[.$M$2]*[.B259]-[.$N$2]*[.B259]*[.C259]" office:value-type="float" office:value="120.45270836542" calcext:value-type="float">
            <text:p>120,45</text:p>
          </table:table-cell>
          <table:table-cell table:formula="of:=[.C259]+[.$N$2]*[.B259]*[.C259]-[.$O$2]*[.C259]" office:value-type="float" office:value="42.9440748399841" calcext:value-type="float">
            <text:p>42,94</text:p>
          </table:table-cell>
          <table:table-cell table:number-columns-repeated="12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B260]+[.$M$2]*[.B260]-[.$N$2]*[.B260]*[.C260]" office:value-type="float" office:value="120.275397471366" calcext:value-type="float">
            <text:p>120,28</text:p>
          </table:table-cell>
          <table:table-cell table:formula="of:=[.C260]+[.$N$2]*[.B260]*[.C260]-[.$O$2]*[.C260]" office:value-type="float" office:value="43.3832361593466" calcext:value-type="float">
            <text:p>43,38</text:p>
          </table:table-cell>
          <table:table-cell table:number-columns-repeated="12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B261]+[.$M$2]*[.B261]-[.$N$2]*[.B261]*[.C261]" office:value-type="float" office:value="120.071937434464" calcext:value-type="float">
            <text:p>120,07</text:p>
          </table:table-cell>
          <table:table-cell table:formula="of:=[.C261]+[.$N$2]*[.B261]*[.C261]-[.$O$2]*[.C261]" office:value-type="float" office:value="43.823042337709" calcext:value-type="float">
            <text:p>43,82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B262]+[.$M$2]*[.B262]-[.$N$2]*[.B262]*[.C262]" office:value-type="float" office:value="119.842417384273" calcext:value-type="float">
            <text:p>119,84</text:p>
          </table:table-cell>
          <table:table-cell table:formula="of:=[.C262]+[.$N$2]*[.B262]*[.C262]-[.$O$2]*[.C262]" office:value-type="float" office:value="44.2628490197042" calcext:value-type="float">
            <text:p>44,26</text:p>
          </table:table-cell>
          <table:table-cell table:number-columns-repeated="12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B263]+[.$M$2]*[.B263]-[.$N$2]*[.B263]*[.C263]" office:value-type="float" office:value="119.58698231854" calcext:value-type="float">
            <text:p>119,59</text:p>
          </table:table-cell>
          <table:table-cell table:formula="of:=[.C263]+[.$N$2]*[.B263]*[.C263]-[.$O$2]*[.C263]" office:value-type="float" office:value="44.7019899821372" calcext:value-type="float">
            <text:p>44,70</text:p>
          </table:table-cell>
          <table:table-cell table:number-columns-repeated="12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B264]+[.$M$2]*[.B264]-[.$N$2]*[.B264]*[.C264]" office:value-type="float" office:value="119.305833922112" calcext:value-type="float">
            <text:p>119,31</text:p>
          </table:table-cell>
          <table:table-cell table:formula="of:=[.C264]+[.$N$2]*[.B264]*[.C264]-[.$O$2]*[.C264]" office:value-type="float" office:value="45.139778525829" calcext:value-type="float">
            <text:p>45,14</text:p>
          </table:table-cell>
          <table:table-cell table:number-columns-repeated="12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B265]+[.$M$2]*[.B265]-[.$N$2]*[.B265]*[.C265]" office:value-type="float" office:value="118.999231140512" calcext:value-type="float">
            <text:p>119,00</text:p>
          </table:table-cell>
          <table:table-cell table:formula="of:=[.C265]+[.$N$2]*[.B265]*[.C265]-[.$O$2]*[.C265]" office:value-type="float" office:value="45.5755090595793" calcext:value-type="float">
            <text:p>45,58</text:p>
          </table:table-cell>
          <table:table-cell table:number-columns-repeated="12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B266]+[.$M$2]*[.B266]-[.$N$2]*[.B266]*[.C266]" office:value-type="float" office:value="118.667490494859" calcext:value-type="float">
            <text:p>118,67</text:p>
          </table:table-cell>
          <table:table-cell table:formula="of:=[.C266]+[.$N$2]*[.B266]*[.C266]-[.$O$2]*[.C266]" office:value-type="float" office:value="46.008458875064" calcext:value-type="float">
            <text:p>46,01</text:p>
          </table:table-cell>
          <table:table-cell table:number-columns-repeated="12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B267]+[.$M$2]*[.B267]-[.$N$2]*[.B267]*[.C267]" office:value-type="float" office:value="118.310986126636" calcext:value-type="float">
            <text:p>118,31</text:p>
          </table:table-cell>
          <table:table-cell table:formula="of:=[.C267]+[.$N$2]*[.B267]*[.C267]-[.$O$2]*[.C267]" office:value-type="float" office:value="46.4378901094307" calcext:value-type="float">
            <text:p>46,44</text:p>
          </table:table-cell>
          <table:table-cell table:number-columns-repeated="12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B268]+[.$M$2]*[.B268]-[.$N$2]*[.B268]*[.C268]" office:value-type="float" office:value="117.930149562925" calcext:value-type="float">
            <text:p>117,93</text:p>
          </table:table-cell>
          <table:table-cell table:formula="of:=[.C268]+[.$N$2]*[.B268]*[.C268]-[.$O$2]*[.C268]" office:value-type="float" office:value="46.8630518902028" calcext:value-type="float">
            <text:p>46,86</text:p>
          </table:table-cell>
          <table:table-cell table:number-columns-repeated="12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B269]+[.$M$2]*[.B269]-[.$N$2]*[.B269]*[.C269]" office:value-type="float" office:value="117.525469194991" calcext:value-type="float">
            <text:p>117,53</text:p>
          </table:table-cell>
          <table:table-cell table:formula="of:=[.C269]+[.$N$2]*[.B269]*[.C269]-[.$O$2]*[.C269]" office:value-type="float" office:value="47.283182654886" calcext:value-type="float">
            <text:p>47,28</text:p>
          </table:table-cell>
          <table:table-cell table:number-columns-repeated="12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B270]+[.$M$2]*[.B270]-[.$N$2]*[.B270]*[.C270]" office:value-type="float" office:value="117.097489465616" calcext:value-type="float">
            <text:p>117,10</text:p>
          </table:table-cell>
          <table:table-cell table:formula="of:=[.C270]+[.$N$2]*[.B270]*[.C270]-[.$O$2]*[.C270]" office:value-type="float" office:value="47.6975126354156" calcext:value-type="float">
            <text:p>47,70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B271]+[.$M$2]*[.B271]-[.$N$2]*[.B271]*[.C271]" office:value-type="float" office:value="116.646809763248" calcext:value-type="float">
            <text:p>116,65</text:p>
          </table:table-cell>
          <table:table-cell table:formula="of:=[.C271]+[.$N$2]*[.B271]*[.C271]-[.$O$2]*[.C271]" office:value-type="float" office:value="48.1052664953257" calcext:value-type="float">
            <text:p>48,11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B272]+[.$M$2]*[.B272]-[.$N$2]*[.B272]*[.C272]" office:value-type="float" office:value="116.174083023768" calcext:value-type="float">
            <text:p>116,17</text:p>
          </table:table-cell>
          <table:table-cell table:formula="of:=[.C272]+[.$N$2]*[.B272]*[.C272]-[.$O$2]*[.C272]" office:value-type="float" office:value="48.5056661053047" calcext:value-type="float">
            <text:p>48,51</text:p>
          </table:table-cell>
          <table:table-cell table:number-columns-repeated="12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B273]+[.$M$2]*[.B273]-[.$N$2]*[.B273]*[.C273]" office:value-type="float" office:value="115.680014043623" calcext:value-type="float">
            <text:p>115,68</text:p>
          </table:table-cell>
          <table:table-cell table:formula="of:=[.C273]+[.$N$2]*[.B273]*[.C273]-[.$O$2]*[.C273]" office:value-type="float" office:value="48.8979334406599" calcext:value-type="float">
            <text:p>48,90</text:p>
          </table:table-cell>
          <table:table-cell table:number-columns-repeated="12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B274]+[.$M$2]*[.B274]-[.$N$2]*[.B274]*[.C274]" office:value-type="float" office:value="115.165357510935" calcext:value-type="float">
            <text:p>115,17</text:p>
          </table:table-cell>
          <table:table-cell table:formula="of:=[.C274]+[.$N$2]*[.B274]*[.C274]-[.$O$2]*[.C274]" office:value-type="float" office:value="49.2812935821867" calcext:value-type="float">
            <text:p>49,28</text:p>
          </table:table-cell>
          <table:table-cell table:number-columns-repeated="12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B275]+[.$M$2]*[.B275]-[.$N$2]*[.B275]*[.C275]" office:value-type="float" office:value="114.630915764157" calcext:value-type="float">
            <text:p>114,63</text:p>
          </table:table-cell>
          <table:table-cell table:formula="of:=[.C275]+[.$N$2]*[.B275]*[.C275]-[.$O$2]*[.C275]" office:value-type="float" office:value="49.6549778000743" calcext:value-type="float">
            <text:p>49,65</text:p>
          </table:table-cell>
          <table:table-cell table:number-columns-repeated="12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B276]+[.$M$2]*[.B276]-[.$N$2]*[.B276]*[.C276]" office:value-type="float" office:value="114.077536290704" calcext:value-type="float">
            <text:p>114,08</text:p>
          </table:table-cell>
          <table:table-cell table:formula="of:=[.C276]+[.$N$2]*[.B276]*[.C276]-[.$O$2]*[.C276]" office:value-type="float" office:value="50.0182266988063" calcext:value-type="float">
            <text:p>50,02</text:p>
          </table:table-cell>
          <table:table-cell table:number-columns-repeated="12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B277]+[.$M$2]*[.B277]-[.$N$2]*[.B277]*[.C277]" office:value-type="float" office:value="113.506108980804" calcext:value-type="float">
            <text:p>113,51</text:p>
          </table:table-cell>
          <table:table-cell table:formula="of:=[.C277]+[.$N$2]*[.B277]*[.C277]-[.$O$2]*[.C277]" office:value-type="float" office:value="50.3702933995809" calcext:value-type="float">
            <text:p>50,37</text:p>
          </table:table-cell>
          <table:table-cell table:number-columns-repeated="12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B278]+[.$M$2]*[.B278]-[.$N$2]*[.B278]*[.C278]" office:value-type="float" office:value="112.917563154416" calcext:value-type="float">
            <text:p>112,92</text:p>
          </table:table-cell>
          <table:table-cell table:formula="of:=[.C278]+[.$N$2]*[.B278]*[.C278]-[.$O$2]*[.C278]" office:value-type="float" office:value="50.7104467356058" calcext:value-type="float">
            <text:p>50,71</text:p>
          </table:table-cell>
          <table:table-cell table:number-columns-repeated="12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B279]+[.$M$2]*[.B279]-[.$N$2]*[.B279]*[.C279]" office:value-type="float" office:value="112.312864381576" calcext:value-type="float">
            <text:p>112,31</text:p>
          </table:table-cell>
          <table:table-cell table:formula="of:=[.C279]+[.$N$2]*[.B279]*[.C279]-[.$O$2]*[.C279]" office:value-type="float" office:value="51.0379744347537" calcext:value-type="float">
            <text:p>51,04</text:p>
          </table:table-cell>
          <table:table-cell table:number-columns-repeated="12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B280]+[.$M$2]*[.B280]-[.$N$2]*[.B280]*[.C280]" office:value-type="float" office:value="111.693011118707" calcext:value-type="float">
            <text:p>111,69</text:p>
          </table:table-cell>
          <table:table-cell table:formula="of:=[.C280]+[.$N$2]*[.B280]*[.C280]-[.$O$2]*[.C280]" office:value-type="float" office:value="51.3521862635164" calcext:value-type="float">
            <text:p>51,35</text:p>
          </table:table-cell>
          <table:table-cell table:number-columns-repeated="12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B281]+[.$M$2]*[.B281]-[.$N$2]*[.B281]*[.C281]" office:value-type="float" office:value="111.059031185431" calcext:value-type="float">
            <text:p>111,06</text:p>
          </table:table-cell>
          <table:table-cell table:formula="of:=[.C281]+[.$N$2]*[.B281]*[.C281]-[.$O$2]*[.C281]" office:value-type="float" office:value="51.652417105991" calcext:value-type="float">
            <text:p>51,65</text:p>
          </table:table-cell>
          <table:table-cell table:number-columns-repeated="12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B282]+[.$M$2]*[.B282]-[.$N$2]*[.B282]*[.C282]" office:value-type="float" office:value="110.411978108051" calcext:value-type="float">
            <text:p>110,41</text:p>
          </table:table-cell>
          <table:table-cell table:formula="of:=[.C282]+[.$N$2]*[.B282]*[.C282]-[.$O$2]*[.C282]" office:value-type="float" office:value="51.93802995178" calcext:value-type="float">
            <text:p>51,94</text:p>
          </table:table-cell>
          <table:table-cell table:number-columns-repeated="12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B283]+[.$M$2]*[.B283]-[.$N$2]*[.B283]*[.C283]" office:value-type="float" office:value="109.752927357206" calcext:value-type="float">
            <text:p>109,75</text:p>
          </table:table-cell>
          <table:table-cell table:formula="of:=[.C283]+[.$N$2]*[.B283]*[.C283]-[.$O$2]*[.C283]" office:value-type="float" office:value="52.2084187671966" calcext:value-type="float">
            <text:p>52,21</text:p>
          </table:table-cell>
          <table:table-cell table:number-columns-repeated="12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B284]+[.$M$2]*[.B284]-[.$N$2]*[.B284]*[.C284]" office:value-type="float" office:value="109.082972508155" calcext:value-type="float">
            <text:p>109,08</text:p>
          </table:table-cell>
          <table:table-cell table:formula="of:=[.C284]+[.$N$2]*[.B284]*[.C284]-[.$O$2]*[.C284]" office:value-type="float" office:value="52.4630112250321" calcext:value-type="float">
            <text:p>52,46</text:p>
          </table:table-cell>
          <table:table-cell table:number-columns-repeated="12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B285]+[.$M$2]*[.B285]-[.$N$2]*[.B285]*[.C285]" office:value-type="float" office:value="108.40322135274" calcext:value-type="float">
            <text:p>108,40</text:p>
          </table:table-cell>
          <table:table-cell table:formula="of:=[.C285]+[.$N$2]*[.B285]*[.C285]-[.$O$2]*[.C285]" office:value-type="float" office:value="52.7012712693581" calcext:value-type="float">
            <text:p>52,70</text:p>
          </table:table-cell>
          <table:table-cell table:number-columns-repeated="12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B286]+[.$M$2]*[.B286]-[.$N$2]*[.B286]*[.C286]" office:value-type="float" office:value="107.714791992304" calcext:value-type="float">
            <text:p>107,71</text:p>
          </table:table-cell>
          <table:table-cell table:formula="of:=[.C286]+[.$N$2]*[.B286]*[.C286]-[.$O$2]*[.C286]" office:value-type="float" office:value="52.9227014933817" calcext:value-type="float">
            <text:p>52,92</text:p>
          </table:table-cell>
          <table:table-cell table:number-columns-repeated="12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B287]+[.$M$2]*[.B287]-[.$N$2]*[.B287]*[.C287]" office:value-type="float" office:value="107.018808940634" calcext:value-type="float">
            <text:p>107,02</text:p>
          </table:table-cell>
          <table:table-cell table:formula="of:=[.C287]+[.$N$2]*[.B287]*[.C287]-[.$O$2]*[.C287]" office:value-type="float" office:value="53.1268453102278" calcext:value-type="float">
            <text:p>53,13</text:p>
          </table:table-cell>
          <table:table-cell table:number-columns-repeated="12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B288]+[.$M$2]*[.B288]-[.$N$2]*[.B288]*[.C288]" office:value-type="float" office:value="106.31639926551" calcext:value-type="float">
            <text:p>106,32</text:p>
          </table:table-cell>
          <table:table-cell table:formula="of:=[.C288]+[.$N$2]*[.B288]*[.C288]-[.$O$2]*[.C288]" office:value-type="float" office:value="53.3132888986534" calcext:value-type="float">
            <text:p>53,31</text:p>
          </table:table-cell>
          <table:table-cell table:number-columns-repeated="12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B289]+[.$M$2]*[.B289]-[.$N$2]*[.B289]*[.C289]" office:value-type="float" office:value="105.608688796467" calcext:value-type="float">
            <text:p>105,61</text:p>
          </table:table-cell>
          <table:table-cell table:formula="of:=[.C289]+[.$N$2]*[.B289]*[.C289]-[.$O$2]*[.C289]" office:value-type="float" office:value="53.4816629080741" calcext:value-type="float">
            <text:p>53,48</text:p>
          </table:table-cell>
          <table:table-cell table:number-columns-repeated="12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B290]+[.$M$2]*[.B290]-[.$N$2]*[.B290]*[.C290]" office:value-type="float" office:value="104.896798425208" calcext:value-type="float">
            <text:p>104,90</text:p>
          </table:table-cell>
          <table:table-cell table:formula="of:=[.C290]+[.$N$2]*[.B290]*[.C290]-[.$O$2]*[.C290]" office:value-type="float" office:value="53.6316439098586" calcext:value-type="float">
            <text:p>53,63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B291]+[.$M$2]*[.B291]-[.$N$2]*[.B291]*[.C291]" office:value-type="float" office:value="104.1818405235" calcext:value-type="float">
            <text:p>104,18</text:p>
          </table:table-cell>
          <table:table-cell table:formula="of:=[.C291]+[.$N$2]*[.B291]*[.C291]-[.$O$2]*[.C291]" office:value-type="float" office:value="53.7629555845781" calcext:value-type="float">
            <text:p>53,76</text:p>
          </table:table-cell>
          <table:table-cell table:number-columns-repeated="12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B292]+[.$M$2]*[.B292]-[.$N$2]*[.B292]*[.C292]" office:value-type="float" office:value="103.464915501578" calcext:value-type="float">
            <text:p>103,46</text:p>
          </table:table-cell>
          <table:table-cell table:formula="of:=[.C292]+[.$N$2]*[.B292]*[.C292]-[.$O$2]*[.C292]" office:value-type="float" office:value="53.8753696377415" calcext:value-type="float">
            <text:p>53,88</text:p>
          </table:table-cell>
          <table:table-cell table:number-columns-repeated="12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B293]+[.$M$2]*[.B293]-[.$N$2]*[.B293]*[.C293]" office:value-type="float" office:value="102.747108528017" calcext:value-type="float">
            <text:p>102,75</text:p>
          </table:table-cell>
          <table:table-cell table:formula="of:=[.C293]+[.$N$2]*[.B293]*[.C293]-[.$O$2]*[.C293]" office:value-type="float" office:value="53.968706439447" calcext:value-type="float">
            <text:p>53,97</text:p>
          </table:table-cell>
          <table:table-cell table:number-columns-repeated="12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B294]+[.$M$2]*[.B294]-[.$N$2]*[.B294]*[.C294]" office:value-type="float" office:value="102.029486429752" calcext:value-type="float">
            <text:p>102,03</text:p>
          </table:table-cell>
          <table:table-cell table:formula="of:=[.C294]+[.$N$2]*[.B294]*[.C294]-[.$O$2]*[.C294]" office:value-type="float" office:value="54.0428353862999" calcext:value-type="float">
            <text:p>54,04</text:p>
          </table:table-cell>
          <table:table-cell table:number-columns-repeated="12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B295]+[.$M$2]*[.B295]-[.$N$2]*[.B295]*[.C295]" office:value-type="float" office:value="101.313094788511" calcext:value-type="float">
            <text:p>101,31</text:p>
          </table:table-cell>
          <table:table-cell table:formula="of:=[.C295]+[.$N$2]*[.B295]*[.C295]-[.$O$2]*[.C295]" office:value-type="float" office:value="54.0976749868208" calcext:value-type="float">
            <text:p>54,10</text:p>
          </table:table-cell>
          <table:table-cell table:number-columns-repeated="12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B296]+[.$M$2]*[.B296]-[.$N$2]*[.B296]*[.C296]" office:value-type="float" office:value="100.598955247392" calcext:value-type="float">
            <text:p>100,60</text:p>
          </table:table-cell>
          <table:table-cell table:formula="of:=[.C296]+[.$N$2]*[.B296]*[.C296]-[.$O$2]*[.C296]" office:value-type="float" office:value="54.1331926743687" calcext:value-type="float">
            <text:p>54,13</text:p>
          </table:table-cell>
          <table:table-cell table:number-columns-repeated="12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B297]+[.$M$2]*[.B297]-[.$N$2]*[.B297]*[.C297]" office:value-type="float" office:value="99.8880630387162" calcext:value-type="float">
            <text:p>99,89</text:p>
          </table:table-cell>
          <table:table-cell table:formula="of:=[.C297]+[.$N$2]*[.B297]*[.C297]-[.$O$2]*[.C297]" office:value-type="float" office:value="54.1494043542739" calcext:value-type="float">
            <text:p>54,15</text:p>
          </table:table-cell>
          <table:table-cell table:number-columns-repeated="12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B298]+[.$M$2]*[.B298]-[.$N$2]*[.B298]*[.C298]" office:value-type="float" office:value="99.1813847416663" calcext:value-type="float">
            <text:p>99,18</text:p>
          </table:table-cell>
          <table:table-cell table:formula="of:=[.C298]+[.$N$2]*[.B298]*[.C298]-[.$O$2]*[.C298]" office:value-type="float" office:value="54.1463736943845" calcext:value-type="float">
            <text:p>54,15</text:p>
          </table:table-cell>
          <table:table-cell table:number-columns-repeated="12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B299]+[.$M$2]*[.B299]-[.$N$2]*[.B299]*[.C299]" office:value-type="float" office:value="98.4798562756252" calcext:value-type="float">
            <text:p>98,48</text:p>
          </table:table-cell>
          <table:table-cell table:formula="of:=[.C299]+[.$N$2]*[.B299]*[.C299]-[.$O$2]*[.C299]" office:value-type="float" office:value="54.1242111705397" calcext:value-type="float">
            <text:p>54,12</text:p>
          </table:table-cell>
          <table:table-cell table:number-columns-repeated="12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B300]+[.$M$2]*[.B300]-[.$N$2]*[.B300]*[.C300]" office:value-type="float" office:value="97.7843811325845" calcext:value-type="float">
            <text:p>97,78</text:p>
          </table:table-cell>
          <table:table-cell table:formula="of:=[.C300]+[.$N$2]*[.B300]*[.C300]-[.$O$2]*[.C300]" office:value-type="float" office:value="54.0830728805659" calcext:value-type="float">
            <text:p>54,08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B301]+[.$M$2]*[.B301]-[.$N$2]*[.B301]*[.C301]" office:value-type="float" office:value="97.0958288495489" calcext:value-type="float">
            <text:p>97,10</text:p>
          </table:table-cell>
          <table:table-cell table:formula="of:=[.C301]+[.$N$2]*[.B301]*[.C301]-[.$O$2]*[.C301]" office:value-type="float" office:value="54.0231591422249" calcext:value-type="float">
            <text:p>54,02</text:p>
          </table:table-cell>
          <table:table-cell table:number-columns-repeated="12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B302]+[.$M$2]*[.B302]-[.$N$2]*[.B302]*[.C302]" office:value-type="float" office:value="96.4150337195472" calcext:value-type="float">
            <text:p>96,42</text:p>
          </table:table-cell>
          <table:table-cell table:formula="of:=[.C302]+[.$N$2]*[.B302]*[.C302]-[.$O$2]*[.C302]" office:value-type="float" office:value="53.9447128921063" calcext:value-type="float">
            <text:p>53,94</text:p>
          </table:table-cell>
          <table:table-cell table:number-columns-repeated="12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B303]+[.$M$2]*[.B303]-[.$N$2]*[.B303]*[.C303]" office:value-type="float" office:value="95.7427937376963" calcext:value-type="float">
            <text:p>95,74</text:p>
          </table:table-cell>
          <table:table-cell table:formula="of:=[.C303]+[.$N$2]*[.B303]*[.C303]-[.$O$2]*[.C303]" office:value-type="float" office:value="53.8480179037429" calcext:value-type="float">
            <text:p>53,85</text:p>
          </table:table-cell>
          <table:table-cell table:number-columns-repeated="12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B304]+[.$M$2]*[.B304]-[.$N$2]*[.B304]*[.C304]" office:value-type="float" office:value="95.0798697767793" calcext:value-type="float">
            <text:p>95,08</text:p>
          </table:table-cell>
          <table:table-cell table:formula="of:=[.C304]+[.$N$2]*[.B304]*[.C304]-[.$O$2]*[.C304]" office:value-type="float" office:value="53.7333968442267" calcext:value-type="float">
            <text:p>53,73</text:p>
          </table:table-cell>
          <table:table-cell table:number-columns-repeated="12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B305]+[.$M$2]*[.B305]-[.$N$2]*[.B305]*[.C305]" office:value-type="float" office:value="94.4269849850084" calcext:value-type="float">
            <text:p>94,43</text:p>
          </table:table-cell>
          <table:table-cell table:formula="of:=[.C305]+[.$N$2]*[.B305]*[.C305]-[.$O$2]*[.C305]" office:value-type="float" office:value="53.6012091893219" calcext:value-type="float">
            <text:p>53,60</text:p>
          </table:table-cell>
          <table:table-cell table:number-columns-repeated="12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B306]+[.$M$2]*[.B306]-[.$N$2]*[.B306]*[.C306]" office:value-type="float" office:value="93.7848243970593" calcext:value-type="float">
            <text:p>93,78</text:p>
          </table:table-cell>
          <table:table-cell table:formula="of:=[.C306]+[.$N$2]*[.B306]*[.C306]-[.$O$2]*[.C306]" office:value-type="float" office:value="53.451849017505" calcext:value-type="float">
            <text:p>53,45</text:p>
          </table:table-cell>
          <table:table-cell table:number-columns-repeated="12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B307]+[.$M$2]*[.B307]-[.$N$2]*[.B307]*[.C307]" office:value-type="float" office:value="93.1540347480981" calcext:value-type="float">
            <text:p>93,15</text:p>
          </table:table-cell>
          <table:table-cell table:formula="of:=[.C307]+[.$N$2]*[.B307]*[.C307]-[.$O$2]*[.C307]" office:value-type="float" office:value="53.2857427035321" calcext:value-type="float">
            <text:p>53,29</text:p>
          </table:table-cell>
          <table:table-cell table:number-columns-repeated="12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B308]+[.$M$2]*[.B308]-[.$N$2]*[.B308]*[.C308]" office:value-type="float" office:value="92.5352244793685" calcext:value-type="float">
            <text:p>92,54</text:p>
          </table:table-cell>
          <table:table-cell table:formula="of:=[.C308]+[.$N$2]*[.B308]*[.C308]-[.$O$2]*[.C308]" office:value-type="float" office:value="53.103346532047" calcext:value-type="float">
            <text:p>53,10</text:p>
          </table:table-cell>
          <table:table-cell table:number-columns-repeated="12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B309]+[.$M$2]*[.B309]-[.$N$2]*[.B309]*[.C309]" office:value-type="float" office:value="91.9289639229816" calcext:value-type="float">
            <text:p>91,93</text:p>
          </table:table-cell>
          <table:table-cell table:formula="of:=[.C309]+[.$N$2]*[.B309]*[.C309]-[.$O$2]*[.C309]" office:value-type="float" office:value="52.905144251419" calcext:value-type="float">
            <text:p>52,91</text:p>
          </table:table-cell>
          <table:table-cell table:number-columns-repeated="12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B310]+[.$M$2]*[.B310]-[.$N$2]*[.B310]*[.C310]" office:value-type="float" office:value="91.3357856528268" calcext:value-type="float">
            <text:p>91,34</text:p>
          </table:table-cell>
          <table:table-cell table:formula="of:=[.C310]+[.$N$2]*[.B310]*[.C310]-[.$O$2]*[.C310]" office:value-type="float" office:value="52.6916445874625" calcext:value-type="float">
            <text:p>52,69</text:p>
          </table:table-cell>
          <table:table-cell table:number-columns-repeated="12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B311]+[.$M$2]*[.B311]-[.$N$2]*[.B311]*[.C311]" office:value-type="float" office:value="90.7561849880156" calcext:value-type="float">
            <text:p>90,76</text:p>
          </table:table-cell>
          <table:table-cell table:formula="of:=[.C311]+[.$N$2]*[.B311]*[.C311]-[.$O$2]*[.C311]" office:value-type="float" office:value="52.4633787359571" calcext:value-type="float">
            <text:p>52,46</text:p>
          </table:table-cell>
          <table:table-cell table:number-columns-repeated="12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B312]+[.$M$2]*[.B312]-[.$N$2]*[.B312]*[.C312]" office:value-type="float" office:value="90.1906206349475" calcext:value-type="float">
            <text:p>90,19</text:p>
          </table:table-cell>
          <table:table-cell table:formula="of:=[.C312]+[.$N$2]*[.B312]*[.C312]-[.$O$2]*[.C312]" office:value-type="float" office:value="52.2208978519876" calcext:value-type="float">
            <text:p>52,22</text:p>
          </table:table-cell>
          <table:table-cell table:number-columns-repeated="12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B313]+[.$M$2]*[.B313]-[.$N$2]*[.B313]*[.C313]" office:value-type="float" office:value="89.639515453954" calcext:value-type="float">
            <text:p>89,64</text:p>
          </table:table-cell>
          <table:table-cell table:formula="of:=[.C313]+[.$N$2]*[.B313]*[.C313]-[.$O$2]*[.C313]" office:value-type="float" office:value="51.9647705530807" calcext:value-type="float">
            <text:p>51,96</text:p>
          </table:table-cell>
          <table:table-cell table:number-columns-repeated="12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B314]+[.$M$2]*[.B314]-[.$N$2]*[.B314]*[.C314]" office:value-type="float" office:value="89.103257336506" calcext:value-type="float">
            <text:p>89,10</text:p>
          </table:table-cell>
          <table:table-cell table:formula="of:=[.C314]+[.$N$2]*[.B314]*[.C314]-[.$O$2]*[.C314]" office:value-type="float" office:value="51.6955804519537" calcext:value-type="float">
            <text:p>51,70</text:p>
          </table:table-cell>
          <table:table-cell table:number-columns-repeated="12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B315]+[.$M$2]*[.B315]-[.$N$2]*[.B315]*[.C315]" office:value-type="float" office:value="88.5822001791509" calcext:value-type="float">
            <text:p>88,58</text:p>
          </table:table-cell>
          <table:table-cell table:formula="of:=[.C315]+[.$N$2]*[.B315]*[.C315]-[.$O$2]*[.C315]" office:value-type="float" office:value="51.4139237334413" calcext:value-type="float">
            <text:p>51,41</text:p>
          </table:table-cell>
          <table:table-cell table:number-columns-repeated="12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B316]+[.$M$2]*[.B316]-[.$N$2]*[.B316]*[.C316]" office:value-type="float" office:value="88.0766649406583" calcext:value-type="float">
            <text:p>88,08</text:p>
          </table:table-cell>
          <table:table-cell table:formula="of:=[.C316]+[.$N$2]*[.B316]*[.C316]-[.$O$2]*[.C316]" office:value-type="float" office:value="51.1204067888449" calcext:value-type="float">
            <text:p>51,12</text:p>
          </table:table-cell>
          <table:table-cell table:number-columns-repeated="12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B317]+[.$M$2]*[.B317]-[.$N$2]*[.B317]*[.C317]" office:value-type="float" office:value="87.5869407692858" calcext:value-type="float">
            <text:p>87,59</text:p>
          </table:table-cell>
          <table:table-cell table:formula="of:=[.C317]+[.$N$2]*[.B317]*[.C317]-[.$O$2]*[.C317]" office:value-type="float" office:value="50.8156439195882" calcext:value-type="float">
            <text:p>50,82</text:p>
          </table:table-cell>
          <table:table-cell table:number-columns-repeated="12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B318]+[.$M$2]*[.B318]-[.$N$2]*[.B318]*[.C318]" office:value-type="float" office:value="87.1132861876025" calcext:value-type="float">
            <text:p>87,11</text:p>
          </table:table-cell>
          <table:table-cell table:formula="of:=[.C318]+[.$N$2]*[.B318]*[.C318]-[.$O$2]*[.C318]" office:value-type="float" office:value="50.5002551206779" calcext:value-type="float">
            <text:p>50,50</text:p>
          </table:table-cell>
          <table:table-cell table:number-columns-repeated="12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B319]+[.$M$2]*[.B319]-[.$N$2]*[.B319]*[.C319]" office:value-type="float" office:value="86.6559303229173" calcext:value-type="float">
            <text:p>86,66</text:p>
          </table:table-cell>
          <table:table-cell table:formula="of:=[.C319]+[.$N$2]*[.B319]*[.C319]-[.$O$2]*[.C319]" office:value-type="float" office:value="50.1748639530813" calcext:value-type="float">
            <text:p>50,17</text:p>
          </table:table-cell>
          <table:table-cell table:number-columns-repeated="12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B320]+[.$M$2]*[.B320]-[.$N$2]*[.B320]*[.C320]" office:value-type="float" office:value="86.2150741720356" calcext:value-type="float">
            <text:p>86,22</text:p>
          </table:table-cell>
          <table:table-cell table:formula="of:=[.C320]+[.$N$2]*[.B320]*[.C320]-[.$O$2]*[.C320]" office:value-type="float" office:value="49.8400955127672" calcext:value-type="float">
            <text:p>49,84</text:p>
          </table:table-cell>
          <table:table-cell table:number-columns-repeated="12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321]+[.$M$2]*[.B321]-[.$N$2]*[.B321]*[.C321]" office:value-type="float" office:value="85.790891889789" calcext:value-type="float">
            <text:p>85,79</text:p>
          </table:table-cell>
          <table:table-cell table:formula="of:=[.C321]+[.$N$2]*[.B321]*[.C321]-[.$O$2]*[.C321]" office:value-type="float" office:value="49.4965745028161" calcext:value-type="float">
            <text:p>49,50</text:p>
          </table:table-cell>
          <table:table-cell table:number-columns-repeated="12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B322]+[.$M$2]*[.B322]-[.$N$2]*[.B322]*[.C322]" office:value-type="float" office:value="85.3835320915418" calcext:value-type="float">
            <text:p>85,38</text:p>
          </table:table-cell>
          <table:table-cell table:formula="of:=[.C322]+[.$N$2]*[.B322]*[.C322]-[.$O$2]*[.C322]" office:value-type="float" office:value="49.1449234137183" calcext:value-type="float">
            <text:p>49,14</text:p>
          </table:table-cell>
          <table:table-cell table:number-columns-repeated="12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B323]+[.$M$2]*[.B323]-[.$N$2]*[.B323]*[.C323]" office:value-type="float" office:value="84.9931191606568" calcext:value-type="float">
            <text:p>84,99</text:p>
          </table:table-cell>
          <table:table-cell table:formula="of:=[.C323]+[.$N$2]*[.B323]*[.C323]-[.$O$2]*[.C323]" office:value-type="float" office:value="48.7857608157482" calcext:value-type="float">
            <text:p>48,79</text:p>
          </table:table-cell>
          <table:table-cell table:number-columns-repeated="12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B324]+[.$M$2]*[.B324]-[.$N$2]*[.B324]*[.C324]" office:value-type="float" office:value="84.6197545526919" calcext:value-type="float">
            <text:p>84,62</text:p>
          </table:table-cell>
          <table:table-cell table:formula="of:=[.C324]+[.$N$2]*[.B324]*[.C324]-[.$O$2]*[.C324]" office:value-type="float" office:value="48.4196997661389" calcext:value-type="float">
            <text:p>48,42</text:p>
          </table:table-cell>
          <table:table-cell table:number-columns-repeated="12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B325]+[.$M$2]*[.B325]-[.$N$2]*[.B325]*[.C325]" office:value-type="float" office:value="84.2635180888829" calcext:value-type="float">
            <text:p>84,26</text:p>
          </table:table-cell>
          <table:table-cell table:formula="of:=[.C325]+[.$N$2]*[.B325]*[.C325]-[.$O$2]*[.C325]" office:value-type="float" office:value="48.0473463326948" calcext:value-type="float">
            <text:p>48,05</text:p>
          </table:table-cell>
          <table:table-cell table:number-columns-repeated="12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B326]+[.$M$2]*[.B326]-[.$N$2]*[.B326]*[.C326]" office:value-type="float" office:value="83.9244692322466" calcext:value-type="float">
            <text:p>83,92</text:p>
          </table:table-cell>
          <table:table-cell table:formula="of:=[.C326]+[.$N$2]*[.B326]*[.C326]-[.$O$2]*[.C326]" office:value-type="float" office:value="47.669298234474" calcext:value-type="float">
            <text:p>47,67</text:p>
          </table:table-cell>
          <table:table-cell table:number-columns-repeated="12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B327]+[.$M$2]*[.B327]-[.$N$2]*[.B327]*[.C327]" office:value-type="float" office:value="83.6026483403906" calcext:value-type="float">
            <text:p>83,60</text:p>
          </table:table-cell>
          <table:table-cell table:formula="of:=[.C327]+[.$N$2]*[.B327]*[.C327]-[.$O$2]*[.C327]" office:value-type="float" office:value="47.2861435992512" calcext:value-type="float">
            <text:p>47,29</text:p>
          </table:table-cell>
          <table:table-cell table:number-columns-repeated="12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B328]+[.$M$2]*[.B328]-[.$N$2]*[.B328]*[.C328]" office:value-type="float" office:value="83.2980778898477" calcext:value-type="float">
            <text:p>83,30</text:p>
          </table:table-cell>
          <table:table-cell table:formula="of:=[.C328]+[.$N$2]*[.B328]*[.C328]-[.$O$2]*[.C328]" office:value-type="float" office:value="46.8984598366394" calcext:value-type="float">
            <text:p>46,90</text:p>
          </table:table-cell>
          <table:table-cell table:number-columns-repeated="12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B329]+[.$M$2]*[.B329]-[.$N$2]*[.B329]*[.C329]" office:value-type="float" office:value="83.0107636674515" calcext:value-type="float">
            <text:p>83,01</text:p>
          </table:table-cell>
          <table:table-cell table:formula="of:=[.C329]+[.$N$2]*[.B329]*[.C329]-[.$O$2]*[.C329]" office:value-type="float" office:value="46.5068126250006" calcext:value-type="float">
            <text:p>46,51</text:p>
          </table:table-cell>
          <table:table-cell table:number-columns-repeated="12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B330]+[.$M$2]*[.B330]-[.$N$2]*[.B330]*[.C330]" office:value-type="float" office:value="82.7406959249303" calcext:value-type="float">
            <text:p>82,74</text:p>
          </table:table-cell>
          <table:table-cell table:formula="of:=[.C330]+[.$N$2]*[.B330]*[.C330]-[.$O$2]*[.C330]" office:value-type="float" office:value="46.1117550096207" calcext:value-type="float">
            <text:p>46,11</text:p>
          </table:table-cell>
          <table:table-cell table:number-columns-repeated="12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B331]+[.$M$2]*[.B331]-[.$N$2]*[.B331]*[.C331]" office:value-type="float" office:value="82.487850493521" calcext:value-type="float">
            <text:p>82,49</text:p>
          </table:table-cell>
          <table:table-cell table:formula="of:=[.C331]+[.$N$2]*[.B331]*[.C331]-[.$O$2]*[.C331]" office:value-type="float" office:value="45.7138266090476" calcext:value-type="float">
            <text:p>45,71</text:p>
          </table:table-cell>
          <table:table-cell table:number-columns-repeated="12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B332]+[.$M$2]*[.B332]-[.$N$2]*[.B332]*[.C332]" office:value-type="float" office:value="82.2521898559845" calcext:value-type="float">
            <text:p>82,25</text:p>
          </table:table-cell>
          <table:table-cell table:formula="of:=[.C332]+[.$N$2]*[.B332]*[.C332]-[.$O$2]*[.C332]" office:value-type="float" office:value="45.3135529260022" calcext:value-type="float">
            <text:p>45,31</text:p>
          </table:table-cell>
          <table:table-cell table:number-columns-repeated="12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B333]+[.$M$2]*[.B333]-[.$N$2]*[.B333]*[.C333]" office:value-type="float" office:value="82.0336641739448" calcext:value-type="float">
            <text:p>82,03</text:p>
          </table:table-cell>
          <table:table-cell table:formula="of:=[.C333]+[.$N$2]*[.B333]*[.C333]-[.$O$2]*[.C333]" office:value-type="float" office:value="44.9114447588614" calcext:value-type="float">
            <text:p>44,91</text:p>
          </table:table-cell>
          <table:table-cell table:number-columns-repeated="12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B334]+[.$M$2]*[.B334]-[.$N$2]*[.B334]*[.C334]" office:value-type="float" office:value="81.8322122689661" calcext:value-type="float">
            <text:p>81,83</text:p>
          </table:table-cell>
          <table:table-cell table:formula="of:=[.C334]+[.$N$2]*[.B334]*[.C334]-[.$O$2]*[.C334]" office:value-type="float" office:value="44.5079977093759" calcext:value-type="float">
            <text:p>44,51</text:p>
          </table:table-cell>
          <table:table-cell table:number-columns-repeated="12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B335]+[.$M$2]*[.B335]-[.$N$2]*[.B335]*[.C335]" office:value-type="float" office:value="81.6477625562353" calcext:value-type="float">
            <text:p>81,65</text:p>
          </table:table-cell>
          <table:table-cell table:formula="of:=[.C335]+[.$N$2]*[.B335]*[.C335]-[.$O$2]*[.C335]" office:value-type="float" office:value="44.1036917820173" calcext:value-type="float">
            <text:p>44,10</text:p>
          </table:table-cell>
          <table:table-cell table:number-columns-repeated="12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B336]+[.$M$2]*[.B336]-[.$N$2]*[.B336]*[.C336]" office:value-type="float" office:value="81.4802339301242" calcext:value-type="float">
            <text:p>81,48</text:p>
          </table:table-cell>
          <table:table-cell table:formula="of:=[.C336]+[.$N$2]*[.B336]*[.C336]-[.$O$2]*[.C336]" office:value-type="float" office:value="43.6989910701522" calcext:value-type="float">
            <text:p>43,70</text:p>
          </table:table-cell>
          <table:table-cell table:number-columns-repeated="12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B337]+[.$M$2]*[.B337]-[.$N$2]*[.B337]*[.C337]" office:value-type="float" office:value="81.3295366012735" calcext:value-type="float">
            <text:p>81,33</text:p>
          </table:table-cell>
          <table:table-cell table:formula="of:=[.C337]+[.$N$2]*[.B337]*[.C337]-[.$O$2]*[.C337]" office:value-type="float" office:value="43.2943435240978" calcext:value-type="float">
            <text:p>43,29</text:p>
          </table:table-cell>
          <table:table-cell table:number-columns-repeated="12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B338]+[.$M$2]*[.B338]-[.$N$2]*[.B338]*[.C338]" office:value-type="float" office:value="81.1955728851634" calcext:value-type="float">
            <text:p>81,20</text:p>
          </table:table-cell>
          <table:table-cell table:formula="of:=[.C338]+[.$N$2]*[.B338]*[.C338]-[.$O$2]*[.C338]" office:value-type="float" office:value="42.8901807960285" calcext:value-type="float">
            <text:p>42,89</text:p>
          </table:table-cell>
          <table:table-cell table:number-columns-repeated="12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B339]+[.$M$2]*[.B339]-[.$N$2]*[.B339]*[.C339]" office:value-type="float" office:value="81.0782379424258" calcext:value-type="float">
            <text:p>81,08</text:p>
          </table:table-cell>
          <table:table-cell table:formula="of:=[.C339]+[.$N$2]*[.B339]*[.C339]-[.$O$2]*[.C339]" office:value-type="float" office:value="42.4869181566679" calcext:value-type="float">
            <text:p>42,49</text:p>
          </table:table-cell>
          <table:table-cell table:number-columns-repeated="12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B340]+[.$M$2]*[.B340]-[.$N$2]*[.B340]*[.C340]" office:value-type="float" office:value="80.9774204714009" calcext:value-type="float">
            <text:p>80,98</text:p>
          </table:table-cell>
          <table:table-cell table:formula="of:=[.C340]+[.$N$2]*[.B340]*[.C340]-[.$O$2]*[.C340]" office:value-type="float" office:value="42.0849544787079" calcext:value-type="float">
            <text:p>42,08</text:p>
          </table:table-cell>
          <table:table-cell table:number-columns-repeated="12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B341]+[.$M$2]*[.B341]-[.$N$2]*[.B341]*[.C341]" office:value-type="float" office:value="80.8930033536579" calcext:value-type="float">
            <text:p>80,89</text:p>
          </table:table-cell>
          <table:table-cell table:formula="of:=[.C341]+[.$N$2]*[.B341]*[.C341]-[.$O$2]*[.C341]" office:value-type="float" office:value="41.6846722819436" calcext:value-type="float">
            <text:p>41,68</text:p>
          </table:table-cell>
          <table:table-cell table:number-columns-repeated="12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B342]+[.$M$2]*[.B342]-[.$N$2]*[.B342]*[.C342]" office:value-type="float" office:value="80.8248642533814" calcext:value-type="float">
            <text:p>80,82</text:p>
          </table:table-cell>
          <table:table-cell table:formula="of:=[.C342]+[.$N$2]*[.B342]*[.C342]-[.$O$2]*[.C342]" office:value-type="float" office:value="41.2864378351961" calcext:value-type="float">
            <text:p>41,29</text:p>
          </table:table-cell>
          <table:table-cell table:number-columns-repeated="12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B343]+[.$M$2]*[.B343]-[.$N$2]*[.B343]*[.C343]" office:value-type="float" office:value="80.7728761716813" calcext:value-type="float">
            <text:p>80,77</text:p>
          </table:table-cell>
          <table:table-cell table:formula="of:=[.C343]+[.$N$2]*[.B343]*[.C343]-[.$O$2]*[.C343]" office:value-type="float" office:value="40.890601310204" calcext:value-type="float">
            <text:p>40,89</text:p>
          </table:table-cell>
          <table:table-cell table:number-columns-repeated="12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B344]+[.$M$2]*[.B344]-[.$N$2]*[.B344]*[.C344]" office:value-type="float" office:value="80.7369079570076" calcext:value-type="float">
            <text:p>80,74</text:p>
          </table:table-cell>
          <table:table-cell table:formula="of:=[.C344]+[.$N$2]*[.B344]*[.C344]-[.$O$2]*[.C344]" office:value-type="float" office:value="40.4974969828011" calcext:value-type="float">
            <text:p>40,50</text:p>
          </table:table-cell>
          <table:table-cell table:number-columns-repeated="12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B345]+[.$M$2]*[.B345]-[.$N$2]*[.B345]*[.C345]" office:value-type="float" office:value="80.7168247729529" calcext:value-type="float">
            <text:p>80,72</text:p>
          </table:table-cell>
          <table:table-cell table:formula="of:=[.C345]+[.$N$2]*[.B345]*[.C345]-[.$O$2]*[.C345]" office:value-type="float" office:value="40.1074434768559" calcext:value-type="float">
            <text:p>40,11</text:p>
          </table:table-cell>
          <table:table-cell table:number-columns-repeated="12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B346]+[.$M$2]*[.B346]-[.$N$2]*[.B346]*[.C346]" office:value-type="float" office:value="80.7124885248057" calcext:value-type="float">
            <text:p>80,71</text:p>
          </table:table-cell>
          <table:table-cell table:formula="of:=[.C346]+[.$N$2]*[.B346]*[.C346]-[.$O$2]*[.C346]" office:value-type="float" office:value="39.7207440466193" calcext:value-type="float">
            <text:p>39,72</text:p>
          </table:table-cell>
          <table:table-cell table:number-columns-repeated="12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B347]+[.$M$2]*[.B347]-[.$N$2]*[.B347]*[.C347]" office:value-type="float" office:value="80.7237582462721" calcext:value-type="float">
            <text:p>80,72</text:p>
          </table:table-cell>
          <table:table-cell table:formula="of:=[.C347]+[.$N$2]*[.B347]*[.C347]-[.$O$2]*[.C347]" office:value-type="float" office:value="39.3376868933181" calcext:value-type="float">
            <text:p>39,34</text:p>
          </table:table-cell>
          <table:table-cell table:number-columns-repeated="12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B348]+[.$M$2]*[.B348]-[.$N$2]*[.B348]*[.C348]" office:value-type="float" office:value="80.7504904478256" calcext:value-type="float">
            <text:p>80,75</text:p>
          </table:table-cell>
          <table:table-cell table:formula="of:=[.C348]+[.$N$2]*[.B348]*[.C348]-[.$O$2]*[.C348]" office:value-type="float" office:value="38.9585455120241" calcext:value-type="float">
            <text:p>38,96</text:p>
          </table:table-cell>
          <table:table-cell table:number-columns-repeated="12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B349]+[.$M$2]*[.B349]-[.$N$2]*[.B349]*[.C349]" office:value-type="float" office:value="80.7925394281672" calcext:value-type="float">
            <text:p>80,79</text:p>
          </table:table-cell>
          <table:table-cell table:formula="of:=[.C349]+[.$N$2]*[.B349]*[.C349]-[.$O$2]*[.C349]" office:value-type="float" office:value="38.5835790650378" calcext:value-type="float">
            <text:p>38,58</text:p>
          </table:table-cell>
          <table:table-cell table:number-columns-repeated="12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B350]+[.$M$2]*[.B350]-[.$N$2]*[.B350]*[.C350]" office:value-type="float" office:value="80.8497575502846" calcext:value-type="float">
            <text:p>80,85</text:p>
          </table:table-cell>
          <table:table-cell table:formula="of:=[.C350]+[.$N$2]*[.B350]*[.C350]-[.$O$2]*[.C350]" office:value-type="float" office:value="38.2130327782319" calcext:value-type="float">
            <text:p>38,21</text:p>
          </table:table-cell>
          <table:table-cell table:number-columns-repeated="12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B351]+[.$M$2]*[.B351]-[.$N$2]*[.B351]*[.C351]" office:value-type="float" office:value="80.9219954835998" calcext:value-type="float">
            <text:p>80,92</text:p>
          </table:table-cell>
          <table:table-cell table:formula="of:=[.C351]+[.$N$2]*[.B351]*[.C351]-[.$O$2]*[.C351]" office:value-type="float" office:value="37.8471383570108" calcext:value-type="float">
            <text:p>37,85</text:p>
          </table:table-cell>
          <table:table-cell table:number-columns-repeated="12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B352]+[.$M$2]*[.B352]-[.$N$2]*[.B352]*[.C352]" office:value-type="float" office:value="81.0091024136752" calcext:value-type="float">
            <text:p>81,01</text:p>
          </table:table-cell>
          <table:table-cell table:formula="of:=[.C352]+[.$N$2]*[.B352]*[.C352]-[.$O$2]*[.C352]" office:value-type="float" office:value="37.4861144187569" calcext:value-type="float">
            <text:p>37,49</text:p>
          </table:table-cell>
          <table:table-cell table:number-columns-repeated="12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B353]+[.$M$2]*[.B353]-[.$N$2]*[.B353]*[.C353]" office:value-type="float" office:value="81.1109262209288" calcext:value-type="float">
            <text:p>81,11</text:p>
          </table:table-cell>
          <table:table-cell table:formula="of:=[.C353]+[.$N$2]*[.B353]*[.C353]-[.$O$2]*[.C353]" office:value-type="float" office:value="37.130166938839" calcext:value-type="float">
            <text:p>37,13</text:p>
          </table:table-cell>
          <table:table-cell table:number-columns-repeated="12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B354]+[.$M$2]*[.B354]-[.$N$2]*[.B354]*[.C354]" office:value-type="float" office:value="81.2273136297739" calcext:value-type="float">
            <text:p>81,23</text:p>
          </table:table-cell>
          <table:table-cell table:formula="of:=[.C354]+[.$N$2]*[.B354]*[.C354]-[.$O$2]*[.C354]" office:value-type="float" office:value="36.7794897074705" calcext:value-type="float">
            <text:p>36,78</text:p>
          </table:table-cell>
          <table:table-cell table:number-columns-repeated="12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B355]+[.$M$2]*[.B355]-[.$N$2]*[.B355]*[.C355]" office:value-type="float" office:value="81.3581103295635" calcext:value-type="float">
            <text:p>81,36</text:p>
          </table:table-cell>
          <table:table-cell table:formula="of:=[.C355]+[.$N$2]*[.B355]*[.C355]-[.$O$2]*[.C355]" office:value-type="float" office:value="36.4342647949028" calcext:value-type="float">
            <text:p>36,43</text:p>
          </table:table-cell>
          <table:table-cell table:number-columns-repeated="12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B356]+[.$M$2]*[.B356]-[.$N$2]*[.B356]*[.C356]" office:value-type="float" office:value="81.5031610686746" calcext:value-type="float">
            <text:p>81,50</text:p>
          </table:table-cell>
          <table:table-cell table:formula="of:=[.C356]+[.$N$2]*[.B356]*[.C356]-[.$O$2]*[.C356]" office:value-type="float" office:value="36.0946630226378" calcext:value-type="float">
            <text:p>36,09</text:p>
          </table:table-cell>
          <table:table-cell table:number-columns-repeated="12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B357]+[.$M$2]*[.B357]-[.$N$2]*[.B357]*[.C357]" office:value-type="float" office:value="81.6623097230213" calcext:value-type="float">
            <text:p>81,66</text:p>
          </table:table-cell>
          <table:table-cell table:formula="of:=[.C357]+[.$N$2]*[.B357]*[.C357]-[.$O$2]*[.C357]" office:value-type="float" office:value="35.7608444385327" calcext:value-type="float">
            <text:p>35,76</text:p>
          </table:table-cell>
          <table:table-cell table:number-columns-repeated="12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B358]+[.$M$2]*[.B358]-[.$N$2]*[.B358]*[.C358]" office:value-type="float" office:value="81.8353993402336" calcext:value-type="float">
            <text:p>81,84</text:p>
          </table:table-cell>
          <table:table-cell table:formula="of:=[.C358]+[.$N$2]*[.B358]*[.C358]-[.$O$2]*[.C358]" office:value-type="float" office:value="35.4329587938542" calcext:value-type="float">
            <text:p>35,43</text:p>
          </table:table-cell>
          <table:table-cell table:number-columns-repeated="12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B359]+[.$M$2]*[.B359]-[.$N$2]*[.B359]*[.C359]" office:value-type="float" office:value="82.0222721606877" calcext:value-type="float">
            <text:p>82,02</text:p>
          </table:table-cell>
          <table:table-cell table:formula="of:=[.C359]+[.$N$2]*[.B359]*[.C359]-[.$O$2]*[.C359]" office:value-type="float" office:value="35.111146020512" calcext:value-type="float">
            <text:p>35,11</text:p>
          </table:table-cell>
          <table:table-cell table:number-columns-repeated="12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B360]+[.$M$2]*[.B360]-[.$N$2]*[.B360]*[.C360]" office:value-type="float" office:value="82.2227696165174" calcext:value-type="float">
            <text:p>82,22</text:p>
          </table:table-cell>
          <table:table-cell table:formula="of:=[.C360]+[.$N$2]*[.B360]*[.C360]-[.$O$2]*[.C360]" office:value-type="float" office:value="34.7955367068705" calcext:value-type="float">
            <text:p>34,80</text:p>
          </table:table-cell>
          <table:table-cell table:number-columns-repeated="12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B361]+[.$M$2]*[.B361]-[.$N$2]*[.B361]*[.C361]" office:value-type="float" office:value="82.4367323096817" calcext:value-type="float">
            <text:p>82,44</text:p>
          </table:table-cell>
          <table:table-cell table:formula="of:=[.C361]+[.$N$2]*[.B361]*[.C361]-[.$O$2]*[.C361]" office:value-type="float" office:value="34.486252570693" calcext:value-type="float">
            <text:p>34,49</text:p>
          </table:table-cell>
          <table:table-cell table:number-columns-repeated="12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B362]+[.$M$2]*[.B362]-[.$N$2]*[.B362]*[.C362]" office:value-type="float" office:value="82.6639999701082" calcext:value-type="float">
            <text:p>82,66</text:p>
          </table:table-cell>
          <table:table-cell table:formula="of:=[.C362]+[.$N$2]*[.B362]*[.C362]-[.$O$2]*[.C362]" office:value-type="float" office:value="34.1834069279255" calcext:value-type="float">
            <text:p>34,18</text:p>
          </table:table-cell>
          <table:table-cell table:number-columns-repeated="12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B363]+[.$M$2]*[.B363]-[.$N$2]*[.B363]*[.C363]" office:value-type="float" office:value="82.9044113948763" calcext:value-type="float">
            <text:p>82,90</text:p>
          </table:table-cell>
          <table:table-cell table:formula="of:=[.C363]+[.$N$2]*[.B363]*[.C363]-[.$O$2]*[.C363]" office:value-type="float" office:value="33.8871051561633" calcext:value-type="float">
            <text:p>33,89</text:p>
          </table:table-cell>
          <table:table-cell table:number-columns-repeated="12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B364]+[.$M$2]*[.B364]-[.$N$2]*[.B364]*[.C364]" office:value-type="float" office:value="83.1578043693498" calcext:value-type="float">
            <text:p>83,16</text:p>
          </table:table-cell>
          <table:table-cell table:formula="of:=[.C364]+[.$N$2]*[.B364]*[.C364]-[.$O$2]*[.C364]" office:value-type="float" office:value="33.5974451517791" calcext:value-type="float">
            <text:p>33,60</text:p>
          </table:table-cell>
          <table:table-cell table:number-columns-repeated="12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B365]+[.$M$2]*[.B365]-[.$N$2]*[.B365]*[.C365]" office:value-type="float" office:value="83.424015571116" calcext:value-type="float">
            <text:p>83,42</text:p>
          </table:table-cell>
          <table:table-cell table:formula="of:=[.C365]+[.$N$2]*[.B365]*[.C365]-[.$O$2]*[.C365]" office:value-type="float" office:value="33.314517779811" calcext:value-type="float">
            <text:p>33,31</text:p>
          </table:table-cell>
          <table:table-cell table:number-columns-repeated="12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B366]+[.$M$2]*[.B366]-[.$N$2]*[.B366]*[.C366]" office:value-type="float" office:value="83.7028804575347" calcext:value-type="float">
            <text:p>83,70</text:p>
          </table:table-cell>
          <table:table-cell table:formula="of:=[.C366]+[.$N$2]*[.B366]*[.C366]-[.$O$2]*[.C366]" office:value-type="float" office:value="33.038407315824" calcext:value-type="float">
            <text:p>33,04</text:p>
          </table:table-cell>
          <table:table-cell table:number-columns-repeated="12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B367]+[.$M$2]*[.B367]-[.$N$2]*[.B367]*[.C367]" office:value-type="float" office:value="83.9942331376535" calcext:value-type="float">
            <text:p>83,99</text:p>
          </table:table-cell>
          <table:table-cell table:formula="of:=[.C367]+[.$N$2]*[.B367]*[.C367]-[.$O$2]*[.C367]" office:value-type="float" office:value="32.7691918790647" calcext:value-type="float">
            <text:p>32,77</text:p>
          </table:table-cell>
          <table:table-cell table:number-columns-repeated="12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B368]+[.$M$2]*[.B368]-[.$N$2]*[.B368]*[.C368]" office:value-type="float" office:value="84.2979062291953" calcext:value-type="float">
            <text:p>84,30</text:p>
          </table:table-cell>
          <table:table-cell table:formula="of:=[.C368]+[.$N$2]*[.B368]*[.C368]-[.$O$2]*[.C368]" office:value-type="float" office:value="32.5069438563228" calcext:value-type="float">
            <text:p>32,51</text:p>
          </table:table-cell>
          <table:table-cell table:number-columns-repeated="12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B369]+[.$M$2]*[.B369]-[.$N$2]*[.B369]*[.C369]" office:value-type="float" office:value="84.6137307012802" calcext:value-type="float">
            <text:p>84,61</text:p>
          </table:table-cell>
          <table:table-cell table:formula="of:=[.C369]+[.$N$2]*[.B369]*[.C369]-[.$O$2]*[.C369]" office:value-type="float" office:value="32.2517303160057" calcext:value-type="float">
            <text:p>32,25</text:p>
          </table:table-cell>
          <table:table-cell table:number-columns-repeated="12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B370]+[.$M$2]*[.B370]-[.$N$2]*[.B370]*[.C370]" office:value-type="float" office:value="84.9415357035014" calcext:value-type="float">
            <text:p>84,94</text:p>
          </table:table-cell>
          <table:table-cell table:formula="of:=[.C370]+[.$N$2]*[.B370]*[.C370]-[.$O$2]*[.C370]" office:value-type="float" office:value="32.0036134120098" calcext:value-type="float">
            <text:p>32,00</text:p>
          </table:table-cell>
          <table:table-cell table:number-columns-repeated="12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B371]+[.$M$2]*[.B371]-[.$N$2]*[.B371]*[.C371]" office:value-type="float" office:value="85.2811483819328" calcext:value-type="float">
            <text:p>85,28</text:p>
          </table:table-cell>
          <table:table-cell table:formula="of:=[.C371]+[.$N$2]*[.B371]*[.C371]-[.$O$2]*[.C371]" office:value-type="float" office:value="31.7626507770479" calcext:value-type="float">
            <text:p>31,76</text:p>
          </table:table-cell>
          <table:table-cell table:number-columns-repeated="12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B372]+[.$M$2]*[.B372]-[.$N$2]*[.B372]*[.C372]" office:value-type="float" office:value="85.6323936826109" calcext:value-type="float">
            <text:p>85,63</text:p>
          </table:table-cell>
          <table:table-cell table:formula="of:=[.C372]+[.$N$2]*[.B372]*[.C372]-[.$O$2]*[.C372]" office:value-type="float" office:value="31.528895905156" calcext:value-type="float">
            <text:p>31,53</text:p>
          </table:table-cell>
          <table:table-cell table:number-columns-repeated="12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B373]+[.$M$2]*[.B373]-[.$N$2]*[.B373]*[.C373]" office:value-type="float" office:value="85.995094142999" calcext:value-type="float">
            <text:p>86,00</text:p>
          </table:table-cell>
          <table:table-cell table:formula="of:=[.C373]+[.$N$2]*[.B373]*[.C373]-[.$O$2]*[.C373]" office:value-type="float" office:value="31.3023985231624" calcext:value-type="float">
            <text:p>31,30</text:p>
          </table:table-cell>
          <table:table-cell table:number-columns-repeated="12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B374]+[.$M$2]*[.B374]-[.$N$2]*[.B374]*[.C374]" office:value-type="float" office:value="86.3690696719084" calcext:value-type="float">
            <text:p>86,37</text:p>
          </table:table-cell>
          <table:table-cell table:formula="of:=[.C374]+[.$N$2]*[.B374]*[.C374]-[.$O$2]*[.C374]" office:value-type="float" office:value="31.0832049509548" calcext:value-type="float">
            <text:p>31,08</text:p>
          </table:table-cell>
          <table:table-cell table:number-columns-repeated="12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B375]+[.$M$2]*[.B375]-[.$N$2]*[.B375]*[.C375]" office:value-type="float" office:value="86.754137318329" calcext:value-type="float">
            <text:p>86,75</text:p>
          </table:table-cell>
          <table:table-cell table:formula="of:=[.C375]+[.$N$2]*[.B375]*[.C375]-[.$O$2]*[.C375]" office:value-type="float" office:value="30.8713584504247" calcext:value-type="float">
            <text:p>30,87</text:p>
          </table:table-cell>
          <table:table-cell table:number-columns-repeated="12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B376]+[.$M$2]*[.B376]-[.$N$2]*[.B376]*[.C376]" office:value-type="float" office:value="87.1501110295898" calcext:value-type="float">
            <text:p>87,15</text:p>
          </table:table-cell>
          <table:table-cell table:formula="of:=[.C376]+[.$N$2]*[.B376]*[.C376]-[.$O$2]*[.C376]" office:value-type="float" office:value="30.6668995630092" calcext:value-type="float">
            <text:p>30,67</text:p>
          </table:table-cell>
          <table:table-cell table:number-columns-repeated="12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B377]+[.$M$2]*[.B377]-[.$N$2]*[.B377]*[.C377]" office:value-type="float" office:value="87.5568013992569" calcext:value-type="float">
            <text:p>87,56</text:p>
          </table:table-cell>
          <table:table-cell table:formula="of:=[.C377]+[.$N$2]*[.B377]*[.C377]-[.$O$2]*[.C377]" office:value-type="float" office:value="30.4698664357835" calcext:value-type="float">
            <text:p>30,47</text:p>
          </table:table-cell>
          <table:table-cell table:number-columns-repeated="12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B378]+[.$M$2]*[.B378]-[.$N$2]*[.B378]*[.C378]" office:value-type="float" office:value="87.9740154051521" calcext:value-type="float">
            <text:p>87,97</text:p>
          </table:table-cell>
          <table:table-cell table:formula="of:=[.C378]+[.$N$2]*[.B378]*[.C378]-[.$O$2]*[.C378]" office:value-type="float" office:value="30.2802951360842" calcext:value-type="float">
            <text:p>30,28</text:p>
          </table:table-cell>
          <table:table-cell table:number-columns-repeated="12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B379]+[.$M$2]*[.B379]-[.$N$2]*[.B379]*[.C379]" office:value-type="float" office:value="88.4015561378679" calcext:value-type="float">
            <text:p>88,40</text:p>
          </table:table-cell>
          <table:table-cell table:formula="of:=[.C379]+[.$N$2]*[.B379]*[.C379]-[.$O$2]*[.C379]" office:value-type="float" office:value="30.0982199546672" calcext:value-type="float">
            <text:p>30,10</text:p>
          </table:table-cell>
          <table:table-cell table:number-columns-repeated="12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B380]+[.$M$2]*[.B380]-[.$N$2]*[.B380]*[.C380]" office:value-type="float" office:value="88.8392225201391" calcext:value-type="float">
            <text:p>88,84</text:p>
          </table:table-cell>
          <table:table-cell table:formula="of:=[.C380]+[.$N$2]*[.B380]*[.C380]-[.$O$2]*[.C380]" office:value-type="float" office:value="29.92367369742" calcext:value-type="float">
            <text:p>29,92</text:p>
          </table:table-cell>
          <table:table-cell table:number-columns-repeated="12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B381]+[.$M$2]*[.B381]-[.$N$2]*[.B381]*[.C381]" office:value-type="float" office:value="89.2868090174293" calcext:value-type="float">
            <text:p>89,29</text:p>
          </table:table-cell>
          <table:table-cell table:formula="of:=[.C381]+[.$N$2]*[.B381]*[.C381]-[.$O$2]*[.C381]" office:value-type="float" office:value="29.7566879656616" calcext:value-type="float">
            <text:p>29,76</text:p>
          </table:table-cell>
          <table:table-cell table:number-columns-repeated="12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B382]+[.$M$2]*[.B382]-[.$N$2]*[.B382]*[.C382]" office:value-type="float" office:value="89.7441053400873" calcext:value-type="float">
            <text:p>89,74</text:p>
          </table:table-cell>
          <table:table-cell table:formula="of:=[.C382]+[.$N$2]*[.B382]*[.C382]-[.$O$2]*[.C382]" office:value-type="float" office:value="29.5972934250692" calcext:value-type="float">
            <text:p>29,60</text:p>
          </table:table-cell>
          <table:table-cell table:number-columns-repeated="12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B383]+[.$M$2]*[.B383]-[.$N$2]*[.B383]*[.C383]" office:value-type="float" office:value="90.2108961374286" calcext:value-type="float">
            <text:p>90,21</text:p>
          </table:table-cell>
          <table:table-cell table:formula="of:=[.C383]+[.$N$2]*[.B383]*[.C383]-[.$O$2]*[.C383]" office:value-type="float" office:value="29.4455200632761" calcext:value-type="float">
            <text:p>29,45</text:p>
          </table:table-cell>
          <table:table-cell table:number-columns-repeated="12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B384]+[.$M$2]*[.B384]-[.$N$2]*[.B384]*[.C384]" office:value-type="float" office:value="90.6869606841068" calcext:value-type="float">
            <text:p>90,69</text:p>
          </table:table-cell>
          <table:table-cell table:formula="of:=[.C384]+[.$N$2]*[.B384]*[.C384]-[.$O$2]*[.C384]" office:value-type="float" office:value="29.3013974361827" calcext:value-type="float">
            <text:p>29,30</text:p>
          </table:table-cell>
          <table:table-cell table:number-columns-repeated="12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B385]+[.$M$2]*[.B385]-[.$N$2]*[.B385]*[.C385]" office:value-type="float" office:value="91.1720725591467" calcext:value-type="float">
            <text:p>91,17</text:p>
          </table:table-cell>
          <table:table-cell table:formula="of:=[.C385]+[.$N$2]*[.B385]*[.C385]-[.$O$2]*[.C385]" office:value-type="float" office:value="29.1649549030158" calcext:value-type="float">
            <text:p>29,16</text:p>
          </table:table-cell>
          <table:table-cell table:number-columns-repeated="12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B386]+[.$M$2]*[.B386]-[.$N$2]*[.B386]*[.C386]" office:value-type="float" office:value="91.6659993180286" calcext:value-type="float">
            <text:p>91,67</text:p>
          </table:table-cell>
          <table:table-cell table:formula="of:=[.C386]+[.$N$2]*[.B386]*[.C386]-[.$O$2]*[.C386]" office:value-type="float" office:value="29.036221850166" calcext:value-type="float">
            <text:p>29,04</text:p>
          </table:table-cell>
          <table:table-cell table:number-columns-repeated="12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B387]+[.$M$2]*[.B387]-[.$N$2]*[.B387]*[.C387]" office:value-type="float" office:value="92.1685021582315" calcext:value-type="float">
            <text:p>92,17</text:p>
          </table:table-cell>
          <table:table-cell table:formula="of:=[.C387]+[.$N$2]*[.B387]*[.C387]-[.$O$2]*[.C387]" office:value-type="float" office:value="28.9152279038155" calcext:value-type="float">
            <text:p>28,92</text:p>
          </table:table-cell>
          <table:table-cell table:number-columns-repeated="12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B388]+[.$M$2]*[.B388]-[.$N$2]*[.B388]*[.C388]" office:value-type="float" office:value="92.6793355786668" calcext:value-type="float">
            <text:p>92,68</text:p>
          </table:table-cell>
          <table:table-cell table:formula="of:=[.C388]+[.$N$2]*[.B388]*[.C388]-[.$O$2]*[.C388]" office:value-type="float" office:value="28.802003131354" calcext:value-type="float">
            <text:p>28,80</text:p>
          </table:table-cell>
          <table:table-cell table:number-columns-repeated="12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B389]+[.$M$2]*[.B389]-[.$N$2]*[.B389]*[.C389]" office:value-type="float" office:value="93.1982470334659" calcext:value-type="float">
            <text:p>93,20</text:p>
          </table:table-cell>
          <table:table-cell table:formula="of:=[.C389]+[.$N$2]*[.B389]*[.C389]-[.$O$2]*[.C389]" office:value-type="float" office:value="28.6965782315606" calcext:value-type="float">
            <text:p>28,70</text:p>
          </table:table-cell>
          <table:table-cell table:number-columns-repeated="12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B390]+[.$M$2]*[.B390]-[.$N$2]*[.B390]*[.C390]" office:value-type="float" office:value="93.7249765806151" calcext:value-type="float">
            <text:p>93,72</text:p>
          </table:table-cell>
          <table:table-cell table:formula="of:=[.C390]+[.$N$2]*[.B390]*[.C390]-[.$O$2]*[.C390]" office:value-type="float" office:value="28.5989847135026" calcext:value-type="float">
            <text:p>28,60</text:p>
          </table:table-cell>
          <table:table-cell table:number-columns-repeated="12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B391]+[.$M$2]*[.B391]-[.$N$2]*[.B391]*[.C391]" office:value-type="float" office:value="94.2592565259762" calcext:value-type="float">
            <text:p>94,26</text:p>
          </table:table-cell>
          <table:table-cell table:formula="of:=[.C391]+[.$N$2]*[.B391]*[.C391]-[.$O$2]*[.C391]" office:value-type="float" office:value="28.5092550640787" calcext:value-type="float">
            <text:p>28,51</text:p>
          </table:table-cell>
          <table:table-cell table:number-columns-repeated="12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B392]+[.$M$2]*[.B392]-[.$N$2]*[.B392]*[.C392]" office:value-type="float" office:value="94.800811063271" calcext:value-type="float">
            <text:p>94,80</text:p>
          </table:table-cell>
          <table:table-cell table:formula="of:=[.C392]+[.$N$2]*[.B392]*[.C392]-[.$O$2]*[.C392]" office:value-type="float" office:value="28.4274229040995" calcext:value-type="float">
            <text:p>28,43</text:p>
          </table:table-cell>
          <table:table-cell table:number-columns-repeated="12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B393]+[.$M$2]*[.B393]-[.$N$2]*[.B393]*[.C393]" office:value-type="float" office:value="95.3493559106628" calcext:value-type="float">
            <text:p>95,35</text:p>
          </table:table-cell>
          <table:table-cell table:formula="of:=[.C393]+[.$N$2]*[.B393]*[.C393]-[.$O$2]*[.C393]" office:value-type="float" office:value="28.3535231327681" calcext:value-type="float">
            <text:p>28,35</text:p>
          </table:table-cell>
          <table:table-cell table:number-columns-repeated="12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B394]+[.$M$2]*[.B394]-[.$N$2]*[.B394]*[.C394]" office:value-type="float" office:value="95.9045979446223" calcext:value-type="float">
            <text:p>95,90</text:p>
          </table:table-cell>
          <table:table-cell table:formula="of:=[.C394]+[.$N$2]*[.B394]*[.C394]-[.$O$2]*[.C394]" office:value-type="float" office:value="28.2875920603835" calcext:value-type="float">
            <text:p>28,29</text:p>
          </table:table-cell>
          <table:table-cell table:number-columns-repeated="12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B395]+[.$M$2]*[.B395]-[.$N$2]*[.B395]*[.C395]" office:value-type="float" office:value="96.4662348318284" calcext:value-type="float">
            <text:p>96,47</text:p>
          </table:table-cell>
          <table:table-cell table:formula="of:=[.C395]+[.$N$2]*[.B395]*[.C395]-[.$O$2]*[.C395]" office:value-type="float" office:value="28.2296675290506" calcext:value-type="float">
            <text:p>28,23</text:p>
          </table:table-cell>
          <table:table-cell table:number-columns-repeated="12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B396]+[.$M$2]*[.B396]-[.$N$2]*[.B396]*[.C396]" office:value-type="float" office:value="97.0339546599241" calcext:value-type="float">
            <text:p>97,03</text:p>
          </table:table-cell>
          <table:table-cell table:formula="of:=[.C396]+[.$N$2]*[.B396]*[.C396]-[.$O$2]*[.C396]" office:value-type="float" office:value="28.179789021139" calcext:value-type="float">
            <text:p>28,18</text:p>
          </table:table-cell>
          <table:table-cell table:number-columns-repeated="12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B397]+[.$M$2]*[.B397]-[.$N$2]*[.B397]*[.C397]" office:value-type="float" office:value="97.6074355680209" calcext:value-type="float">
            <text:p>97,61</text:p>
          </table:table-cell>
          <table:table-cell table:formula="of:=[.C397]+[.$N$2]*[.B397]*[.C397]-[.$O$2]*[.C397]" office:value-type="float" office:value="28.1379977551837" calcext:value-type="float">
            <text:p>28,14</text:p>
          </table:table-cell>
          <table:table-cell table:number-columns-repeated="12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B398]+[.$M$2]*[.B398]-[.$N$2]*[.B398]*[.C398]" office:value-type="float" office:value="98.1863453779302" calcext:value-type="float">
            <text:p>98,19</text:p>
          </table:table-cell>
          <table:table-cell table:formula="of:=[.C398]+[.$N$2]*[.B398]*[.C398]-[.$O$2]*[.C398]" office:value-type="float" office:value="28.1043367688757" calcext:value-type="float">
            <text:p>28,10</text:p>
          </table:table-cell>
          <table:table-cell table:number-columns-repeated="12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B399]+[.$M$2]*[.B399]-[.$N$2]*[.B399]*[.C399]" office:value-type="float" office:value="98.7703412271855" calcext:value-type="float">
            <text:p>98,77</text:p>
          </table:table-cell>
          <table:table-cell table:formula="of:=[.C399]+[.$N$2]*[.B399]*[.C399]-[.$O$2]*[.C399]" office:value-type="float" office:value="28.0788509887351" calcext:value-type="float">
            <text:p>28,08</text:p>
          </table:table-cell>
          <table:table-cell table:number-columns-repeated="12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B400]+[.$M$2]*[.B400]-[.$N$2]*[.B400]*[.C400]" office:value-type="float" office:value="99.3590692050169" calcext:value-type="float">
            <text:p>99,36</text:p>
          </table:table-cell>
          <table:table-cell table:formula="of:=[.C400]+[.$N$2]*[.B400]*[.C400]-[.$O$2]*[.C400]" office:value-type="float" office:value="28.0615872860107" calcext:value-type="float">
            <text:p>28,06</text:p>
          </table:table-cell>
          <table:table-cell table:number-columns-repeated="12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B401]+[.$M$2]*[.B401]-[.$N$2]*[.B401]*[.C401]" office:value-type="float" office:value="99.9521639925406" calcext:value-type="float">
            <text:p>99,95</text:p>
          </table:table-cell>
          <table:table-cell table:formula="of:=[.C401]+[.$N$2]*[.B401]*[.C401]-[.$O$2]*[.C401]" office:value-type="float" office:value="28.0525945182868" calcext:value-type="float">
            <text:p>28,05</text:p>
          </table:table-cell>
          <table:table-cell table:number-columns-repeated="12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B402]+[.$M$2]*[.B402]-[.$N$2]*[.B402]*[.C402]" office:value-type="float" office:value="100.549248508537" calcext:value-type="float">
            <text:p>100,55</text:p>
          </table:table-cell>
          <table:table-cell table:formula="of:=[.C402]+[.$N$2]*[.B402]*[.C402]-[.$O$2]*[.C402]" office:value-type="float" office:value="28.0519235562265" calcext:value-type="float">
            <text:p>28,05</text:p>
          </table:table-cell>
          <table:table-cell table:number-columns-repeated="12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B403]+[.$M$2]*[.B403]-[.$N$2]*[.B403]*[.C403]" office:value-type="float" office:value="101.149933562309" calcext:value-type="float">
            <text:p>101,15</text:p>
          </table:table-cell>
          <table:table-cell table:formula="of:=[.C403]+[.$N$2]*[.B403]*[.C403]-[.$O$2]*[.C403]" office:value-type="float" office:value="28.059627294814" calcext:value-type="float">
            <text:p>28,06</text:p>
          </table:table-cell>
          <table:table-cell table:number-columns-repeated="12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B404]+[.$M$2]*[.B404]-[.$N$2]*[.B404]*[.C404]" office:value-type="float" office:value="101.753817515229" calcext:value-type="float">
            <text:p>101,75</text:p>
          </table:table-cell>
          <table:table-cell table:formula="of:=[.C404]+[.$N$2]*[.B404]*[.C404]-[.$O$2]*[.C404]" office:value-type="float" office:value="28.0757606484001" calcext:value-type="float">
            <text:p>28,08</text:p>
          </table:table-cell>
          <table:table-cell table:number-columns-repeated="12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B405]+[.$M$2]*[.B405]-[.$N$2]*[.B405]*[.C405]" office:value-type="float" office:value="102.360485952724" calcext:value-type="float">
            <text:p>102,36</text:p>
          </table:table-cell>
          <table:table-cell table:formula="of:=[.C405]+[.$N$2]*[.B405]*[.C405]-[.$O$2]*[.C405]" office:value-type="float" office:value="28.1003805287893" calcext:value-type="float">
            <text:p>28,10</text:p>
          </table:table-cell>
          <table:table-cell table:number-columns-repeated="12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B406]+[.$M$2]*[.B406]-[.$N$2]*[.B406]*[.C406]" office:value-type="float" office:value="102.969511368587" calcext:value-type="float">
            <text:p>102,97</text:p>
          </table:table-cell>
          <table:table-cell table:formula="of:=[.C406]+[.$N$2]*[.B406]*[.C406]-[.$O$2]*[.C406]" office:value-type="float" office:value="28.1335458055415" calcext:value-type="float">
            <text:p>28,13</text:p>
          </table:table-cell>
          <table:table-cell table:number-columns-repeated="12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B407]+[.$M$2]*[.B407]-[.$N$2]*[.B407]*[.C407]" office:value-type="float" office:value="103.580452863627" calcext:value-type="float">
            <text:p>103,58</text:p>
          </table:table-cell>
          <table:table-cell table:formula="of:=[.C407]+[.$N$2]*[.B407]*[.C407]-[.$O$2]*[.C407]" office:value-type="float" office:value="28.1753172475956" calcext:value-type="float">
            <text:p>28,18</text:p>
          </table:table-cell>
          <table:table-cell table:number-columns-repeated="12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B408]+[.$M$2]*[.B408]-[.$N$2]*[.B408]*[.C408]" office:value-type="float" office:value="104.192855860859" calcext:value-type="float">
            <text:p>104,19</text:p>
          </table:table-cell>
          <table:table-cell table:formula="of:=[.C408]+[.$N$2]*[.B408]*[.C408]-[.$O$2]*[.C408]" office:value-type="float" office:value="28.225757445257" calcext:value-type="float">
            <text:p>28,23</text:p>
          </table:table-cell>
          <table:table-cell table:number-columns-repeated="12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B409]+[.$M$2]*[.B409]-[.$N$2]*[.B409]*[.C409]" office:value-type="float" office:value="104.806251839547" calcext:value-type="float">
            <text:p>104,81</text:p>
          </table:table-cell>
          <table:table-cell table:formula="of:=[.C409]+[.$N$2]*[.B409]*[.C409]-[.$O$2]*[.C409]" office:value-type="float" office:value="28.2849307115228" calcext:value-type="float">
            <text:p>28,28</text:p>
          </table:table-cell>
          <table:table-cell table:number-columns-repeated="12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B410]+[.$M$2]*[.B410]-[.$N$2]*[.B410]*[.C410]" office:value-type="float" office:value="105.42015809063" calcext:value-type="float">
            <text:p>105,42</text:p>
          </table:table-cell>
          <table:table-cell table:formula="of:=[.C410]+[.$N$2]*[.B410]*[.C410]-[.$O$2]*[.C410]" office:value-type="float" office:value="28.3529029616546" calcext:value-type="float">
            <text:p>28,35</text:p>
          </table:table-cell>
          <table:table-cell table:number-columns-repeated="12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B411]+[.$M$2]*[.B411]-[.$N$2]*[.B411]*[.C411]" office:value-type="float" office:value="106.03407749617" calcext:value-type="float">
            <text:p>106,03</text:p>
          </table:table-cell>
          <table:table-cell table:formula="of:=[.C411]+[.$N$2]*[.B411]*[.C411]-[.$O$2]*[.C411]" office:value-type="float" office:value="28.4297415698449" calcext:value-type="float">
            <text:p>28,43</text:p>
          </table:table-cell>
          <table:table-cell table:number-columns-repeated="12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B412]+[.$M$2]*[.B412]-[.$N$2]*[.B412]*[.C412]" office:value-type="float" office:value="106.647498335687" calcext:value-type="float">
            <text:p>106,65</text:p>
          </table:table-cell>
          <table:table-cell table:formula="of:=[.C412]+[.$N$2]*[.B412]*[.C412]-[.$O$2]*[.C412]" office:value-type="float" office:value="28.5155152017591" calcext:value-type="float">
            <text:p>28,52</text:p>
          </table:table-cell>
          <table:table-cell table:number-columns-repeated="12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B413]+[.$M$2]*[.B413]-[.$N$2]*[.B413]*[.C413]" office:value-type="float" office:value="107.25989412239" calcext:value-type="float">
            <text:p>107,26</text:p>
          </table:table-cell>
          <table:table-cell table:formula="of:=[.C413]+[.$N$2]*[.B413]*[.C413]-[.$O$2]*[.C413]" office:value-type="float" office:value="28.6102936216816" calcext:value-type="float">
            <text:p>28,61</text:p>
          </table:table-cell>
          <table:table-cell table:number-columns-repeated="12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B414]+[.$M$2]*[.B414]-[.$N$2]*[.B414]*[.C414]" office:value-type="float" office:value="107.870723472502" calcext:value-type="float">
            <text:p>107,87</text:p>
          </table:table-cell>
          <table:table-cell table:formula="of:=[.C414]+[.$N$2]*[.B414]*[.C414]-[.$O$2]*[.C414]" office:value-type="float" office:value="28.7141474729336" calcext:value-type="float">
            <text:p>28,71</text:p>
          </table:table-cell>
          <table:table-cell table:number-columns-repeated="12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B415]+[.$M$2]*[.B415]-[.$N$2]*[.B415]*[.C415]" office:value-type="float" office:value="108.479430011051" calcext:value-type="float">
            <text:p>108,48</text:p>
          </table:table-cell>
          <table:table-cell table:formula="of:=[.C415]+[.$N$2]*[.B415]*[.C415]-[.$O$2]*[.C415]" office:value-type="float" office:value="28.8271480301876" calcext:value-type="float">
            <text:p>28,83</text:p>
          </table:table-cell>
          <table:table-cell table:number-columns-repeated="12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B416]+[.$M$2]*[.B416]-[.$N$2]*[.B416]*[.C416]" office:value-type="float" office:value="109.085442317693" calcext:value-type="float">
            <text:p>109,09</text:p>
          </table:table-cell>
          <table:table-cell table:formula="of:=[.C416]+[.$N$2]*[.B416]*[.C416]-[.$O$2]*[.C416]" office:value-type="float" office:value="28.9493669222577" calcext:value-type="float">
            <text:p>28,95</text:p>
          </table:table-cell>
          <table:table-cell table:number-columns-repeated="12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B417]+[.$M$2]*[.B417]-[.$N$2]*[.B417]*[.C417]" office:value-type="float" office:value="109.688173916281" calcext:value-type="float">
            <text:p>109,69</text:p>
          </table:table-cell>
          <table:table-cell table:formula="of:=[.C417]+[.$N$2]*[.B417]*[.C417]-[.$O$2]*[.C417]" office:value-type="float" office:value="29.0808758239107" calcext:value-type="float">
            <text:p>29,08</text:p>
          </table:table-cell>
          <table:table-cell table:number-columns-repeated="12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B418]+[.$M$2]*[.B418]-[.$N$2]*[.B418]*[.C418]" office:value-type="float" office:value="110.287023312101" calcext:value-type="float">
            <text:p>110,29</text:p>
          </table:table-cell>
          <table:table-cell table:formula="of:=[.C418]+[.$N$2]*[.B418]*[.C418]-[.$O$2]*[.C418]" office:value-type="float" office:value="29.2217461152206" calcext:value-type="float">
            <text:p>29,22</text:p>
          </table:table-cell>
          <table:table-cell table:number-columns-repeated="12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B419]+[.$M$2]*[.B419]-[.$N$2]*[.B419]*[.C419]" office:value-type="float" office:value="110.881374080828" calcext:value-type="float">
            <text:p>110,88</text:p>
          </table:table-cell>
          <table:table-cell table:formula="of:=[.C419]+[.$N$2]*[.B419]*[.C419]-[.$O$2]*[.C419]" office:value-type="float" office:value="29.3720485069743" calcext:value-type="float">
            <text:p>29,37</text:p>
          </table:table-cell>
          <table:table-cell table:number-columns-repeated="12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B420]+[.$M$2]*[.B420]-[.$N$2]*[.B420]*[.C420]" office:value-type="float" office:value="111.470595013434" calcext:value-type="float">
            <text:p>111,47</text:p>
          </table:table-cell>
          <table:table-cell table:formula="of:=[.C420]+[.$N$2]*[.B420]*[.C420]-[.$O$2]*[.C420]" office:value-type="float" office:value="29.5318526306366" calcext:value-type="float">
            <text:p>29,53</text:p>
          </table:table-cell>
          <table:table-cell table:number-columns-repeated="12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B421]+[.$M$2]*[.B421]-[.$N$2]*[.B421]*[.C421]" office:value-type="float" office:value="112.054040321409" calcext:value-type="float">
            <text:p>112,05</text:p>
          </table:table-cell>
          <table:table-cell table:formula="of:=[.C421]+[.$N$2]*[.B421]*[.C421]-[.$O$2]*[.C421]" office:value-type="float" office:value="29.7012265913979" calcext:value-type="float">
            <text:p>29,70</text:p>
          </table:table-cell>
          <table:table-cell table:number-columns-repeated="12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B422]+[.$M$2]*[.B422]-[.$N$2]*[.B422]*[.C422]" office:value-type="float" office:value="112.631049906804" calcext:value-type="float">
            <text:p>112,63</text:p>
          </table:table-cell>
          <table:table-cell table:formula="of:=[.C422]+[.$N$2]*[.B422]*[.C422]-[.$O$2]*[.C422]" office:value-type="float" office:value="29.8802364828619" calcext:value-type="float">
            <text:p>29,88</text:p>
          </table:table-cell>
          <table:table-cell table:number-columns-repeated="12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B423]+[.$M$2]*[.B423]-[.$N$2]*[.B423]*[.C423]" office:value-type="float" office:value="113.200949701676" calcext:value-type="float">
            <text:p>113,20</text:p>
          </table:table-cell>
          <table:table-cell table:formula="of:=[.C423]+[.$N$2]*[.B423]*[.C423]-[.$O$2]*[.C423]" office:value-type="float" office:value="30.0689458619829" calcext:value-type="float">
            <text:p>30,07</text:p>
          </table:table-cell>
          <table:table-cell table:number-columns-repeated="12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B424]+[.$M$2]*[.B424]-[.$N$2]*[.B424]*[.C424]" office:value-type="float" office:value="113.763052081657" calcext:value-type="float">
            <text:p>113,76</text:p>
          </table:table-cell>
          <table:table-cell table:formula="of:=[.C424]+[.$N$2]*[.B424]*[.C424]-[.$O$2]*[.C424]" office:value-type="float" office:value="30.2674151829362" calcext:value-type="float">
            <text:p>30,27</text:p>
          </table:table-cell>
          <table:table-cell table:number-columns-repeated="12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B425]+[.$M$2]*[.B425]-[.$N$2]*[.B425]*[.C425]" office:value-type="float" office:value="114.316656358373" calcext:value-type="float">
            <text:p>114,32</text:p>
          </table:table-cell>
          <table:table-cell table:formula="of:=[.C425]+[.$N$2]*[.B425]*[.C425]-[.$O$2]*[.C425]" office:value-type="float" office:value="30.4757011887061" calcext:value-type="float">
            <text:p>30,48</text:p>
          </table:table-cell>
          <table:table-cell table:number-columns-repeated="12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B426]+[.$M$2]*[.B426]-[.$N$2]*[.B426]*[.C426]" office:value-type="float" office:value="114.861049355506" calcext:value-type="float">
            <text:p>114,86</text:p>
          </table:table-cell>
          <table:table-cell table:formula="of:=[.C426]+[.$N$2]*[.B426]*[.C426]-[.$O$2]*[.C426]" office:value-type="float" office:value="30.6938562593057" calcext:value-type="float">
            <text:p>30,69</text:p>
          </table:table-cell>
          <table:table-cell table:number-columns-repeated="12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B427]+[.$M$2]*[.B427]-[.$N$2]*[.B427]*[.C427]" office:value-type="float" office:value="115.39550607326" calcext:value-type="float">
            <text:p>115,40</text:p>
          </table:table-cell>
          <table:table-cell table:formula="of:=[.C427]+[.$N$2]*[.B427]*[.C427]-[.$O$2]*[.C427]" office:value-type="float" office:value="30.9219277156958" calcext:value-type="float">
            <text:p>30,92</text:p>
          </table:table-cell>
          <table:table-cell table:number-columns-repeated="12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B428]+[.$M$2]*[.B428]-[.$N$2]*[.B428]*[.C428]" office:value-type="float" office:value="115.919290445969" calcext:value-type="float">
            <text:p>115,92</text:p>
          </table:table-cell>
          <table:table-cell table:formula="of:=[.C428]+[.$N$2]*[.B428]*[.C428]-[.$O$2]*[.C428]" office:value-type="float" office:value="31.1599570786678" calcext:value-type="float">
            <text:p>31,16</text:p>
          </table:table-cell>
          <table:table-cell table:number-columns-repeated="12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B429]+[.$M$2]*[.B429]-[.$N$2]*[.B429]*[.C429]" office:value-type="float" office:value="116.431656197445" calcext:value-type="float">
            <text:p>116,43</text:p>
          </table:table-cell>
          <table:table-cell table:formula="of:=[.C429]+[.$N$2]*[.B429]*[.C429]-[.$O$2]*[.C429]" office:value-type="float" office:value="31.4079792821774" calcext:value-type="float">
            <text:p>31,41</text:p>
          </table:table-cell>
          <table:table-cell table:number-columns-repeated="12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B430]+[.$M$2]*[.B430]-[.$N$2]*[.B430]*[.C430]" office:value-type="float" office:value="116.931847798574" calcext:value-type="float">
            <text:p>116,93</text:p>
          </table:table-cell>
          <table:table-cell table:formula="of:=[.C430]+[.$N$2]*[.B430]*[.C430]-[.$O$2]*[.C430]" office:value-type="float" office:value="31.666021840888" calcext:value-type="float">
            <text:p>31,67</text:p>
          </table:table-cell>
          <table:table-cell table:number-columns-repeated="12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B431]+[.$M$2]*[.B431]-[.$N$2]*[.B431]*[.C431]" office:value-type="float" office:value="117.419101531403" calcext:value-type="float">
            <text:p>117,42</text:p>
          </table:table-cell>
          <table:table-cell table:formula="of:=[.C431]+[.$N$2]*[.B431]*[.C431]-[.$O$2]*[.C431]" office:value-type="float" office:value="31.9341039719862" calcext:value-type="float">
            <text:p>31,93</text:p>
          </table:table-cell>
          <table:table-cell table:number-columns-repeated="12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B432]+[.$M$2]*[.B432]-[.$N$2]*[.B432]*[.C432]" office:value-type="float" office:value="117.892646663731" calcext:value-type="float">
            <text:p>117,89</text:p>
          </table:table-cell>
          <table:table-cell table:formula="of:=[.C432]+[.$N$2]*[.B432]*[.C432]-[.$O$2]*[.C432]" office:value-type="float" office:value="32.2122356716874" calcext:value-type="float">
            <text:p>32,21</text:p>
          </table:table-cell>
          <table:table-cell table:number-columns-repeated="12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B433]+[.$M$2]*[.B433]-[.$N$2]*[.B433]*[.C433]" office:value-type="float" office:value="118.35170673786" calcext:value-type="float">
            <text:p>118,35</text:p>
          </table:table-cell>
          <table:table-cell table:formula="of:=[.C433]+[.$N$2]*[.B433]*[.C433]-[.$O$2]*[.C433]" office:value-type="float" office:value="32.5004167472485" calcext:value-type="float">
            <text:p>32,50</text:p>
          </table:table-cell>
          <table:table-cell table:number-columns-repeated="12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B434]+[.$M$2]*[.B434]-[.$N$2]*[.B434]*[.C434]" office:value-type="float" office:value="118.795500976753" calcext:value-type="float">
            <text:p>118,80</text:p>
          </table:table-cell>
          <table:table-cell table:formula="of:=[.C434]+[.$N$2]*[.B434]*[.C434]-[.$O$2]*[.C434]" office:value-type="float" office:value="32.7986358057504" calcext:value-type="float">
            <text:p>32,80</text:p>
          </table:table-cell>
          <table:table-cell table:number-columns-repeated="12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B435]+[.$M$2]*[.B435]-[.$N$2]*[.B435]*[.C435]" office:value-type="float" office:value="119.223245810339" calcext:value-type="float">
            <text:p>119,22</text:p>
          </table:table-cell>
          <table:table-cell table:formula="of:=[.C435]+[.$N$2]*[.B435]*[.C435]-[.$O$2]*[.C435]" office:value-type="float" office:value="33.106869201412" calcext:value-type="float">
            <text:p>33,11</text:p>
          </table:table-cell>
          <table:table-cell table:number-columns-repeated="12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B436]+[.$M$2]*[.B436]-[.$N$2]*[.B436]*[.C436]" office:value-type="float" office:value="119.63415652414" calcext:value-type="float">
            <text:p>119,63</text:p>
          </table:table-cell>
          <table:table-cell table:formula="of:=[.C436]+[.$N$2]*[.B436]*[.C436]-[.$O$2]*[.C436]" office:value-type="float" office:value="33.4250799437467" calcext:value-type="float">
            <text:p>33,43</text:p>
          </table:table-cell>
          <table:table-cell table:number-columns-repeated="12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B437]+[.$M$2]*[.B437]-[.$N$2]*[.B437]*[.C437]" office:value-type="float" office:value="120.027449031712" calcext:value-type="float">
            <text:p>120,03</text:p>
          </table:table-cell>
          <table:table-cell table:formula="of:=[.C437]+[.$N$2]*[.B437]*[.C437]-[.$O$2]*[.C437]" office:value-type="float" office:value="33.7532165694704" calcext:value-type="float">
            <text:p>33,75</text:p>
          </table:table-cell>
          <table:table-cell table:number-columns-repeated="12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B438]+[.$M$2]*[.B438]-[.$N$2]*[.B438]*[.C438]" office:value-type="float" office:value="120.402341771622" calcext:value-type="float">
            <text:p>120,40</text:p>
          </table:table-cell>
          <table:table-cell table:formula="of:=[.C438]+[.$N$2]*[.B438]*[.C438]-[.$O$2]*[.C438]" office:value-type="float" office:value="34.0912119817211" calcext:value-type="float">
            <text:p>34,09</text:p>
          </table:table-cell>
          <table:table-cell table:number-columns-repeated="12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B439]+[.$M$2]*[.B439]-[.$N$2]*[.B439]*[.C439]" office:value-type="float" office:value="120.758057728839" calcext:value-type="float">
            <text:p>120,76</text:p>
          </table:table-cell>
          <table:table-cell table:formula="of:=[.C439]+[.$N$2]*[.B439]*[.C439]-[.$O$2]*[.C439]" office:value-type="float" office:value="34.4389822608511" calcext:value-type="float">
            <text:p>34,44</text:p>
          </table:table-cell>
          <table:table-cell table:number-columns-repeated="12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B440]+[.$M$2]*[.B440]-[.$N$2]*[.B440]*[.C440]" office:value-type="float" office:value="121.093826579426" calcext:value-type="float">
            <text:p>121,09</text:p>
          </table:table-cell>
          <table:table-cell table:formula="of:=[.C440]+[.$N$2]*[.B440]*[.C440]-[.$O$2]*[.C440]" office:value-type="float" office:value="34.7964254517977" calcext:value-type="float">
            <text:p>34,80</text:p>
          </table:table-cell>
          <table:table-cell table:number-columns-repeated="12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B441]+[.$M$2]*[.B441]-[.$N$2]*[.B441]*[.C441]" office:value-type="float" office:value="121.408886956393" calcext:value-type="float">
            <text:p>121,41</text:p>
          </table:table-cell>
          <table:table-cell table:formula="of:=[.C441]+[.$N$2]*[.B441]*[.C441]-[.$O$2]*[.C441]" office:value-type="float" office:value="35.1634203338298" calcext:value-type="float">
            <text:p>35,16</text:p>
          </table:table-cell>
          <table:table-cell table:number-columns-repeated="12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B442]+[.$M$2]*[.B442]-[.$N$2]*[.B442]*[.C442]" office:value-type="float" office:value="121.702488833366" calcext:value-type="float">
            <text:p>121,70</text:p>
          </table:table-cell>
          <table:table-cell table:formula="of:=[.C442]+[.$N$2]*[.B442]*[.C442]-[.$O$2]*[.C442]" office:value-type="float" office:value="35.5398251792933" calcext:value-type="float">
            <text:p>35,54</text:p>
          </table:table-cell>
          <table:table-cell table:number-columns-repeated="12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B443]+[.$M$2]*[.B443]-[.$N$2]*[.B443]*[.C443]" office:value-type="float" office:value="121.973896021522" calcext:value-type="float">
            <text:p>121,97</text:p>
          </table:table-cell>
          <table:table-cell table:formula="of:=[.C443]+[.$N$2]*[.B443]*[.C443]-[.$O$2]*[.C443]" office:value-type="float" office:value="35.92547650884" calcext:value-type="float">
            <text:p>35,93</text:p>
          </table:table-cell>
          <table:table-cell table:number-columns-repeated="12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B444]+[.$M$2]*[.B444]-[.$N$2]*[.B444]*[.C444]" office:value-type="float" office:value="122.222388773846" calcext:value-type="float">
            <text:p>122,22</text:p>
          </table:table-cell>
          <table:table-cell table:formula="of:=[.C444]+[.$N$2]*[.B444]*[.C444]-[.$O$2]*[.C444]" office:value-type="float" office:value="36.3201878515044" calcext:value-type="float">
            <text:p>36,32</text:p>
          </table:table-cell>
          <table:table-cell table:number-columns-repeated="12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B445]+[.$M$2]*[.B445]-[.$N$2]*[.B445]*[.C445]" office:value-type="float" office:value="122.44726648936" calcext:value-type="float">
            <text:p>122,45</text:p>
          </table:table-cell>
          <table:table-cell table:formula="of:=[.C445]+[.$N$2]*[.B445]*[.C445]-[.$O$2]*[.C445]" office:value-type="float" office:value="36.723748518892" calcext:value-type="float">
            <text:p>36,72</text:p>
          </table:table-cell>
          <table:table-cell table:number-columns-repeated="12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B446]+[.$M$2]*[.B446]-[.$N$2]*[.B446]*[.C446]" office:value-type="float" office:value="122.647850508456" calcext:value-type="float">
            <text:p>122,65</text:p>
          </table:table-cell>
          <table:table-cell table:formula="of:=[.C446]+[.$N$2]*[.B446]*[.C446]-[.$O$2]*[.C446]" office:value-type="float" office:value="37.1359224036379" calcext:value-type="float">
            <text:p>37,14</text:p>
          </table:table-cell>
          <table:table-cell table:number-columns-repeated="12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B447]+[.$M$2]*[.B447]-[.$N$2]*[.B447]*[.C447]" office:value-type="float" office:value="122.823486988898" calcext:value-type="float">
            <text:p>122,82</text:p>
          </table:table-cell>
          <table:table-cell table:formula="of:=[.C447]+[.$N$2]*[.B447]*[.C447]-[.$O$2]*[.C447]" office:value-type="float" office:value="37.5564468131836" calcext:value-type="float">
            <text:p>37,56</text:p>
          </table:table-cell>
          <table:table-cell table:number-columns-repeated="12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B448]+[.$M$2]*[.B448]-[.$N$2]*[.B448]*[.C448]" office:value-type="float" office:value="122.973549850422" calcext:value-type="float">
            <text:p>122,97</text:p>
          </table:table-cell>
          <table:table-cell table:formula="of:=[.C448]+[.$N$2]*[.B448]*[.C448]-[.$O$2]*[.C448]" office:value-type="float" office:value="37.9850313507785" calcext:value-type="float">
            <text:p>37,99</text:p>
          </table:table-cell>
          <table:table-cell table:number-columns-repeated="12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B449]+[.$M$2]*[.B449]-[.$N$2]*[.B449]*[.C449]" office:value-type="float" office:value="123.097443774238" calcext:value-type="float">
            <text:p>123,10</text:p>
          </table:table-cell>
          <table:table-cell table:formula="of:=[.C449]+[.$N$2]*[.B449]*[.C449]-[.$O$2]*[.C449]" office:value-type="float" office:value="38.421356856432" calcext:value-type="float">
            <text:p>38,42</text:p>
          </table:table-cell>
          <table:table-cell table:number-columns-repeated="12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B450]+[.$M$2]*[.B450]-[.$N$2]*[.B450]*[.C450]" office:value-type="float" office:value="123.19460724204" calcext:value-type="float">
            <text:p>123,19</text:p>
          </table:table-cell>
          <table:table-cell table:formula="of:=[.C450]+[.$N$2]*[.B450]*[.C450]-[.$O$2]*[.C450]" office:value-type="float" office:value="38.8650744212927" calcext:value-type="float">
            <text:p>38,87</text:p>
          </table:table-cell>
          <table:table-cell table:number-columns-repeated="12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B451]+[.$M$2]*[.B451]-[.$N$2]*[.B451]*[.C451]" office:value-type="float" office:value="123.264515597499" calcext:value-type="float">
            <text:p>123,26</text:p>
          </table:table-cell>
          <table:table-cell table:formula="of:=[.C451]+[.$N$2]*[.B451]*[.C451]-[.$O$2]*[.C451]" office:value-type="float" office:value="39.31580448961" calcext:value-type="float">
            <text:p>39,32</text:p>
          </table:table-cell>
          <table:table-cell table:number-columns-repeated="12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B452]+[.$M$2]*[.B452]-[.$N$2]*[.B452]*[.C452]" office:value-type="float" office:value="123.30668411158" calcext:value-type="float">
            <text:p>123,31</text:p>
          </table:table-cell>
          <table:table-cell table:formula="of:=[.C452]+[.$N$2]*[.B452]*[.C452]-[.$O$2]*[.C452]" office:value-type="float" office:value="39.7731360629983" calcext:value-type="float">
            <text:p>39,77</text:p>
          </table:table-cell>
          <table:table-cell table:number-columns-repeated="12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B453]+[.$M$2]*[.B453]-[.$N$2]*[.B453]*[.C453]" office:value-type="float" office:value="123.320671031488" calcext:value-type="float">
            <text:p>123,32</text:p>
          </table:table-cell>
          <table:table-cell table:formula="of:=[.C453]+[.$N$2]*[.B453]*[.C453]-[.$O$2]*[.C453]" office:value-type="float" office:value="40.2366260221719" calcext:value-type="float">
            <text:p>40,24</text:p>
          </table:table-cell>
          <table:table-cell table:number-columns-repeated="12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B454]+[.$M$2]*[.B454]-[.$N$2]*[.B454]*[.C454]" office:value-type="float" office:value="123.30608059157" calcext:value-type="float">
            <text:p>123,31</text:p>
          </table:table-cell>
          <table:table-cell table:formula="of:=[.C454]+[.$N$2]*[.B454]*[.C454]-[.$O$2]*[.C454]" office:value-type="float" office:value="40.705798581612" calcext:value-type="float">
            <text:p>40,71</text:p>
          </table:table-cell>
          <table:table-cell table:number-columns-repeated="12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B455]+[.$M$2]*[.B455]-[.$N$2]*[.B455]*[.C455]" office:value-type="float" office:value="123.262565963177" calcext:value-type="float">
            <text:p>123,26</text:p>
          </table:table-cell>
          <table:table-cell table:formula="of:=[.C455]+[.$N$2]*[.B455]*[.C455]-[.$O$2]*[.C455]" office:value-type="float" office:value="41.1801448927556" calcext:value-type="float">
            <text:p>41,18</text:p>
          </table:table-cell>
          <table:table-cell table:number-columns-repeated="12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B456]+[.$M$2]*[.B456]-[.$N$2]*[.B456]*[.C456]" office:value-type="float" office:value="123.189832119332" calcext:value-type="float">
            <text:p>123,19</text:p>
          </table:table-cell>
          <table:table-cell table:formula="of:=[.C456]+[.$N$2]*[.B456]*[.C456]-[.$O$2]*[.C456]" office:value-type="float" office:value="41.6591228112261" calcext:value-type="float">
            <text:p>41,66</text:p>
          </table:table-cell>
          <table:table-cell table:number-columns-repeated="12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B457]+[.$M$2]*[.B457]-[.$N$2]*[.B457]*[.C457]" office:value-type="float" office:value="123.087638589042" calcext:value-type="float">
            <text:p>123,09</text:p>
          </table:table-cell>
          <table:table-cell table:formula="of:=[.C457]+[.$N$2]*[.B457]*[.C457]-[.$O$2]*[.C457]" office:value-type="float" office:value="42.1421568433416" calcext:value-type="float">
            <text:p>42,14</text:p>
          </table:table-cell>
          <table:table-cell table:number-columns-repeated="12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B458]+[.$M$2]*[.B458]-[.$N$2]*[.B458]*[.C458]" office:value-type="float" office:value="122.955802075375" calcext:value-type="float">
            <text:p>122,96</text:p>
          </table:table-cell>
          <table:table-cell table:formula="of:=[.C458]+[.$N$2]*[.B458]*[.C458]-[.$O$2]*[.C458]" office:value-type="float" office:value="42.6286382866224" calcext:value-type="float">
            <text:p>42,63</text:p>
          </table:table-cell>
          <table:table-cell table:number-columns-repeated="12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B459]+[.$M$2]*[.B459]-[.$N$2]*[.B459]*[.C459]" office:value-type="float" office:value="122.794198910926" calcext:value-type="float">
            <text:p>122,79</text:p>
          </table:table-cell>
          <table:table-cell table:formula="of:=[.C459]+[.$N$2]*[.B459]*[.C459]-[.$O$2]*[.C459]" office:value-type="float" office:value="43.1179255782477" calcext:value-type="float">
            <text:p>43,12</text:p>
          </table:table-cell>
          <table:table-cell table:number-columns-repeated="12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B460]+[.$M$2]*[.B460]-[.$N$2]*[.B460]*[.C460]" office:value-type="float" office:value="122.602767324103" calcext:value-type="float">
            <text:p>122,60</text:p>
          </table:table-cell>
          <table:table-cell table:formula="of:=[.C460]+[.$N$2]*[.B460]*[.C460]-[.$O$2]*[.C460]" office:value-type="float" office:value="43.6093448643762" calcext:value-type="float">
            <text:p>43,61</text:p>
          </table:table-cell>
          <table:table-cell table:number-columns-repeated="12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B461]+[.$M$2]*[.B461]-[.$N$2]*[.B461]*[.C461]" office:value-type="float" office:value="122.381509489804" calcext:value-type="float">
            <text:p>122,38</text:p>
          </table:table-cell>
          <table:table-cell table:formula="of:=[.C461]+[.$N$2]*[.B461]*[.C461]-[.$O$2]*[.C461]" office:value-type="float" office:value="44.1021908019392" calcext:value-type="float">
            <text:p>44,10</text:p>
          </table:table-cell>
          <table:table-cell table:number-columns-repeated="12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B462]+[.$M$2]*[.B462]-[.$N$2]*[.B462]*[.C462]" office:value-type="float" office:value="122.130493338525" calcext:value-type="float">
            <text:p>122,13</text:p>
          </table:table-cell>
          <table:table-cell table:formula="of:=[.C462]+[.$N$2]*[.B462]*[.C462]-[.$O$2]*[.C462]" office:value-type="float" office:value="44.5957276029166" calcext:value-type="float">
            <text:p>44,60</text:p>
          </table:table-cell>
          <table:table-cell table:number-columns-repeated="12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B463]+[.$M$2]*[.B463]-[.$N$2]*[.B463]*[.C463]" office:value-type="float" office:value="121.849854098829" calcext:value-type="float">
            <text:p>121,85</text:p>
          </table:table-cell>
          <table:table-cell table:formula="of:=[.C463]+[.$N$2]*[.B463]*[.C463]-[.$O$2]*[.C463]" office:value-type="float" office:value="45.0891903292381" calcext:value-type="float">
            <text:p>45,09</text:p>
          </table:table-cell>
          <table:table-cell table:number-columns-repeated="12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B464]+[.$M$2]*[.B464]-[.$N$2]*[.B464]*[.C464]" office:value-type="float" office:value="121.539795549279" calcext:value-type="float">
            <text:p>121,54</text:p>
          </table:table-cell>
          <table:table-cell table:formula="of:=[.C464]+[.$N$2]*[.B464]*[.C464]-[.$O$2]*[.C464]" office:value-type="float" office:value="45.5817864443022" calcext:value-type="float">
            <text:p>45,58</text:p>
          </table:table-cell>
          <table:table-cell table:number-columns-repeated="12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B465]+[.$M$2]*[.B465]-[.$N$2]*[.B465]*[.C465]" office:value-type="float" office:value="121.200590957659" calcext:value-type="float">
            <text:p>121,20</text:p>
          </table:table-cell>
          <table:table-cell table:formula="of:=[.C465]+[.$N$2]*[.B465]*[.C465]-[.$O$2]*[.C465]" office:value-type="float" office:value="46.0726976246928" calcext:value-type="float">
            <text:p>46,07</text:p>
          </table:table-cell>
          <table:table-cell table:number-columns-repeated="12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B466]+[.$M$2]*[.B466]-[.$N$2]*[.B466]*[.C466]" office:value-type="float" office:value="120.832583687249" calcext:value-type="float">
            <text:p>120,83</text:p>
          </table:table-cell>
          <table:table-cell table:formula="of:=[.C466]+[.$N$2]*[.B466]*[.C466]-[.$O$2]*[.C466]" office:value-type="float" office:value="46.5610818330213" calcext:value-type="float">
            <text:p>46,56</text:p>
          </table:table-cell>
          <table:table-cell table:number-columns-repeated="12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B467]+[.$M$2]*[.B467]-[.$N$2]*[.B467]*[.C467]" office:value-type="float" office:value="120.436187452415" calcext:value-type="float">
            <text:p>120,44</text:p>
          </table:table-cell>
          <table:table-cell table:formula="of:=[.C467]+[.$N$2]*[.B467]*[.C467]-[.$O$2]*[.C467]" office:value-type="float" office:value="47.0460756499489" calcext:value-type="float">
            <text:p>47,05</text:p>
          </table:table-cell>
          <table:table-cell table:number-columns-repeated="12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B468]+[.$M$2]*[.B468]-[.$N$2]*[.B468]*[.C468]" office:value-type="float" office:value="120.011886208525" calcext:value-type="float">
            <text:p>120,01</text:p>
          </table:table-cell>
          <table:table-cell table:formula="of:=[.C468]+[.$N$2]*[.B468]*[.C468]-[.$O$2]*[.C468]" office:value-type="float" office:value="47.5267968603904" calcext:value-type="float">
            <text:p>47,53</text:p>
          </table:table-cell>
          <table:table-cell table:number-columns-repeated="12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B469]+[.$M$2]*[.B469]-[.$N$2]*[.B469]*[.C469]" office:value-type="float" office:value="119.560233664363" calcext:value-type="float">
            <text:p>119,56</text:p>
          </table:table-cell>
          <table:table-cell table:formula="of:=[.C469]+[.$N$2]*[.B469]*[.C469]-[.$O$2]*[.C469]" office:value-type="float" office:value="48.0023472857033" calcext:value-type="float">
            <text:p>48,00</text:p>
          </table:table-cell>
          <table:table-cell table:number-columns-repeated="12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B470]+[.$M$2]*[.B470]-[.$N$2]*[.B470]*[.C470]" office:value-type="float" office:value="119.081852408692" calcext:value-type="float">
            <text:p>119,08</text:p>
          </table:table-cell>
          <table:table-cell table:formula="of:=[.C470]+[.$N$2]*[.B470]*[.C470]-[.$O$2]*[.C470]" office:value-type="float" office:value="48.4718158503764" calcext:value-type="float">
            <text:p>48,47</text:p>
          </table:table-cell>
          <table:table-cell table:number-columns-repeated="12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B471]+[.$M$2]*[.B471]-[.$N$2]*[.B471]*[.C471]" office:value-type="float" office:value="118.577432646328" calcext:value-type="float">
            <text:p>118,58</text:p>
          </table:table-cell>
          <table:table-cell table:formula="of:=[.C471]+[.$N$2]*[.B471]*[.C471]-[.$O$2]*[.C471]" office:value-type="float" office:value="48.9342818683955" calcext:value-type="float">
            <text:p>48,93</text:p>
          </table:table-cell>
          <table:table-cell table:number-columns-repeated="12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B472]+[.$M$2]*[.B472]-[.$N$2]*[.B472]*[.C472]" office:value-type="float" office:value="118.047730543081" calcext:value-type="float">
            <text:p>118,05</text:p>
          </table:table-cell>
          <table:table-cell table:formula="of:=[.C472]+[.$N$2]*[.B472]*[.C472]-[.$O$2]*[.C472]" office:value-type="float" office:value="49.3888185311487" calcext:value-type="float">
            <text:p>49,39</text:p>
          </table:table-cell>
          <table:table-cell table:number-columns-repeated="12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B473]+[.$M$2]*[.B473]-[.$N$2]*[.B473]*[.C473]" office:value-type="float" office:value="117.49356618304" calcext:value-type="float">
            <text:p>117,49</text:p>
          </table:table-cell>
          <table:table-cell table:formula="of:=[.C473]+[.$N$2]*[.B473]*[.C473]-[.$O$2]*[.C473]" office:value-type="float" office:value="49.8344965754944" calcext:value-type="float">
            <text:p>49,83</text:p>
          </table:table-cell>
          <table:table-cell table:number-columns-repeated="12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B474]+[.$M$2]*[.B474]-[.$N$2]*[.B474]*[.C474]" office:value-type="float" office:value="116.915821145905" calcext:value-type="float">
            <text:p>116,92</text:p>
          </table:table-cell>
          <table:table-cell table:formula="of:=[.C474]+[.$N$2]*[.B474]*[.C474]-[.$O$2]*[.C474]" office:value-type="float" office:value="50.2703881075153" calcext:value-type="float">
            <text:p>50,27</text:p>
          </table:table-cell>
          <table:table-cell table:number-columns-repeated="12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B475]+[.$M$2]*[.B475]-[.$N$2]*[.B475]*[.C475]" office:value-type="float" office:value="116.315435716366" calcext:value-type="float">
            <text:p>116,32</text:p>
          </table:table-cell>
          <table:table-cell table:formula="of:=[.C475]+[.$N$2]*[.B475]*[.C475]-[.$O$2]*[.C475]" office:value-type="float" office:value="50.6955705545963" calcext:value-type="float">
            <text:p>50,70</text:p>
          </table:table-cell>
          <table:table-cell table:number-columns-repeated="12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B476]+[.$M$2]*[.B476]-[.$N$2]*[.B476]*[.C476]" office:value-type="float" office:value="115.69340574172" calcext:value-type="float">
            <text:p>115,69</text:p>
          </table:table-cell>
          <table:table-cell table:formula="of:=[.C476]+[.$N$2]*[.B476]*[.C476]-[.$O$2]*[.C476]" office:value-type="float" office:value="51.1091307158403" calcext:value-type="float">
            <text:p>51,11</text:p>
          </table:table-cell>
          <table:table-cell table:number-columns-repeated="12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B477]+[.$M$2]*[.B477]-[.$N$2]*[.B477]*[.C477]" office:value-type="float" office:value="115.050779158047" calcext:value-type="float">
            <text:p>115,05</text:p>
          </table:table-cell>
          <table:table-cell table:formula="of:=[.C477]+[.$N$2]*[.B477]*[.C477]-[.$O$2]*[.C477]" office:value-type="float" office:value="51.5101688785555" calcext:value-type="float">
            <text:p>51,51</text:p>
          </table:table-cell>
          <table:table-cell table:number-columns-repeated="12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B478]+[.$M$2]*[.B478]-[.$N$2]*[.B478]*[.C478]" office:value-type="float" office:value="114.388652209188" calcext:value-type="float">
            <text:p>114,39</text:p>
          </table:table-cell>
          <table:table-cell table:formula="of:=[.C478]+[.$N$2]*[.B478]*[.C478]-[.$O$2]*[.C478]" office:value-type="float" office:value="51.8978029666479" calcext:value-type="float">
            <text:p>51,90</text:p>
          </table:table-cell>
          <table:table-cell table:number-columns-repeated="12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B479]+[.$M$2]*[.B479]-[.$N$2]*[.B479]*[.C479]" office:value-type="float" office:value="113.708165386385" calcext:value-type="float">
            <text:p>113,71</text:p>
          </table:table-cell>
          <table:table-cell table:formula="of:=[.C479]+[.$N$2]*[.B479]*[.C479]-[.$O$2]*[.C479]" office:value-type="float" office:value="52.2711726853019" calcext:value-type="float">
            <text:p>52,27</text:p>
          </table:table-cell>
          <table:table-cell table:number-columns-repeated="12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B480]+[.$M$2]*[.B480]-[.$N$2]*[.B480]*[.C480]" office:value-type="float" office:value="113.010499119792" calcext:value-type="float">
            <text:p>113,01</text:p>
          </table:table-cell>
          <table:table-cell table:formula="of:=[.C480]+[.$N$2]*[.B480]*[.C480]-[.$O$2]*[.C480]" office:value-type="float" office:value="52.6294436253571" calcext:value-type="float">
            <text:p>52,63</text:p>
          </table:table-cell>
          <table:table-cell table:number-columns-repeated="12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B481]+[.$M$2]*[.B481]-[.$N$2]*[.B481]*[.C481]" office:value-type="float" office:value="112.296869255939" calcext:value-type="float">
            <text:p>112,30</text:p>
          </table:table-cell>
          <table:table-cell table:formula="of:=[.C481]+[.$N$2]*[.B481]*[.C481]-[.$O$2]*[.C481]" office:value-type="float" office:value="52.9718112903385" calcext:value-type="float">
            <text:p>52,97</text:p>
          </table:table-cell>
          <table:table-cell table:number-columns-repeated="12"/>
        </table:table-row>
        <table:table-row table:style-name="ro1" table:number-rows-repeated="104809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1" table:target-range-address="z1.A1:z1.C62" table:display-filter-buttons="true">
          <table:filter>
            <table:filter-and>
              <table:filter-condition table:data-type="number" table:value="60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4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4T19:08:53.505000000</meta:creation-date>
    <dc:date>2022-10-04T20:01:04.926000000</dc:date>
    <meta:editing-duration>PT10M9S</meta:editing-duration>
    <meta:editing-cycles>2</meta:editing-cycles>
    <meta:generator>LibreOffice/7.2.2.2$Windows_X86_64 LibreOffice_project/02b2acce88a210515b4a5bb2e46cbfb63fe97d56</meta:generator>
    <meta:document-statistic meta:table-count="5" meta:cell-count="3782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3.952cm" style:legend-expansion="high" chart:style-name="ch2"/>
        <chart:plot-area chart:style-name="ch3" table:cell-range-address="z3.A1:z3.C242" chart:data-source-has-labels="both" svg:x="0.32cm" svg:y="0.18cm" svg:width="12.72cm" svg:height="8.64cm">
          <chart:coordinate-region svg:x="1.418cm" svg:y="0.301cm" svg:width="11.297cm" svg:height="7.517cm"/>
          <chart:axis chart:dimension="x" chart:name="primary-x" chart:style-name="ch4" chartooo:axis-type="auto">
            <chartooo:date-scale/>
            <chart:categories table:cell-range-address="z3.A2:z3.A2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z3.B2:z3.B242" chart:label-cell-address="z3.B1:z3.B1" chart:class="chart:line">
            <chart:data-point chart:repeated="241"/>
          </chart:series>
          <chart:series chart:style-name="ch8" chart:values-cell-range-address="z3.C2:z3.C242" chart:label-cell-address="z3.C1:z3.C1" chart:class="chart:line">
            <chart:data-point chart:repeated="2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 zajace</text:p>
                <draw:g>
                  <svg:desc>z3.B1:z3.B1</svg:desc>
                </draw:g>
              </table:table-cell>
              <table:table-cell office:value-type="string">
                <text:p>n wilki</text:p>
                <draw:g>
                  <svg:desc>z3.C1:z3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z3.A2:z3.A242</svg:desc>
                </draw:g>
              </table:table-cell>
              <table:table-cell office:value-type="float" office:value="100">
                <text:p>100</text:p>
                <draw:g>
                  <svg:desc>z3.B2:z3.B242</svg:desc>
                </draw:g>
              </table:table-cell>
              <table:table-cell office:value-type="float" office:value="30">
                <text:p>30</text:p>
                <draw:g>
                  <svg:desc>z3.C2:z3.C24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0.5">
                <text:p>100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1.0025">
                <text:p>101.0025</text:p>
              </table:table-cell>
              <table:table-cell office:value-type="float" office:value="30.0075">
                <text:p>30.007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1.507133740625">
                <text:p>101.507133740625</text:p>
              </table:table-cell>
              <table:table-cell office:value-type="float" office:value="30.022541259375">
                <text:p>30.0225412593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2.013525360013">
                <text:p>102.013525360013</text:p>
              </table:table-cell>
              <table:table-cell office:value-type="float" office:value="30.0451652518307">
                <text:p>30.045165251830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2.521289253532">
                <text:p>102.521289253532</text:p>
              </table:table-cell>
              <table:table-cell office:value-type="float" office:value="30.0754136029208">
                <text:p>30.075413602920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3.0300299499">
                <text:p>103.0300299499</text:p>
              </table:table-cell>
              <table:table-cell office:value-type="float" office:value="30.1133280114771">
                <text:p>30.113328011477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3.539342005441">
                <text:p>103.539342005441</text:p>
              </table:table-cell>
              <table:table-cell office:value-type="float" office:value="30.1589501543601">
                <text:p>30.158950154360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4.048809918271">
                <text:p>104.048809918271</text:p>
              </table:table-cell>
              <table:table-cell office:value-type="float" office:value="30.2123215739207">
                <text:p>30.212321573920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4.558008064319">
                <text:p>104.558008064319</text:p>
              </table:table-cell>
              <table:table-cell office:value-type="float" office:value="30.273483547542">
                <text:p>30.27348354754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5.066500657156">
                <text:p>105.066500657156</text:p>
              </table:table-cell>
              <table:table-cell office:value-type="float" office:value="30.3424769386144">
                <text:p>30.342476938614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5.573841733694">
                <text:p>105.573841733694</text:p>
              </table:table-cell>
              <table:table-cell office:value-type="float" office:value="30.419342028289">
                <text:p>30.41934202828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6.079575167899">
                <text:p>106.079575167899</text:p>
              </table:table-cell>
              <table:table-cell office:value-type="float" office:value="30.5041183273434">
                <text:p>30.504118327343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6.583234714739">
                <text:p>106.583234714739</text:p>
              </table:table-cell>
              <table:table-cell office:value-type="float" office:value="30.5968443674942">
                <text:p>30.596844367494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7.084344086658">
                <text:p>107.084344086658</text:p>
              </table:table-cell>
              <table:table-cell office:value-type="float" office:value="30.6975574714949">
                <text:p>30.697557471494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7.582417064943">
                <text:p>107.582417064943</text:p>
              </table:table-cell>
              <table:table-cell office:value-type="float" office:value="30.806293501369">
                <text:p>30.80629350136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8.076957648397">
                <text:p>108.076957648397</text:p>
              </table:table-cell>
              <table:table-cell office:value-type="float" office:value="30.9230865841452">
                <text:p>30.923086584145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08.567460241809">
                <text:p>108.567460241809</text:p>
              </table:table-cell>
              <table:table-cell office:value-type="float" office:value="31.0479688144941">
                <text:p>31.047968814494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09.053409886717">
                <text:p>109.053409886717</text:p>
              </table:table-cell>
              <table:table-cell office:value-type="float" office:value="31.1809699336977">
                <text:p>31.180969933697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09.534282537029">
                <text:p>109.534282537029</text:p>
              </table:table-cell>
              <table:table-cell office:value-type="float" office:value="31.3221169844352">
                <text:p>31.322116984435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0.009545382054">
                <text:p>110.009545382054</text:p>
              </table:table-cell>
              <table:table-cell office:value-type="float" office:value="31.471433940929">
                <text:p>31.47143394092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10.478657219513">
                <text:p>110.478657219513</text:p>
              </table:table-cell>
              <table:table-cell office:value-type="float" office:value="31.628941314064">
                <text:p>31.62894131406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0.941068881077">
                <text:p>110.941068881077</text:p>
              </table:table-cell>
              <table:table-cell office:value-type="float" office:value="31.7946557311871">
                <text:p>31.794655731187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11.396223712937">
                <text:p>111.396223712937</text:p>
              </table:table-cell>
              <table:table-cell office:value-type="float" office:value="31.9685894903896">
                <text:p>31.968589490389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11.843558113866">
                <text:p>111.843558113866</text:p>
              </table:table-cell>
              <table:table-cell office:value-type="float" office:value="32.1507500891994">
                <text:p>32.150750089199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2.282502133141">
                <text:p>112.282502133141</text:p>
              </table:table-cell>
              <table:table-cell office:value-type="float" office:value="32.3411397277423">
                <text:p>32.341139727742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12.71248013057">
                <text:p>112.71248013057</text:p>
              </table:table-cell>
              <table:table-cell office:value-type="float" office:value="32.5397547865894">
                <text:p>32.539754786589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13.132911500762">
                <text:p>113.132911500762</text:p>
              </table:table-cell>
              <table:table-cell office:value-type="float" office:value="32.7465852796784">
                <text:p>32.746585279678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13.543211463579">
                <text:p>113.543211463579</text:p>
              </table:table-cell>
              <table:table-cell office:value-type="float" office:value="32.9616142828935">
                <text:p>32.961614282893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13.942791922498">
                <text:p>113.942791922498</text:p>
              </table:table-cell>
              <table:table-cell office:value-type="float" office:value="33.1848173391006">
                <text:p>33.18481733910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4.331062392421">
                <text:p>114.331062392421</text:p>
              </table:table-cell>
              <table:table-cell office:value-type="float" office:value="33.4161618406732">
                <text:p>33.416161840673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14.707430998109">
                <text:p>114.707430998109</text:p>
              </table:table-cell>
              <table:table-cell office:value-type="float" office:value="33.6556063908002">
                <text:p>33.655606390800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5.071305544185">
                <text:p>115.071305544185</text:p>
              </table:table-cell>
              <table:table-cell office:value-type="float" office:value="33.9031001451463">
                <text:p>33.903100145146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15.42209465722">
                <text:p>115.42209465722</text:p>
              </table:table-cell>
              <table:table-cell office:value-type="float" office:value="34.1585821357376">
                <text:p>34.158582135737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15.75920900005">
                <text:p>115.75920900005</text:p>
              </table:table-cell>
              <table:table-cell office:value-type="float" office:value="34.4219805792644">
                <text:p>34.421980579264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6.082062558016">
                <text:p>116.082062558016</text:p>
              </table:table-cell>
              <table:table-cell office:value-type="float" office:value="34.6932121723366">
                <text:p>34.693212172336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16.390073996312">
                <text:p>116.390073996312</text:p>
              </table:table-cell>
              <table:table-cell office:value-type="float" office:value="34.9721813765836">
                <text:p>34.972181376583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16.682668087122">
                <text:p>116.682668087122</text:p>
              </table:table-cell>
              <table:table-cell office:value-type="float" office:value="35.2587796968709">
                <text:p>35.258779696870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16.959277204601">
                <text:p>116.959277204601</text:p>
              </table:table-cell>
              <table:table-cell office:value-type="float" office:value="35.5528849562909">
                <text:p>35.552884956290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17.21934288518">
                <text:p>117.21934288518</text:p>
              </table:table-cell>
              <table:table-cell office:value-type="float" office:value="35.8543605719894">
                <text:p>35.854360571989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7.462317449975">
                <text:p>117.462317449975</text:p>
              </table:table-cell>
              <table:table-cell office:value-type="float" office:value="36.1630548362984">
                <text:p>36.163054836298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7.687665685404">
                <text:p>117.687665685404</text:p>
              </table:table-cell>
              <table:table-cell office:value-type="float" office:value="36.4788002080545">
                <text:p>36.478800208054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17.894866577367">
                <text:p>117.894866577367</text:p>
              </table:table-cell>
              <table:table-cell office:value-type="float" office:value="36.8014126193969">
                <text:p>36.801412619396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18.083415093603">
                <text:p>118.083415093603</text:p>
              </table:table-cell>
              <table:table-cell office:value-type="float" office:value="37.1306908037382">
                <text:p>37.130690803738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18.25282400803">
                <text:p>118.25282400803</text:p>
              </table:table-cell>
              <table:table-cell office:value-type="float" office:value="37.4664156509964">
                <text:p>37.466415650996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18.402625760096">
                <text:p>118.402625760096</text:p>
              </table:table-cell>
              <table:table-cell office:value-type="float" office:value="37.808349596541">
                <text:p>37.80834959654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18.532374341355">
                <text:p>118.532374341355</text:p>
              </table:table-cell>
              <table:table-cell office:value-type="float" office:value="38.156236050657">
                <text:p>38.15623605065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18.641647200675">
                <text:p>118.641647200675</text:p>
              </table:table-cell>
              <table:table-cell office:value-type="float" office:value="38.509798875631">
                <text:p>38.50979887563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18.730047158703">
                <text:p>118.730047158703</text:p>
              </table:table-cell>
              <table:table-cell office:value-type="float" office:value="38.8687419178352">
                <text:p>38.868741917835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18.797204321425">
                <text:p>118.797204321425</text:p>
              </table:table-cell>
              <table:table-cell office:value-type="float" office:value="39.2327486023954">
                <text:p>39.232748602395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8.842777981949">
                <text:p>118.842777981949</text:p>
              </table:table-cell>
              <table:table-cell office:value-type="float" office:value="39.6014815981806">
                <text:p>39.601481598180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18.866458498923">
                <text:p>118.866458498923</text:p>
              </table:table-cell>
              <table:table-cell office:value-type="float" office:value="39.974582560936">
                <text:p>39.97458256093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18.867969139406">
                <text:p>118.867969139406</text:p>
              </table:table-cell>
              <table:table-cell office:value-type="float" office:value="40.3516719623848">
                <text:p>40.351671962384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18.84706787342">
                <text:p>118.84706787342</text:p>
              </table:table-cell>
              <table:table-cell office:value-type="float" office:value="40.7323490130397">
                <text:p>40.732349013039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18.80354910699">
                <text:p>118.80354910699</text:p>
              </table:table-cell>
              <table:table-cell office:value-type="float" office:value="41.116191686286">
                <text:p>41.11619168628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18.737245340083">
                <text:p>118.737245340083</text:p>
              </table:table-cell>
              <table:table-cell office:value-type="float" office:value="41.5027568510187">
                <text:p>41.502756851018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18.64802873563">
                <text:p>118.64802873563</text:p>
              </table:table-cell>
              <table:table-cell office:value-type="float" office:value="41.8915805197224">
                <text:p>41.891580519722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18.5358125857">
                <text:p>118.5358125857</text:p>
              </table:table-cell>
              <table:table-cell office:value-type="float" office:value="42.2821782183788">
                <text:p>42.282178218378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18.400552660909">
                <text:p>118.400552660909</text:p>
              </table:table-cell>
              <table:table-cell office:value-type="float" office:value="42.6740454839643">
                <text:p>42.674045483964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18.242248429339">
                <text:p>118.242248429339</text:p>
              </table:table-cell>
              <table:table-cell office:value-type="float" office:value="43.0666584945551">
                <text:p>43.066658494555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8.060944131558">
                <text:p>118.060944131558</text:p>
              </table:table-cell>
              <table:table-cell office:value-type="float" office:value="43.4594748361947">
                <text:p>43.459474836194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17.856729698878">
                <text:p>117.856729698878</text:p>
              </table:table-cell>
              <table:table-cell office:value-type="float" office:value="43.8519344096964">
                <text:p>43.851934409696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17.629741502607">
                <text:p>117.629741502607</text:p>
              </table:table-cell>
              <table:table-cell office:value-type="float" office:value="44.2434604794598">
                <text:p>44.243460479459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17.380162922969">
                <text:p>117.380162922969</text:p>
              </table:table-cell>
              <table:table-cell office:value-type="float" office:value="44.6334608651767">
                <text:p>44.633460865176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17.108224727344">
                <text:p>117.108224727344</text:p>
              </table:table-cell>
              <table:table-cell office:value-type="float" office:value="45.021329276003">
                <text:p>45.02132927600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16.814205248701">
                <text:p>116.814205248701</text:p>
              </table:table-cell>
              <table:table-cell office:value-type="float" office:value="45.4064467853918">
                <text:p>45.406446785391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16.498430356474">
                <text:p>116.498430356474</text:p>
              </table:table-cell>
              <table:table-cell office:value-type="float" office:value="45.7881834433238">
                <text:p>45.788183443323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16.161273213593">
                <text:p>116.161273213593</text:p>
              </table:table-cell>
              <table:table-cell office:value-type="float" office:value="46.1659000211683">
                <text:p>46.165900021168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15.803153815109">
                <text:p>115.803153815109</text:p>
              </table:table-cell>
              <table:table-cell office:value-type="float" office:value="46.5389498828651">
                <text:p>46.538949882865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15.424538305572">
                <text:p>115.424538305572</text:p>
              </table:table-cell>
              <table:table-cell office:value-type="float" office:value="46.9066809745614">
                <text:p>46.906680974561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5.025938074216">
                <text:p>115.025938074216</text:p>
              </table:table-cell>
              <table:table-cell office:value-type="float" office:value="47.268437923301">
                <text:p>47.26843792330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14.607908628985">
                <text:p>114.607908628985</text:p>
              </table:table-cell>
              <table:table-cell office:value-type="float" office:value="47.6235642338513">
                <text:p>47.623564233851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14.171048252415">
                <text:p>114.171048252415</text:p>
              </table:table-cell>
              <table:table-cell office:value-type="float" office:value="47.9714045713086">
                <text:p>47.971404571308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13.715996444439">
                <text:p>113.715996444439</text:p>
              </table:table-cell>
              <table:table-cell office:value-type="float" office:value="48.3113071157667">
                <text:p>48.311307115766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13.243432159227">
                <text:p>113.243432159227</text:p>
              </table:table-cell>
              <table:table-cell office:value-type="float" office:value="48.6426259740797">
                <text:p>48.642625974079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12.75407184514">
                <text:p>112.75407184514</text:p>
              </table:table-cell>
              <table:table-cell office:value-type="float" office:value="48.9647236326469">
                <text:p>48.964723632646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12.248667298866">
                <text:p>112.248667298866</text:p>
              </table:table-cell>
              <table:table-cell office:value-type="float" office:value="49.276973434191">
                <text:p>49.27697343419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11.728003346589">
                <text:p>111.728003346589</text:p>
              </table:table-cell>
              <table:table-cell office:value-type="float" office:value="49.5787620607362">
                <text:p>49.578762060736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11.1928953668">
                <text:p>111.1928953668</text:p>
              </table:table-cell>
              <table:table-cell office:value-type="float" office:value="49.8694920044203">
                <text:p>49.869492004420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10.644186670914">
                <text:p>110.644186670914</text:p>
              </table:table-cell>
              <table:table-cell office:value-type="float" office:value="50.1485840074207">
                <text:p>50.148584007420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0.082745759233">
                <text:p>110.082745759233</text:p>
              </table:table-cell>
              <table:table-cell office:value-type="float" office:value="50.4154794521492">
                <text:p>50.415479452149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09.509463470987">
                <text:p>109.509463470987</text:p>
              </table:table-cell>
              <table:table-cell office:value-type="float" office:value="50.6696426829722">
                <text:p>50.669642682972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08.925250048168">
                <text:p>108.925250048168</text:p>
              </table:table-cell>
              <table:table-cell office:value-type="float" office:value="50.910563241063">
                <text:p>50.91056324106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08.331032133568">
                <text:p>108.331032133568</text:p>
              </table:table-cell>
              <table:table-cell office:value-type="float" office:value="51.1377579945728">
                <text:p>51.137757994572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07.727749723965">
                <text:p>107.727749723965</text:p>
              </table:table-cell>
              <table:table-cell office:value-type="float" office:value="51.3507731471185">
                <text:p>51.350773147118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07.116353099582">
                <text:p>107.116353099582</text:p>
              </table:table-cell>
              <table:table-cell office:value-type="float" office:value="51.549186108625">
                <text:p>51.54918610862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06.49779975097">
                <text:p>106.49779975097</text:p>
              </table:table-cell>
              <table:table-cell office:value-type="float" office:value="51.7326072137976">
                <text:p>51.732607213797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05.873051324164">
                <text:p>105.873051324164</text:p>
              </table:table-cell>
              <table:table-cell office:value-type="float" office:value="51.900681274933">
                <text:p>51.90068127493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05.243070604457">
                <text:p>105.243070604457</text:p>
              </table:table-cell>
              <table:table-cell office:value-type="float" office:value="52.0530889573764">
                <text:p>52.053088957376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04.608818558386">
                <text:p>104.608818558386</text:p>
              </table:table-cell>
              <table:table-cell office:value-type="float" office:value="52.1895479676682">
                <text:p>52.189547967668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3.971251452557">
                <text:p>103.971251452557</text:p>
              </table:table-cell>
              <table:table-cell office:value-type="float" office:value="52.3098140462817">
                <text:p>52.309814046281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03.331318066786">
                <text:p>103.331318066786</text:p>
              </table:table-cell>
              <table:table-cell office:value-type="float" office:value="52.4136817587889">
                <text:p>52.413681758788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02.689957017688">
                <text:p>102.689957017688</text:p>
              </table:table-cell>
              <table:table-cell office:value-type="float" office:value="52.5009850812838">
                <text:p>52.5009850812838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02.04809420735">
                <text:p>102.04809420735</text:p>
              </table:table-cell>
              <table:table-cell office:value-type="float" office:value="52.5715977779113">
                <text:p>52.571597777911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01.406640410161">
                <text:p>101.406640410161</text:p>
              </table:table-cell>
              <table:table-cell office:value-type="float" office:value="52.6254335703513">
                <text:p>52.625433570351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00.766489009116">
                <text:p>100.766489009116</text:p>
              </table:table-cell>
              <table:table-cell office:value-type="float" office:value="52.6624461010824">
                <text:p>52.662446101082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00.128513891179">
                <text:p>100.128513891179</text:p>
              </table:table-cell>
              <table:table-cell office:value-type="float" office:value="52.6826286941473">
                <text:p>52.682628694147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99.4935675094899">
                <text:p>99.4935675094899</text:p>
              </table:table-cell>
              <table:table-cell office:value-type="float" office:value="52.6860139189528">
                <text:p>52.686013918952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98.8624791183541">
                <text:p>98.8624791183541</text:p>
              </table:table-cell>
              <table:table-cell office:value-type="float" office:value="52.6726729643308">
                <text:p>52.672672964330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98.2360531851991">
                <text:p>98.2360531851991</text:p>
              </table:table-cell>
              <table:table-cell office:value-type="float" office:value="52.6427148316363">
                <text:p>52.642714831636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7.6150679818962">
                <text:p>97.6150679818962</text:p>
              </table:table-cell>
              <table:table-cell office:value-type="float" office:value="52.5962853570614">
                <text:p>52.5962853570614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97.0002743561717">
                <text:p>97.0002743561717</text:p>
              </table:table-cell>
              <table:table-cell office:value-type="float" office:value="52.5335660745707">
                <text:p>52.5335660745707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96.3923946822244">
                <text:p>96.3923946822244</text:p>
              </table:table-cell>
              <table:table-cell office:value-type="float" office:value="52.4547729319129">
                <text:p>52.454772931912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95.7921219881592">
                <text:p>95.7921219881592</text:p>
              </table:table-cell>
              <table:table-cell office:value-type="float" office:value="52.360154873027">
                <text:p>52.36015487302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95.2001192564644">
                <text:p>95.2001192564644</text:p>
              </table:table-cell>
              <table:table-cell office:value-type="float" office:value="52.2499923008336">
                <text:p>52.249992300833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94.6170188924994">
                <text:p>94.6170188924994</text:p>
              </table:table-cell>
              <table:table-cell office:value-type="float" office:value="52.1245954348862">
                <text:p>52.124595434886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94.0434223548361">
                <text:p>94.0434223548361</text:p>
              </table:table-cell>
              <table:table-cell office:value-type="float" office:value="51.9843025786552">
                <text:p>51.9843025786552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93.4798999403198">
                <text:p>93.4798999403198</text:p>
              </table:table-cell>
              <table:table-cell office:value-type="float" office:value="51.8294783113354">
                <text:p>51.829478311335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92.9269907158749">
                <text:p>92.9269907158749</text:p>
              </table:table-cell>
              <table:table-cell office:value-type="float" office:value="51.66051161902">
                <text:p>51.6605116190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92.3852025883934">
                <text:p>92.3852025883934</text:p>
              </table:table-cell>
              <table:table-cell office:value-type="float" office:value="51.477813979868">
                <text:p>51.47781397986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91.8550125034924">
                <text:p>91.8550125034924</text:p>
              </table:table-cell>
              <table:table-cell office:value-type="float" office:value="51.2818174175435">
                <text:p>51.2818174175435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91.3368667635171">
                <text:p>91.3368667635171</text:p>
              </table:table-cell>
              <table:table-cell office:value-type="float" office:value="51.0729725367114">
                <text:p>51.0729725367114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90.8311814548862">
                <text:p>90.8311814548862</text:p>
              </table:table-cell>
              <table:table-cell office:value-type="float" office:value="50.851746553777">
                <text:p>50.85174655377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90.338342974722">
                <text:p>90.338342974722</text:p>
              </table:table-cell>
              <table:table-cell office:value-type="float" office:value="50.6186213353502">
                <text:p>50.6186213353502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89.8587086466662">
                <text:p>89.8587086466662</text:p>
              </table:table-cell>
              <table:table-cell office:value-type="float" office:value="50.3740914561329">
                <text:p>50.374091456132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89.3926074158509">
                <text:p>89.3926074158509</text:p>
              </table:table-cell>
              <table:table-cell office:value-type="float" office:value="50.1186622870748">
                <text:p>50.118662287074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88.9403406131499">
                <text:p>88.9403406131499</text:p>
              </table:table-cell>
              <table:table-cell office:value-type="float" office:value="49.8528481237391">
                <text:p>49.852848123739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88.5021827790824">
                <text:p>88.5021827790824</text:p>
              </table:table-cell>
              <table:table-cell office:value-type="float" office:value="49.5771703638827">
                <text:p>49.577170363882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88.078382538057">
                <text:p>88.078382538057</text:p>
              </table:table-cell>
              <table:table-cell office:value-type="float" office:value="49.2921557422956">
                <text:p>49.292155742295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87.6691635140205">
                <text:p>87.6691635140205</text:p>
              </table:table-cell>
              <table:table-cell office:value-type="float" office:value="48.9983346299785">
                <text:p>48.998334629978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7.2747252790057">
                <text:p>87.2747252790057</text:p>
              </table:table-cell>
              <table:table-cell office:value-type="float" office:value="48.6962394037747">
                <text:p>48.6962394037747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86.8952443265433">
                <text:p>86.8952443265433</text:p>
              </table:table-cell>
              <table:table-cell office:value-type="float" office:value="48.3864028916285">
                <text:p>48.3864028916285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86.5308750623988">
                <text:p>86.5308750623988</text:p>
              </table:table-cell>
              <table:table-cell office:value-type="float" office:value="48.0693568977224">
                <text:p>48.069356897722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86.1817508056235">
                <text:p>86.1817508056235</text:p>
              </table:table-cell>
              <table:table-cell office:value-type="float" office:value="47.7456308108596">
                <text:p>47.7456308108596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85.8479847934365">
                <text:p>85.8479847934365</text:p>
              </table:table-cell>
              <table:table-cell office:value-type="float" office:value="47.4157502986161">
                <text:p>47.415750298616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85.5296711840028">
                <text:p>85.5296711840028</text:p>
              </table:table-cell>
              <table:table-cell office:value-type="float" office:value="47.0802360889877">
                <text:p>47.0802360889877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85.2268860517047">
                <text:p>85.2268860517047</text:p>
              </table:table-cell>
              <table:table-cell office:value-type="float" office:value="46.7396028405165">
                <text:p>46.739602840516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84.9396883700435">
                <text:p>84.9396883700435</text:p>
              </table:table-cell>
              <table:table-cell office:value-type="float" office:value="46.394358101186">
                <text:p>46.39435810118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84.6681209778228">
                <text:p>84.6681209778228</text:p>
              </table:table-cell>
              <table:table-cell office:value-type="float" office:value="46.0450013557482">
                <text:p>46.045001355748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84.4122115247731">
                <text:p>84.4122115247731</text:p>
              </table:table-cell>
              <table:table-cell office:value-type="float" office:value="45.692023160567">
                <text:p>45.69202316056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84.1719733932562">
                <text:p>84.1719733932562</text:p>
              </table:table-cell>
              <table:table-cell office:value-type="float" office:value="45.335904364551">
                <text:p>45.33590436455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83.9474065931552">
                <text:p>83.9474065931552</text:p>
              </table:table-cell>
              <table:table-cell office:value-type="float" office:value="44.9771154142895">
                <text:p>44.9771154142895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83.738498627483">
                <text:p>83.738498627483</text:p>
              </table:table-cell>
              <table:table-cell office:value-type="float" office:value="44.6161157411104">
                <text:p>44.6161157411104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83.5452253266574">
                <text:p>83.5452253266574</text:p>
              </table:table-cell>
              <table:table-cell office:value-type="float" office:value="44.2533532274301">
                <text:p>44.2533532274301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83.3675516497676">
                <text:p>83.3675516497676</text:p>
              </table:table-cell>
              <table:table-cell office:value-type="float" office:value="43.8892637494815">
                <text:p>43.889263749481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83.2054324515104">
                <text:p>83.2054324515104</text:p>
              </table:table-cell>
              <table:table-cell office:value-type="float" office:value="43.5242707932601">
                <text:p>43.5242707932601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83.0588132137957">
                <text:p>83.0588132137957</text:p>
              </table:table-cell>
              <table:table-cell office:value-type="float" office:value="43.158785140342">
                <text:p>43.15878514034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82.9276307413186">
                <text:p>82.9276307413186</text:p>
              </table:table-cell>
              <table:table-cell office:value-type="float" office:value="42.7932046200779">
                <text:p>42.793204620077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82.8118138206592">
                <text:p>82.8118138206592</text:p>
              </table:table-cell>
              <table:table-cell office:value-type="float" office:value="42.4279139245597">
                <text:p>42.427913924559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82.7112838427126">
                <text:p>82.7112838427126</text:p>
              </table:table-cell>
              <table:table-cell office:value-type="float" office:value="42.0632844826915">
                <text:p>42.063284482691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82.6259553884645">
                <text:p>82.6259553884645</text:p>
              </table:table-cell>
              <table:table-cell office:value-type="float" office:value="41.6996743896593">
                <text:p>41.699674389659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82.5557367783171">
                <text:p>82.5557367783171</text:p>
              </table:table-cell>
              <table:table-cell office:value-type="float" office:value="41.3374283880931">
                <text:p>41.3374283880931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82.5005305853334">
                <text:p>82.5005305853334</text:p>
              </table:table-cell>
              <table:table-cell office:value-type="float" office:value="40.9768778972384">
                <text:p>40.9768778972384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82.4602341129138">
                <text:p>82.4602341129138</text:p>
              </table:table-cell>
              <table:table-cell office:value-type="float" office:value="40.6183410865028">
                <text:p>40.618341086502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82.4347398375365">
                <text:p>82.4347398375365</text:p>
              </table:table-cell>
              <table:table-cell office:value-type="float" office:value="40.2621229898133">
                <text:p>40.2621229898133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82.4239358173011">
                <text:p>82.4239358173011</text:p>
              </table:table-cell>
              <table:table-cell office:value-type="float" office:value="39.9085156573087">
                <text:p>39.908515657308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82.4277060670963">
                <text:p>82.4277060670963</text:p>
              </table:table-cell>
              <table:table-cell office:value-type="float" office:value="39.5577983409941">
                <text:p>39.5577983409941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82.4459309012817">
                <text:p>82.4459309012817</text:p>
              </table:table-cell>
              <table:table-cell office:value-type="float" office:value="39.2102377111009">
                <text:p>39.2102377111009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82.4784872448312">
                <text:p>82.4784872448312</text:p>
              </table:table-cell>
              <table:table-cell office:value-type="float" office:value="38.8660881000219">
                <text:p>38.866088100021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82.5252489139208">
                <text:p>82.5252489139208</text:p>
              </table:table-cell>
              <table:table-cell office:value-type="float" office:value="38.5255917708279">
                <text:p>38.525591770827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82.5860868669774">
                <text:p>82.5860868669774</text:p>
              </table:table-cell>
              <table:table-cell office:value-type="float" office:value="38.1889792075084">
                <text:p>38.1889792075084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82.6608694272207">
                <text:p>82.6608694272207</text:p>
              </table:table-cell>
              <table:table-cell office:value-type="float" office:value="37.8564694242292">
                <text:p>37.8564694242292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82.7494624777392">
                <text:p>82.7494624777392</text:p>
              </table:table-cell>
              <table:table-cell office:value-type="float" office:value="37.5282702910436">
                <text:p>37.5282702910436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82.8517296301424">
                <text:p>82.8517296301424</text:p>
              </table:table-cell>
              <table:table-cell office:value-type="float" office:value="37.204578873643">
                <text:p>37.204578873643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82.967532367824">
                <text:p>82.967532367824</text:p>
              </table:table-cell>
              <table:table-cell office:value-type="float" office:value="36.885581784882">
                <text:p>36.88558178488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83.0967301648589">
                <text:p>83.0967301648589</text:p>
              </table:table-cell>
              <table:table-cell office:value-type="float" office:value="36.5714555459595">
                <text:p>36.5714555459595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83.2391805815367">
                <text:p>83.2391805815367</text:p>
              </table:table-cell>
              <table:table-cell office:value-type="float" office:value="36.2623669552809">
                <text:p>36.262366955280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83.3947393375152">
                <text:p>83.3947393375152</text:p>
              </table:table-cell>
              <table:table-cell office:value-type="float" office:value="35.9584734631692">
                <text:p>35.9584734631692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83.5632603635475">
                <text:p>83.5632603635475</text:p>
              </table:table-cell>
              <table:table-cell office:value-type="float" office:value="35.6599235507287">
                <text:p>35.6599235507287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83.7445958327116">
                <text:p>83.7445958327116</text:p>
              </table:table-cell>
              <table:table-cell office:value-type="float" office:value="35.3668571112991">
                <text:p>35.366857111299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83.9385961720363">
                <text:p>83.9385961720363</text:p>
              </table:table-cell>
              <table:table-cell office:value-type="float" office:value="35.0794058330637">
                <text:p>35.0794058330637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84.1451100553888">
                <text:p>84.1451100553888</text:p>
              </table:table-cell>
              <table:table-cell office:value-type="float" office:value="34.7976935814987">
                <text:p>34.7976935814987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84.3639843784521">
                <text:p>84.3639843784521</text:p>
              </table:table-cell>
              <table:table-cell office:value-type="float" office:value="34.5218367804683">
                <text:p>34.5218367804683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84.5950642165897">
                <text:p>84.5950642165897</text:p>
              </table:table-cell>
              <table:table-cell office:value-type="float" office:value="34.2519447908763">
                <text:p>34.2519447908763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84.8381927663579">
                <text:p>84.8381927663579</text:p>
              </table:table-cell>
              <table:table-cell office:value-type="float" office:value="33.9881202858961">
                <text:p>33.988120285896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85.0932112713945">
                <text:p>85.0932112713945</text:p>
              </table:table-cell>
              <table:table-cell office:value-type="float" office:value="33.7304596218918">
                <text:p>33.7304596218918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85.359958933379">
                <text:p>85.359958933379</text:p>
              </table:table-cell>
              <table:table-cell office:value-type="float" office:value="33.4790532042407">
                <text:p>33.4790532042407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85.6382728087254">
                <text:p>85.6382728087254</text:p>
              </table:table-cell>
              <table:table-cell office:value-type="float" office:value="33.2339858473498">
                <text:p>33.2339858473498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85.9279876916416">
                <text:p>85.9279876916416</text:p>
              </table:table-cell>
              <table:table-cell office:value-type="float" office:value="32.9953371282407">
                <text:p>32.9953371282407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86.2289359841559">
                <text:p>86.2289359841559</text:p>
              </table:table-cell>
              <table:table-cell office:value-type="float" office:value="32.7631817331471">
                <text:p>32.763181733147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86.5409475536866">
                <text:p>86.5409475536866</text:p>
              </table:table-cell>
              <table:table-cell office:value-type="float" office:value="32.5375897966422">
                <text:p>32.5375897966422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86.863849578703">
                <text:p>86.863849578703</text:p>
              </table:table-cell>
              <table:table-cell office:value-type="float" office:value="32.3186272328674">
                <text:p>32.3186272328674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87.1974663830041">
                <text:p>87.1974663830041</text:p>
              </table:table-cell>
              <table:table-cell office:value-type="float" office:value="32.106356058497">
                <text:p>32.106356058497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87.5416192591184">
                <text:p>87.5416192591184</text:p>
              </table:table-cell>
              <table:table-cell office:value-type="float" office:value="31.9008347071179">
                <text:p>31.900834707117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87.8961262813115">
                <text:p>87.8961262813115</text:p>
              </table:table-cell>
              <table:table-cell office:value-type="float" office:value="31.7021183347513">
                <text:p>31.7021183347513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88.2608021086695">
                <text:p>88.2608021086695</text:p>
              </table:table-cell>
              <table:table-cell office:value-type="float" office:value="31.5102591162819">
                <text:p>31.510259116281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88.6354577787154">
                <text:p>88.6354577787154</text:p>
              </table:table-cell>
              <table:table-cell office:value-type="float" office:value="31.3253065325954">
                <text:p>31.3253065325954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89.0199004920021">
                <text:p>89.0199004920021</text:p>
              </table:table-cell>
              <table:table-cell office:value-type="float" office:value="31.1473076482532">
                <text:p>31.1473076482532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89.4139333881215">
                <text:p>89.4139333881215</text:p>
              </table:table-cell>
              <table:table-cell office:value-type="float" office:value="30.9763073795612">
                <text:p>30.9763073795612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89.8173553135609">
                <text:p>89.8173553135609</text:p>
              </table:table-cell>
              <table:table-cell office:value-type="float" office:value="30.8123487529061">
                <text:p>30.812348752906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90.2299605818395">
                <text:p>90.2299605818395</text:p>
              </table:table-cell>
              <table:table-cell office:value-type="float" office:value="30.6554731532534">
                <text:p>30.6554731532534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90.6515387263585">
                <text:p>90.6515387263585</text:p>
              </table:table-cell>
              <table:table-cell office:value-type="float" office:value="30.5057205627086">
                <text:p>30.5057205627086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91.0818742464027">
                <text:p>91.0818742464027</text:p>
              </table:table-cell>
              <table:table-cell office:value-type="float" office:value="30.3631297890561">
                <text:p>30.3631297890561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91.5207463467438">
                <text:p>91.5207463467438</text:p>
              </table:table-cell>
              <table:table-cell office:value-type="float" office:value="30.2277386841903">
                <text:p>30.2277386841903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91.967928671303">
                <text:p>91.967928671303</text:p>
              </table:table-cell>
              <table:table-cell office:value-type="float" office:value="30.0995843523565">
                <text:p>30.0995843523565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92.4231890313523">
                <text:p>92.4231890313523</text:p>
              </table:table-cell>
              <table:table-cell office:value-type="float" office:value="29.9787033481153">
                <text:p>29.9787033481153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92.8862891287505">
                <text:p>92.8862891287505</text:p>
              </table:table-cell>
              <table:table-cell office:value-type="float" office:value="29.8651318639384">
                <text:p>29.8651318639384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93.3569842747345">
                <text:p>93.3569842747345</text:p>
              </table:table-cell>
              <table:table-cell office:value-type="float" office:value="29.7589059073325">
                <text:p>29.7589059073325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93.8350231048171">
                <text:p>93.8350231048171</text:p>
              </table:table-cell>
              <table:table-cell office:value-type="float" office:value="29.660061467378">
                <text:p>29.660061467378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94.3201472903726">
                <text:p>94.3201472903726</text:p>
              </table:table-cell>
              <table:table-cell office:value-type="float" office:value="29.5686346705499">
                <text:p>29.568634670549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94.8120912475293">
                <text:p>94.8120912475293</text:p>
              </table:table-cell>
              <table:table-cell office:value-type="float" office:value="29.4846619256732">
                <text:p>29.4846619256732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95.3105818440302">
                <text:p>95.3105818440302</text:p>
              </table:table-cell>
              <table:table-cell office:value-type="float" office:value="29.4081800578392">
                <text:p>29.4081800578392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95.8153381047674">
                <text:p>95.8153381047674</text:p>
              </table:table-cell>
              <table:table-cell office:value-type="float" office:value="29.3392264310906">
                <text:p>29.3392264310906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96.3260709167492">
                <text:p>96.3260709167492</text:p>
              </table:table-cell>
              <table:table-cell office:value-type="float" office:value="29.2778390596497">
                <text:p>29.2778390596497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96.8424827343096">
                <text:p>96.8424827343096</text:p>
              </table:table-cell>
              <table:table-cell office:value-type="float" office:value="29.2240567074417">
                <text:p>29.2240567074417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97.3642672854374">
                <text:p>97.3642672854374</text:p>
              </table:table-cell>
              <table:table-cell office:value-type="float" office:value="29.1779189756281">
                <text:p>29.1779189756281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97.8911092801582">
                <text:p>97.8911092801582</text:p>
              </table:table-cell>
              <table:table-cell office:value-type="float" office:value="29.1394663778346">
                <text:p>29.1394663778346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98.4226841219823">
                <text:p>98.4226841219823</text:p>
              </table:table-cell>
              <table:table-cell office:value-type="float" office:value="29.108740402722">
                <text:p>29.108740402722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98.958657623499">
                <text:p>98.958657623499</text:p>
              </table:table-cell>
              <table:table-cell office:value-type="float" office:value="29.0857835635088">
                <text:p>29.0857835635088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99.4986857272828">
                <text:p>99.4986857272828</text:p>
              </table:table-cell>
              <table:table-cell office:value-type="float" office:value="29.0706394340196">
                <text:p>29.070639434019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0.04241423336">
                <text:p>100.04241423336</text:p>
              </table:table-cell>
              <table:table-cell office:value-type="float" office:value="29.0633526707869">
                <text:p>29.0633526707869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100.589478534577">
                <text:p>100.589478534577</text:p>
              </table:table-cell>
              <table:table-cell office:value-type="float" office:value="29.0639690206982">
                <text:p>29.0639690206982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01.1395033613">
                <text:p>101.1395033613</text:p>
              </table:table-cell>
              <table:table-cell office:value-type="float" office:value="29.0725353136318">
                <text:p>29.0725353136318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101.692102536988">
                <text:p>101.692102536988</text:p>
              </table:table-cell>
              <table:table-cell office:value-type="float" office:value="29.0890994394875">
                <text:p>29.0890994394875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102.246878746274">
                <text:p>102.246878746274</text:p>
              </table:table-cell>
              <table:table-cell office:value-type="float" office:value="29.1137103089676">
                <text:p>29.1137103089676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02.803423317292">
                <text:p>102.803423317292</text:p>
              </table:table-cell>
              <table:table-cell office:value-type="float" office:value="29.1464177974268">
                <text:p>29.1464177974268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103.361316020132">
                <text:p>103.361316020132</text:p>
              </table:table-cell>
              <table:table-cell office:value-type="float" office:value="29.1872726710612">
                <text:p>29.1872726710612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103.920124883375">
                <text:p>103.920124883375</text:p>
              </table:table-cell>
              <table:table-cell office:value-type="float" office:value="29.2363264946678">
                <text:p>29.2363264946678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104.479406030814">
                <text:p>104.479406030814</text:p>
              </table:table-cell>
              <table:table-cell office:value-type="float" office:value="29.2936315201629">
                <text:p>29.2936315201629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105.038703540574">
                <text:p>105.038703540574</text:p>
              </table:table-cell>
              <table:table-cell office:value-type="float" office:value="29.3592405550109">
                <text:p>29.359240555010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05.597549328968">
                <text:p>105.597549328968</text:p>
              </table:table-cell>
              <table:table-cell office:value-type="float" office:value="29.4332068096774">
                <text:p>29.4332068096774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106.15546306155">
                <text:p>106.15546306155</text:p>
              </table:table-cell>
              <table:table-cell office:value-type="float" office:value="29.5155837231909">
                <text:p>29.5155837231909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06.711952093948">
                <text:p>106.711952093948</text:p>
              </table:table-cell>
              <table:table-cell office:value-type="float" office:value="29.6064247658649">
                <text:p>29.6064247658649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07.266511445183">
                <text:p>107.266511445183</text:p>
              </table:table-cell>
              <table:table-cell office:value-type="float" office:value="29.7057832182157">
                <text:p>29.7057832182157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07.818623806304">
                <text:p>107.818623806304</text:p>
              </table:table-cell>
              <table:table-cell office:value-type="float" office:value="29.8137119250874">
                <text:p>29.8137119250874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08.36775958727">
                <text:p>108.36775958727</text:p>
              </table:table-cell>
              <table:table-cell office:value-type="float" office:value="29.9302630239932">
                <text:p>29.9302630239932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08.913377005131">
                <text:p>108.913377005131</text:p>
              </table:table-cell>
              <table:table-cell office:value-type="float" office:value="30.0554876466775">
                <text:p>30.0554876466775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09.454922216666">
                <text:p>109.454922216666</text:p>
              </table:table-cell>
              <table:table-cell office:value-type="float" office:value="30.1894355929115">
                <text:p>30.1894355929115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109.991829498706">
                <text:p>109.991829498706</text:p>
              </table:table-cell>
              <table:table-cell office:value-type="float" office:value="30.3321549755595">
                <text:p>30.3321549755595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110.52352147948">
                <text:p>110.52352147948</text:p>
              </table:table-cell>
              <table:table-cell office:value-type="float" office:value="30.4836918359815">
                <text:p>30.483691835981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11.049409424365">
                <text:p>111.049409424365</text:p>
              </table:table-cell>
              <table:table-cell office:value-type="float" office:value="30.6440897288864">
                <text:p>30.6440897288864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111.568893579483">
                <text:p>111.568893579483</text:p>
              </table:table-cell>
              <table:table-cell office:value-type="float" office:value="30.8133892758121">
                <text:p>30.8133892758121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12.081363576604">
                <text:p>112.081363576604</text:p>
              </table:table-cell>
              <table:table-cell office:value-type="float" office:value="30.9916276864897">
                <text:p>30.9916276864897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12.586198902856">
                <text:p>112.586198902856</text:p>
              </table:table-cell>
              <table:table-cell office:value-type="float" office:value="31.1788382474453">
                <text:p>31.1788382474453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13.08276943867">
                <text:p>113.08276943867</text:p>
              </table:table-cell>
              <table:table-cell office:value-type="float" office:value="31.3750497773164">
                <text:p>31.3750497773164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13.570436067396">
                <text:p>113.570436067396</text:p>
              </table:table-cell>
              <table:table-cell office:value-type="float" office:value="31.5802860484981">
                <text:p>31.5802860484981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14.048551359913">
                <text:p>114.048551359913</text:p>
              </table:table-cell>
              <table:table-cell office:value-type="float" office:value="31.7945651749037">
                <text:p>31.7945651749037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14.516460337453">
                <text:p>114.516460337453</text:p>
              </table:table-cell>
              <table:table-cell office:value-type="float" office:value="32.0178989658166">
                <text:p>32.0178989658166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14.973501315699">
                <text:p>114.973501315699</text:p>
              </table:table-cell>
              <table:table-cell office:value-type="float" office:value="32.2502922460295">
                <text:p>32.2502922460295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115.419006833022">
                <text:p>115.419006833022</text:p>
              </table:table-cell>
              <table:table-cell office:value-type="float" office:value="32.4917421427183">
                <text:p>32.491742142718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15.852304665489">
                <text:p>115.852304665489</text:p>
              </table:table-cell>
              <table:table-cell office:value-type="float" office:value="32.742237339776">
                <text:p>32.742237339776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116.27271893094">
                <text:p>116.27271893094</text:p>
              </table:table-cell>
              <table:table-cell office:value-type="float" office:value="33.001757300646">
                <text:p>33.001757300646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116.679571284136">
                <text:p>116.679571284136</text:p>
              </table:table-cell>
              <table:table-cell office:value-type="float" office:value="33.2702714610362">
                <text:p>33.2702714610362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117.072182204529">
                <text:p>117.072182204529</text:p>
              </table:table-cell>
              <table:table-cell office:value-type="float" office:value="33.5477383932747">
                <text:p>33.5477383932747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17.449872377756">
                <text:p>117.449872377756</text:p>
              </table:table-cell>
              <table:table-cell office:value-type="float" office:value="33.8341049444746">
                <text:p>33.8341049444746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17.811964171439">
                <text:p>117.811964171439</text:p>
              </table:table-cell>
              <table:table-cell office:value-type="float" office:value="34.129305351123">
                <text:p>34.129305351123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118.157783205256">
                <text:p>118.157783205256</text:p>
              </table:table-cell>
              <table:table-cell office:value-type="float" office:value="34.4332603331781">
                <text:p>34.4332603331781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118.486660014612">
                <text:p>118.486660014612</text:p>
              </table:table-cell>
              <table:table-cell office:value-type="float" office:value="34.7458761712681">
                <text:p>34.7458761712681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118.797931806497">
                <text:p>118.797931806497</text:p>
              </table:table-cell>
              <table:table-cell office:value-type="float" office:value="35.0670437711121">
                <text:p>35.0670437711121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119.090944305339">
                <text:p>119.090944305339</text:p>
              </table:table-cell>
              <table:table-cell office:value-type="float" office:value="35.3966377198445">
                <text:p>35.396637719844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9.365053685801">
                <text:p>119.365053685801</text:p>
              </table:table-cell>
              <table:table-cell office:value-type="float" office:value="35.7345153394975">
                <text:p>35.73451533949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3.36cm" svg:y="3.952cm" style:legend-expansion="high" chart:style-name="ch2"/>
        <chart:plot-area chart:style-name="ch3" chart:data-source-has-labels="both" svg:x="1.331cm" svg:y="0.18cm" svg:width="11.709cm" svg:height="7.659cm">
          <chart:coordinate-region svg:x="2.178cm" svg:y="0.18cm" svg:width="10.343cm" svg:height="5.732cm"/>
          <chart:axis chart:dimension="x" chart:name="primary-x" chart:style-name="ch4" chartooo:axis-type="auto">
            <chartooo:date-scale/>
            <chart:title svg:x="6.572cm" svg:y="8.019cm" chart:style-name="ch5">
              <text:p>miesiac</text:p>
            </chart:title>
            <chart:categories table:cell-range-address="local-table.$A$2:.$A$482"/>
          </chart:axis>
          <chart:axis chart:dimension="y" chart:name="primary-y" chart:style-name="ch6">
            <chart:title svg:x="0.451cm" svg:y="5.032cm" chart:style-name="ch7">
              <text:p>ilosc zwierzat</text:p>
            </chart:title>
            <chart:grid chart:style-name="ch8" chart:class="major"/>
          </chart:axis>
          <chart:series chart:style-name="ch9" chart:values-cell-range-address="local-table.$B$2:.$B$482" chart:label-cell-address="local-table.$B$1" chart:class="chart:line">
            <chart:data-point chart:repeated="481"/>
          </chart:series>
          <chart:series chart:style-name="ch10" chart:values-cell-range-address="local-table.$C$2:.$C$482" chart:label-cell-address="local-table.$C$1" chart:class="chart:line">
            <chart:data-point chart:repeated="4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 zajace</text:p>
              </table:table-cell>
              <table:table-cell office:value-type="string">
                <text:p>n wilk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0.5">
                <text:p>100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1.0025">
                <text:p>101.0025</text:p>
              </table:table-cell>
              <table:table-cell office:value-type="float" office:value="30.0075">
                <text:p>30.007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1.507133740625">
                <text:p>101.507133740625</text:p>
              </table:table-cell>
              <table:table-cell office:value-type="float" office:value="30.022541259375">
                <text:p>30.0225412593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2.013525360013">
                <text:p>102.013525360013</text:p>
              </table:table-cell>
              <table:table-cell office:value-type="float" office:value="30.0451652518307">
                <text:p>30.045165251830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2.521289253532">
                <text:p>102.521289253532</text:p>
              </table:table-cell>
              <table:table-cell office:value-type="float" office:value="30.0754136029208">
                <text:p>30.075413602920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3.0300299499">
                <text:p>103.0300299499</text:p>
              </table:table-cell>
              <table:table-cell office:value-type="float" office:value="30.1133280114771">
                <text:p>30.113328011477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3.539342005441">
                <text:p>103.539342005441</text:p>
              </table:table-cell>
              <table:table-cell office:value-type="float" office:value="30.1589501543601">
                <text:p>30.158950154360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4.048809918271">
                <text:p>104.048809918271</text:p>
              </table:table-cell>
              <table:table-cell office:value-type="float" office:value="30.2123215739207">
                <text:p>30.212321573920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4.558008064319">
                <text:p>104.558008064319</text:p>
              </table:table-cell>
              <table:table-cell office:value-type="float" office:value="30.273483547542">
                <text:p>30.27348354754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5.066500657156">
                <text:p>105.066500657156</text:p>
              </table:table-cell>
              <table:table-cell office:value-type="float" office:value="30.3424769386144">
                <text:p>30.342476938614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5.573841733694">
                <text:p>105.573841733694</text:p>
              </table:table-cell>
              <table:table-cell office:value-type="float" office:value="30.419342028289">
                <text:p>30.41934202828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6.079575167899">
                <text:p>106.079575167899</text:p>
              </table:table-cell>
              <table:table-cell office:value-type="float" office:value="30.5041183273434">
                <text:p>30.504118327343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6.583234714739">
                <text:p>106.583234714739</text:p>
              </table:table-cell>
              <table:table-cell office:value-type="float" office:value="30.5968443674942">
                <text:p>30.596844367494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7.084344086658">
                <text:p>107.084344086658</text:p>
              </table:table-cell>
              <table:table-cell office:value-type="float" office:value="30.6975574714949">
                <text:p>30.697557471494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7.582417064943">
                <text:p>107.582417064943</text:p>
              </table:table-cell>
              <table:table-cell office:value-type="float" office:value="30.806293501369">
                <text:p>30.80629350136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8.076957648397">
                <text:p>108.076957648397</text:p>
              </table:table-cell>
              <table:table-cell office:value-type="float" office:value="30.9230865841452">
                <text:p>30.923086584145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08.567460241809">
                <text:p>108.567460241809</text:p>
              </table:table-cell>
              <table:table-cell office:value-type="float" office:value="31.0479688144941">
                <text:p>31.047968814494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09.053409886717">
                <text:p>109.053409886717</text:p>
              </table:table-cell>
              <table:table-cell office:value-type="float" office:value="31.1809699336977">
                <text:p>31.180969933697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09.534282537029">
                <text:p>109.534282537029</text:p>
              </table:table-cell>
              <table:table-cell office:value-type="float" office:value="31.3221169844352">
                <text:p>31.322116984435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0.009545382054">
                <text:p>110.009545382054</text:p>
              </table:table-cell>
              <table:table-cell office:value-type="float" office:value="31.471433940929">
                <text:p>31.47143394092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10.478657219513">
                <text:p>110.478657219513</text:p>
              </table:table-cell>
              <table:table-cell office:value-type="float" office:value="31.628941314064">
                <text:p>31.62894131406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0.941068881077">
                <text:p>110.941068881077</text:p>
              </table:table-cell>
              <table:table-cell office:value-type="float" office:value="31.7946557311871">
                <text:p>31.794655731187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11.396223712937">
                <text:p>111.396223712937</text:p>
              </table:table-cell>
              <table:table-cell office:value-type="float" office:value="31.9685894903896">
                <text:p>31.968589490389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11.843558113866">
                <text:p>111.843558113866</text:p>
              </table:table-cell>
              <table:table-cell office:value-type="float" office:value="32.1507500891994">
                <text:p>32.150750089199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2.282502133141">
                <text:p>112.282502133141</text:p>
              </table:table-cell>
              <table:table-cell office:value-type="float" office:value="32.3411397277423">
                <text:p>32.341139727742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12.71248013057">
                <text:p>112.71248013057</text:p>
              </table:table-cell>
              <table:table-cell office:value-type="float" office:value="32.5397547865894">
                <text:p>32.539754786589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13.132911500762">
                <text:p>113.132911500762</text:p>
              </table:table-cell>
              <table:table-cell office:value-type="float" office:value="32.7465852796784">
                <text:p>32.746585279678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13.543211463579">
                <text:p>113.543211463579</text:p>
              </table:table-cell>
              <table:table-cell office:value-type="float" office:value="32.9616142828935">
                <text:p>32.961614282893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13.942791922498">
                <text:p>113.942791922498</text:p>
              </table:table-cell>
              <table:table-cell office:value-type="float" office:value="33.1848173391006">
                <text:p>33.18481733910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4.331062392421">
                <text:p>114.331062392421</text:p>
              </table:table-cell>
              <table:table-cell office:value-type="float" office:value="33.4161618406732">
                <text:p>33.416161840673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14.707430998109">
                <text:p>114.707430998109</text:p>
              </table:table-cell>
              <table:table-cell office:value-type="float" office:value="33.6556063908002">
                <text:p>33.655606390800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5.071305544185">
                <text:p>115.071305544185</text:p>
              </table:table-cell>
              <table:table-cell office:value-type="float" office:value="33.9031001451463">
                <text:p>33.903100145146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15.42209465722">
                <text:p>115.42209465722</text:p>
              </table:table-cell>
              <table:table-cell office:value-type="float" office:value="34.1585821357376">
                <text:p>34.158582135737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15.75920900005">
                <text:p>115.75920900005</text:p>
              </table:table-cell>
              <table:table-cell office:value-type="float" office:value="34.4219805792644">
                <text:p>34.421980579264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6.082062558016">
                <text:p>116.082062558016</text:p>
              </table:table-cell>
              <table:table-cell office:value-type="float" office:value="34.6932121723366">
                <text:p>34.693212172336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16.390073996312">
                <text:p>116.390073996312</text:p>
              </table:table-cell>
              <table:table-cell office:value-type="float" office:value="34.9721813765836">
                <text:p>34.972181376583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16.682668087122">
                <text:p>116.682668087122</text:p>
              </table:table-cell>
              <table:table-cell office:value-type="float" office:value="35.2587796968709">
                <text:p>35.258779696870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16.959277204601">
                <text:p>116.959277204601</text:p>
              </table:table-cell>
              <table:table-cell office:value-type="float" office:value="35.5528849562909">
                <text:p>35.552884956290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17.21934288518">
                <text:p>117.21934288518</text:p>
              </table:table-cell>
              <table:table-cell office:value-type="float" office:value="35.8543605719894">
                <text:p>35.854360571989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7.462317449975">
                <text:p>117.462317449975</text:p>
              </table:table-cell>
              <table:table-cell office:value-type="float" office:value="36.1630548362984">
                <text:p>36.163054836298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7.687665685404">
                <text:p>117.687665685404</text:p>
              </table:table-cell>
              <table:table-cell office:value-type="float" office:value="36.4788002080545">
                <text:p>36.478800208054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17.894866577367">
                <text:p>117.894866577367</text:p>
              </table:table-cell>
              <table:table-cell office:value-type="float" office:value="36.8014126193969">
                <text:p>36.801412619396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18.083415093603">
                <text:p>118.083415093603</text:p>
              </table:table-cell>
              <table:table-cell office:value-type="float" office:value="37.1306908037382">
                <text:p>37.130690803738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18.25282400803">
                <text:p>118.25282400803</text:p>
              </table:table-cell>
              <table:table-cell office:value-type="float" office:value="37.4664156509964">
                <text:p>37.466415650996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18.402625760096">
                <text:p>118.402625760096</text:p>
              </table:table-cell>
              <table:table-cell office:value-type="float" office:value="37.808349596541">
                <text:p>37.80834959654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18.532374341355">
                <text:p>118.532374341355</text:p>
              </table:table-cell>
              <table:table-cell office:value-type="float" office:value="38.156236050657">
                <text:p>38.15623605065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18.641647200675">
                <text:p>118.641647200675</text:p>
              </table:table-cell>
              <table:table-cell office:value-type="float" office:value="38.509798875631">
                <text:p>38.50979887563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18.730047158703">
                <text:p>118.730047158703</text:p>
              </table:table-cell>
              <table:table-cell office:value-type="float" office:value="38.8687419178352">
                <text:p>38.868741917835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18.797204321425">
                <text:p>118.797204321425</text:p>
              </table:table-cell>
              <table:table-cell office:value-type="float" office:value="39.2327486023954">
                <text:p>39.232748602395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8.842777981949">
                <text:p>118.842777981949</text:p>
              </table:table-cell>
              <table:table-cell office:value-type="float" office:value="39.6014815981806">
                <text:p>39.601481598180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18.866458498923">
                <text:p>118.866458498923</text:p>
              </table:table-cell>
              <table:table-cell office:value-type="float" office:value="39.974582560936">
                <text:p>39.97458256093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18.867969139406">
                <text:p>118.867969139406</text:p>
              </table:table-cell>
              <table:table-cell office:value-type="float" office:value="40.3516719623848">
                <text:p>40.351671962384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18.84706787342">
                <text:p>118.84706787342</text:p>
              </table:table-cell>
              <table:table-cell office:value-type="float" office:value="40.7323490130397">
                <text:p>40.732349013039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18.80354910699">
                <text:p>118.80354910699</text:p>
              </table:table-cell>
              <table:table-cell office:value-type="float" office:value="41.116191686286">
                <text:p>41.11619168628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18.737245340083">
                <text:p>118.737245340083</text:p>
              </table:table-cell>
              <table:table-cell office:value-type="float" office:value="41.5027568510187">
                <text:p>41.502756851018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18.64802873563">
                <text:p>118.64802873563</text:p>
              </table:table-cell>
              <table:table-cell office:value-type="float" office:value="41.8915805197224">
                <text:p>41.891580519722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18.5358125857">
                <text:p>118.5358125857</text:p>
              </table:table-cell>
              <table:table-cell office:value-type="float" office:value="42.2821782183788">
                <text:p>42.282178218378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18.400552660909">
                <text:p>118.400552660909</text:p>
              </table:table-cell>
              <table:table-cell office:value-type="float" office:value="42.6740454839643">
                <text:p>42.674045483964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18.242248429339">
                <text:p>118.242248429339</text:p>
              </table:table-cell>
              <table:table-cell office:value-type="float" office:value="43.0666584945551">
                <text:p>43.066658494555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8.060944131558">
                <text:p>118.060944131558</text:p>
              </table:table-cell>
              <table:table-cell office:value-type="float" office:value="43.4594748361947">
                <text:p>43.459474836194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17.856729698878">
                <text:p>117.856729698878</text:p>
              </table:table-cell>
              <table:table-cell office:value-type="float" office:value="43.8519344096964">
                <text:p>43.851934409696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17.629741502607">
                <text:p>117.629741502607</text:p>
              </table:table-cell>
              <table:table-cell office:value-type="float" office:value="44.2434604794598">
                <text:p>44.243460479459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17.380162922969">
                <text:p>117.380162922969</text:p>
              </table:table-cell>
              <table:table-cell office:value-type="float" office:value="44.6334608651767">
                <text:p>44.633460865176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17.108224727344">
                <text:p>117.108224727344</text:p>
              </table:table-cell>
              <table:table-cell office:value-type="float" office:value="45.021329276003">
                <text:p>45.02132927600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16.814205248701">
                <text:p>116.814205248701</text:p>
              </table:table-cell>
              <table:table-cell office:value-type="float" office:value="45.4064467853918">
                <text:p>45.406446785391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16.498430356474">
                <text:p>116.498430356474</text:p>
              </table:table-cell>
              <table:table-cell office:value-type="float" office:value="45.7881834433238">
                <text:p>45.788183443323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16.161273213593">
                <text:p>116.161273213593</text:p>
              </table:table-cell>
              <table:table-cell office:value-type="float" office:value="46.1659000211683">
                <text:p>46.165900021168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15.803153815109">
                <text:p>115.803153815109</text:p>
              </table:table-cell>
              <table:table-cell office:value-type="float" office:value="46.5389498828651">
                <text:p>46.538949882865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15.424538305572">
                <text:p>115.424538305572</text:p>
              </table:table-cell>
              <table:table-cell office:value-type="float" office:value="46.9066809745614">
                <text:p>46.906680974561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5.025938074216">
                <text:p>115.025938074216</text:p>
              </table:table-cell>
              <table:table-cell office:value-type="float" office:value="47.268437923301">
                <text:p>47.26843792330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14.607908628985">
                <text:p>114.607908628985</text:p>
              </table:table-cell>
              <table:table-cell office:value-type="float" office:value="47.6235642338513">
                <text:p>47.623564233851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14.171048252415">
                <text:p>114.171048252415</text:p>
              </table:table-cell>
              <table:table-cell office:value-type="float" office:value="47.9714045713086">
                <text:p>47.971404571308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13.715996444439">
                <text:p>113.715996444439</text:p>
              </table:table-cell>
              <table:table-cell office:value-type="float" office:value="48.3113071157667">
                <text:p>48.311307115766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13.243432159227">
                <text:p>113.243432159227</text:p>
              </table:table-cell>
              <table:table-cell office:value-type="float" office:value="48.6426259740797">
                <text:p>48.642625974079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12.75407184514">
                <text:p>112.75407184514</text:p>
              </table:table-cell>
              <table:table-cell office:value-type="float" office:value="48.9647236326469">
                <text:p>48.964723632646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12.248667298866">
                <text:p>112.248667298866</text:p>
              </table:table-cell>
              <table:table-cell office:value-type="float" office:value="49.276973434191">
                <text:p>49.27697343419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11.728003346589">
                <text:p>111.728003346589</text:p>
              </table:table-cell>
              <table:table-cell office:value-type="float" office:value="49.5787620607362">
                <text:p>49.578762060736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11.1928953668">
                <text:p>111.1928953668</text:p>
              </table:table-cell>
              <table:table-cell office:value-type="float" office:value="49.8694920044203">
                <text:p>49.869492004420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10.644186670914">
                <text:p>110.644186670914</text:p>
              </table:table-cell>
              <table:table-cell office:value-type="float" office:value="50.1485840074207">
                <text:p>50.148584007420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0.082745759233">
                <text:p>110.082745759233</text:p>
              </table:table-cell>
              <table:table-cell office:value-type="float" office:value="50.4154794521492">
                <text:p>50.415479452149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09.509463470987">
                <text:p>109.509463470987</text:p>
              </table:table-cell>
              <table:table-cell office:value-type="float" office:value="50.6696426829722">
                <text:p>50.669642682972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08.925250048168">
                <text:p>108.925250048168</text:p>
              </table:table-cell>
              <table:table-cell office:value-type="float" office:value="50.910563241063">
                <text:p>50.91056324106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08.331032133568">
                <text:p>108.331032133568</text:p>
              </table:table-cell>
              <table:table-cell office:value-type="float" office:value="51.1377579945728">
                <text:p>51.137757994572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07.727749723965">
                <text:p>107.727749723965</text:p>
              </table:table-cell>
              <table:table-cell office:value-type="float" office:value="51.3507731471185">
                <text:p>51.350773147118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07.116353099582">
                <text:p>107.116353099582</text:p>
              </table:table-cell>
              <table:table-cell office:value-type="float" office:value="51.549186108625">
                <text:p>51.54918610862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06.49779975097">
                <text:p>106.49779975097</text:p>
              </table:table-cell>
              <table:table-cell office:value-type="float" office:value="51.7326072137976">
                <text:p>51.732607213797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05.873051324164">
                <text:p>105.873051324164</text:p>
              </table:table-cell>
              <table:table-cell office:value-type="float" office:value="51.900681274933">
                <text:p>51.90068127493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05.243070604457">
                <text:p>105.243070604457</text:p>
              </table:table-cell>
              <table:table-cell office:value-type="float" office:value="52.0530889573764">
                <text:p>52.053088957376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04.608818558386">
                <text:p>104.608818558386</text:p>
              </table:table-cell>
              <table:table-cell office:value-type="float" office:value="52.1895479676682">
                <text:p>52.189547967668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3.971251452557">
                <text:p>103.971251452557</text:p>
              </table:table-cell>
              <table:table-cell office:value-type="float" office:value="52.3098140462817">
                <text:p>52.309814046281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03.331318066786">
                <text:p>103.331318066786</text:p>
              </table:table-cell>
              <table:table-cell office:value-type="float" office:value="52.4136817587889">
                <text:p>52.413681758788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02.689957017688">
                <text:p>102.689957017688</text:p>
              </table:table-cell>
              <table:table-cell office:value-type="float" office:value="52.5009850812838">
                <text:p>52.5009850812838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02.04809420735">
                <text:p>102.04809420735</text:p>
              </table:table-cell>
              <table:table-cell office:value-type="float" office:value="52.5715977779113">
                <text:p>52.571597777911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01.406640410161">
                <text:p>101.406640410161</text:p>
              </table:table-cell>
              <table:table-cell office:value-type="float" office:value="52.6254335703513">
                <text:p>52.625433570351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00.766489009116">
                <text:p>100.766489009116</text:p>
              </table:table-cell>
              <table:table-cell office:value-type="float" office:value="52.6624461010824">
                <text:p>52.662446101082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00.128513891179">
                <text:p>100.128513891179</text:p>
              </table:table-cell>
              <table:table-cell office:value-type="float" office:value="52.6826286941473">
                <text:p>52.682628694147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99.4935675094899">
                <text:p>99.4935675094899</text:p>
              </table:table-cell>
              <table:table-cell office:value-type="float" office:value="52.6860139189528">
                <text:p>52.686013918952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98.8624791183541">
                <text:p>98.8624791183541</text:p>
              </table:table-cell>
              <table:table-cell office:value-type="float" office:value="52.6726729643308">
                <text:p>52.672672964330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98.2360531851991">
                <text:p>98.2360531851991</text:p>
              </table:table-cell>
              <table:table-cell office:value-type="float" office:value="52.6427148316363">
                <text:p>52.642714831636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7.6150679818962">
                <text:p>97.6150679818962</text:p>
              </table:table-cell>
              <table:table-cell office:value-type="float" office:value="52.5962853570614">
                <text:p>52.5962853570614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97.0002743561717">
                <text:p>97.0002743561717</text:p>
              </table:table-cell>
              <table:table-cell office:value-type="float" office:value="52.5335660745707">
                <text:p>52.5335660745707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96.3923946822244">
                <text:p>96.3923946822244</text:p>
              </table:table-cell>
              <table:table-cell office:value-type="float" office:value="52.4547729319129">
                <text:p>52.454772931912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95.7921219881592">
                <text:p>95.7921219881592</text:p>
              </table:table-cell>
              <table:table-cell office:value-type="float" office:value="52.360154873027">
                <text:p>52.36015487302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95.2001192564644">
                <text:p>95.2001192564644</text:p>
              </table:table-cell>
              <table:table-cell office:value-type="float" office:value="52.2499923008336">
                <text:p>52.249992300833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94.6170188924994">
                <text:p>94.6170188924994</text:p>
              </table:table-cell>
              <table:table-cell office:value-type="float" office:value="52.1245954348862">
                <text:p>52.124595434886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94.0434223548361">
                <text:p>94.0434223548361</text:p>
              </table:table-cell>
              <table:table-cell office:value-type="float" office:value="51.9843025786552">
                <text:p>51.9843025786552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93.4798999403198">
                <text:p>93.4798999403198</text:p>
              </table:table-cell>
              <table:table-cell office:value-type="float" office:value="51.8294783113354">
                <text:p>51.829478311335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92.9269907158749">
                <text:p>92.9269907158749</text:p>
              </table:table-cell>
              <table:table-cell office:value-type="float" office:value="51.66051161902">
                <text:p>51.6605116190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92.3852025883934">
                <text:p>92.3852025883934</text:p>
              </table:table-cell>
              <table:table-cell office:value-type="float" office:value="51.477813979868">
                <text:p>51.47781397986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91.8550125034924">
                <text:p>91.8550125034924</text:p>
              </table:table-cell>
              <table:table-cell office:value-type="float" office:value="51.2818174175435">
                <text:p>51.2818174175435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91.3368667635171">
                <text:p>91.3368667635171</text:p>
              </table:table-cell>
              <table:table-cell office:value-type="float" office:value="51.0729725367114">
                <text:p>51.0729725367114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90.8311814548862">
                <text:p>90.8311814548862</text:p>
              </table:table-cell>
              <table:table-cell office:value-type="float" office:value="50.851746553777">
                <text:p>50.85174655377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90.338342974722">
                <text:p>90.338342974722</text:p>
              </table:table-cell>
              <table:table-cell office:value-type="float" office:value="50.6186213353502">
                <text:p>50.6186213353502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89.8587086466662">
                <text:p>89.8587086466662</text:p>
              </table:table-cell>
              <table:table-cell office:value-type="float" office:value="50.3740914561329">
                <text:p>50.374091456132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89.3926074158509">
                <text:p>89.3926074158509</text:p>
              </table:table-cell>
              <table:table-cell office:value-type="float" office:value="50.1186622870748">
                <text:p>50.118662287074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88.9403406131499">
                <text:p>88.9403406131499</text:p>
              </table:table-cell>
              <table:table-cell office:value-type="float" office:value="49.8528481237391">
                <text:p>49.852848123739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88.5021827790824">
                <text:p>88.5021827790824</text:p>
              </table:table-cell>
              <table:table-cell office:value-type="float" office:value="49.5771703638827">
                <text:p>49.577170363882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88.078382538057">
                <text:p>88.078382538057</text:p>
              </table:table-cell>
              <table:table-cell office:value-type="float" office:value="49.2921557422956">
                <text:p>49.292155742295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87.6691635140205">
                <text:p>87.6691635140205</text:p>
              </table:table-cell>
              <table:table-cell office:value-type="float" office:value="48.9983346299785">
                <text:p>48.998334629978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7.2747252790057">
                <text:p>87.2747252790057</text:p>
              </table:table-cell>
              <table:table-cell office:value-type="float" office:value="48.6962394037747">
                <text:p>48.6962394037747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86.8952443265433">
                <text:p>86.8952443265433</text:p>
              </table:table-cell>
              <table:table-cell office:value-type="float" office:value="48.3864028916285">
                <text:p>48.3864028916285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86.5308750623988">
                <text:p>86.5308750623988</text:p>
              </table:table-cell>
              <table:table-cell office:value-type="float" office:value="48.0693568977224">
                <text:p>48.069356897722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86.1817508056235">
                <text:p>86.1817508056235</text:p>
              </table:table-cell>
              <table:table-cell office:value-type="float" office:value="47.7456308108596">
                <text:p>47.7456308108596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85.8479847934365">
                <text:p>85.8479847934365</text:p>
              </table:table-cell>
              <table:table-cell office:value-type="float" office:value="47.4157502986161">
                <text:p>47.415750298616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85.5296711840028">
                <text:p>85.5296711840028</text:p>
              </table:table-cell>
              <table:table-cell office:value-type="float" office:value="47.0802360889877">
                <text:p>47.0802360889877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85.2268860517047">
                <text:p>85.2268860517047</text:p>
              </table:table-cell>
              <table:table-cell office:value-type="float" office:value="46.7396028405165">
                <text:p>46.739602840516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84.9396883700435">
                <text:p>84.9396883700435</text:p>
              </table:table-cell>
              <table:table-cell office:value-type="float" office:value="46.394358101186">
                <text:p>46.39435810118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84.6681209778228">
                <text:p>84.6681209778228</text:p>
              </table:table-cell>
              <table:table-cell office:value-type="float" office:value="46.0450013557482">
                <text:p>46.045001355748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84.4122115247731">
                <text:p>84.4122115247731</text:p>
              </table:table-cell>
              <table:table-cell office:value-type="float" office:value="45.692023160567">
                <text:p>45.69202316056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84.1719733932562">
                <text:p>84.1719733932562</text:p>
              </table:table-cell>
              <table:table-cell office:value-type="float" office:value="45.335904364551">
                <text:p>45.33590436455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83.9474065931552">
                <text:p>83.9474065931552</text:p>
              </table:table-cell>
              <table:table-cell office:value-type="float" office:value="44.9771154142895">
                <text:p>44.9771154142895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83.738498627483">
                <text:p>83.738498627483</text:p>
              </table:table-cell>
              <table:table-cell office:value-type="float" office:value="44.6161157411104">
                <text:p>44.6161157411104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83.5452253266574">
                <text:p>83.5452253266574</text:p>
              </table:table-cell>
              <table:table-cell office:value-type="float" office:value="44.2533532274301">
                <text:p>44.2533532274301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83.3675516497676">
                <text:p>83.3675516497676</text:p>
              </table:table-cell>
              <table:table-cell office:value-type="float" office:value="43.8892637494815">
                <text:p>43.889263749481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83.2054324515104">
                <text:p>83.2054324515104</text:p>
              </table:table-cell>
              <table:table-cell office:value-type="float" office:value="43.5242707932601">
                <text:p>43.5242707932601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83.0588132137957">
                <text:p>83.0588132137957</text:p>
              </table:table-cell>
              <table:table-cell office:value-type="float" office:value="43.158785140342">
                <text:p>43.15878514034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82.9276307413186">
                <text:p>82.9276307413186</text:p>
              </table:table-cell>
              <table:table-cell office:value-type="float" office:value="42.7932046200779">
                <text:p>42.793204620077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82.8118138206592">
                <text:p>82.8118138206592</text:p>
              </table:table-cell>
              <table:table-cell office:value-type="float" office:value="42.4279139245597">
                <text:p>42.427913924559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82.7112838427126">
                <text:p>82.7112838427126</text:p>
              </table:table-cell>
              <table:table-cell office:value-type="float" office:value="42.0632844826915">
                <text:p>42.063284482691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82.6259553884645">
                <text:p>82.6259553884645</text:p>
              </table:table-cell>
              <table:table-cell office:value-type="float" office:value="41.6996743896593">
                <text:p>41.699674389659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82.5557367783171">
                <text:p>82.5557367783171</text:p>
              </table:table-cell>
              <table:table-cell office:value-type="float" office:value="41.3374283880931">
                <text:p>41.3374283880931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82.5005305853334">
                <text:p>82.5005305853334</text:p>
              </table:table-cell>
              <table:table-cell office:value-type="float" office:value="40.9768778972384">
                <text:p>40.9768778972384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82.4602341129138">
                <text:p>82.4602341129138</text:p>
              </table:table-cell>
              <table:table-cell office:value-type="float" office:value="40.6183410865028">
                <text:p>40.618341086502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82.4347398375365">
                <text:p>82.4347398375365</text:p>
              </table:table-cell>
              <table:table-cell office:value-type="float" office:value="40.2621229898133">
                <text:p>40.2621229898133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82.4239358173011">
                <text:p>82.4239358173011</text:p>
              </table:table-cell>
              <table:table-cell office:value-type="float" office:value="39.9085156573087">
                <text:p>39.908515657308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82.4277060670963">
                <text:p>82.4277060670963</text:p>
              </table:table-cell>
              <table:table-cell office:value-type="float" office:value="39.5577983409941">
                <text:p>39.5577983409941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82.4459309012817">
                <text:p>82.4459309012817</text:p>
              </table:table-cell>
              <table:table-cell office:value-type="float" office:value="39.2102377111009">
                <text:p>39.2102377111009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82.4784872448312">
                <text:p>82.4784872448312</text:p>
              </table:table-cell>
              <table:table-cell office:value-type="float" office:value="38.8660881000219">
                <text:p>38.866088100021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82.5252489139208">
                <text:p>82.5252489139208</text:p>
              </table:table-cell>
              <table:table-cell office:value-type="float" office:value="38.5255917708279">
                <text:p>38.525591770827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82.5860868669774">
                <text:p>82.5860868669774</text:p>
              </table:table-cell>
              <table:table-cell office:value-type="float" office:value="38.1889792075084">
                <text:p>38.1889792075084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82.6608694272207">
                <text:p>82.6608694272207</text:p>
              </table:table-cell>
              <table:table-cell office:value-type="float" office:value="37.8564694242292">
                <text:p>37.8564694242292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82.7494624777392">
                <text:p>82.7494624777392</text:p>
              </table:table-cell>
              <table:table-cell office:value-type="float" office:value="37.5282702910436">
                <text:p>37.5282702910436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82.8517296301424">
                <text:p>82.8517296301424</text:p>
              </table:table-cell>
              <table:table-cell office:value-type="float" office:value="37.204578873643">
                <text:p>37.204578873643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82.967532367824">
                <text:p>82.967532367824</text:p>
              </table:table-cell>
              <table:table-cell office:value-type="float" office:value="36.885581784882">
                <text:p>36.88558178488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83.0967301648589">
                <text:p>83.0967301648589</text:p>
              </table:table-cell>
              <table:table-cell office:value-type="float" office:value="36.5714555459595">
                <text:p>36.5714555459595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83.2391805815367">
                <text:p>83.2391805815367</text:p>
              </table:table-cell>
              <table:table-cell office:value-type="float" office:value="36.2623669552809">
                <text:p>36.262366955280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83.3947393375152">
                <text:p>83.3947393375152</text:p>
              </table:table-cell>
              <table:table-cell office:value-type="float" office:value="35.9584734631692">
                <text:p>35.9584734631692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83.5632603635475">
                <text:p>83.5632603635475</text:p>
              </table:table-cell>
              <table:table-cell office:value-type="float" office:value="35.6599235507287">
                <text:p>35.6599235507287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83.7445958327116">
                <text:p>83.7445958327116</text:p>
              </table:table-cell>
              <table:table-cell office:value-type="float" office:value="35.3668571112991">
                <text:p>35.366857111299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83.9385961720363">
                <text:p>83.9385961720363</text:p>
              </table:table-cell>
              <table:table-cell office:value-type="float" office:value="35.0794058330637">
                <text:p>35.0794058330637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84.1451100553888">
                <text:p>84.1451100553888</text:p>
              </table:table-cell>
              <table:table-cell office:value-type="float" office:value="34.7976935814987">
                <text:p>34.7976935814987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84.3639843784521">
                <text:p>84.3639843784521</text:p>
              </table:table-cell>
              <table:table-cell office:value-type="float" office:value="34.5218367804683">
                <text:p>34.5218367804683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84.5950642165897">
                <text:p>84.5950642165897</text:p>
              </table:table-cell>
              <table:table-cell office:value-type="float" office:value="34.2519447908763">
                <text:p>34.2519447908763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84.8381927663579">
                <text:p>84.8381927663579</text:p>
              </table:table-cell>
              <table:table-cell office:value-type="float" office:value="33.9881202858961">
                <text:p>33.988120285896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85.0932112713945">
                <text:p>85.0932112713945</text:p>
              </table:table-cell>
              <table:table-cell office:value-type="float" office:value="33.7304596218918">
                <text:p>33.7304596218918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85.359958933379">
                <text:p>85.359958933379</text:p>
              </table:table-cell>
              <table:table-cell office:value-type="float" office:value="33.4790532042407">
                <text:p>33.4790532042407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85.6382728087254">
                <text:p>85.6382728087254</text:p>
              </table:table-cell>
              <table:table-cell office:value-type="float" office:value="33.2339858473498">
                <text:p>33.2339858473498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85.9279876916416">
                <text:p>85.9279876916416</text:p>
              </table:table-cell>
              <table:table-cell office:value-type="float" office:value="32.9953371282407">
                <text:p>32.9953371282407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86.2289359841559">
                <text:p>86.2289359841559</text:p>
              </table:table-cell>
              <table:table-cell office:value-type="float" office:value="32.7631817331471">
                <text:p>32.763181733147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86.5409475536866">
                <text:p>86.5409475536866</text:p>
              </table:table-cell>
              <table:table-cell office:value-type="float" office:value="32.5375897966422">
                <text:p>32.5375897966422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86.863849578703">
                <text:p>86.863849578703</text:p>
              </table:table-cell>
              <table:table-cell office:value-type="float" office:value="32.3186272328674">
                <text:p>32.3186272328674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87.1974663830041">
                <text:p>87.1974663830041</text:p>
              </table:table-cell>
              <table:table-cell office:value-type="float" office:value="32.106356058497">
                <text:p>32.106356058497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87.5416192591184">
                <text:p>87.5416192591184</text:p>
              </table:table-cell>
              <table:table-cell office:value-type="float" office:value="31.9008347071179">
                <text:p>31.900834707117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87.8961262813115">
                <text:p>87.8961262813115</text:p>
              </table:table-cell>
              <table:table-cell office:value-type="float" office:value="31.7021183347513">
                <text:p>31.7021183347513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88.2608021086695">
                <text:p>88.2608021086695</text:p>
              </table:table-cell>
              <table:table-cell office:value-type="float" office:value="31.5102591162819">
                <text:p>31.510259116281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88.6354577787154">
                <text:p>88.6354577787154</text:p>
              </table:table-cell>
              <table:table-cell office:value-type="float" office:value="31.3253065325954">
                <text:p>31.3253065325954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89.0199004920021">
                <text:p>89.0199004920021</text:p>
              </table:table-cell>
              <table:table-cell office:value-type="float" office:value="31.1473076482532">
                <text:p>31.1473076482532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89.4139333881215">
                <text:p>89.4139333881215</text:p>
              </table:table-cell>
              <table:table-cell office:value-type="float" office:value="30.9763073795612">
                <text:p>30.9763073795612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89.8173553135609">
                <text:p>89.8173553135609</text:p>
              </table:table-cell>
              <table:table-cell office:value-type="float" office:value="30.8123487529061">
                <text:p>30.812348752906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90.2299605818395">
                <text:p>90.2299605818395</text:p>
              </table:table-cell>
              <table:table-cell office:value-type="float" office:value="30.6554731532534">
                <text:p>30.6554731532534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90.6515387263585">
                <text:p>90.6515387263585</text:p>
              </table:table-cell>
              <table:table-cell office:value-type="float" office:value="30.5057205627086">
                <text:p>30.5057205627086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91.0818742464027">
                <text:p>91.0818742464027</text:p>
              </table:table-cell>
              <table:table-cell office:value-type="float" office:value="30.3631297890561">
                <text:p>30.3631297890561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91.5207463467438">
                <text:p>91.5207463467438</text:p>
              </table:table-cell>
              <table:table-cell office:value-type="float" office:value="30.2277386841903">
                <text:p>30.2277386841903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91.967928671303">
                <text:p>91.967928671303</text:p>
              </table:table-cell>
              <table:table-cell office:value-type="float" office:value="30.0995843523565">
                <text:p>30.0995843523565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92.4231890313523">
                <text:p>92.4231890313523</text:p>
              </table:table-cell>
              <table:table-cell office:value-type="float" office:value="29.9787033481153">
                <text:p>29.9787033481153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92.8862891287505">
                <text:p>92.8862891287505</text:p>
              </table:table-cell>
              <table:table-cell office:value-type="float" office:value="29.8651318639384">
                <text:p>29.8651318639384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93.3569842747345">
                <text:p>93.3569842747345</text:p>
              </table:table-cell>
              <table:table-cell office:value-type="float" office:value="29.7589059073325">
                <text:p>29.7589059073325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93.8350231048171">
                <text:p>93.8350231048171</text:p>
              </table:table-cell>
              <table:table-cell office:value-type="float" office:value="29.660061467378">
                <text:p>29.660061467378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94.3201472903726">
                <text:p>94.3201472903726</text:p>
              </table:table-cell>
              <table:table-cell office:value-type="float" office:value="29.5686346705499">
                <text:p>29.568634670549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94.8120912475293">
                <text:p>94.8120912475293</text:p>
              </table:table-cell>
              <table:table-cell office:value-type="float" office:value="29.4846619256732">
                <text:p>29.4846619256732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95.3105818440302">
                <text:p>95.3105818440302</text:p>
              </table:table-cell>
              <table:table-cell office:value-type="float" office:value="29.4081800578392">
                <text:p>29.4081800578392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95.8153381047674">
                <text:p>95.8153381047674</text:p>
              </table:table-cell>
              <table:table-cell office:value-type="float" office:value="29.3392264310906">
                <text:p>29.3392264310906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96.3260709167492">
                <text:p>96.3260709167492</text:p>
              </table:table-cell>
              <table:table-cell office:value-type="float" office:value="29.2778390596497">
                <text:p>29.2778390596497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96.8424827343096">
                <text:p>96.8424827343096</text:p>
              </table:table-cell>
              <table:table-cell office:value-type="float" office:value="29.2240567074417">
                <text:p>29.2240567074417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97.3642672854374">
                <text:p>97.3642672854374</text:p>
              </table:table-cell>
              <table:table-cell office:value-type="float" office:value="29.1779189756281">
                <text:p>29.1779189756281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97.8911092801582">
                <text:p>97.8911092801582</text:p>
              </table:table-cell>
              <table:table-cell office:value-type="float" office:value="29.1394663778346">
                <text:p>29.1394663778346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98.4226841219823">
                <text:p>98.4226841219823</text:p>
              </table:table-cell>
              <table:table-cell office:value-type="float" office:value="29.108740402722">
                <text:p>29.108740402722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98.958657623499">
                <text:p>98.958657623499</text:p>
              </table:table-cell>
              <table:table-cell office:value-type="float" office:value="29.0857835635088">
                <text:p>29.0857835635088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99.4986857272828">
                <text:p>99.4986857272828</text:p>
              </table:table-cell>
              <table:table-cell office:value-type="float" office:value="29.0706394340196">
                <text:p>29.070639434019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0.04241423336">
                <text:p>100.04241423336</text:p>
              </table:table-cell>
              <table:table-cell office:value-type="float" office:value="29.0633526707869">
                <text:p>29.0633526707869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100.589478534577">
                <text:p>100.589478534577</text:p>
              </table:table-cell>
              <table:table-cell office:value-type="float" office:value="29.0639690206982">
                <text:p>29.0639690206982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01.1395033613">
                <text:p>101.1395033613</text:p>
              </table:table-cell>
              <table:table-cell office:value-type="float" office:value="29.0725353136318">
                <text:p>29.0725353136318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101.692102536988">
                <text:p>101.692102536988</text:p>
              </table:table-cell>
              <table:table-cell office:value-type="float" office:value="29.0890994394875">
                <text:p>29.0890994394875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102.246878746274">
                <text:p>102.246878746274</text:p>
              </table:table-cell>
              <table:table-cell office:value-type="float" office:value="29.1137103089676">
                <text:p>29.1137103089676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02.803423317292">
                <text:p>102.803423317292</text:p>
              </table:table-cell>
              <table:table-cell office:value-type="float" office:value="29.1464177974268">
                <text:p>29.1464177974268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103.361316020132">
                <text:p>103.361316020132</text:p>
              </table:table-cell>
              <table:table-cell office:value-type="float" office:value="29.1872726710612">
                <text:p>29.1872726710612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103.920124883375">
                <text:p>103.920124883375</text:p>
              </table:table-cell>
              <table:table-cell office:value-type="float" office:value="29.2363264946678">
                <text:p>29.2363264946678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104.479406030814">
                <text:p>104.479406030814</text:p>
              </table:table-cell>
              <table:table-cell office:value-type="float" office:value="29.2936315201629">
                <text:p>29.2936315201629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105.038703540574">
                <text:p>105.038703540574</text:p>
              </table:table-cell>
              <table:table-cell office:value-type="float" office:value="29.3592405550109">
                <text:p>29.359240555010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05.597549328968">
                <text:p>105.597549328968</text:p>
              </table:table-cell>
              <table:table-cell office:value-type="float" office:value="29.4332068096774">
                <text:p>29.4332068096774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106.15546306155">
                <text:p>106.15546306155</text:p>
              </table:table-cell>
              <table:table-cell office:value-type="float" office:value="29.5155837231909">
                <text:p>29.5155837231909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06.711952093948">
                <text:p>106.711952093948</text:p>
              </table:table-cell>
              <table:table-cell office:value-type="float" office:value="29.6064247658649">
                <text:p>29.6064247658649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07.266511445183">
                <text:p>107.266511445183</text:p>
              </table:table-cell>
              <table:table-cell office:value-type="float" office:value="29.7057832182157">
                <text:p>29.7057832182157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07.818623806304">
                <text:p>107.818623806304</text:p>
              </table:table-cell>
              <table:table-cell office:value-type="float" office:value="29.8137119250874">
                <text:p>29.8137119250874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08.36775958727">
                <text:p>108.36775958727</text:p>
              </table:table-cell>
              <table:table-cell office:value-type="float" office:value="29.9302630239932">
                <text:p>29.9302630239932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08.913377005131">
                <text:p>108.913377005131</text:p>
              </table:table-cell>
              <table:table-cell office:value-type="float" office:value="30.0554876466775">
                <text:p>30.0554876466775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09.454922216666">
                <text:p>109.454922216666</text:p>
              </table:table-cell>
              <table:table-cell office:value-type="float" office:value="30.1894355929115">
                <text:p>30.1894355929115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109.991829498706">
                <text:p>109.991829498706</text:p>
              </table:table-cell>
              <table:table-cell office:value-type="float" office:value="30.3321549755595">
                <text:p>30.3321549755595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110.52352147948">
                <text:p>110.52352147948</text:p>
              </table:table-cell>
              <table:table-cell office:value-type="float" office:value="30.4836918359815">
                <text:p>30.483691835981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11.049409424365">
                <text:p>111.049409424365</text:p>
              </table:table-cell>
              <table:table-cell office:value-type="float" office:value="30.6440897288864">
                <text:p>30.6440897288864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111.568893579483">
                <text:p>111.568893579483</text:p>
              </table:table-cell>
              <table:table-cell office:value-type="float" office:value="30.8133892758121">
                <text:p>30.8133892758121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12.081363576604">
                <text:p>112.081363576604</text:p>
              </table:table-cell>
              <table:table-cell office:value-type="float" office:value="30.9916276864897">
                <text:p>30.9916276864897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12.586198902856">
                <text:p>112.586198902856</text:p>
              </table:table-cell>
              <table:table-cell office:value-type="float" office:value="31.1788382474453">
                <text:p>31.1788382474453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13.08276943867">
                <text:p>113.08276943867</text:p>
              </table:table-cell>
              <table:table-cell office:value-type="float" office:value="31.3750497773164">
                <text:p>31.3750497773164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13.570436067396">
                <text:p>113.570436067396</text:p>
              </table:table-cell>
              <table:table-cell office:value-type="float" office:value="31.5802860484981">
                <text:p>31.5802860484981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14.048551359913">
                <text:p>114.048551359913</text:p>
              </table:table-cell>
              <table:table-cell office:value-type="float" office:value="31.7945651749037">
                <text:p>31.7945651749037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14.516460337453">
                <text:p>114.516460337453</text:p>
              </table:table-cell>
              <table:table-cell office:value-type="float" office:value="32.0178989658166">
                <text:p>32.0178989658166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14.973501315699">
                <text:p>114.973501315699</text:p>
              </table:table-cell>
              <table:table-cell office:value-type="float" office:value="32.2502922460295">
                <text:p>32.2502922460295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115.419006833022">
                <text:p>115.419006833022</text:p>
              </table:table-cell>
              <table:table-cell office:value-type="float" office:value="32.4917421427183">
                <text:p>32.491742142718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15.852304665489">
                <text:p>115.852304665489</text:p>
              </table:table-cell>
              <table:table-cell office:value-type="float" office:value="32.742237339776">
                <text:p>32.742237339776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116.27271893094">
                <text:p>116.27271893094</text:p>
              </table:table-cell>
              <table:table-cell office:value-type="float" office:value="33.001757300646">
                <text:p>33.001757300646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116.679571284136">
                <text:p>116.679571284136</text:p>
              </table:table-cell>
              <table:table-cell office:value-type="float" office:value="33.2702714610362">
                <text:p>33.2702714610362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117.072182204529">
                <text:p>117.072182204529</text:p>
              </table:table-cell>
              <table:table-cell office:value-type="float" office:value="33.5477383932747">
                <text:p>33.5477383932747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17.449872377756">
                <text:p>117.449872377756</text:p>
              </table:table-cell>
              <table:table-cell office:value-type="float" office:value="33.8341049444746">
                <text:p>33.8341049444746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17.811964171439">
                <text:p>117.811964171439</text:p>
              </table:table-cell>
              <table:table-cell office:value-type="float" office:value="34.129305351123">
                <text:p>34.129305351123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118.157783205256">
                <text:p>118.157783205256</text:p>
              </table:table-cell>
              <table:table-cell office:value-type="float" office:value="34.4332603331781">
                <text:p>34.4332603331781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118.486660014612">
                <text:p>118.486660014612</text:p>
              </table:table-cell>
              <table:table-cell office:value-type="float" office:value="34.7458761712681">
                <text:p>34.7458761712681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118.797931806497">
                <text:p>118.797931806497</text:p>
              </table:table-cell>
              <table:table-cell office:value-type="float" office:value="35.0670437711121">
                <text:p>35.0670437711121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119.090944305339">
                <text:p>119.090944305339</text:p>
              </table:table-cell>
              <table:table-cell office:value-type="float" office:value="35.3966377198445">
                <text:p>35.396637719844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9.365053685801">
                <text:p>119.365053685801</text:p>
              </table:table-cell>
              <table:table-cell office:value-type="float" office:value="35.7345153394975">
                <text:p>35.7345153394975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19.619628588549">
                <text:p>119.619628588549</text:p>
              </table:table-cell>
              <table:table-cell office:value-type="float" office:value="36.0805157434902">
                <text:p>36.0805157434902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119.85405221406">
                <text:p>119.85405221406</text:p>
              </table:table-cell>
              <table:table-cell office:value-type="float" office:value="36.4344589025755">
                <text:p>36.4344589025755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120.067724488492">
                <text:p>120.067724488492</text:p>
              </table:table-cell>
              <table:table-cell office:value-type="float" office:value="36.7961447272968">
                <text:p>36.7961447272968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120.260064294583">
                <text:p>120.260064294583</text:p>
              </table:table-cell>
              <table:table-cell office:value-type="float" office:value="37.1653521746099">
                <text:p>37.1653521746099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20.43051175945">
                <text:p>120.43051175945</text:p>
              </table:table-cell>
              <table:table-cell office:value-type="float" office:value="37.5418383869041">
                <text:p>37.5418383869041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120.578530589977">
                <text:p>120.578530589977</text:p>
              </table:table-cell>
              <table:table-cell office:value-type="float" office:value="37.9253378722216">
                <text:p>37.9253378722216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20.703610445396">
                <text:p>120.703610445396</text:p>
              </table:table-cell>
              <table:table-cell office:value-type="float" office:value="38.315561734991">
                <text:p>38.315561734991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120.805269335475">
                <text:p>120.805269335475</text:p>
              </table:table-cell>
              <table:table-cell office:value-type="float" office:value="38.7121969670699">
                <text:p>38.7121969670699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20.883056031597">
                <text:p>120.883056031597</text:p>
              </table:table-cell>
              <table:table-cell office:value-type="float" office:value="39.1149058093038">
                <text:p>39.114905809303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20.936552476921">
                <text:p>120.936552476921</text:p>
              </table:table-cell>
              <table:table-cell office:value-type="float" office:value="39.523325194147">
                <text:p>39.523325194147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120.965376180757">
                <text:p>120.965376180757</text:p>
              </table:table-cell>
              <table:table-cell office:value-type="float" office:value="39.9370662801418">
                <text:p>39.9370662801418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120.969182581306">
                <text:p>120.969182581306</text:p>
              </table:table-cell>
              <table:table-cell office:value-type="float" office:value="40.3557140892013">
                <text:p>40.3557140892013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120.947667360004">
                <text:p>120.947667360004</text:p>
              </table:table-cell>
              <table:table-cell office:value-type="float" office:value="40.778827257669">
                <text:p>40.778827257669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120.900568689958">
                <text:p>120.900568689958</text:p>
              </table:table-cell>
              <table:table-cell office:value-type="float" office:value="41.2059379120314">
                <text:p>41.2059379120314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20.827669400274">
                <text:p>120.827669400274</text:p>
              </table:table-cell>
              <table:table-cell office:value-type="float" office:value="41.6365516799137">
                <text:p>41.636551679913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20.728799037605">
                <text:p>120.728799037605</text:p>
              </table:table-cell>
              <table:table-cell office:value-type="float" office:value="42.070147846592">
                <text:p>42.070147846592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120.60383580593">
                <text:p>120.60383580593</text:p>
              </table:table-cell>
              <table:table-cell office:value-type="float" office:value="42.5061796666892">
                <text:p>42.5061796666892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120.45270836542">
                <text:p>120.45270836542</text:p>
              </table:table-cell>
              <table:table-cell office:value-type="float" office:value="42.9440748399841">
                <text:p>42.9440748399841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120.275397471366">
                <text:p>120.275397471366</text:p>
              </table:table-cell>
              <table:table-cell office:value-type="float" office:value="43.3832361593466">
                <text:p>43.383236159346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20.071937434464">
                <text:p>120.071937434464</text:p>
              </table:table-cell>
              <table:table-cell office:value-type="float" office:value="43.823042337709">
                <text:p>43.823042337709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119.842417384273">
                <text:p>119.842417384273</text:p>
              </table:table-cell>
              <table:table-cell office:value-type="float" office:value="44.2628490197042">
                <text:p>44.2628490197042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119.58698231854">
                <text:p>119.58698231854</text:p>
              </table:table-cell>
              <table:table-cell office:value-type="float" office:value="44.7019899821372">
                <text:p>44.7019899821372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119.305833922112">
                <text:p>119.305833922112</text:p>
              </table:table-cell>
              <table:table-cell office:value-type="float" office:value="45.139778525829">
                <text:p>45.139778525829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118.999231140512">
                <text:p>118.999231140512</text:p>
              </table:table-cell>
              <table:table-cell office:value-type="float" office:value="45.5755090595793">
                <text:p>45.5755090595793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118.667490494859">
                <text:p>118.667490494859</text:p>
              </table:table-cell>
              <table:table-cell office:value-type="float" office:value="46.008458875064">
                <text:p>46.008458875064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118.310986126636">
                <text:p>118.310986126636</text:p>
              </table:table-cell>
              <table:table-cell office:value-type="float" office:value="46.4378901094307">
                <text:p>46.4378901094307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117.930149562925">
                <text:p>117.930149562925</text:p>
              </table:table-cell>
              <table:table-cell office:value-type="float" office:value="46.8630518902028">
                <text:p>46.8630518902028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117.525469194991">
                <text:p>117.525469194991</text:p>
              </table:table-cell>
              <table:table-cell office:value-type="float" office:value="47.283182654886">
                <text:p>47.283182654886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117.097489465616">
                <text:p>117.097489465616</text:p>
              </table:table-cell>
              <table:table-cell office:value-type="float" office:value="47.6975126354156">
                <text:p>47.697512635415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16.646809763248">
                <text:p>116.646809763248</text:p>
              </table:table-cell>
              <table:table-cell office:value-type="float" office:value="48.1052664953257">
                <text:p>48.1052664953257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116.174083023768">
                <text:p>116.174083023768</text:p>
              </table:table-cell>
              <table:table-cell office:value-type="float" office:value="48.5056661053047">
                <text:p>48.5056661053047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115.680014043623">
                <text:p>115.680014043623</text:p>
              </table:table-cell>
              <table:table-cell office:value-type="float" office:value="48.8979334406599">
                <text:p>48.8979334406599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115.165357510935">
                <text:p>115.165357510935</text:p>
              </table:table-cell>
              <table:table-cell office:value-type="float" office:value="49.2812935821867">
                <text:p>49.2812935821867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114.630915764157">
                <text:p>114.630915764157</text:p>
              </table:table-cell>
              <table:table-cell office:value-type="float" office:value="49.6549778000743">
                <text:p>49.6549778000743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14.077536290704">
                <text:p>114.077536290704</text:p>
              </table:table-cell>
              <table:table-cell office:value-type="float" office:value="50.0182266988063">
                <text:p>50.0182266988063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113.506108980804">
                <text:p>113.506108980804</text:p>
              </table:table-cell>
              <table:table-cell office:value-type="float" office:value="50.3702933995809">
                <text:p>50.3702933995809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112.917563154416">
                <text:p>112.917563154416</text:p>
              </table:table-cell>
              <table:table-cell office:value-type="float" office:value="50.7104467356058">
                <text:p>50.7104467356058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112.312864381576">
                <text:p>112.312864381576</text:p>
              </table:table-cell>
              <table:table-cell office:value-type="float" office:value="51.0379744347537">
                <text:p>51.0379744347537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111.693011118707">
                <text:p>111.693011118707</text:p>
              </table:table-cell>
              <table:table-cell office:value-type="float" office:value="51.3521862635164">
                <text:p>51.352186263516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11.059031185431">
                <text:p>111.059031185431</text:p>
              </table:table-cell>
              <table:table-cell office:value-type="float" office:value="51.652417105991">
                <text:p>51.652417105991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110.411978108051">
                <text:p>110.411978108051</text:p>
              </table:table-cell>
              <table:table-cell office:value-type="float" office:value="51.93802995178">
                <text:p>51.93802995178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109.752927357206">
                <text:p>109.752927357206</text:p>
              </table:table-cell>
              <table:table-cell office:value-type="float" office:value="52.2084187671966">
                <text:p>52.2084187671966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109.082972508155">
                <text:p>109.082972508155</text:p>
              </table:table-cell>
              <table:table-cell office:value-type="float" office:value="52.4630112250321">
                <text:p>52.4630112250321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108.40322135274">
                <text:p>108.40322135274</text:p>
              </table:table-cell>
              <table:table-cell office:value-type="float" office:value="52.7012712693581">
                <text:p>52.7012712693581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107.714791992304">
                <text:p>107.714791992304</text:p>
              </table:table-cell>
              <table:table-cell office:value-type="float" office:value="52.9227014933817">
                <text:p>52.9227014933817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107.018808940634">
                <text:p>107.018808940634</text:p>
              </table:table-cell>
              <table:table-cell office:value-type="float" office:value="53.1268453102278">
                <text:p>53.1268453102278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106.31639926551">
                <text:p>106.31639926551</text:p>
              </table:table-cell>
              <table:table-cell office:value-type="float" office:value="53.3132888986534">
                <text:p>53.3132888986534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105.608688796467">
                <text:p>105.608688796467</text:p>
              </table:table-cell>
              <table:table-cell office:value-type="float" office:value="53.4816629080741">
                <text:p>53.4816629080741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104.896798425208">
                <text:p>104.896798425208</text:p>
              </table:table-cell>
              <table:table-cell office:value-type="float" office:value="53.6316439098586">
                <text:p>53.631643909858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04.1818405235">
                <text:p>104.1818405235</text:p>
              </table:table-cell>
              <table:table-cell office:value-type="float" office:value="53.7629555845781">
                <text:p>53.7629555845781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103.464915501578">
                <text:p>103.464915501578</text:p>
              </table:table-cell>
              <table:table-cell office:value-type="float" office:value="53.8753696377415">
                <text:p>53.8753696377415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102.747108528017">
                <text:p>102.747108528017</text:p>
              </table:table-cell>
              <table:table-cell office:value-type="float" office:value="53.968706439447">
                <text:p>53.968706439447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102.029486429752">
                <text:p>102.029486429752</text:p>
              </table:table-cell>
              <table:table-cell office:value-type="float" office:value="54.0428353862999">
                <text:p>54.0428353862999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101.313094788511">
                <text:p>101.313094788511</text:p>
              </table:table-cell>
              <table:table-cell office:value-type="float" office:value="54.0976749868208">
                <text:p>54.0976749868208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100.598955247392">
                <text:p>100.598955247392</text:p>
              </table:table-cell>
              <table:table-cell office:value-type="float" office:value="54.1331926743687">
                <text:p>54.1331926743687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99.8880630387162">
                <text:p>99.8880630387162</text:p>
              </table:table-cell>
              <table:table-cell office:value-type="float" office:value="54.1494043542739">
                <text:p>54.1494043542739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99.1813847416663">
                <text:p>99.1813847416663</text:p>
              </table:table-cell>
              <table:table-cell office:value-type="float" office:value="54.1463736943845">
                <text:p>54.1463736943845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98.4798562756252">
                <text:p>98.4798562756252</text:p>
              </table:table-cell>
              <table:table-cell office:value-type="float" office:value="54.1242111705397">
                <text:p>54.1242111705397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97.7843811325845">
                <text:p>97.7843811325845</text:p>
              </table:table-cell>
              <table:table-cell office:value-type="float" office:value="54.0830728805659">
                <text:p>54.083072880565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97.0958288495489">
                <text:p>97.0958288495489</text:p>
              </table:table-cell>
              <table:table-cell office:value-type="float" office:value="54.0231591422249">
                <text:p>54.0231591422249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96.4150337195472">
                <text:p>96.4150337195472</text:p>
              </table:table-cell>
              <table:table-cell office:value-type="float" office:value="53.9447128921063">
                <text:p>53.9447128921063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95.7427937376963">
                <text:p>95.7427937376963</text:p>
              </table:table-cell>
              <table:table-cell office:value-type="float" office:value="53.8480179037429">
                <text:p>53.8480179037429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95.0798697767793">
                <text:p>95.0798697767793</text:p>
              </table:table-cell>
              <table:table-cell office:value-type="float" office:value="53.7333968442267">
                <text:p>53.7333968442267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94.4269849850084">
                <text:p>94.4269849850084</text:p>
              </table:table-cell>
              <table:table-cell office:value-type="float" office:value="53.6012091893219">
                <text:p>53.6012091893219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93.7848243970593">
                <text:p>93.7848243970593</text:p>
              </table:table-cell>
              <table:table-cell office:value-type="float" office:value="53.451849017505">
                <text:p>53.451849017505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93.1540347480981">
                <text:p>93.1540347480981</text:p>
              </table:table-cell>
              <table:table-cell office:value-type="float" office:value="53.2857427035321">
                <text:p>53.2857427035321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92.5352244793685">
                <text:p>92.5352244793685</text:p>
              </table:table-cell>
              <table:table-cell office:value-type="float" office:value="53.103346532047">
                <text:p>53.103346532047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91.9289639229816">
                <text:p>91.9289639229816</text:p>
              </table:table-cell>
              <table:table-cell office:value-type="float" office:value="52.905144251419">
                <text:p>52.905144251419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91.3357856528268">
                <text:p>91.3357856528268</text:p>
              </table:table-cell>
              <table:table-cell office:value-type="float" office:value="52.6916445874625">
                <text:p>52.691644587462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90.7561849880156">
                <text:p>90.7561849880156</text:p>
              </table:table-cell>
              <table:table-cell office:value-type="float" office:value="52.4633787359571">
                <text:p>52.4633787359571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90.1906206349475">
                <text:p>90.1906206349475</text:p>
              </table:table-cell>
              <table:table-cell office:value-type="float" office:value="52.2208978519876">
                <text:p>52.2208978519876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89.639515453954">
                <text:p>89.639515453954</text:p>
              </table:table-cell>
              <table:table-cell office:value-type="float" office:value="51.9647705530807">
                <text:p>51.9647705530807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89.103257336506">
                <text:p>89.103257336506</text:p>
              </table:table-cell>
              <table:table-cell office:value-type="float" office:value="51.6955804519537">
                <text:p>51.6955804519537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88.5822001791509">
                <text:p>88.5822001791509</text:p>
              </table:table-cell>
              <table:table-cell office:value-type="float" office:value="51.4139237334413">
                <text:p>51.4139237334413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88.0766649406583">
                <text:p>88.0766649406583</text:p>
              </table:table-cell>
              <table:table-cell office:value-type="float" office:value="51.1204067888449">
                <text:p>51.1204067888449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87.5869407692858">
                <text:p>87.5869407692858</text:p>
              </table:table-cell>
              <table:table-cell office:value-type="float" office:value="50.8156439195882">
                <text:p>50.8156439195882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87.1132861876025">
                <text:p>87.1132861876025</text:p>
              </table:table-cell>
              <table:table-cell office:value-type="float" office:value="50.5002551206779">
                <text:p>50.5002551206779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86.6559303229173">
                <text:p>86.6559303229173</text:p>
              </table:table-cell>
              <table:table-cell office:value-type="float" office:value="50.1748639530813">
                <text:p>50.1748639530813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86.2150741720356">
                <text:p>86.2150741720356</text:p>
              </table:table-cell>
              <table:table-cell office:value-type="float" office:value="49.8400955127672">
                <text:p>49.840095512767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85.790891889789">
                <text:p>85.790891889789</text:p>
              </table:table-cell>
              <table:table-cell office:value-type="float" office:value="49.4965745028161">
                <text:p>49.4965745028161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85.3835320915418">
                <text:p>85.3835320915418</text:p>
              </table:table-cell>
              <table:table-cell office:value-type="float" office:value="49.1449234137183">
                <text:p>49.1449234137183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84.9931191606568">
                <text:p>84.9931191606568</text:p>
              </table:table-cell>
              <table:table-cell office:value-type="float" office:value="48.7857608157482">
                <text:p>48.7857608157482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84.6197545526919">
                <text:p>84.6197545526919</text:p>
              </table:table-cell>
              <table:table-cell office:value-type="float" office:value="48.4196997661389">
                <text:p>48.4196997661389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84.2635180888829">
                <text:p>84.2635180888829</text:p>
              </table:table-cell>
              <table:table-cell office:value-type="float" office:value="48.0473463326948">
                <text:p>48.0473463326948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83.9244692322466">
                <text:p>83.9244692322466</text:p>
              </table:table-cell>
              <table:table-cell office:value-type="float" office:value="47.669298234474">
                <text:p>47.669298234474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83.6026483403906">
                <text:p>83.6026483403906</text:p>
              </table:table-cell>
              <table:table-cell office:value-type="float" office:value="47.2861435992512">
                <text:p>47.2861435992512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83.2980778898477">
                <text:p>83.2980778898477</text:p>
              </table:table-cell>
              <table:table-cell office:value-type="float" office:value="46.8984598366394">
                <text:p>46.8984598366394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83.0107636674515">
                <text:p>83.0107636674515</text:p>
              </table:table-cell>
              <table:table-cell office:value-type="float" office:value="46.5068126250006">
                <text:p>46.5068126250006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82.7406959249303">
                <text:p>82.7406959249303</text:p>
              </table:table-cell>
              <table:table-cell office:value-type="float" office:value="46.1117550096207">
                <text:p>46.111755009620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82.487850493521">
                <text:p>82.487850493521</text:p>
              </table:table-cell>
              <table:table-cell office:value-type="float" office:value="45.7138266090476">
                <text:p>45.713826609047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82.2521898559845">
                <text:p>82.2521898559845</text:p>
              </table:table-cell>
              <table:table-cell office:value-type="float" office:value="45.3135529260022">
                <text:p>45.3135529260022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82.0336641739448">
                <text:p>82.0336641739448</text:p>
              </table:table-cell>
              <table:table-cell office:value-type="float" office:value="44.9114447588614">
                <text:p>44.9114447588614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81.8322122689661">
                <text:p>81.8322122689661</text:p>
              </table:table-cell>
              <table:table-cell office:value-type="float" office:value="44.5079977093759">
                <text:p>44.5079977093759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81.6477625562353">
                <text:p>81.6477625562353</text:p>
              </table:table-cell>
              <table:table-cell office:value-type="float" office:value="44.1036917820173">
                <text:p>44.1036917820173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81.4802339301242">
                <text:p>81.4802339301242</text:p>
              </table:table-cell>
              <table:table-cell office:value-type="float" office:value="43.6989910701522">
                <text:p>43.6989910701522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81.3295366012735">
                <text:p>81.3295366012735</text:p>
              </table:table-cell>
              <table:table-cell office:value-type="float" office:value="43.2943435240978">
                <text:p>43.2943435240978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81.1955728851634">
                <text:p>81.1955728851634</text:p>
              </table:table-cell>
              <table:table-cell office:value-type="float" office:value="42.8901807960285">
                <text:p>42.8901807960285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81.0782379424258">
                <text:p>81.0782379424258</text:p>
              </table:table-cell>
              <table:table-cell office:value-type="float" office:value="42.4869181566679">
                <text:p>42.4869181566679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80.9774204714009">
                <text:p>80.9774204714009</text:p>
              </table:table-cell>
              <table:table-cell office:value-type="float" office:value="42.0849544787079">
                <text:p>42.084954478707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80.8930033536579">
                <text:p>80.8930033536579</text:p>
              </table:table-cell>
              <table:table-cell office:value-type="float" office:value="41.6846722819436">
                <text:p>41.6846722819436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80.8248642533814">
                <text:p>80.8248642533814</text:p>
              </table:table-cell>
              <table:table-cell office:value-type="float" office:value="41.2864378351961">
                <text:p>41.2864378351961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80.7728761716813">
                <text:p>80.7728761716813</text:p>
              </table:table-cell>
              <table:table-cell office:value-type="float" office:value="40.890601310204">
                <text:p>40.890601310204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80.7369079570076">
                <text:p>80.7369079570076</text:p>
              </table:table-cell>
              <table:table-cell office:value-type="float" office:value="40.4974969828011">
                <text:p>40.4974969828011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80.7168247729529">
                <text:p>80.7168247729529</text:p>
              </table:table-cell>
              <table:table-cell office:value-type="float" office:value="40.1074434768559">
                <text:p>40.1074434768559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80.7124885248057">
                <text:p>80.7124885248057</text:p>
              </table:table-cell>
              <table:table-cell office:value-type="float" office:value="39.7207440466193">
                <text:p>39.7207440466193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80.7237582462721">
                <text:p>80.7237582462721</text:p>
              </table:table-cell>
              <table:table-cell office:value-type="float" office:value="39.3376868933181">
                <text:p>39.3376868933181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80.7504904478256">
                <text:p>80.7504904478256</text:p>
              </table:table-cell>
              <table:table-cell office:value-type="float" office:value="38.9585455120241">
                <text:p>38.9585455120241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80.7925394281672">
                <text:p>80.7925394281672</text:p>
              </table:table-cell>
              <table:table-cell office:value-type="float" office:value="38.5835790650378">
                <text:p>38.5835790650378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80.8497575502846">
                <text:p>80.8497575502846</text:p>
              </table:table-cell>
              <table:table-cell office:value-type="float" office:value="38.2130327782319">
                <text:p>38.213032778231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80.9219954835998">
                <text:p>80.9219954835998</text:p>
              </table:table-cell>
              <table:table-cell office:value-type="float" office:value="37.8471383570108">
                <text:p>37.8471383570108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81.0091024136752">
                <text:p>81.0091024136752</text:p>
              </table:table-cell>
              <table:table-cell office:value-type="float" office:value="37.4861144187569">
                <text:p>37.4861144187569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81.1109262209288">
                <text:p>81.1109262209288</text:p>
              </table:table-cell>
              <table:table-cell office:value-type="float" office:value="37.130166938839">
                <text:p>37.130166938839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81.2273136297739">
                <text:p>81.2273136297739</text:p>
              </table:table-cell>
              <table:table-cell office:value-type="float" office:value="36.7794897074705">
                <text:p>36.7794897074705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81.3581103295635">
                <text:p>81.3581103295635</text:p>
              </table:table-cell>
              <table:table-cell office:value-type="float" office:value="36.4342647949028">
                <text:p>36.4342647949028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81.5031610686746">
                <text:p>81.5031610686746</text:p>
              </table:table-cell>
              <table:table-cell office:value-type="float" office:value="36.0946630226378">
                <text:p>36.0946630226378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81.6623097230213">
                <text:p>81.6623097230213</text:p>
              </table:table-cell>
              <table:table-cell office:value-type="float" office:value="35.7608444385327">
                <text:p>35.7608444385327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81.8353993402336">
                <text:p>81.8353993402336</text:p>
              </table:table-cell>
              <table:table-cell office:value-type="float" office:value="35.4329587938542">
                <text:p>35.4329587938542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82.0222721606877">
                <text:p>82.0222721606877</text:p>
              </table:table-cell>
              <table:table-cell office:value-type="float" office:value="35.111146020512">
                <text:p>35.111146020512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82.2227696165174">
                <text:p>82.2227696165174</text:p>
              </table:table-cell>
              <table:table-cell office:value-type="float" office:value="34.7955367068705">
                <text:p>34.795536706870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82.4367323096817">
                <text:p>82.4367323096817</text:p>
              </table:table-cell>
              <table:table-cell office:value-type="float" office:value="34.486252570693">
                <text:p>34.486252570693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82.6639999701082">
                <text:p>82.6639999701082</text:p>
              </table:table-cell>
              <table:table-cell office:value-type="float" office:value="34.1834069279255">
                <text:p>34.1834069279255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82.9044113948763">
                <text:p>82.9044113948763</text:p>
              </table:table-cell>
              <table:table-cell office:value-type="float" office:value="33.8871051561633">
                <text:p>33.8871051561633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83.1578043693498">
                <text:p>83.1578043693498</text:p>
              </table:table-cell>
              <table:table-cell office:value-type="float" office:value="33.5974451517791">
                <text:p>33.5974451517791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83.424015571116">
                <text:p>83.424015571116</text:p>
              </table:table-cell>
              <table:table-cell office:value-type="float" office:value="33.314517779811">
                <text:p>33.314517779811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83.7028804575347">
                <text:p>83.7028804575347</text:p>
              </table:table-cell>
              <table:table-cell office:value-type="float" office:value="33.038407315824">
                <text:p>33.038407315824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83.9942331376535">
                <text:p>83.9942331376535</text:p>
              </table:table-cell>
              <table:table-cell office:value-type="float" office:value="32.7691918790647">
                <text:p>32.7691918790647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84.2979062291953">
                <text:p>84.2979062291953</text:p>
              </table:table-cell>
              <table:table-cell office:value-type="float" office:value="32.5069438563228">
                <text:p>32.5069438563228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84.6137307012802">
                <text:p>84.6137307012802</text:p>
              </table:table-cell>
              <table:table-cell office:value-type="float" office:value="32.2517303160057">
                <text:p>32.2517303160057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84.9415357035014">
                <text:p>84.9415357035014</text:p>
              </table:table-cell>
              <table:table-cell office:value-type="float" office:value="32.0036134120098">
                <text:p>32.003613412009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85.2811483819328">
                <text:p>85.2811483819328</text:p>
              </table:table-cell>
              <table:table-cell office:value-type="float" office:value="31.7626507770479">
                <text:p>31.7626507770479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85.6323936826109">
                <text:p>85.6323936826109</text:p>
              </table:table-cell>
              <table:table-cell office:value-type="float" office:value="31.528895905156">
                <text:p>31.528895905156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85.995094142999">
                <text:p>85.995094142999</text:p>
              </table:table-cell>
              <table:table-cell office:value-type="float" office:value="31.3023985231624">
                <text:p>31.3023985231624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86.3690696719084">
                <text:p>86.3690696719084</text:p>
              </table:table-cell>
              <table:table-cell office:value-type="float" office:value="31.0832049509548">
                <text:p>31.0832049509548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86.754137318329">
                <text:p>86.754137318329</text:p>
              </table:table-cell>
              <table:table-cell office:value-type="float" office:value="30.8713584504247">
                <text:p>30.8713584504247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87.1501110295898">
                <text:p>87.1501110295898</text:p>
              </table:table-cell>
              <table:table-cell office:value-type="float" office:value="30.6668995630092">
                <text:p>30.6668995630092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87.5568013992569">
                <text:p>87.5568013992569</text:p>
              </table:table-cell>
              <table:table-cell office:value-type="float" office:value="30.4698664357835">
                <text:p>30.4698664357835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87.9740154051521">
                <text:p>87.9740154051521</text:p>
              </table:table-cell>
              <table:table-cell office:value-type="float" office:value="30.2802951360842">
                <text:p>30.2802951360842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88.4015561378679">
                <text:p>88.4015561378679</text:p>
              </table:table-cell>
              <table:table-cell office:value-type="float" office:value="30.0982199546672">
                <text:p>30.0982199546672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88.8392225201391">
                <text:p>88.8392225201391</text:p>
              </table:table-cell>
              <table:table-cell office:value-type="float" office:value="29.92367369742">
                <text:p>29.9236736974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89.2868090174293">
                <text:p>89.2868090174293</text:p>
              </table:table-cell>
              <table:table-cell office:value-type="float" office:value="29.7566879656616">
                <text:p>29.7566879656616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89.7441053400873">
                <text:p>89.7441053400873</text:p>
              </table:table-cell>
              <table:table-cell office:value-type="float" office:value="29.5972934250692">
                <text:p>29.5972934250692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90.2108961374286">
                <text:p>90.2108961374286</text:p>
              </table:table-cell>
              <table:table-cell office:value-type="float" office:value="29.4455200632761">
                <text:p>29.4455200632761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90.6869606841068">
                <text:p>90.6869606841068</text:p>
              </table:table-cell>
              <table:table-cell office:value-type="float" office:value="29.3013974361827">
                <text:p>29.3013974361827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91.1720725591467">
                <text:p>91.1720725591467</text:p>
              </table:table-cell>
              <table:table-cell office:value-type="float" office:value="29.1649549030158">
                <text:p>29.1649549030158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91.6659993180286">
                <text:p>91.6659993180286</text:p>
              </table:table-cell>
              <table:table-cell office:value-type="float" office:value="29.036221850166">
                <text:p>29.036221850166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92.1685021582315">
                <text:p>92.1685021582315</text:p>
              </table:table-cell>
              <table:table-cell office:value-type="float" office:value="28.9152279038155">
                <text:p>28.9152279038155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92.6793355786668">
                <text:p>92.6793355786668</text:p>
              </table:table-cell>
              <table:table-cell office:value-type="float" office:value="28.802003131354">
                <text:p>28.802003131354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93.1982470334659">
                <text:p>93.1982470334659</text:p>
              </table:table-cell>
              <table:table-cell office:value-type="float" office:value="28.6965782315606">
                <text:p>28.6965782315606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93.7249765806151">
                <text:p>93.7249765806151</text:p>
              </table:table-cell>
              <table:table-cell office:value-type="float" office:value="28.5989847135026">
                <text:p>28.598984713502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94.2592565259762">
                <text:p>94.2592565259762</text:p>
              </table:table-cell>
              <table:table-cell office:value-type="float" office:value="28.5092550640787">
                <text:p>28.5092550640787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94.800811063271">
                <text:p>94.800811063271</text:p>
              </table:table-cell>
              <table:table-cell office:value-type="float" office:value="28.4274229040995">
                <text:p>28.4274229040995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95.3493559106628">
                <text:p>95.3493559106628</text:p>
              </table:table-cell>
              <table:table-cell office:value-type="float" office:value="28.3535231327681">
                <text:p>28.3535231327681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95.9045979446223">
                <text:p>95.9045979446223</text:p>
              </table:table-cell>
              <table:table-cell office:value-type="float" office:value="28.2875920603835">
                <text:p>28.2875920603835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96.4662348318284">
                <text:p>96.4662348318284</text:p>
              </table:table-cell>
              <table:table-cell office:value-type="float" office:value="28.2296675290506">
                <text:p>28.2296675290506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97.0339546599241">
                <text:p>97.0339546599241</text:p>
              </table:table-cell>
              <table:table-cell office:value-type="float" office:value="28.179789021139">
                <text:p>28.179789021139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97.6074355680209">
                <text:p>97.6074355680209</text:p>
              </table:table-cell>
              <table:table-cell office:value-type="float" office:value="28.1379977551837">
                <text:p>28.1379977551837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98.1863453779302">
                <text:p>98.1863453779302</text:p>
              </table:table-cell>
              <table:table-cell office:value-type="float" office:value="28.1043367688757">
                <text:p>28.1043367688757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98.7703412271855">
                <text:p>98.7703412271855</text:p>
              </table:table-cell>
              <table:table-cell office:value-type="float" office:value="28.0788509887351">
                <text:p>28.0788509887351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99.3590692050169">
                <text:p>99.3590692050169</text:p>
              </table:table-cell>
              <table:table-cell office:value-type="float" office:value="28.0615872860107">
                <text:p>28.061587286010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99.9521639925406">
                <text:p>99.9521639925406</text:p>
              </table:table-cell>
              <table:table-cell office:value-type="float" office:value="28.0525945182868">
                <text:p>28.0525945182868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100.549248508537">
                <text:p>100.549248508537</text:p>
              </table:table-cell>
              <table:table-cell office:value-type="float" office:value="28.0519235562265">
                <text:p>28.0519235562265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101.149933562309">
                <text:p>101.149933562309</text:p>
              </table:table-cell>
              <table:table-cell office:value-type="float" office:value="28.059627294814">
                <text:p>28.059627294814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101.753817515229">
                <text:p>101.753817515229</text:p>
              </table:table-cell>
              <table:table-cell office:value-type="float" office:value="28.0757606484001">
                <text:p>28.0757606484001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102.360485952724">
                <text:p>102.360485952724</text:p>
              </table:table-cell>
              <table:table-cell office:value-type="float" office:value="28.1003805287893">
                <text:p>28.1003805287893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102.969511368587">
                <text:p>102.969511368587</text:p>
              </table:table-cell>
              <table:table-cell office:value-type="float" office:value="28.1335458055415">
                <text:p>28.1335458055415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103.580452863627">
                <text:p>103.580452863627</text:p>
              </table:table-cell>
              <table:table-cell office:value-type="float" office:value="28.1753172475956">
                <text:p>28.1753172475956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104.192855860859">
                <text:p>104.192855860859</text:p>
              </table:table-cell>
              <table:table-cell office:value-type="float" office:value="28.225757445257">
                <text:p>28.225757445257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104.806251839547">
                <text:p>104.806251839547</text:p>
              </table:table-cell>
              <table:table-cell office:value-type="float" office:value="28.2849307115228">
                <text:p>28.2849307115228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105.42015809063">
                <text:p>105.42015809063</text:p>
              </table:table-cell>
              <table:table-cell office:value-type="float" office:value="28.3529029616546">
                <text:p>28.352902961654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06.03407749617">
                <text:p>106.03407749617</text:p>
              </table:table-cell>
              <table:table-cell office:value-type="float" office:value="28.4297415698449">
                <text:p>28.4297415698449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106.647498335687">
                <text:p>106.647498335687</text:p>
              </table:table-cell>
              <table:table-cell office:value-type="float" office:value="28.5155152017591">
                <text:p>28.5155152017591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107.25989412239">
                <text:p>107.25989412239</text:p>
              </table:table-cell>
              <table:table-cell office:value-type="float" office:value="28.6102936216816">
                <text:p>28.6102936216816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107.870723472502">
                <text:p>107.870723472502</text:p>
              </table:table-cell>
              <table:table-cell office:value-type="float" office:value="28.7141474729336">
                <text:p>28.7141474729336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108.479430011051">
                <text:p>108.479430011051</text:p>
              </table:table-cell>
              <table:table-cell office:value-type="float" office:value="28.8271480301876">
                <text:p>28.8271480301876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109.085442317693">
                <text:p>109.085442317693</text:p>
              </table:table-cell>
              <table:table-cell office:value-type="float" office:value="28.9493669222577">
                <text:p>28.9493669222577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109.688173916281">
                <text:p>109.688173916281</text:p>
              </table:table-cell>
              <table:table-cell office:value-type="float" office:value="29.0808758239107">
                <text:p>29.0808758239107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110.287023312101">
                <text:p>110.287023312101</text:p>
              </table:table-cell>
              <table:table-cell office:value-type="float" office:value="29.2217461152206">
                <text:p>29.2217461152206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110.881374080828">
                <text:p>110.881374080828</text:p>
              </table:table-cell>
              <table:table-cell office:value-type="float" office:value="29.3720485069743">
                <text:p>29.3720485069743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111.470595013434">
                <text:p>111.470595013434</text:p>
              </table:table-cell>
              <table:table-cell office:value-type="float" office:value="29.5318526306366">
                <text:p>29.5318526306366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12.054040321409">
                <text:p>112.054040321409</text:p>
              </table:table-cell>
              <table:table-cell office:value-type="float" office:value="29.7012265913979">
                <text:p>29.7012265913979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112.631049906804">
                <text:p>112.631049906804</text:p>
              </table:table-cell>
              <table:table-cell office:value-type="float" office:value="29.8802364828619">
                <text:p>29.8802364828619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113.200949701676">
                <text:p>113.200949701676</text:p>
              </table:table-cell>
              <table:table-cell office:value-type="float" office:value="30.0689458619829">
                <text:p>30.0689458619829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113.763052081657">
                <text:p>113.763052081657</text:p>
              </table:table-cell>
              <table:table-cell office:value-type="float" office:value="30.2674151829362">
                <text:p>30.2674151829362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114.316656358373">
                <text:p>114.316656358373</text:p>
              </table:table-cell>
              <table:table-cell office:value-type="float" office:value="30.4757011887061">
                <text:p>30.4757011887061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114.861049355506">
                <text:p>114.861049355506</text:p>
              </table:table-cell>
              <table:table-cell office:value-type="float" office:value="30.6938562593057">
                <text:p>30.6938562593057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115.39550607326">
                <text:p>115.39550607326</text:p>
              </table:table-cell>
              <table:table-cell office:value-type="float" office:value="30.9219277156958">
                <text:p>30.9219277156958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115.919290445969">
                <text:p>115.919290445969</text:p>
              </table:table-cell>
              <table:table-cell office:value-type="float" office:value="31.1599570786678">
                <text:p>31.1599570786678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116.431656197445">
                <text:p>116.431656197445</text:p>
              </table:table-cell>
              <table:table-cell office:value-type="float" office:value="31.4079792821774">
                <text:p>31.4079792821774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116.931847798574">
                <text:p>116.931847798574</text:p>
              </table:table-cell>
              <table:table-cell office:value-type="float" office:value="31.666021840888">
                <text:p>31.666021840888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17.419101531403">
                <text:p>117.419101531403</text:p>
              </table:table-cell>
              <table:table-cell office:value-type="float" office:value="31.9341039719862">
                <text:p>31.9341039719862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117.892646663731">
                <text:p>117.892646663731</text:p>
              </table:table-cell>
              <table:table-cell office:value-type="float" office:value="32.2122356716874">
                <text:p>32.2122356716874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118.35170673786">
                <text:p>118.35170673786</text:p>
              </table:table-cell>
              <table:table-cell office:value-type="float" office:value="32.5004167472485">
                <text:p>32.5004167472485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118.795500976753">
                <text:p>118.795500976753</text:p>
              </table:table-cell>
              <table:table-cell office:value-type="float" office:value="32.7986358057504">
                <text:p>32.7986358057504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119.223245810339">
                <text:p>119.223245810339</text:p>
              </table:table-cell>
              <table:table-cell office:value-type="float" office:value="33.106869201412">
                <text:p>33.106869201412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119.63415652414">
                <text:p>119.63415652414</text:p>
              </table:table-cell>
              <table:table-cell office:value-type="float" office:value="33.4250799437467">
                <text:p>33.4250799437467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120.027449031712">
                <text:p>120.027449031712</text:p>
              </table:table-cell>
              <table:table-cell office:value-type="float" office:value="33.7532165694704">
                <text:p>33.7532165694704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120.402341771622">
                <text:p>120.402341771622</text:p>
              </table:table-cell>
              <table:table-cell office:value-type="float" office:value="34.0912119817211">
                <text:p>34.0912119817211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120.758057728839">
                <text:p>120.758057728839</text:p>
              </table:table-cell>
              <table:table-cell office:value-type="float" office:value="34.4389822608511">
                <text:p>34.4389822608511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121.093826579426">
                <text:p>121.093826579426</text:p>
              </table:table-cell>
              <table:table-cell office:value-type="float" office:value="34.7964254517977">
                <text:p>34.7964254517977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21.408886956393">
                <text:p>121.408886956393</text:p>
              </table:table-cell>
              <table:table-cell office:value-type="float" office:value="35.1634203338298">
                <text:p>35.1634203338298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121.702488833366">
                <text:p>121.702488833366</text:p>
              </table:table-cell>
              <table:table-cell office:value-type="float" office:value="35.5398251792933">
                <text:p>35.5398251792933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121.973896021522">
                <text:p>121.973896021522</text:p>
              </table:table-cell>
              <table:table-cell office:value-type="float" office:value="35.92547650884">
                <text:p>35.92547650884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122.222388773846">
                <text:p>122.222388773846</text:p>
              </table:table-cell>
              <table:table-cell office:value-type="float" office:value="36.3201878515044">
                <text:p>36.3201878515044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122.44726648936">
                <text:p>122.44726648936</text:p>
              </table:table-cell>
              <table:table-cell office:value-type="float" office:value="36.723748518892">
                <text:p>36.723748518892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122.647850508456">
                <text:p>122.647850508456</text:p>
              </table:table-cell>
              <table:table-cell office:value-type="float" office:value="37.1359224036379">
                <text:p>37.1359224036379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122.823486988898">
                <text:p>122.823486988898</text:p>
              </table:table-cell>
              <table:table-cell office:value-type="float" office:value="37.5564468131836">
                <text:p>37.5564468131836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122.973549850422">
                <text:p>122.973549850422</text:p>
              </table:table-cell>
              <table:table-cell office:value-type="float" office:value="37.9850313507785">
                <text:p>37.9850313507785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123.097443774238">
                <text:p>123.097443774238</text:p>
              </table:table-cell>
              <table:table-cell office:value-type="float" office:value="38.421356856432">
                <text:p>38.421356856432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123.19460724204">
                <text:p>123.19460724204</text:p>
              </table:table-cell>
              <table:table-cell office:value-type="float" office:value="38.8650744212927">
                <text:p>38.8650744212927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23.264515597499">
                <text:p>123.264515597499</text:p>
              </table:table-cell>
              <table:table-cell office:value-type="float" office:value="39.31580448961">
                <text:p>39.31580448961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123.30668411158">
                <text:p>123.30668411158</text:p>
              </table:table-cell>
              <table:table-cell office:value-type="float" office:value="39.7731360629983">
                <text:p>39.7731360629983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123.320671031488">
                <text:p>123.320671031488</text:p>
              </table:table-cell>
              <table:table-cell office:value-type="float" office:value="40.2366260221719">
                <text:p>40.2366260221719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123.30608059157">
                <text:p>123.30608059157</text:p>
              </table:table-cell>
              <table:table-cell office:value-type="float" office:value="40.705798581612">
                <text:p>40.705798581612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123.262565963177">
                <text:p>123.262565963177</text:p>
              </table:table-cell>
              <table:table-cell office:value-type="float" office:value="41.1801448927556">
                <text:p>41.1801448927556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123.189832119332">
                <text:p>123.189832119332</text:p>
              </table:table-cell>
              <table:table-cell office:value-type="float" office:value="41.6591228112261">
                <text:p>41.6591228112261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123.087638589042">
                <text:p>123.087638589042</text:p>
              </table:table-cell>
              <table:table-cell office:value-type="float" office:value="42.1421568433416">
                <text:p>42.1421568433416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122.955802075375">
                <text:p>122.955802075375</text:p>
              </table:table-cell>
              <table:table-cell office:value-type="float" office:value="42.6286382866224">
                <text:p>42.6286382866224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122.794198910926">
                <text:p>122.794198910926</text:p>
              </table:table-cell>
              <table:table-cell office:value-type="float" office:value="43.1179255782477">
                <text:p>43.1179255782477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122.602767324103">
                <text:p>122.602767324103</text:p>
              </table:table-cell>
              <table:table-cell office:value-type="float" office:value="43.6093448643762">
                <text:p>43.609344864376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22.381509489804">
                <text:p>122.381509489804</text:p>
              </table:table-cell>
              <table:table-cell office:value-type="float" office:value="44.1021908019392">
                <text:p>44.1021908019392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122.130493338525">
                <text:p>122.130493338525</text:p>
              </table:table-cell>
              <table:table-cell office:value-type="float" office:value="44.5957276029166">
                <text:p>44.5957276029166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121.849854098829">
                <text:p>121.849854098829</text:p>
              </table:table-cell>
              <table:table-cell office:value-type="float" office:value="45.0891903292381">
                <text:p>45.0891903292381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121.539795549279">
                <text:p>121.539795549279</text:p>
              </table:table-cell>
              <table:table-cell office:value-type="float" office:value="45.5817864443022">
                <text:p>45.5817864443022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121.200590957659">
                <text:p>121.200590957659</text:p>
              </table:table-cell>
              <table:table-cell office:value-type="float" office:value="46.0726976246928">
                <text:p>46.0726976246928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120.832583687249">
                <text:p>120.832583687249</text:p>
              </table:table-cell>
              <table:table-cell office:value-type="float" office:value="46.5610818330213">
                <text:p>46.5610818330213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120.436187452415">
                <text:p>120.436187452415</text:p>
              </table:table-cell>
              <table:table-cell office:value-type="float" office:value="47.0460756499489">
                <text:p>47.0460756499489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120.011886208525">
                <text:p>120.011886208525</text:p>
              </table:table-cell>
              <table:table-cell office:value-type="float" office:value="47.5267968603904">
                <text:p>47.5267968603904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119.560233664363">
                <text:p>119.560233664363</text:p>
              </table:table-cell>
              <table:table-cell office:value-type="float" office:value="48.0023472857033">
                <text:p>48.0023472857033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119.081852408692">
                <text:p>119.081852408692</text:p>
              </table:table-cell>
              <table:table-cell office:value-type="float" office:value="48.4718158503764">
                <text:p>48.4718158503764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18.577432646328">
                <text:p>118.577432646328</text:p>
              </table:table-cell>
              <table:table-cell office:value-type="float" office:value="48.9342818683955">
                <text:p>48.9342818683955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118.047730543081">
                <text:p>118.047730543081</text:p>
              </table:table-cell>
              <table:table-cell office:value-type="float" office:value="49.3888185311487">
                <text:p>49.3888185311487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117.49356618304">
                <text:p>117.49356618304</text:p>
              </table:table-cell>
              <table:table-cell office:value-type="float" office:value="49.8344965754944">
                <text:p>49.8344965754944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116.915821145905">
                <text:p>116.915821145905</text:p>
              </table:table-cell>
              <table:table-cell office:value-type="float" office:value="50.2703881075153">
                <text:p>50.2703881075153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116.315435716366">
                <text:p>116.315435716366</text:p>
              </table:table-cell>
              <table:table-cell office:value-type="float" office:value="50.6955705545963">
                <text:p>50.6955705545963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115.69340574172">
                <text:p>115.69340574172</text:p>
              </table:table-cell>
              <table:table-cell office:value-type="float" office:value="51.1091307158403">
                <text:p>51.1091307158403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115.050779158047">
                <text:p>115.050779158047</text:p>
              </table:table-cell>
              <table:table-cell office:value-type="float" office:value="51.5101688785555">
                <text:p>51.5101688785555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114.388652209188">
                <text:p>114.388652209188</text:p>
              </table:table-cell>
              <table:table-cell office:value-type="float" office:value="51.8978029666479">
                <text:p>51.8978029666479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113.708165386385">
                <text:p>113.708165386385</text:p>
              </table:table-cell>
              <table:table-cell office:value-type="float" office:value="52.2711726853019">
                <text:p>52.2711726853019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113.010499119792">
                <text:p>113.010499119792</text:p>
              </table:table-cell>
              <table:table-cell office:value-type="float" office:value="52.6294436253571">
                <text:p>52.6294436253571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12.296869255939">
                <text:p>112.296869255939</text:p>
              </table:table-cell>
              <table:table-cell office:value-type="float" office:value="52.9718112903385">
                <text:p>52.97181129033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